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1.2528in"/>
    </style:style>
    <style:style style:name="co3" style:family="table-column">
      <style:table-column-properties fo:break-before="auto" style:column-width="1.6035in"/>
    </style:style>
    <style:style style:name="co4" style:family="table-column">
      <style:table-column-properties fo:break-before="auto" style:column-width="1.4953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478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052in"/>
    </style:style>
    <style:style style:name="co10" style:family="table-column">
      <style:table-column-properties fo:break-before="auto" style:column-width="2.7602in"/>
    </style:style>
    <style:style style:name="co11" style:family="table-column">
      <style:table-column-properties fo:break-before="auto" style:column-width="0.7602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5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4563in" fo:break-before="auto" style:use-optimal-row-height="fals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asterPage1">
      <style:table-properties table:display="true" style:writing-mode="lr-tb"/>
    </style:style>
    <style:style style:name="ta3" style:family="table" style:master-page-name="MasterPage2">
      <style:table-properties table:display="true" style:writing-mode="lr-tb"/>
    </style:style>
    <number:boolean-style style:name="N99">
      <number:boolean/>
    </number:boolean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54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8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1pt" style:language-asian="none" style:country-asian="none" style:font-style-asian="normal" style:font-weight-asian="normal" style:font-name-complex="Arial Unicode M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 style:data-style-name="N126"/>
    <style:style style:name="ce27" style:family="table-cell" style:parent-style-name="Default" style:data-style-name="N122"/>
    <style:style style:name="ce29" style:family="table-cell" style:parent-style-name="Default" style:data-style-name="N99"/>
    <style:style style:name="ce31" style:family="table-cell" style:parent-style-name="Default" style:data-style-name="N125"/>
    <style:style style:name="ce4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5" style:family="table-cell" style:parent-style-name="Default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5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7" style:family="table-cell" style:parent-style-name="Default">
      <style:table-cell-properties fo:background-color="#f6f9d4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end" style:writing-mode="page"/>
      <style:text-properties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18" style:family="table-cell" style:parent-style-name="Default" style:data-style-name="N121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start" style:writing-mode="page"/>
      <style:text-properties fo:color="#0000ee" fo:font-size="9pt" fo:font-style="normal" style:text-underline-style="solid" style:text-underline-width="auto" style:text-underline-color="font-color" fo:font-weight="normal" style:font-size-asian="9pt" style:font-size-complex="9pt"/>
    </style:style>
    <style:style style:name="ce33" style:family="table-cell" style:parent-style-name="Default" style:data-style-name="N108">
      <style:table-cell-properties style:text-align-source="fix" style:repeat-content="false" fo:background-color="transparent" fo:border="none"/>
      <style:paragraph-properties fo:text-align="start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1" style:family="table-cell" style:parent-style-name="Default" style:data-style-name="N0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0" style:family="table-cell" style:parent-style-name="Default" style:data-style-name="N123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9" style:family="table-cell" style:parent-style-name="Default" style:data-style-name="N122">
      <style:table-cell-properties fo:background-color="transparent" fo:border="none"/>
      <style:paragraph-properties style:writing-mode="page"/>
      <style:text-properties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13" style:family="table-cell" style:parent-style-name="Default">
      <style:table-cell-properties fo:background-color="#f6f9d4" style:text-align-source="fix" style:repeat-content="false" fo:wrap-option="wrap" fo:border="none" style:vertical-align="middle"/>
      <style:paragraph-properties fo:text-align="center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47" style:family="table-cell" style:parent-style-name="Default">
      <style:table-cell-properties fo:background-color="#f6f9d4" style:text-align-source="fix" style:repeat-content="false" fo:wrap-option="wrap" fo:border="none"/>
      <style:paragraph-properties fo:text-align="end" style:writing-mode="page"/>
      <style:text-properties fo:color="#000000" style:font-name="Liberation Sans1" fo:font-size="9pt" fo:font-style="normal" fo:font-weight="bold" style:font-name-asian="Liberation Sans1" style:font-size-asian="9pt" style:font-name-complex="Liberation Sans1" style:font-size-complex="9pt"/>
    </style:style>
    <style:style style:name="ce20" style:family="table-cell" style:parent-style-name="Default" style:data-style-name="N0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1" style:family="table-cell" style:parent-style-name="Default">
      <style:table-cell-properties fo:background-color="#f6f9d4" fo:border="none"/>
      <style:paragraph-properties style:writing-mode="page"/>
      <style:text-properties fo:color="#000000" style:font-name="Liberation Sans1" fo:font-size="9pt" fo:font-style="normal" fo:font-weight="normal" style:font-name-asian="Liberation Sans1" style:font-size-asian="9pt" style:font-name-complex="Liberation Sans1" style:font-size-complex="9pt"/>
    </style:style>
    <style:style style:name="ce24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63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28" style:family="table-cell" style:parent-style-name="Default">
      <style:table-cell-properties fo:background-color="#b2b2b2" style:text-align-source="fix" style:repeat-content="false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30" style:family="table-cell" style:parent-style-name="Default">
      <style:table-cell-properties fo:background-color="#b2b2b2" fo:border="none"/>
      <style:paragraph-properties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2" style:family="table-cell" style:parent-style-name="Default">
      <style:table-cell-properties fo:background-color="#b2b2b2" fo:border="none"/>
      <style:paragraph-properties style:writing-mode="page"/>
      <style:text-properties fo:font-style="normal" fo:font-weight="normal"/>
    </style:style>
    <style:style style:name="ce25" style:family="table-cell" style:parent-style-name="Default">
      <style:table-cell-properties fo:background-color="#dddddd" style:text-align-source="fix" style:repeat-content="false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  <style:map style:condition="cell-content()=0" style:apply-style-name="dx_5f_ce31" style:base-cell-address="TIMER.B3"/>
    </style:style>
    <style:style style:name="ce49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48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  <style:map style:condition="cell-content()=0" style:apply-style-name="dx_5f_ce31" style:base-cell-address="TIMER.B3"/>
    </style:style>
    <style:style style:name="ce50" style:family="table-cell" style:parent-style-name="Default">
      <style:map style:condition="cell-content()=0" style:apply-style-name="dx_5f_ce31" style:base-cell-address="TIMER.B3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Liberation Sans1" fo:font-size="11pt" fo:font-style="normal" fo:font-weight="normal" style:font-name-asian="Liberation Sans1" style:font-size-asian="11pt" style:font-name-complex="Liberation Sans1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style:font-name="Liberation Sans1" fo:font-style="normal" fo:font-weight="bold" style:font-name-asian="Liberation Sans1" style:font-name-complex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2" draw:marker-start-width="0.0787in" draw:marker-start-center="false" draw:fill="solid" draw:fill-color="#ffffc0" draw:auto-grow-height="true" draw:auto-grow-width="false" fo:min-height="1.0256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1pt" fo:language="fr" fo:country="CH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9pt" fo:font-weight="bold" style:text-underline-style="none" style:text-underline-color="font-color"/>
    </style:style>
    <style:style style:name="T2" style:family="text">
      <style:text-properties fo:font-size="9pt" style:text-underline-style="none" style:text-underline-color="font-color"/>
    </style:style>
    <style:style style:name="T3" style:family="text">
      <style:text-properties fo:color="#0000ee" fo:font-size="9pt" fo:font-weight="normal" style:text-underline-style="none" style:text-underline-color="font-color" fo:font-style="normal"/>
    </style:style>
    <style:style style:name="T4" style:family="text">
      <style:text-properties fo:color="#000000" fo:font-size="9pt" fo:font-weight="bold" style:text-underline-style="none" style:text-underline-color="font-color"/>
    </style:style>
    <style:style style:name="T5" style:family="text">
      <style:text-properties fo:font-weight="bold" style:text-underline-style="none" style:text-underline-color="font-color"/>
    </style:style>
  </office:automatic-styles>
  <office:body>
    <office:spreadsheet>
      <table:table table:name="S21 ULTRA 5G" table:style-name="ta1">
        <table:shapes>
          <draw:frame draw:z-index="0" draw:style-name="gr1" draw:text-style-name="P1" svg:width="12.0181in" svg:height="6.7598in" svg:x="10.0614in" svg:y="3.5807in">
            <draw:object draw:notify-on-update-of-ranges="'S21 ULTRA 5G'.C33:'S21 ULTRA 5G'.C1050 'S21 ULTRA 5G'.D32:'S21 ULTRA 5G'.D32 'S21 ULTRA 5G'.D33:'S21 ULTRA 5G'.D1050 'S21 ULTRA 5G'.C19:'S21 ULTRA 5G'.C22 'S21 ULTRA 5G'.D18:'S21 ULTRA 5G'.D18 'S21 ULTRA 5G'.D19:'S21 ULTRA 5G'.D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4" office:value-type="string" calcext:value-type="string">
            <text:p>SLOWMO CAMERA CALIBRATI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style-name="ce54" office:value-type="string" calcext:value-type="string">
            <text:p>CAMERA</text:p>
          </table:table-cell>
          <table:table-cell/>
          <table:table-cell table:style-name="ce9" office:value-type="string" calcext:value-type="string">
            <text:p>Samsung Galaxy S21 Ultra 5G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54" office:value-type="string" calcext:value-type="string">
            <text:p>ATmega328P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>
            <text:p>CLOCK FREQUENCY (Hz)</text:p>
          </table:table-cell>
          <table:table-cell table:style-name="Default" office:value-type="float" office:value="16000000" calcext:value-type="float">
            <text:p>1600000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>
            <text:p>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>
            <text:p>OCR1A CALC</text:p>
          </table:table-cell>
          <table:table-cell table:style-name="Default" office:value-type="float" office:value="16666" calcext:value-type="float">
            <text:p>16666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4" office:value-type="string" calcext:value-type="string">
            <text:p>TIMER PERIOD CALC (s)</text:p>
          </table:table-cell>
          <table:table-cell table:style-name="Default" table:formula="of:=[.$D7] / [.$D$6] * (1 + [.D8])" office:value-type="float" office:value="0.0010416875" calcext:value-type="float">
            <text:p>0.0010416875</text:p>
          </table:table-cell>
          <table:table-cell table:number-columns-repeated="3"/>
        </table:table-row>
        <table:table-row table:style-name="ro1">
          <table:table-cell table:number-columns-repeated="3"/>
          <table:table-cell>
            <table:detective>
              <table:operation table:name="trace-dependents" table:index="0"/>
            </table:detective>
          </table:table-cell>
          <table:table-cell table:number-columns-repeated="3"/>
        </table:table-row>
        <table:table-row table:style-name="ro1">
          <table:table-cell table:style-name="ce54" office:value-type="string" calcext:value-type="string">
            <text:p>FITS OF THE 3 PARTS OF THE CURVE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number-columns-repeated="3"/>
        </table:table-row>
        <table:table-row table:style-name="ro2">
          <table:table-cell/>
          <table:table-cell table:style-name="ce54" office:value-type="string" calcext:value-type="string">
            <text:p>FIT 1</text:p>
          </table:table-cell>
          <table:table-cell table:style-name="ce61" table:number-matrix-columns-spanned="2" table:number-matrix-rows-spanned="1" table:formula="of:=LINEST([.D33:.D60];[.C33:.C60])" office:value-type="float" office:value="0.0394683819444444" calcext:value-type="float">
            <text:p>0.039</text:p>
          </table:table-cell>
          <table:table-cell table:style-name="ce61" office:value-type="float" office:value="-0.0692308819444445" calcext:value-type="float">
            <text:p>-0.069</text:p>
          </table:table-cell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FIT 2</text:p>
          </table:table-cell>
          <table:table-cell table:style-name="ce61" table:number-matrix-columns-spanned="2" table:number-matrix-rows-spanned="1" table:formula="of:=LINEST([.D60:.D999];[.C60:.C999])" office:value-type="float" office:value="0.00103373277824285" calcext:value-type="float">
            <text:p>0.001</text:p>
          </table:table-cell>
          <table:table-cell table:style-name="ce61" office:value-type="float" office:value="0.972319039499713" calcext:value-type="float">
            <text:p>0.972</text:p>
          </table:table-cell>
          <table:table-cell table:number-columns-repeated="3"/>
        </table:table-row>
        <table:table-row table:style-name="ro1">
          <table:table-cell/>
          <table:table-cell table:style-name="ce54" office:value-type="string" calcext:value-type="string">
            <text:p>FIT 3</text:p>
          </table:table-cell>
          <table:table-cell table:style-name="ce61" table:number-matrix-columns-spanned="2" table:number-matrix-rows-spanned="1" table:formula="of:=LINEST([.D1022:.D1049];[.C1022:.C1049])" office:value-type="float" office:value="0.033334" calcext:value-type="float">
            <text:p>0.033</text:p>
          </table:table-cell>
          <table:table-cell table:style-name="ce61" office:value-type="float" office:value="-31.00478675" calcext:value-type="float">
            <text:p>-31.005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4" office:value-type="string" calcext:value-type="string">
            <text:p>EXTERMITIES OF THE 3 PART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 office:value-type="string" calcext:value-type="string">
            <text:p>FRAME COUNT</text:p>
          </table:table-cell>
          <table:table-cell table:style-name="ce2" office:value-type="string" calcext:value-type="string">
            <text:p>TIME (s)</text:p>
          </table:table-cell>
          <table:table-cell table:number-columns-repeated="3"/>
        </table:table-row>
        <table:table-row table:style-name="ro2">
          <table:table-cell/>
          <table:table-cell table:style-name="ce54" office:value-type="string" calcext:value-type="string">
            <text:p>POINT 1</text:p>
          </table:table-cell>
          <table:table-cell office:value-type="float" office:value="0" calcext:value-type="float">
            <text:p>0</text:p>
          </table:table-cell>
          <table:table-cell table:style-name="ce61" table:formula="of:= [.C19]*[.C13]+[.D13]" office:value-type="float" office:value="-0.0692308819444445" calcext:value-type="float">
            <text:p>-0.069</text:p>
          </table:table-cell>
          <table:table-cell table:number-columns-repeated="3"/>
        </table:table-row>
        <table:table-row table:style-name="ro2">
          <table:table-cell/>
          <table:table-cell table:style-name="ce54" office:value-type="string" calcext:value-type="string">
            <text:p>POINT 2</text:p>
          </table:table-cell>
          <table:table-cell table:formula="of:= ROUND(([.D14]-[.D13]) / ([.C13]-[.C14]); 0)" office:value-type="float" office:value="27" calcext:value-type="float">
            <text:p>27</text:p>
          </table:table-cell>
          <table:table-cell table:style-name="ce61" table:formula="of:= [.C20]*[.C13]+[.D13]" office:value-type="float" office:value="0.996415430555556" calcext:value-type="float">
            <text:p>0.996</text:p>
          </table:table-cell>
          <table:table-cell table:number-columns-repeated="3"/>
        </table:table-row>
        <table:table-row table:style-name="ro2">
          <table:table-cell/>
          <table:table-cell table:style-name="ce54" office:value-type="string" calcext:value-type="string">
            <text:p>POINT 3</text:p>
          </table:table-cell>
          <table:table-cell table:formula="of:=ROUND(([.D15]-[.D14]) / ([.C14]-[.C15]); 0)" office:value-type="float" office:value="990" calcext:value-type="float">
            <text:p>990</text:p>
          </table:table-cell>
          <table:table-cell table:style-name="ce61" table:formula="of:= [.C21]*[.C14]+[.D14]" office:value-type="float" office:value="1.99571448996014" calcext:value-type="float">
            <text:p>1.996</text:p>
          </table:table-cell>
          <table:table-cell table:number-columns-repeated="3"/>
        </table:table-row>
        <table:table-row table:style-name="ro2">
          <table:table-cell/>
          <table:table-cell table:style-name="ce54" office:value-type="string" calcext:value-type="string">
            <text:p>POINT 4</text:p>
          </table:table-cell>
          <table:table-cell office:value-type="float" office:value="1018" calcext:value-type="float">
            <text:p>1018</text:p>
          </table:table-cell>
          <table:table-cell table:style-name="ce61" table:formula="of:= [.C22]*[.C15]+[.D15]" office:value-type="float" office:value="2.92922525" calcext:value-type="float">
            <text:p>2.929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54" office:value-type="string" calcext:value-type="string">
            <text:p>RESULTS SUMMARY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54"/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54" office:value-type="string" calcext:value-type="string">
            <text:p>PART</text:p>
          </table:table-cell>
          <table:table-cell table:style-name="ce8" office:value-type="string" calcext:value-type="string">
            <text:p>FIRST FRAME</text:p>
          </table:table-cell>
          <table:table-cell table:style-name="ce8" office:value-type="string" calcext:value-type="string">
            <text:p>LAST FRAME</text:p>
          </table:table-cell>
          <table:table-cell table:style-name="ce8" office:value-type="string" calcext:value-type="string">
            <text:p>FRAME COUNT</text:p>
          </table:table-cell>
          <table:table-cell table:style-name="ce2" office:value-type="string" calcext:value-type="string">
            <text:p>ΔT (s)</text:p>
          </table:table-cell>
          <table:table-cell table:style-name="ce2" office:value-type="string" calcext:value-type="string">
            <text:p>FRAME RATE (fps)</text:p>
          </table:table-cell>
          <table:table-cell table:style-name="ce2" office:value-type="string" calcext:value-type="string">
            <text:p>FRAME DURATION (ms)</text:p>
          </table:table-cell>
        </table:table-row>
        <table:table-row table:style-name="ro2">
          <table:table-cell table:style-name="ce54" office:value-type="float" office:value="1" calcext:value-type="float">
            <text:p>1</text:p>
          </table:table-cell>
          <table:table-cell table:formula="of:=[.C19]+1" office:value-type="float" office:value="1" calcext:value-type="float">
            <text:p>1</text:p>
          </table:table-cell>
          <table:table-cell table:formula="of:=[.C20]" office:value-type="float" office:value="27" calcext:value-type="float">
            <text:p>27</text:p>
          </table:table-cell>
          <table:table-cell table:style-name="Default" table:formula="of:=[.C27] - [.B27] + 1" office:value-type="float" office:value="27" calcext:value-type="float">
            <text:p>27</text:p>
          </table:table-cell>
          <table:table-cell table:style-name="ce61" table:formula="of:=[.D20]-[.D19]" office:value-type="float" office:value="1.0656463125" calcext:value-type="float">
            <text:p>1.066</text:p>
          </table:table-cell>
          <table:table-cell table:style-name="ce31" table:formula="of:=[.D27] / [.E27]" office:value-type="float" office:value="25.3367366670262" calcext:value-type="float">
            <text:p>25.3</text:p>
          </table:table-cell>
          <table:table-cell table:style-name="ce61" table:formula="of:= 1000 / [.F27]" office:value-type="float" office:value="39.4683819444444" calcext:value-type="float">
            <text:p>39.468</text:p>
          </table:table-cell>
        </table:table-row>
        <table:table-row table:style-name="ro2">
          <table:table-cell table:style-name="ce54" office:value-type="float" office:value="2" calcext:value-type="float">
            <text:p>2</text:p>
          </table:table-cell>
          <table:table-cell table:formula="of:=[.C20]+1" office:value-type="float" office:value="28" calcext:value-type="float">
            <text:p>28</text:p>
          </table:table-cell>
          <table:table-cell table:formula="of:=[.C21]" office:value-type="float" office:value="990" calcext:value-type="float">
            <text:p>990</text:p>
          </table:table-cell>
          <table:table-cell table:style-name="Default" table:formula="of:=[.C28] - [.B28] + 1" office:value-type="float" office:value="963" calcext:value-type="float">
            <text:p>963</text:p>
          </table:table-cell>
          <table:table-cell table:style-name="ce61" table:formula="of:=[.D21]-[.D20]" office:value-type="float" office:value="0.999299059404581" calcext:value-type="float">
            <text:p>0.999</text:p>
          </table:table-cell>
          <table:table-cell table:style-name="ce31" table:formula="of:=[.D28] / [.E28]" office:value-type="float" office:value="963.675479264226" calcext:value-type="float">
            <text:p>963.7</text:p>
          </table:table-cell>
          <table:table-cell table:style-name="ce61" table:formula="of:= 1000 / [.F28]" office:value-type="float" office:value="1.03769372731525" calcext:value-type="float">
            <text:p>1.038</text:p>
          </table:table-cell>
        </table:table-row>
        <table:table-row table:style-name="ro2">
          <table:table-cell table:style-name="ce54" office:value-type="float" office:value="3" calcext:value-type="float">
            <text:p>3</text:p>
          </table:table-cell>
          <table:table-cell table:formula="of:=[.C21]+1" office:value-type="float" office:value="991" calcext:value-type="float">
            <text:p>991</text:p>
          </table:table-cell>
          <table:table-cell table:formula="of:=[.C22]" office:value-type="float" office:value="1018" calcext:value-type="float">
            <text:p>1018</text:p>
          </table:table-cell>
          <table:table-cell table:style-name="Default" table:formula="of:=[.C29] - [.B29] + 1" office:value-type="float" office:value="28" calcext:value-type="float">
            <text:p>28</text:p>
          </table:table-cell>
          <table:table-cell table:style-name="ce61" table:formula="of:=[.D22]-[.D21]" office:value-type="float" office:value="0.933510760039862" calcext:value-type="float">
            <text:p>0.934</text:p>
          </table:table-cell>
          <table:table-cell table:style-name="ce31" table:formula="of:=[.D29] / [.E29]" office:value-type="float" office:value="29.9942980826535" calcext:value-type="float">
            <text:p>30.0</text:p>
          </table:table-cell>
          <table:table-cell table:style-name="ce61" table:formula="of:= 1000 / [.F29]" office:value-type="float" office:value="33.3396700014236" calcext:value-type="float">
            <text:p>33.340</text:p>
          </table:table-cell>
        </table:table-row>
        <table:table-row table:style-name="ro2">
          <table:table-cell table:number-columns-repeated="3"/>
          <table:table-cell table:style-name="ce61"/>
          <table:table-cell table:number-columns-repeated="3"/>
        </table:table-row>
        <table:table-row table:style-name="ro1">
          <table:table-cell table:style-name="ce54" office:value-type="string" calcext:value-type="string">
            <text:p>RAW DATA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BINARY TIMER</text:p>
          </table:table-cell>
          <table:table-cell table:style-name="ce2" office:value-type="string" calcext:value-type="string">
            <office:annotation draw:style-name="gr2" draw:text-style-name="P3" svg:width="1.1413in" svg:height="1.1043in" svg:x="2.7008in" svg:y="5.1425in" draw:caption-point-x="-0.2402in" draw:caption-point-y="0.5945in">
              <dc:date>2021-09-20T00:00:00</dc:date>
              <text:p text:style-name="P2">This column must be edited in case the timer overflows during the capture.</text:p>
            </office:annotation>
            <text:p>BINARY TIMER</text:p>
          </table:table-cell>
          <table:table-cell table:style-name="ce8" office:value-type="string" calcext:value-type="string">
            <text:p>FRAME COUNT</text:p>
          </table:table-cell>
          <table:table-cell table:style-name="ce2" office:value-type="string" calcext:value-type="string">
            <text:p>TIME (s)</text:p>
          </table:table-cell>
          <table:table-cell table:number-columns-repeated="3"/>
        </table:table-row>
        <table:table-row table:style-name="ro2">
          <table:table-cell table:style-name="ce3" office:value-type="float" office:value="16099" calcext:value-type="float">
            <text:p>16099</text:p>
          </table:table-cell>
          <table:table-cell table:style-name="ce3" table:formula="of:=IF( [.A34]&gt;[.A33]; [.A33]-2^14; &quot;&quot;)" office:value-type="float" office:value="-285" calcext:value-type="float">
            <text:p>-285</text:p>
          </table:table-cell>
          <table:table-cell office:value-type="float" office:value="1" calcext:value-type="float">
            <text:p>1</text:p>
          </table:table-cell>
          <table:table-cell table:style-name="Default" table:formula="of:=IF([.$B33]&gt;=[.B$33]; ([.$B33] - [.B$33]) * [.D$9]; NA()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float" office:value="16131" calcext:value-type="float">
            <text:p>16131</text:p>
          </table:table-cell>
          <table:table-cell table:style-name="ce3" table:formula="of:=[.A34]-2^14" office:value-type="float" office:value="-253" calcext:value-type="float">
            <text:p>-253</text:p>
          </table:table-cell>
          <table:table-cell office:value-type="float" office:value="2" calcext:value-type="float">
            <text:p>2</text:p>
          </table:table-cell>
          <table:table-cell table:style-name="Default" table:formula="of:=IF([.$B34]&gt;=[.B$33]; ([.$B34] - [.B$33]) * [.D$9]; NA())" office:value-type="float" office:value="0.033334" calcext:value-type="float">
            <text:p>0.033334</text:p>
          </table:table-cell>
          <table:table-cell table:number-columns-repeated="3"/>
        </table:table-row>
        <table:table-row table:style-name="ro2">
          <table:table-cell table:style-name="ce3" office:value-type="float" office:value="16161" calcext:value-type="float">
            <text:p>16161</text:p>
          </table:table-cell>
          <table:table-cell table:style-name="ce3" table:formula="of:=[.A35]-2^14" office:value-type="float" office:value="-223" calcext:value-type="float">
            <text:p>-223</text:p>
          </table:table-cell>
          <table:table-cell office:value-type="float" office:value="3" calcext:value-type="float">
            <text:p>3</text:p>
          </table:table-cell>
          <table:table-cell table:style-name="Default" table:formula="of:=IF([.$B35]&gt;=[.B$33]; ([.$B35] - [.B$33]) * [.D$9]; NA())" office:value-type="float" office:value="0.064584625" calcext:value-type="float">
            <text:p>0.064584625</text:p>
          </table:table-cell>
          <table:table-cell table:number-columns-repeated="3"/>
        </table:table-row>
        <table:table-row table:style-name="ro2">
          <table:table-cell table:style-name="ce3" office:value-type="float" office:value="16193" calcext:value-type="float">
            <text:p>16193</text:p>
          </table:table-cell>
          <table:table-cell table:style-name="ce3" table:formula="of:=[.A36]-2^14" office:value-type="float" office:value="-191" calcext:value-type="float">
            <text:p>-191</text:p>
          </table:table-cell>
          <table:table-cell office:value-type="float" office:value="4" calcext:value-type="float">
            <text:p>4</text:p>
          </table:table-cell>
          <table:table-cell table:style-name="Default" table:formula="of:=IF([.$B36]&gt;=[.B$33]; ([.$B36] - [.B$33]) * [.D$9]; NA())" office:value-type="float" office:value="0.097918625" calcext:value-type="float">
            <text:p>0.097918625</text:p>
          </table:table-cell>
          <table:table-cell table:number-columns-repeated="3"/>
        </table:table-row>
        <table:table-row table:style-name="ro2">
          <table:table-cell table:style-name="ce3" office:value-type="float" office:value="16225" calcext:value-type="float">
            <text:p>16225</text:p>
          </table:table-cell>
          <table:table-cell table:style-name="ce3" table:formula="of:=[.A37]-2^14" office:value-type="float" office:value="-159" calcext:value-type="float">
            <text:p>-159</text:p>
          </table:table-cell>
          <table:table-cell office:value-type="float" office:value="5" calcext:value-type="float">
            <text:p>5</text:p>
          </table:table-cell>
          <table:table-cell table:style-name="Default" table:formula="of:=IF([.$B37]&gt;=[.B$33]; ([.$B37] - [.B$33]) * [.D$9]; NA())" office:value-type="float" office:value="0.131252625" calcext:value-type="float">
            <text:p>0.131252625</text:p>
          </table:table-cell>
          <table:table-cell table:number-columns-repeated="3"/>
        </table:table-row>
        <table:table-row table:style-name="ro2">
          <table:table-cell table:style-name="ce3" office:value-type="float" office:value="16257" calcext:value-type="float">
            <text:p>16257</text:p>
          </table:table-cell>
          <table:table-cell table:style-name="ce3" table:formula="of:=[.A38]-2^14" office:value-type="float" office:value="-127" calcext:value-type="float">
            <text:p>-127</text:p>
          </table:table-cell>
          <table:table-cell office:value-type="float" office:value="6" calcext:value-type="float">
            <text:p>6</text:p>
          </table:table-cell>
          <table:table-cell table:style-name="Default" table:formula="of:=IF([.$B38]&gt;=[.B$33]; ([.$B38] - [.B$33]) * [.D$9]; NA())" office:value-type="float" office:value="0.164586625" calcext:value-type="float">
            <text:p>0.164586625</text:p>
          </table:table-cell>
          <table:table-cell table:number-columns-repeated="3"/>
        </table:table-row>
        <table:table-row table:style-name="ro2">
          <table:table-cell table:style-name="ce3" office:value-type="float" office:value="16289" calcext:value-type="float">
            <text:p>16289</text:p>
          </table:table-cell>
          <table:table-cell table:style-name="ce3" table:formula="of:=[.A39]-2^14" office:value-type="float" office:value="-95" calcext:value-type="float">
            <text:p>-95</text:p>
          </table:table-cell>
          <table:table-cell office:value-type="float" office:value="7" calcext:value-type="float">
            <text:p>7</text:p>
          </table:table-cell>
          <table:table-cell table:style-name="Default" table:formula="of:=IF([.$B39]&gt;=[.B$33]; ([.$B39] - [.B$33]) * [.D$9]; NA())" office:value-type="float" office:value="0.197920625" calcext:value-type="float">
            <text:p>0.197920625</text:p>
          </table:table-cell>
          <table:table-cell table:number-columns-repeated="3"/>
        </table:table-row>
        <table:table-row table:style-name="ro2">
          <table:table-cell table:style-name="ce3" office:value-type="float" office:value="16321" calcext:value-type="float">
            <text:p>16321</text:p>
          </table:table-cell>
          <table:table-cell table:style-name="ce3" table:formula="of:=[.A40]-2^14"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table:style-name="Default" table:formula="of:=IF([.$B40]&gt;=[.B$33]; ([.$B40] - [.B$33]) * [.D$9]; NA())" office:value-type="float" office:value="0.231254625" calcext:value-type="float">
            <text:p>0.231254625</text:p>
          </table:table-cell>
          <table:table-cell table:number-columns-repeated="3"/>
        </table:table-row>
        <table:table-row table:style-name="ro2">
          <table:table-cell table:style-name="ce3" office:value-type="float" office:value="16353" calcext:value-type="float">
            <text:p>16353</text:p>
          </table:table-cell>
          <table:table-cell table:style-name="ce3" table:formula="of:=[.A41]-2^14"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  <table:table-cell table:style-name="Default" table:formula="of:=IF([.$B41]&gt;=[.B$33]; ([.$B41] - [.B$33]) * [.D$9]; NA())" office:value-type="float" office:value="0.264588625" calcext:value-type="float">
            <text:p>0.2645886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Default" table:formula="of:=IF([.$B42]&gt;=[.B$33]; ([.$B42] - [.B$33]) * [.D$9]; NA())" office:value-type="float" office:value="0.300006" calcext:value-type="float">
            <text:p>0.300006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style-name="Default" table:formula="of:=IF([.$B43]&gt;=[.B$33]; ([.$B43] - [.B$33]) * [.D$9]; NA())" office:value-type="float" office:value="0.33334" calcext:value-type="float">
            <text:p>0.3333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table:style-name="Default" table:formula="of:=IF([.$B44]&gt;=[.B$33]; ([.$B44] - [.B$33]) * [.D$9]; NA())" office:value-type="float" office:value="0.366674" calcext:value-type="float">
            <text:p>0.366674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style-name="Default" table:formula="of:=IF([.$B45]&gt;=[.B$33]; ([.$B45] - [.B$33]) * [.D$9]; NA())" office:value-type="float" office:value="0.42917525" calcext:value-type="float">
            <text:p>0.429175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table:style-name="Default" table:formula="of:=IF([.$B46]&gt;=[.B$33]; ([.$B46] - [.B$33]) * [.D$9]; NA())" office:value-type="float" office:value="0.52917725" calcext:value-type="float">
            <text:p>0.529177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91" calcext:value-type="float">
            <text:p>191</text:p>
          </table:table-cell>
          <table:table-cell office:value-type="float" office:value="15" calcext:value-type="float">
            <text:p>15</text:p>
          </table:table-cell>
          <table:table-cell table:style-name="Default" table:formula="of:=IF([.$B47]&gt;=[.B$33]; ([.$B47] - [.B$33]) * [.D$9]; NA())" office:value-type="float" office:value="0.49584325" calcext:value-type="float">
            <text:p>0.495843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style-name="Default" table:formula="of:=IF([.$B48]&gt;=[.B$33]; ([.$B48] - [.B$33]) * [.D$9]; NA())" office:value-type="float" office:value="0.56251125" calcext:value-type="float">
            <text:p>0.562511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[.$B49]&gt;=[.B$33]; ([.$B49] - [.B$33]) * [.D$9]; NA())" office:value-type="float" office:value="0.56251125" calcext:value-type="float">
            <text:p>0.562511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11" calcext:value-type="float">
            <text:p>511</text:p>
          </table:table-cell>
          <table:table-cell office:value-type="float" office:value="18" calcext:value-type="float">
            <text:p>18</text:p>
          </table:table-cell>
          <table:table-cell table:style-name="Default" table:formula="of:=IF([.$B50]&gt;=[.B$33]; ([.$B50] - [.B$33]) * [.D$9]; NA())" office:value-type="float" office:value="0.82918325" calcext:value-type="float">
            <text:p>0.829183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table:style-name="Default" table:formula="of:=IF([.$B51]&gt;=[.B$33]; ([.$B51] - [.B$33]) * [.D$9]; NA())" office:value-type="float" office:value="0.62917925" calcext:value-type="float">
            <text:p>0.629179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style-name="Default" table:formula="of:=IF([.$B52]&gt;=[.B$33]; ([.$B52] - [.B$33]) * [.D$9]; NA())" office:value-type="float" office:value="0.69584725" calcext:value-type="float">
            <text:p>0.695847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383" calcext:value-type="float">
            <text:p>383</text:p>
          </table:table-cell>
          <table:table-cell office:value-type="float" office:value="21" calcext:value-type="float">
            <text:p>21</text:p>
          </table:table-cell>
          <table:table-cell table:style-name="Default" table:formula="of:=IF([.$B53]&gt;=[.B$33]; ([.$B53] - [.B$33]) * [.D$9]; NA())" office:value-type="float" office:value="0.69584725" calcext:value-type="float">
            <text:p>0.695847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11" calcext:value-type="float">
            <text:p>511</text:p>
          </table:table-cell>
          <table:table-cell office:value-type="float" office:value="22" calcext:value-type="float">
            <text:p>22</text:p>
          </table:table-cell>
          <table:table-cell table:style-name="Default" table:formula="of:=IF([.$B54]&gt;=[.B$33]; ([.$B54] - [.B$33]) * [.D$9]; NA())" office:value-type="float" office:value="0.82918325" calcext:value-type="float">
            <text:p>0.829183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447" calcext:value-type="float">
            <text:p>44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[.$B55]&gt;=[.B$33]; ([.$B55] - [.B$33]) * [.D$9]; NA())" office:value-type="float" office:value="0.76251525" calcext:value-type="float">
            <text:p>0.762515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11" calcext:value-type="float">
            <text:p>51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[.$B56]&gt;=[.B$33]; ([.$B56] - [.B$33]) * [.D$9]; NA())" office:value-type="float" office:value="0.82918325" calcext:value-type="float">
            <text:p>0.829183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11" calcext:value-type="float">
            <text:p>511</text:p>
          </table:table-cell>
          <table:table-cell office:value-type="float" office:value="25" calcext:value-type="float">
            <text:p>25</text:p>
          </table:table-cell>
          <table:table-cell table:style-name="Default" table:formula="of:=IF([.$B57]&gt;=[.B$33]; ([.$B57] - [.B$33]) * [.D$9]; NA())" office:value-type="float" office:value="0.82918325" calcext:value-type="float">
            <text:p>0.829183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26" calcext:value-type="float">
            <text:p>26</text:p>
          </table:table-cell>
          <table:table-cell table:style-name="Default" table:formula="of:=IF([.$B58]&gt;=[.B$33]; ([.$B58] - [.B$33]) * [.D$9]; NA())" office:value-type="float" office:value="1.36252725" calcext:value-type="float">
            <text:p>1.362527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575" calcext:value-type="float">
            <text:p>57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[.$B59]&gt;=[.B$33]; ([.$B59] - [.B$33]) * [.D$9]; NA())" office:value-type="float" office:value="0.89585125" calcext:value-type="float">
            <text:p>0.895851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39" calcext:value-type="float">
            <text:p>639</text:p>
          </table:table-cell>
          <table:table-cell office:value-type="float" office:value="28" calcext:value-type="float">
            <text:p>28</text:p>
          </table:table-cell>
          <table:table-cell table:style-name="Default" table:formula="of:=IF([.$B60]&gt;=[.B$33]; ([.$B60] - [.B$33]) * [.D$9]; NA())" office:value-type="float" office:value="0.96251925" calcext:value-type="float">
            <text:p>0.96251925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639" calcext:value-type="float">
            <text:p>63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[.$B61]&gt;=[.B$33]; ([.$B61] - [.B$33]) * [.D$9]; NA())" office:value-type="float" office:value="0.96251925" calcext:value-type="float">
            <text:p>0.96251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30" calcext:value-type="float">
            <text:p>30</text:p>
          </table:table-cell>
          <table:table-cell table:style-name="Default" table:formula="of:=IF([.$B62]&gt;=[.B$33]; ([.$B62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[.$B63]&gt;=[.B$33]; ([.$B63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5" calcext:value-type="float">
            <text:p>675</text:p>
          </table:table-cell>
          <table:table-cell office:value-type="float" office:value="32" calcext:value-type="float">
            <text:p>32</text:p>
          </table:table-cell>
          <table:table-cell table:style-name="Default" table:formula="of:=IF([.$B64]&gt;=[.B$33]; ([.$B64] - [.B$33]) * [.D$9]; NA())" office:value-type="float" office:value="1.00002" calcext:value-type="float">
            <text:p>1.0000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5" calcext:value-type="float">
            <text:p>675</text:p>
          </table:table-cell>
          <table:table-cell office:value-type="float" office:value="33" calcext:value-type="float">
            <text:p>33</text:p>
          </table:table-cell>
          <table:table-cell table:style-name="Default" table:formula="of:=IF([.$B65]&gt;=[.B$33]; ([.$B65] - [.B$33]) * [.D$9]; NA())" office:value-type="float" office:value="1.00002" calcext:value-type="float">
            <text:p>1.0000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5" calcext:value-type="float">
            <text:p>67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[.$B66]&gt;=[.B$33]; ([.$B66] - [.B$33]) * [.D$9]; NA())" office:value-type="float" office:value="1.00002" calcext:value-type="float">
            <text:p>1.0000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9" calcext:value-type="float">
            <text:p>679</text:p>
          </table:table-cell>
          <table:table-cell office:value-type="float" office:value="35" calcext:value-type="float">
            <text:p>35</text:p>
          </table:table-cell>
          <table:table-cell table:style-name="Default" table:formula="of:=IF([.$B67]&gt;=[.B$33]; ([.$B67] - [.B$33]) * [.D$9]; NA())" office:value-type="float" office:value="1.00418675" calcext:value-type="float">
            <text:p>1.00418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9" calcext:value-type="float">
            <text:p>679</text:p>
          </table:table-cell>
          <table:table-cell office:value-type="float" office:value="36" calcext:value-type="float">
            <text:p>36</text:p>
          </table:table-cell>
          <table:table-cell table:style-name="Default" table:formula="of:=IF([.$B68]&gt;=[.B$33]; ([.$B68] - [.B$33]) * [.D$9]; NA())" office:value-type="float" office:value="1.00418675" calcext:value-type="float">
            <text:p>1.00418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9" calcext:value-type="float">
            <text:p>67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[.$B69]&gt;=[.B$33]; ([.$B69] - [.B$33]) * [.D$9]; NA())" office:value-type="float" office:value="1.00418675" calcext:value-type="float">
            <text:p>1.00418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style-name="Default" table:formula="of:=IF([.$B70]&gt;=[.B$33]; ([.$B70] - [.B$33]) * [.D$9]; NA())" office:value-type="float" office:value="1.00418675" calcext:value-type="float">
            <text:p>1.00418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7" calcext:value-type="float">
            <text:p>687</text:p>
          </table:table-cell>
          <table:table-cell office:value-type="float" office:value="39" calcext:value-type="float">
            <text:p>39</text:p>
          </table:table-cell>
          <table:table-cell table:style-name="Default" table:formula="of:=IF([.$B71]&gt;=[.B$33]; ([.$B71] - [.B$33]) * [.D$9]; NA())" office:value-type="float" office:value="1.01252025" calcext:value-type="float">
            <text:p>1.01252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3" calcext:value-type="float">
            <text:p>683</text:p>
          </table:table-cell>
          <table:table-cell office:value-type="float" office:value="40" calcext:value-type="float">
            <text:p>40</text:p>
          </table:table-cell>
          <table:table-cell table:style-name="Default" table:formula="of:=IF([.$B72]&gt;=[.B$33]; ([.$B72] - [.B$33]) * [.D$9]; NA())" office:value-type="float" office:value="1.0083535" calcext:value-type="float">
            <text:p>1.00835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3" calcext:value-type="float">
            <text:p>683</text:p>
          </table:table-cell>
          <table:table-cell office:value-type="float" office:value="41" calcext:value-type="float">
            <text:p>41</text:p>
          </table:table-cell>
          <table:table-cell table:style-name="Default" table:formula="of:=IF([.$B73]&gt;=[.B$33]; ([.$B73] - [.B$33]) * [.D$9]; NA())" office:value-type="float" office:value="1.0083535" calcext:value-type="float">
            <text:p>1.00835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3" calcext:value-type="float">
            <text:p>683</text:p>
          </table:table-cell>
          <table:table-cell office:value-type="float" office:value="42" calcext:value-type="float">
            <text:p>42</text:p>
          </table:table-cell>
          <table:table-cell table:style-name="Default" table:formula="of:=IF([.$B74]&gt;=[.B$33]; ([.$B74] - [.B$33]) * [.D$9]; NA())" office:value-type="float" office:value="1.0083535" calcext:value-type="float">
            <text:p>1.00835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7" calcext:value-type="float">
            <text:p>687</text:p>
          </table:table-cell>
          <table:table-cell office:value-type="float" office:value="43" calcext:value-type="float">
            <text:p>43</text:p>
          </table:table-cell>
          <table:table-cell table:style-name="Default" table:formula="of:=IF([.$B75]&gt;=[.B$33]; ([.$B75] - [.B$33]) * [.D$9]; NA())" office:value-type="float" office:value="1.01252025" calcext:value-type="float">
            <text:p>1.01252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table:style-name="Default" table:formula="of:=IF([.$B76]&gt;=[.B$33]; ([.$B76] - [.B$33]) * [.D$9]; NA())" office:value-type="float" office:value="1.01252025" calcext:value-type="float">
            <text:p>1.01252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style-name="Default" table:formula="of:=IF([.$B77]&gt;=[.B$33]; ([.$B77] - [.B$33]) * [.D$9]; NA())" office:value-type="float" office:value="1.01252025" calcext:value-type="float">
            <text:p>1.01252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87" calcext:value-type="float">
            <text:p>687</text:p>
          </table:table-cell>
          <table:table-cell office:value-type="float" office:value="46" calcext:value-type="float">
            <text:p>46</text:p>
          </table:table-cell>
          <table:table-cell table:style-name="Default" table:formula="of:=IF([.$B78]&gt;=[.B$33]; ([.$B78] - [.B$33]) * [.D$9]; NA())" office:value-type="float" office:value="1.01252025" calcext:value-type="float">
            <text:p>1.01252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47" calcext:value-type="float">
            <text:p>47</text:p>
          </table:table-cell>
          <table:table-cell table:style-name="Default" table:formula="of:=IF([.$B79]&gt;=[.B$33]; ([.$B79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1" calcext:value-type="float">
            <text:p>691</text:p>
          </table:table-cell>
          <table:table-cell office:value-type="float" office:value="48" calcext:value-type="float">
            <text:p>48</text:p>
          </table:table-cell>
          <table:table-cell table:style-name="Default" table:formula="of:=IF([.$B80]&gt;=[.B$33]; ([.$B80] - [.B$33]) * [.D$9]; NA())" office:value-type="float" office:value="1.016687" calcext:value-type="float">
            <text:p>1.01668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1" calcext:value-type="float">
            <text:p>691</text:p>
          </table:table-cell>
          <table:table-cell office:value-type="float" office:value="49" calcext:value-type="float">
            <text:p>49</text:p>
          </table:table-cell>
          <table:table-cell table:style-name="Default" table:formula="of:=IF([.$B81]&gt;=[.B$33]; ([.$B81] - [.B$33]) * [.D$9]; NA())" office:value-type="float" office:value="1.016687" calcext:value-type="float">
            <text:p>1.01668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1" calcext:value-type="float">
            <text:p>69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[.$B82]&gt;=[.B$33]; ([.$B82] - [.B$33]) * [.D$9]; NA())" office:value-type="float" office:value="1.016687" calcext:value-type="float">
            <text:p>1.01668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5" calcext:value-type="float">
            <text:p>695</text:p>
          </table:table-cell>
          <table:table-cell office:value-type="float" office:value="51" calcext:value-type="float">
            <text:p>51</text:p>
          </table:table-cell>
          <table:table-cell table:style-name="Default" table:formula="of:=IF([.$B83]&gt;=[.B$33]; ([.$B83] - [.B$33]) * [.D$9]; NA())" office:value-type="float" office:value="1.02085375" calcext:value-type="float">
            <text:p>1.020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5" calcext:value-type="float">
            <text:p>695</text:p>
          </table:table-cell>
          <table:table-cell office:value-type="float" office:value="52" calcext:value-type="float">
            <text:p>52</text:p>
          </table:table-cell>
          <table:table-cell table:style-name="Default" table:formula="of:=IF([.$B84]&gt;=[.B$33]; ([.$B84] - [.B$33]) * [.D$9]; NA())" office:value-type="float" office:value="1.02085375" calcext:value-type="float">
            <text:p>1.020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5" calcext:value-type="float">
            <text:p>695</text:p>
          </table:table-cell>
          <table:table-cell office:value-type="float" office:value="53" calcext:value-type="float">
            <text:p>53</text:p>
          </table:table-cell>
          <table:table-cell table:style-name="Default" table:formula="of:=IF([.$B85]&gt;=[.B$33]; ([.$B85] - [.B$33]) * [.D$9]; NA())" office:value-type="float" office:value="1.02085375" calcext:value-type="float">
            <text:p>1.020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5" calcext:value-type="float">
            <text:p>695</text:p>
          </table:table-cell>
          <table:table-cell office:value-type="float" office:value="54" calcext:value-type="float">
            <text:p>54</text:p>
          </table:table-cell>
          <table:table-cell table:style-name="Default" table:formula="of:=IF([.$B86]&gt;=[.B$33]; ([.$B86] - [.B$33]) * [.D$9]; NA())" office:value-type="float" office:value="1.02085375" calcext:value-type="float">
            <text:p>1.020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55" calcext:value-type="float">
            <text:p>55</text:p>
          </table:table-cell>
          <table:table-cell table:style-name="Default" table:formula="of:=IF([.$B87]&gt;=[.B$33]; ([.$B87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9" calcext:value-type="float">
            <text:p>69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[.$B88]&gt;=[.B$33]; ([.$B88] - [.B$33]) * [.D$9]; NA())" office:value-type="float" office:value="1.0250205" calcext:value-type="float">
            <text:p>1.02502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9" calcext:value-type="float">
            <text:p>699</text:p>
          </table:table-cell>
          <table:table-cell office:value-type="float" office:value="57" calcext:value-type="float">
            <text:p>57</text:p>
          </table:table-cell>
          <table:table-cell table:style-name="Default" table:formula="of:=IF([.$B89]&gt;=[.B$33]; ([.$B89] - [.B$33]) * [.D$9]; NA())" office:value-type="float" office:value="1.0250205" calcext:value-type="float">
            <text:p>1.02502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699" calcext:value-type="float">
            <text:p>699</text:p>
          </table:table-cell>
          <table:table-cell office:value-type="float" office:value="58" calcext:value-type="float">
            <text:p>58</text:p>
          </table:table-cell>
          <table:table-cell table:style-name="Default" table:formula="of:=IF([.$B90]&gt;=[.B$33]; ([.$B90] - [.B$33]) * [.D$9]; NA())" office:value-type="float" office:value="1.0250205" calcext:value-type="float">
            <text:p>1.02502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59" calcext:value-type="float">
            <text:p>59</text:p>
          </table:table-cell>
          <table:table-cell table:style-name="Default" table:formula="of:=IF([.$B91]&gt;=[.B$33]; ([.$B91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60" calcext:value-type="float">
            <text:p>60</text:p>
          </table:table-cell>
          <table:table-cell table:style-name="Default" table:formula="of:=IF([.$B92]&gt;=[.B$33]; ([.$B92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61" calcext:value-type="float">
            <text:p>61</text:p>
          </table:table-cell>
          <table:table-cell table:style-name="Default" table:formula="of:=IF([.$B93]&gt;=[.B$33]; ([.$B93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3" calcext:value-type="float">
            <text:p>703</text:p>
          </table:table-cell>
          <table:table-cell office:value-type="float" office:value="62" calcext:value-type="float">
            <text:p>62</text:p>
          </table:table-cell>
          <table:table-cell table:style-name="Default" table:formula="of:=IF([.$B94]&gt;=[.B$33]; ([.$B94] - [.B$33]) * [.D$9]; NA())" office:value-type="float" office:value="1.02918725" calcext:value-type="float">
            <text:p>1.0291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63" calcext:value-type="float">
            <text:p>63</text:p>
          </table:table-cell>
          <table:table-cell table:style-name="Default" table:formula="of:=IF([.$B95]&gt;=[.B$33]; ([.$B95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7" calcext:value-type="float">
            <text:p>707</text:p>
          </table:table-cell>
          <table:table-cell office:value-type="float" office:value="64" calcext:value-type="float">
            <text:p>64</text:p>
          </table:table-cell>
          <table:table-cell table:style-name="Default" table:formula="of:=IF([.$B96]&gt;=[.B$33]; ([.$B96] - [.B$33]) * [.D$9]; NA())" office:value-type="float" office:value="1.033354" calcext:value-type="float">
            <text:p>1.03335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7" calcext:value-type="float">
            <text:p>707</text:p>
          </table:table-cell>
          <table:table-cell office:value-type="float" office:value="65" calcext:value-type="float">
            <text:p>65</text:p>
          </table:table-cell>
          <table:table-cell table:style-name="Default" table:formula="of:=IF([.$B97]&gt;=[.B$33]; ([.$B97] - [.B$33]) * [.D$9]; NA())" office:value-type="float" office:value="1.033354" calcext:value-type="float">
            <text:p>1.03335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07" calcext:value-type="float">
            <text:p>707</text:p>
          </table:table-cell>
          <table:table-cell office:value-type="float" office:value="66" calcext:value-type="float">
            <text:p>66</text:p>
          </table:table-cell>
          <table:table-cell table:style-name="Default" table:formula="of:=IF([.$B98]&gt;=[.B$33]; ([.$B98] - [.B$33]) * [.D$9]; NA())" office:value-type="float" office:value="1.033354" calcext:value-type="float">
            <text:p>1.03335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1" calcext:value-type="float">
            <text:p>711</text:p>
          </table:table-cell>
          <table:table-cell office:value-type="float" office:value="67" calcext:value-type="float">
            <text:p>67</text:p>
          </table:table-cell>
          <table:table-cell table:style-name="Default" table:formula="of:=IF([.$B99]&gt;=[.B$33]; ([.$B99] - [.B$33]) * [.D$9]; NA())" office:value-type="float" office:value="1.03752075" calcext:value-type="float">
            <text:p>1.03752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1" calcext:value-type="float">
            <text:p>711</text:p>
          </table:table-cell>
          <table:table-cell office:value-type="float" office:value="68" calcext:value-type="float">
            <text:p>68</text:p>
          </table:table-cell>
          <table:table-cell table:style-name="Default" table:formula="of:=IF([.$B100]&gt;=[.B$33]; ([.$B100] - [.B$33]) * [.D$9]; NA())" office:value-type="float" office:value="1.03752075" calcext:value-type="float">
            <text:p>1.03752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1" calcext:value-type="float">
            <text:p>711</text:p>
          </table:table-cell>
          <table:table-cell office:value-type="float" office:value="69" calcext:value-type="float">
            <text:p>69</text:p>
          </table:table-cell>
          <table:table-cell table:style-name="Default" table:formula="of:=IF([.$B101]&gt;=[.B$33]; ([.$B101] - [.B$33]) * [.D$9]; NA())" office:value-type="float" office:value="1.03752075" calcext:value-type="float">
            <text:p>1.03752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1" calcext:value-type="float">
            <text:p>711</text:p>
          </table:table-cell>
          <table:table-cell office:value-type="float" office:value="70" calcext:value-type="float">
            <text:p>70</text:p>
          </table:table-cell>
          <table:table-cell table:style-name="Default" table:formula="of:=IF([.$B102]&gt;=[.B$33]; ([.$B102] - [.B$33]) * [.D$9]; NA())" office:value-type="float" office:value="1.03752075" calcext:value-type="float">
            <text:p>1.03752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9" calcext:value-type="float">
            <text:p>719</text:p>
          </table:table-cell>
          <table:table-cell office:value-type="float" office:value="71" calcext:value-type="float">
            <text:p>71</text:p>
          </table:table-cell>
          <table:table-cell table:style-name="Default" table:formula="of:=IF([.$B103]&gt;=[.B$33]; ([.$B103] - [.B$33]) * [.D$9]; NA())" office:value-type="float" office:value="1.04585425" calcext:value-type="float">
            <text:p>1.04585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5" calcext:value-type="float">
            <text:p>715</text:p>
          </table:table-cell>
          <table:table-cell office:value-type="float" office:value="72" calcext:value-type="float">
            <text:p>72</text:p>
          </table:table-cell>
          <table:table-cell table:style-name="Default" table:formula="of:=IF([.$B104]&gt;=[.B$33]; ([.$B104] - [.B$33]) * [.D$9]; NA())" office:value-type="float" office:value="1.0416875" calcext:value-type="float">
            <text:p>1.041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5" calcext:value-type="float">
            <text:p>715</text:p>
          </table:table-cell>
          <table:table-cell office:value-type="float" office:value="73" calcext:value-type="float">
            <text:p>73</text:p>
          </table:table-cell>
          <table:table-cell table:style-name="Default" table:formula="of:=IF([.$B105]&gt;=[.B$33]; ([.$B105] - [.B$33]) * [.D$9]; NA())" office:value-type="float" office:value="1.0416875" calcext:value-type="float">
            <text:p>1.041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5" calcext:value-type="float">
            <text:p>715</text:p>
          </table:table-cell>
          <table:table-cell office:value-type="float" office:value="74" calcext:value-type="float">
            <text:p>74</text:p>
          </table:table-cell>
          <table:table-cell table:style-name="Default" table:formula="of:=IF([.$B106]&gt;=[.B$33]; ([.$B106] - [.B$33]) * [.D$9]; NA())" office:value-type="float" office:value="1.0416875" calcext:value-type="float">
            <text:p>1.041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9" calcext:value-type="float">
            <text:p>719</text:p>
          </table:table-cell>
          <table:table-cell office:value-type="float" office:value="75" calcext:value-type="float">
            <text:p>75</text:p>
          </table:table-cell>
          <table:table-cell table:style-name="Default" table:formula="of:=IF([.$B107]&gt;=[.B$33]; ([.$B107] - [.B$33]) * [.D$9]; NA())" office:value-type="float" office:value="1.04585425" calcext:value-type="float">
            <text:p>1.04585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9" calcext:value-type="float">
            <text:p>719</text:p>
          </table:table-cell>
          <table:table-cell office:value-type="float" office:value="76" calcext:value-type="float">
            <text:p>76</text:p>
          </table:table-cell>
          <table:table-cell table:style-name="Default" table:formula="of:=IF([.$B108]&gt;=[.B$33]; ([.$B108] - [.B$33]) * [.D$9]; NA())" office:value-type="float" office:value="1.04585425" calcext:value-type="float">
            <text:p>1.04585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style-name="Default" table:formula="of:=IF([.$B109]&gt;=[.B$33]; ([.$B109] - [.B$33]) * [.D$9]; NA())" office:value-type="float" office:value="1.04585425" calcext:value-type="float">
            <text:p>1.04585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19" calcext:value-type="float">
            <text:p>719</text:p>
          </table:table-cell>
          <table:table-cell office:value-type="float" office:value="78" calcext:value-type="float">
            <text:p>78</text:p>
          </table:table-cell>
          <table:table-cell table:style-name="Default" table:formula="of:=IF([.$B110]&gt;=[.B$33]; ([.$B110] - [.B$33]) * [.D$9]; NA())" office:value-type="float" office:value="1.04585425" calcext:value-type="float">
            <text:p>1.04585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79" calcext:value-type="float">
            <text:p>79</text:p>
          </table:table-cell>
          <table:table-cell table:style-name="Default" table:formula="of:=IF([.$B111]&gt;=[.B$33]; ([.$B111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3" calcext:value-type="float">
            <text:p>723</text:p>
          </table:table-cell>
          <table:table-cell office:value-type="float" office:value="80" calcext:value-type="float">
            <text:p>80</text:p>
          </table:table-cell>
          <table:table-cell table:style-name="Default" table:formula="of:=IF([.$B112]&gt;=[.B$33]; ([.$B112] - [.B$33]) * [.D$9]; NA())" office:value-type="float" office:value="1.050021" calcext:value-type="float">
            <text:p>1.05002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3" calcext:value-type="float">
            <text:p>723</text:p>
          </table:table-cell>
          <table:table-cell office:value-type="float" office:value="81" calcext:value-type="float">
            <text:p>81</text:p>
          </table:table-cell>
          <table:table-cell table:style-name="Default" table:formula="of:=IF([.$B113]&gt;=[.B$33]; ([.$B113] - [.B$33]) * [.D$9]; NA())" office:value-type="float" office:value="1.050021" calcext:value-type="float">
            <text:p>1.05002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3" calcext:value-type="float">
            <text:p>723</text:p>
          </table:table-cell>
          <table:table-cell office:value-type="float" office:value="82" calcext:value-type="float">
            <text:p>82</text:p>
          </table:table-cell>
          <table:table-cell table:style-name="Default" table:formula="of:=IF([.$B114]&gt;=[.B$33]; ([.$B114] - [.B$33]) * [.D$9]; NA())" office:value-type="float" office:value="1.050021" calcext:value-type="float">
            <text:p>1.05002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7" calcext:value-type="float">
            <text:p>727</text:p>
          </table:table-cell>
          <table:table-cell office:value-type="float" office:value="83" calcext:value-type="float">
            <text:p>83</text:p>
          </table:table-cell>
          <table:table-cell table:style-name="Default" table:formula="of:=IF([.$B115]&gt;=[.B$33]; ([.$B115] - [.B$33]) * [.D$9]; NA())" office:value-type="float" office:value="1.05418775" calcext:value-type="float">
            <text:p>1.05418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7" calcext:value-type="float">
            <text:p>727</text:p>
          </table:table-cell>
          <table:table-cell office:value-type="float" office:value="84" calcext:value-type="float">
            <text:p>84</text:p>
          </table:table-cell>
          <table:table-cell table:style-name="Default" table:formula="of:=IF([.$B116]&gt;=[.B$33]; ([.$B116] - [.B$33]) * [.D$9]; NA())" office:value-type="float" office:value="1.05418775" calcext:value-type="float">
            <text:p>1.05418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7" calcext:value-type="float">
            <text:p>727</text:p>
          </table:table-cell>
          <table:table-cell office:value-type="float" office:value="85" calcext:value-type="float">
            <text:p>85</text:p>
          </table:table-cell>
          <table:table-cell table:style-name="Default" table:formula="of:=IF([.$B117]&gt;=[.B$33]; ([.$B117] - [.B$33]) * [.D$9]; NA())" office:value-type="float" office:value="1.05418775" calcext:value-type="float">
            <text:p>1.05418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27" calcext:value-type="float">
            <text:p>727</text:p>
          </table:table-cell>
          <table:table-cell office:value-type="float" office:value="86" calcext:value-type="float">
            <text:p>86</text:p>
          </table:table-cell>
          <table:table-cell table:style-name="Default" table:formula="of:=IF([.$B118]&gt;=[.B$33]; ([.$B118] - [.B$33]) * [.D$9]; NA())" office:value-type="float" office:value="1.05418775" calcext:value-type="float">
            <text:p>1.05418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87" calcext:value-type="float">
            <text:p>87</text:p>
          </table:table-cell>
          <table:table-cell table:style-name="Default" table:formula="of:=IF([.$B119]&gt;=[.B$33]; ([.$B119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1" calcext:value-type="float">
            <text:p>731</text:p>
          </table:table-cell>
          <table:table-cell office:value-type="float" office:value="88" calcext:value-type="float">
            <text:p>88</text:p>
          </table:table-cell>
          <table:table-cell table:style-name="Default" table:formula="of:=IF([.$B120]&gt;=[.B$33]; ([.$B120] - [.B$33]) * [.D$9]; NA())" office:value-type="float" office:value="1.0583545" calcext:value-type="float">
            <text:p>1.05835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1" calcext:value-type="float">
            <text:p>731</text:p>
          </table:table-cell>
          <table:table-cell office:value-type="float" office:value="89" calcext:value-type="float">
            <text:p>89</text:p>
          </table:table-cell>
          <table:table-cell table:style-name="Default" table:formula="of:=IF([.$B121]&gt;=[.B$33]; ([.$B121] - [.B$33]) * [.D$9]; NA())" office:value-type="float" office:value="1.0583545" calcext:value-type="float">
            <text:p>1.05835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1" calcext:value-type="float">
            <text:p>731</text:p>
          </table:table-cell>
          <table:table-cell office:value-type="float" office:value="90" calcext:value-type="float">
            <text:p>90</text:p>
          </table:table-cell>
          <table:table-cell table:style-name="Default" table:formula="of:=IF([.$B122]&gt;=[.B$33]; ([.$B122] - [.B$33]) * [.D$9]; NA())" office:value-type="float" office:value="1.0583545" calcext:value-type="float">
            <text:p>1.05835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91" calcext:value-type="float">
            <text:p>91</text:p>
          </table:table-cell>
          <table:table-cell table:style-name="Default" table:formula="of:=IF([.$B123]&gt;=[.B$33]; ([.$B123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92" calcext:value-type="float">
            <text:p>92</text:p>
          </table:table-cell>
          <table:table-cell table:style-name="Default" table:formula="of:=IF([.$B124]&gt;=[.B$33]; ([.$B124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93" calcext:value-type="float">
            <text:p>93</text:p>
          </table:table-cell>
          <table:table-cell table:style-name="Default" table:formula="of:=IF([.$B125]&gt;=[.B$33]; ([.$B125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5" calcext:value-type="float">
            <text:p>735</text:p>
          </table:table-cell>
          <table:table-cell office:value-type="float" office:value="94" calcext:value-type="float">
            <text:p>94</text:p>
          </table:table-cell>
          <table:table-cell table:style-name="Default" table:formula="of:=IF([.$B126]&gt;=[.B$33]; ([.$B126] - [.B$33]) * [.D$9]; NA())" office:value-type="float" office:value="1.06252125" calcext:value-type="float">
            <text:p>1.062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95" calcext:value-type="float">
            <text:p>95</text:p>
          </table:table-cell>
          <table:table-cell table:style-name="Default" table:formula="of:=IF([.$B127]&gt;=[.B$33]; ([.$B127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9" calcext:value-type="float">
            <text:p>739</text:p>
          </table:table-cell>
          <table:table-cell office:value-type="float" office:value="96" calcext:value-type="float">
            <text:p>96</text:p>
          </table:table-cell>
          <table:table-cell table:style-name="Default" table:formula="of:=IF([.$B128]&gt;=[.B$33]; ([.$B128] - [.B$33]) * [.D$9]; NA())" office:value-type="float" office:value="1.066688" calcext:value-type="float">
            <text:p>1.06668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9" calcext:value-type="float">
            <text:p>739</text:p>
          </table:table-cell>
          <table:table-cell office:value-type="float" office:value="97" calcext:value-type="float">
            <text:p>97</text:p>
          </table:table-cell>
          <table:table-cell table:style-name="Default" table:formula="of:=IF([.$B129]&gt;=[.B$33]; ([.$B129] - [.B$33]) * [.D$9]; NA())" office:value-type="float" office:value="1.066688" calcext:value-type="float">
            <text:p>1.06668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39" calcext:value-type="float">
            <text:p>739</text:p>
          </table:table-cell>
          <table:table-cell office:value-type="float" office:value="98" calcext:value-type="float">
            <text:p>98</text:p>
          </table:table-cell>
          <table:table-cell table:style-name="Default" table:formula="of:=IF([.$B130]&gt;=[.B$33]; ([.$B130] - [.B$33]) * [.D$9]; NA())" office:value-type="float" office:value="1.066688" calcext:value-type="float">
            <text:p>1.06668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3" calcext:value-type="float">
            <text:p>743</text:p>
          </table:table-cell>
          <table:table-cell office:value-type="float" office:value="99" calcext:value-type="float">
            <text:p>99</text:p>
          </table:table-cell>
          <table:table-cell table:style-name="Default" table:formula="of:=IF([.$B131]&gt;=[.B$33]; ([.$B131] - [.B$33]) * [.D$9]; NA())" office:value-type="float" office:value="1.07085475" calcext:value-type="float">
            <text:p>1.07085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3" calcext:value-type="float">
            <text:p>743</text:p>
          </table:table-cell>
          <table:table-cell office:value-type="float" office:value="100" calcext:value-type="float">
            <text:p>100</text:p>
          </table:table-cell>
          <table:table-cell table:style-name="Default" table:formula="of:=IF([.$B132]&gt;=[.B$33]; ([.$B132] - [.B$33]) * [.D$9]; NA())" office:value-type="float" office:value="1.07085475" calcext:value-type="float">
            <text:p>1.07085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3" calcext:value-type="float">
            <text:p>743</text:p>
          </table:table-cell>
          <table:table-cell office:value-type="float" office:value="101" calcext:value-type="float">
            <text:p>101</text:p>
          </table:table-cell>
          <table:table-cell table:style-name="Default" table:formula="of:=IF([.$B133]&gt;=[.B$33]; ([.$B133] - [.B$33]) * [.D$9]; NA())" office:value-type="float" office:value="1.07085475" calcext:value-type="float">
            <text:p>1.07085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3" calcext:value-type="float">
            <text:p>743</text:p>
          </table:table-cell>
          <table:table-cell office:value-type="float" office:value="102" calcext:value-type="float">
            <text:p>102</text:p>
          </table:table-cell>
          <table:table-cell table:style-name="Default" table:formula="of:=IF([.$B134]&gt;=[.B$33]; ([.$B134] - [.B$33]) * [.D$9]; NA())" office:value-type="float" office:value="1.07085475" calcext:value-type="float">
            <text:p>1.07085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1" calcext:value-type="float">
            <text:p>751</text:p>
          </table:table-cell>
          <table:table-cell office:value-type="float" office:value="103" calcext:value-type="float">
            <text:p>103</text:p>
          </table:table-cell>
          <table:table-cell table:style-name="Default" table:formula="of:=IF([.$B135]&gt;=[.B$33]; ([.$B135] - [.B$33]) * [.D$9]; NA())" office:value-type="float" office:value="1.07918825" calcext:value-type="float">
            <text:p>1.07918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7" calcext:value-type="float">
            <text:p>747</text:p>
          </table:table-cell>
          <table:table-cell office:value-type="float" office:value="104" calcext:value-type="float">
            <text:p>104</text:p>
          </table:table-cell>
          <table:table-cell table:style-name="Default" table:formula="of:=IF([.$B136]&gt;=[.B$33]; ([.$B136] - [.B$33]) * [.D$9]; NA())" office:value-type="float" office:value="1.0750215" calcext:value-type="float">
            <text:p>1.07502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7" calcext:value-type="float">
            <text:p>747</text:p>
          </table:table-cell>
          <table:table-cell office:value-type="float" office:value="105" calcext:value-type="float">
            <text:p>105</text:p>
          </table:table-cell>
          <table:table-cell table:style-name="Default" table:formula="of:=IF([.$B137]&gt;=[.B$33]; ([.$B137] - [.B$33]) * [.D$9]; NA())" office:value-type="float" office:value="1.0750215" calcext:value-type="float">
            <text:p>1.07502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47" calcext:value-type="float">
            <text:p>747</text:p>
          </table:table-cell>
          <table:table-cell office:value-type="float" office:value="106" calcext:value-type="float">
            <text:p>106</text:p>
          </table:table-cell>
          <table:table-cell table:style-name="Default" table:formula="of:=IF([.$B138]&gt;=[.B$33]; ([.$B138] - [.B$33]) * [.D$9]; NA())" office:value-type="float" office:value="1.0750215" calcext:value-type="float">
            <text:p>1.07502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1" calcext:value-type="float">
            <text:p>751</text:p>
          </table:table-cell>
          <table:table-cell office:value-type="float" office:value="107" calcext:value-type="float">
            <text:p>107</text:p>
          </table:table-cell>
          <table:table-cell table:style-name="Default" table:formula="of:=IF([.$B139]&gt;=[.B$33]; ([.$B139] - [.B$33]) * [.D$9]; NA())" office:value-type="float" office:value="1.07918825" calcext:value-type="float">
            <text:p>1.07918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1" calcext:value-type="float">
            <text:p>751</text:p>
          </table:table-cell>
          <table:table-cell office:value-type="float" office:value="108" calcext:value-type="float">
            <text:p>108</text:p>
          </table:table-cell>
          <table:table-cell table:style-name="Default" table:formula="of:=IF([.$B140]&gt;=[.B$33]; ([.$B140] - [.B$33]) * [.D$9]; NA())" office:value-type="float" office:value="1.07918825" calcext:value-type="float">
            <text:p>1.07918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1" calcext:value-type="float">
            <text:p>751</text:p>
          </table:table-cell>
          <table:table-cell office:value-type="float" office:value="109" calcext:value-type="float">
            <text:p>109</text:p>
          </table:table-cell>
          <table:table-cell table:style-name="Default" table:formula="of:=IF([.$B141]&gt;=[.B$33]; ([.$B141] - [.B$33]) * [.D$9]; NA())" office:value-type="float" office:value="1.07918825" calcext:value-type="float">
            <text:p>1.07918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1" calcext:value-type="float">
            <text:p>751</text:p>
          </table:table-cell>
          <table:table-cell office:value-type="float" office:value="110" calcext:value-type="float">
            <text:p>110</text:p>
          </table:table-cell>
          <table:table-cell table:style-name="Default" table:formula="of:=IF([.$B142]&gt;=[.B$33]; ([.$B142] - [.B$33]) * [.D$9]; NA())" office:value-type="float" office:value="1.07918825" calcext:value-type="float">
            <text:p>1.07918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11" calcext:value-type="float">
            <text:p>111</text:p>
          </table:table-cell>
          <table:table-cell table:style-name="Default" table:formula="of:=IF([.$B143]&gt;=[.B$33]; ([.$B143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5" calcext:value-type="float">
            <text:p>755</text:p>
          </table:table-cell>
          <table:table-cell office:value-type="float" office:value="112" calcext:value-type="float">
            <text:p>112</text:p>
          </table:table-cell>
          <table:table-cell table:style-name="Default" table:formula="of:=IF([.$B144]&gt;=[.B$33]; ([.$B144] - [.B$33]) * [.D$9]; NA())" office:value-type="float" office:value="1.083355" calcext:value-type="float">
            <text:p>1.083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5" calcext:value-type="float">
            <text:p>755</text:p>
          </table:table-cell>
          <table:table-cell office:value-type="float" office:value="113" calcext:value-type="float">
            <text:p>113</text:p>
          </table:table-cell>
          <table:table-cell table:style-name="Default" table:formula="of:=IF([.$B145]&gt;=[.B$33]; ([.$B145] - [.B$33]) * [.D$9]; NA())" office:value-type="float" office:value="1.083355" calcext:value-type="float">
            <text:p>1.083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5" calcext:value-type="float">
            <text:p>755</text:p>
          </table:table-cell>
          <table:table-cell office:value-type="float" office:value="114" calcext:value-type="float">
            <text:p>114</text:p>
          </table:table-cell>
          <table:table-cell table:style-name="Default" table:formula="of:=IF([.$B146]&gt;=[.B$33]; ([.$B146] - [.B$33]) * [.D$9]; NA())" office:value-type="float" office:value="1.083355" calcext:value-type="float">
            <text:p>1.083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9" calcext:value-type="float">
            <text:p>759</text:p>
          </table:table-cell>
          <table:table-cell office:value-type="float" office:value="115" calcext:value-type="float">
            <text:p>115</text:p>
          </table:table-cell>
          <table:table-cell table:style-name="Default" table:formula="of:=IF([.$B147]&gt;=[.B$33]; ([.$B147] - [.B$33]) * [.D$9]; NA())" office:value-type="float" office:value="1.08752175" calcext:value-type="float">
            <text:p>1.08752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9" calcext:value-type="float">
            <text:p>759</text:p>
          </table:table-cell>
          <table:table-cell office:value-type="float" office:value="116" calcext:value-type="float">
            <text:p>116</text:p>
          </table:table-cell>
          <table:table-cell table:style-name="Default" table:formula="of:=IF([.$B148]&gt;=[.B$33]; ([.$B148] - [.B$33]) * [.D$9]; NA())" office:value-type="float" office:value="1.08752175" calcext:value-type="float">
            <text:p>1.08752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9" calcext:value-type="float">
            <text:p>759</text:p>
          </table:table-cell>
          <table:table-cell office:value-type="float" office:value="117" calcext:value-type="float">
            <text:p>117</text:p>
          </table:table-cell>
          <table:table-cell table:style-name="Default" table:formula="of:=IF([.$B149]&gt;=[.B$33]; ([.$B149] - [.B$33]) * [.D$9]; NA())" office:value-type="float" office:value="1.08752175" calcext:value-type="float">
            <text:p>1.08752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59" calcext:value-type="float">
            <text:p>759</text:p>
          </table:table-cell>
          <table:table-cell office:value-type="float" office:value="118" calcext:value-type="float">
            <text:p>118</text:p>
          </table:table-cell>
          <table:table-cell table:style-name="Default" table:formula="of:=IF([.$B150]&gt;=[.B$33]; ([.$B150] - [.B$33]) * [.D$9]; NA())" office:value-type="float" office:value="1.08752175" calcext:value-type="float">
            <text:p>1.08752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19" calcext:value-type="float">
            <text:p>119</text:p>
          </table:table-cell>
          <table:table-cell table:style-name="Default" table:formula="of:=IF([.$B151]&gt;=[.B$33]; ([.$B151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3" calcext:value-type="float">
            <text:p>763</text:p>
          </table:table-cell>
          <table:table-cell office:value-type="float" office:value="120" calcext:value-type="float">
            <text:p>120</text:p>
          </table:table-cell>
          <table:table-cell table:style-name="Default" table:formula="of:=IF([.$B152]&gt;=[.B$33]; ([.$B152] - [.B$33]) * [.D$9]; NA())" office:value-type="float" office:value="1.0916885" calcext:value-type="float">
            <text:p>1.09168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3" calcext:value-type="float">
            <text:p>763</text:p>
          </table:table-cell>
          <table:table-cell office:value-type="float" office:value="121" calcext:value-type="float">
            <text:p>121</text:p>
          </table:table-cell>
          <table:table-cell table:style-name="Default" table:formula="of:=IF([.$B153]&gt;=[.B$33]; ([.$B153] - [.B$33]) * [.D$9]; NA())" office:value-type="float" office:value="1.0916885" calcext:value-type="float">
            <text:p>1.09168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22" calcext:value-type="float">
            <text:p>122</text:p>
          </table:table-cell>
          <table:table-cell table:style-name="Default" table:formula="of:=IF([.$B154]&gt;=[.B$33]; ([.$B154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23" calcext:value-type="float">
            <text:p>123</text:p>
          </table:table-cell>
          <table:table-cell table:style-name="Default" table:formula="of:=IF([.$B155]&gt;=[.B$33]; ([.$B155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24" calcext:value-type="float">
            <text:p>124</text:p>
          </table:table-cell>
          <table:table-cell table:style-name="Default" table:formula="of:=IF([.$B156]&gt;=[.B$33]; ([.$B156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25" calcext:value-type="float">
            <text:p>125</text:p>
          </table:table-cell>
          <table:table-cell table:style-name="Default" table:formula="of:=IF([.$B157]&gt;=[.B$33]; ([.$B157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67" calcext:value-type="float">
            <text:p>767</text:p>
          </table:table-cell>
          <table:table-cell office:value-type="float" office:value="126" calcext:value-type="float">
            <text:p>126</text:p>
          </table:table-cell>
          <table:table-cell table:style-name="Default" table:formula="of:=IF([.$B158]&gt;=[.B$33]; ([.$B158] - [.B$33]) * [.D$9]; NA())" office:value-type="float" office:value="1.09585525" calcext:value-type="float">
            <text:p>1.0958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127" calcext:value-type="float">
            <text:p>127</text:p>
          </table:table-cell>
          <table:table-cell table:style-name="Default" table:formula="of:=IF([.$B159]&gt;=[.B$33]; ([.$B159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3" calcext:value-type="float">
            <text:p>803</text:p>
          </table:table-cell>
          <table:table-cell office:value-type="float" office:value="128" calcext:value-type="float">
            <text:p>128</text:p>
          </table:table-cell>
          <table:table-cell table:style-name="Default" table:formula="of:=IF([.$B160]&gt;=[.B$33]; ([.$B160] - [.B$33]) * [.D$9]; NA())" office:value-type="float" office:value="1.133356" calcext:value-type="float">
            <text:p>1.13335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1" calcext:value-type="float">
            <text:p>771</text:p>
          </table:table-cell>
          <table:table-cell office:value-type="float" office:value="129" calcext:value-type="float">
            <text:p>129</text:p>
          </table:table-cell>
          <table:table-cell table:style-name="Default" table:formula="of:=IF([.$B161]&gt;=[.B$33]; ([.$B161] - [.B$33]) * [.D$9]; NA())" office:value-type="float" office:value="1.100022" calcext:value-type="float">
            <text:p>1.10002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1" calcext:value-type="float">
            <text:p>771</text:p>
          </table:table-cell>
          <table:table-cell office:value-type="float" office:value="130" calcext:value-type="float">
            <text:p>130</text:p>
          </table:table-cell>
          <table:table-cell table:style-name="Default" table:formula="of:=IF([.$B162]&gt;=[.B$33]; ([.$B162] - [.B$33]) * [.D$9]; NA())" office:value-type="float" office:value="1.100022" calcext:value-type="float">
            <text:p>1.10002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5" calcext:value-type="float">
            <text:p>775</text:p>
          </table:table-cell>
          <table:table-cell office:value-type="float" office:value="131" calcext:value-type="float">
            <text:p>131</text:p>
          </table:table-cell>
          <table:table-cell table:style-name="Default" table:formula="of:=IF([.$B163]&gt;=[.B$33]; ([.$B163] - [.B$33]) * [.D$9]; NA())" office:value-type="float" office:value="1.10418875" calcext:value-type="float">
            <text:p>1.104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5" calcext:value-type="float">
            <text:p>775</text:p>
          </table:table-cell>
          <table:table-cell office:value-type="float" office:value="132" calcext:value-type="float">
            <text:p>132</text:p>
          </table:table-cell>
          <table:table-cell table:style-name="Default" table:formula="of:=IF([.$B164]&gt;=[.B$33]; ([.$B164] - [.B$33]) * [.D$9]; NA())" office:value-type="float" office:value="1.10418875" calcext:value-type="float">
            <text:p>1.104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5" calcext:value-type="float">
            <text:p>775</text:p>
          </table:table-cell>
          <table:table-cell office:value-type="float" office:value="133" calcext:value-type="float">
            <text:p>133</text:p>
          </table:table-cell>
          <table:table-cell table:style-name="Default" table:formula="of:=IF([.$B165]&gt;=[.B$33]; ([.$B165] - [.B$33]) * [.D$9]; NA())" office:value-type="float" office:value="1.10418875" calcext:value-type="float">
            <text:p>1.104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5" calcext:value-type="float">
            <text:p>775</text:p>
          </table:table-cell>
          <table:table-cell office:value-type="float" office:value="134" calcext:value-type="float">
            <text:p>134</text:p>
          </table:table-cell>
          <table:table-cell table:style-name="Default" table:formula="of:=IF([.$B166]&gt;=[.B$33]; ([.$B166] - [.B$33]) * [.D$9]; NA())" office:value-type="float" office:value="1.10418875" calcext:value-type="float">
            <text:p>1.104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3" calcext:value-type="float">
            <text:p>783</text:p>
          </table:table-cell>
          <table:table-cell office:value-type="float" office:value="135" calcext:value-type="float">
            <text:p>135</text:p>
          </table:table-cell>
          <table:table-cell table:style-name="Default" table:formula="of:=IF([.$B167]&gt;=[.B$33]; ([.$B167] - [.B$33]) * [.D$9]; NA())" office:value-type="float" office:value="1.11252225" calcext:value-type="float">
            <text:p>1.11252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style-name="Default" table:formula="of:=IF([.$B168]&gt;=[.B$33]; ([.$B168] - [.B$33]) * [.D$9]; NA())" office:value-type="float" office:value="1.1083555" calcext:value-type="float">
            <text:p>1.10835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9" calcext:value-type="float">
            <text:p>779</text:p>
          </table:table-cell>
          <table:table-cell office:value-type="float" office:value="137" calcext:value-type="float">
            <text:p>137</text:p>
          </table:table-cell>
          <table:table-cell table:style-name="Default" table:formula="of:=IF([.$B169]&gt;=[.B$33]; ([.$B169] - [.B$33]) * [.D$9]; NA())" office:value-type="float" office:value="1.1083555" calcext:value-type="float">
            <text:p>1.10835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79" calcext:value-type="float">
            <text:p>779</text:p>
          </table:table-cell>
          <table:table-cell office:value-type="float" office:value="138" calcext:value-type="float">
            <text:p>138</text:p>
          </table:table-cell>
          <table:table-cell table:style-name="Default" table:formula="of:=IF([.$B170]&gt;=[.B$33]; ([.$B170] - [.B$33]) * [.D$9]; NA())" office:value-type="float" office:value="1.1083555" calcext:value-type="float">
            <text:p>1.10835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3" calcext:value-type="float">
            <text:p>783</text:p>
          </table:table-cell>
          <table:table-cell office:value-type="float" office:value="139" calcext:value-type="float">
            <text:p>139</text:p>
          </table:table-cell>
          <table:table-cell table:style-name="Default" table:formula="of:=IF([.$B171]&gt;=[.B$33]; ([.$B171] - [.B$33]) * [.D$9]; NA())" office:value-type="float" office:value="1.11252225" calcext:value-type="float">
            <text:p>1.11252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3" calcext:value-type="float">
            <text:p>783</text:p>
          </table:table-cell>
          <table:table-cell office:value-type="float" office:value="140" calcext:value-type="float">
            <text:p>140</text:p>
          </table:table-cell>
          <table:table-cell table:style-name="Default" table:formula="of:=IF([.$B172]&gt;=[.B$33]; ([.$B172] - [.B$33]) * [.D$9]; NA())" office:value-type="float" office:value="1.11252225" calcext:value-type="float">
            <text:p>1.11252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3" calcext:value-type="float">
            <text:p>783</text:p>
          </table:table-cell>
          <table:table-cell office:value-type="float" office:value="141" calcext:value-type="float">
            <text:p>141</text:p>
          </table:table-cell>
          <table:table-cell table:style-name="Default" table:formula="of:=IF([.$B173]&gt;=[.B$33]; ([.$B173] - [.B$33]) * [.D$9]; NA())" office:value-type="float" office:value="1.11252225" calcext:value-type="float">
            <text:p>1.11252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3" calcext:value-type="float">
            <text:p>783</text:p>
          </table:table-cell>
          <table:table-cell office:value-type="float" office:value="142" calcext:value-type="float">
            <text:p>142</text:p>
          </table:table-cell>
          <table:table-cell table:style-name="Default" table:formula="of:=IF([.$B174]&gt;=[.B$33]; ([.$B174] - [.B$33]) * [.D$9]; NA())" office:value-type="float" office:value="1.11252225" calcext:value-type="float">
            <text:p>1.11252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43" calcext:value-type="float">
            <text:p>143</text:p>
          </table:table-cell>
          <table:table-cell table:style-name="Default" table:formula="of:=IF([.$B175]&gt;=[.B$33]; ([.$B175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7" calcext:value-type="float">
            <text:p>787</text:p>
          </table:table-cell>
          <table:table-cell office:value-type="float" office:value="144" calcext:value-type="float">
            <text:p>144</text:p>
          </table:table-cell>
          <table:table-cell table:style-name="Default" table:formula="of:=IF([.$B176]&gt;=[.B$33]; ([.$B176] - [.B$33]) * [.D$9]; NA())" office:value-type="float" office:value="1.116689" calcext:value-type="float">
            <text:p>1.11668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87" calcext:value-type="float">
            <text:p>787</text:p>
          </table:table-cell>
          <table:table-cell office:value-type="float" office:value="145" calcext:value-type="float">
            <text:p>145</text:p>
          </table:table-cell>
          <table:table-cell table:style-name="Default" table:formula="of:=IF([.$B177]&gt;=[.B$33]; ([.$B177] - [.B$33]) * [.D$9]; NA())" office:value-type="float" office:value="1.116689" calcext:value-type="float">
            <text:p>1.11668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1" calcext:value-type="float">
            <text:p>791</text:p>
          </table:table-cell>
          <table:table-cell office:value-type="float" office:value="146" calcext:value-type="float">
            <text:p>146</text:p>
          </table:table-cell>
          <table:table-cell table:style-name="Default" table:formula="of:=IF([.$B178]&gt;=[.B$33]; ([.$B178] - [.B$33]) * [.D$9]; NA())" office:value-type="float" office:value="1.12085575" calcext:value-type="float">
            <text:p>1.12085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1" calcext:value-type="float">
            <text:p>791</text:p>
          </table:table-cell>
          <table:table-cell office:value-type="float" office:value="147" calcext:value-type="float">
            <text:p>147</text:p>
          </table:table-cell>
          <table:table-cell table:style-name="Default" table:formula="of:=IF([.$B179]&gt;=[.B$33]; ([.$B179] - [.B$33]) * [.D$9]; NA())" office:value-type="float" office:value="1.12085575" calcext:value-type="float">
            <text:p>1.12085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1" calcext:value-type="float">
            <text:p>791</text:p>
          </table:table-cell>
          <table:table-cell office:value-type="float" office:value="148" calcext:value-type="float">
            <text:p>148</text:p>
          </table:table-cell>
          <table:table-cell table:style-name="Default" table:formula="of:=IF([.$B180]&gt;=[.B$33]; ([.$B180] - [.B$33]) * [.D$9]; NA())" office:value-type="float" office:value="1.12085575" calcext:value-type="float">
            <text:p>1.12085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1" calcext:value-type="float">
            <text:p>791</text:p>
          </table:table-cell>
          <table:table-cell office:value-type="float" office:value="149" calcext:value-type="float">
            <text:p>149</text:p>
          </table:table-cell>
          <table:table-cell table:style-name="Default" table:formula="of:=IF([.$B181]&gt;=[.B$33]; ([.$B181] - [.B$33]) * [.D$9]; NA())" office:value-type="float" office:value="1.12085575" calcext:value-type="float">
            <text:p>1.12085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1" calcext:value-type="float">
            <text:p>791</text:p>
          </table:table-cell>
          <table:table-cell office:value-type="float" office:value="150" calcext:value-type="float">
            <text:p>150</text:p>
          </table:table-cell>
          <table:table-cell table:style-name="Default" table:formula="of:=IF([.$B182]&gt;=[.B$33]; ([.$B182] - [.B$33]) * [.D$9]; NA())" office:value-type="float" office:value="1.12085575" calcext:value-type="float">
            <text:p>1.12085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51" calcext:value-type="float">
            <text:p>151</text:p>
          </table:table-cell>
          <table:table-cell table:style-name="Default" table:formula="of:=IF([.$B183]&gt;=[.B$33]; ([.$B183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5" calcext:value-type="float">
            <text:p>795</text:p>
          </table:table-cell>
          <table:table-cell office:value-type="float" office:value="152" calcext:value-type="float">
            <text:p>152</text:p>
          </table:table-cell>
          <table:table-cell table:style-name="Default" table:formula="of:=IF([.$B184]&gt;=[.B$33]; ([.$B184] - [.B$33]) * [.D$9]; NA())" office:value-type="float" office:value="1.1250225" calcext:value-type="float">
            <text:p>1.1250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5" calcext:value-type="float">
            <text:p>795</text:p>
          </table:table-cell>
          <table:table-cell office:value-type="float" office:value="153" calcext:value-type="float">
            <text:p>153</text:p>
          </table:table-cell>
          <table:table-cell table:style-name="Default" table:formula="of:=IF([.$B185]&gt;=[.B$33]; ([.$B185] - [.B$33]) * [.D$9]; NA())" office:value-type="float" office:value="1.1250225" calcext:value-type="float">
            <text:p>1.1250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5" calcext:value-type="float">
            <text:p>795</text:p>
          </table:table-cell>
          <table:table-cell office:value-type="float" office:value="154" calcext:value-type="float">
            <text:p>154</text:p>
          </table:table-cell>
          <table:table-cell table:style-name="Default" table:formula="of:=IF([.$B186]&gt;=[.B$33]; ([.$B186] - [.B$33]) * [.D$9]; NA())" office:value-type="float" office:value="1.1250225" calcext:value-type="float">
            <text:p>1.1250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55" calcext:value-type="float">
            <text:p>155</text:p>
          </table:table-cell>
          <table:table-cell table:style-name="Default" table:formula="of:=IF([.$B187]&gt;=[.B$33]; ([.$B187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56" calcext:value-type="float">
            <text:p>156</text:p>
          </table:table-cell>
          <table:table-cell table:style-name="Default" table:formula="of:=IF([.$B188]&gt;=[.B$33]; ([.$B188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57" calcext:value-type="float">
            <text:p>157</text:p>
          </table:table-cell>
          <table:table-cell table:style-name="Default" table:formula="of:=IF([.$B189]&gt;=[.B$33]; ([.$B189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799" calcext:value-type="float">
            <text:p>799</text:p>
          </table:table-cell>
          <table:table-cell office:value-type="float" office:value="158" calcext:value-type="float">
            <text:p>158</text:p>
          </table:table-cell>
          <table:table-cell table:style-name="Default" table:formula="of:=IF([.$B190]&gt;=[.B$33]; ([.$B190] - [.B$33]) * [.D$9]; NA())" office:value-type="float" office:value="1.12918925" calcext:value-type="float">
            <text:p>1.1291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59" calcext:value-type="float">
            <text:p>159</text:p>
          </table:table-cell>
          <table:table-cell table:style-name="Default" table:formula="of:=IF([.$B191]&gt;=[.B$33]; ([.$B191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3" calcext:value-type="float">
            <text:p>803</text:p>
          </table:table-cell>
          <table:table-cell office:value-type="float" office:value="160" calcext:value-type="float">
            <text:p>160</text:p>
          </table:table-cell>
          <table:table-cell table:style-name="Default" table:formula="of:=IF([.$B192]&gt;=[.B$33]; ([.$B192] - [.B$33]) * [.D$9]; NA())" office:value-type="float" office:value="1.133356" calcext:value-type="float">
            <text:p>1.13335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3" calcext:value-type="float">
            <text:p>803</text:p>
          </table:table-cell>
          <table:table-cell office:value-type="float" office:value="161" calcext:value-type="float">
            <text:p>161</text:p>
          </table:table-cell>
          <table:table-cell table:style-name="Default" table:formula="of:=IF([.$B193]&gt;=[.B$33]; ([.$B193] - [.B$33]) * [.D$9]; NA())" office:value-type="float" office:value="1.133356" calcext:value-type="float">
            <text:p>1.13335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3" calcext:value-type="float">
            <text:p>803</text:p>
          </table:table-cell>
          <table:table-cell office:value-type="float" office:value="162" calcext:value-type="float">
            <text:p>162</text:p>
          </table:table-cell>
          <table:table-cell table:style-name="Default" table:formula="of:=IF([.$B194]&gt;=[.B$33]; ([.$B194] - [.B$33]) * [.D$9]; NA())" office:value-type="float" office:value="1.133356" calcext:value-type="float">
            <text:p>1.13335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7" calcext:value-type="float">
            <text:p>807</text:p>
          </table:table-cell>
          <table:table-cell office:value-type="float" office:value="163" calcext:value-type="float">
            <text:p>163</text:p>
          </table:table-cell>
          <table:table-cell table:style-name="Default" table:formula="of:=IF([.$B195]&gt;=[.B$33]; ([.$B195] - [.B$33]) * [.D$9]; NA())" office:value-type="float" office:value="1.13752275" calcext:value-type="float">
            <text:p>1.13752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7" calcext:value-type="float">
            <text:p>807</text:p>
          </table:table-cell>
          <table:table-cell office:value-type="float" office:value="164" calcext:value-type="float">
            <text:p>164</text:p>
          </table:table-cell>
          <table:table-cell table:style-name="Default" table:formula="of:=IF([.$B196]&gt;=[.B$33]; ([.$B196] - [.B$33]) * [.D$9]; NA())" office:value-type="float" office:value="1.13752275" calcext:value-type="float">
            <text:p>1.13752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7" calcext:value-type="float">
            <text:p>807</text:p>
          </table:table-cell>
          <table:table-cell office:value-type="float" office:value="165" calcext:value-type="float">
            <text:p>165</text:p>
          </table:table-cell>
          <table:table-cell table:style-name="Default" table:formula="of:=IF([.$B197]&gt;=[.B$33]; ([.$B197] - [.B$33]) * [.D$9]; NA())" office:value-type="float" office:value="1.13752275" calcext:value-type="float">
            <text:p>1.13752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07" calcext:value-type="float">
            <text:p>807</text:p>
          </table:table-cell>
          <table:table-cell office:value-type="float" office:value="166" calcext:value-type="float">
            <text:p>166</text:p>
          </table:table-cell>
          <table:table-cell table:style-name="Default" table:formula="of:=IF([.$B198]&gt;=[.B$33]; ([.$B198] - [.B$33]) * [.D$9]; NA())" office:value-type="float" office:value="1.13752275" calcext:value-type="float">
            <text:p>1.13752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67" calcext:value-type="float">
            <text:p>167</text:p>
          </table:table-cell>
          <table:table-cell table:style-name="Default" table:formula="of:=IF([.$B199]&gt;=[.B$33]; ([.$B199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1" calcext:value-type="float">
            <text:p>811</text:p>
          </table:table-cell>
          <table:table-cell office:value-type="float" office:value="168" calcext:value-type="float">
            <text:p>168</text:p>
          </table:table-cell>
          <table:table-cell table:style-name="Default" table:formula="of:=IF([.$B200]&gt;=[.B$33]; ([.$B200] - [.B$33]) * [.D$9]; NA())" office:value-type="float" office:value="1.1416895" calcext:value-type="float">
            <text:p>1.14168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1" calcext:value-type="float">
            <text:p>811</text:p>
          </table:table-cell>
          <table:table-cell office:value-type="float" office:value="169" calcext:value-type="float">
            <text:p>169</text:p>
          </table:table-cell>
          <table:table-cell table:style-name="Default" table:formula="of:=IF([.$B201]&gt;=[.B$33]; ([.$B201] - [.B$33]) * [.D$9]; NA())" office:value-type="float" office:value="1.1416895" calcext:value-type="float">
            <text:p>1.14168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70" calcext:value-type="float">
            <text:p>170</text:p>
          </table:table-cell>
          <table:table-cell table:style-name="Default" table:formula="of:=IF([.$B202]&gt;=[.B$33]; ([.$B202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71" calcext:value-type="float">
            <text:p>171</text:p>
          </table:table-cell>
          <table:table-cell table:style-name="Default" table:formula="of:=IF([.$B203]&gt;=[.B$33]; ([.$B203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72" calcext:value-type="float">
            <text:p>172</text:p>
          </table:table-cell>
          <table:table-cell table:style-name="Default" table:formula="of:=IF([.$B204]&gt;=[.B$33]; ([.$B204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73" calcext:value-type="float">
            <text:p>173</text:p>
          </table:table-cell>
          <table:table-cell table:style-name="Default" table:formula="of:=IF([.$B205]&gt;=[.B$33]; ([.$B205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5" calcext:value-type="float">
            <text:p>815</text:p>
          </table:table-cell>
          <table:table-cell office:value-type="float" office:value="174" calcext:value-type="float">
            <text:p>174</text:p>
          </table:table-cell>
          <table:table-cell table:style-name="Default" table:formula="of:=IF([.$B206]&gt;=[.B$33]; ([.$B206] - [.B$33]) * [.D$9]; NA())" office:value-type="float" office:value="1.14585625" calcext:value-type="float">
            <text:p>1.145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75" calcext:value-type="float">
            <text:p>175</text:p>
          </table:table-cell>
          <table:table-cell table:style-name="Default" table:formula="of:=IF([.$B207]&gt;=[.B$33]; ([.$B207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9" calcext:value-type="float">
            <text:p>819</text:p>
          </table:table-cell>
          <table:table-cell office:value-type="float" office:value="176" calcext:value-type="float">
            <text:p>176</text:p>
          </table:table-cell>
          <table:table-cell table:style-name="Default" table:formula="of:=IF([.$B208]&gt;=[.B$33]; ([.$B208] - [.B$33]) * [.D$9]; NA())" office:value-type="float" office:value="1.150023" calcext:value-type="float">
            <text:p>1.15002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9" calcext:value-type="float">
            <text:p>819</text:p>
          </table:table-cell>
          <table:table-cell office:value-type="float" office:value="177" calcext:value-type="float">
            <text:p>177</text:p>
          </table:table-cell>
          <table:table-cell table:style-name="Default" table:formula="of:=IF([.$B209]&gt;=[.B$33]; ([.$B209] - [.B$33]) * [.D$9]; NA())" office:value-type="float" office:value="1.150023" calcext:value-type="float">
            <text:p>1.15002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19" calcext:value-type="float">
            <text:p>819</text:p>
          </table:table-cell>
          <table:table-cell office:value-type="float" office:value="178" calcext:value-type="float">
            <text:p>178</text:p>
          </table:table-cell>
          <table:table-cell table:style-name="Default" table:formula="of:=IF([.$B210]&gt;=[.B$33]; ([.$B210] - [.B$33]) * [.D$9]; NA())" office:value-type="float" office:value="1.150023" calcext:value-type="float">
            <text:p>1.15002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3" calcext:value-type="float">
            <text:p>823</text:p>
          </table:table-cell>
          <table:table-cell office:value-type="float" office:value="179" calcext:value-type="float">
            <text:p>179</text:p>
          </table:table-cell>
          <table:table-cell table:style-name="Default" table:formula="of:=IF([.$B211]&gt;=[.B$33]; ([.$B211] - [.B$33]) * [.D$9]; NA())" office:value-type="float" office:value="1.15418975" calcext:value-type="float">
            <text:p>1.15418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3" calcext:value-type="float">
            <text:p>823</text:p>
          </table:table-cell>
          <table:table-cell office:value-type="float" office:value="180" calcext:value-type="float">
            <text:p>180</text:p>
          </table:table-cell>
          <table:table-cell table:style-name="Default" table:formula="of:=IF([.$B212]&gt;=[.B$33]; ([.$B212] - [.B$33]) * [.D$9]; NA())" office:value-type="float" office:value="1.15418975" calcext:value-type="float">
            <text:p>1.15418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3" calcext:value-type="float">
            <text:p>823</text:p>
          </table:table-cell>
          <table:table-cell office:value-type="float" office:value="181" calcext:value-type="float">
            <text:p>181</text:p>
          </table:table-cell>
          <table:table-cell table:style-name="Default" table:formula="of:=IF([.$B213]&gt;=[.B$33]; ([.$B213] - [.B$33]) * [.D$9]; NA())" office:value-type="float" office:value="1.15418975" calcext:value-type="float">
            <text:p>1.15418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3" calcext:value-type="float">
            <text:p>823</text:p>
          </table:table-cell>
          <table:table-cell office:value-type="float" office:value="182" calcext:value-type="float">
            <text:p>182</text:p>
          </table:table-cell>
          <table:table-cell table:style-name="Default" table:formula="of:=IF([.$B214]&gt;=[.B$33]; ([.$B214] - [.B$33]) * [.D$9]; NA())" office:value-type="float" office:value="1.15418975" calcext:value-type="float">
            <text:p>1.15418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83" calcext:value-type="float">
            <text:p>183</text:p>
          </table:table-cell>
          <table:table-cell table:style-name="Default" table:formula="of:=IF([.$B215]&gt;=[.B$33]; ([.$B215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7" calcext:value-type="float">
            <text:p>827</text:p>
          </table:table-cell>
          <table:table-cell office:value-type="float" office:value="184" calcext:value-type="float">
            <text:p>184</text:p>
          </table:table-cell>
          <table:table-cell table:style-name="Default" table:formula="of:=IF([.$B216]&gt;=[.B$33]; ([.$B216] - [.B$33]) * [.D$9]; NA())" office:value-type="float" office:value="1.1583565" calcext:value-type="float">
            <text:p>1.15835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7" calcext:value-type="float">
            <text:p>827</text:p>
          </table:table-cell>
          <table:table-cell office:value-type="float" office:value="185" calcext:value-type="float">
            <text:p>185</text:p>
          </table:table-cell>
          <table:table-cell table:style-name="Default" table:formula="of:=IF([.$B217]&gt;=[.B$33]; ([.$B217] - [.B$33]) * [.D$9]; NA())" office:value-type="float" office:value="1.1583565" calcext:value-type="float">
            <text:p>1.15835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27" calcext:value-type="float">
            <text:p>827</text:p>
          </table:table-cell>
          <table:table-cell office:value-type="float" office:value="186" calcext:value-type="float">
            <text:p>186</text:p>
          </table:table-cell>
          <table:table-cell table:style-name="Default" table:formula="of:=IF([.$B218]&gt;=[.B$33]; ([.$B218] - [.B$33]) * [.D$9]; NA())" office:value-type="float" office:value="1.1583565" calcext:value-type="float">
            <text:p>1.15835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87" calcext:value-type="float">
            <text:p>187</text:p>
          </table:table-cell>
          <table:table-cell table:style-name="Default" table:formula="of:=IF([.$B219]&gt;=[.B$33]; ([.$B219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88" calcext:value-type="float">
            <text:p>188</text:p>
          </table:table-cell>
          <table:table-cell table:style-name="Default" table:formula="of:=IF([.$B220]&gt;=[.B$33]; ([.$B220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89" calcext:value-type="float">
            <text:p>189</text:p>
          </table:table-cell>
          <table:table-cell table:style-name="Default" table:formula="of:=IF([.$B221]&gt;=[.B$33]; ([.$B221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1" calcext:value-type="float">
            <text:p>831</text:p>
          </table:table-cell>
          <table:table-cell office:value-type="float" office:value="190" calcext:value-type="float">
            <text:p>190</text:p>
          </table:table-cell>
          <table:table-cell table:style-name="Default" table:formula="of:=IF([.$B222]&gt;=[.B$33]; ([.$B222] - [.B$33]) * [.D$9]; NA())" office:value-type="float" office:value="1.16252325" calcext:value-type="float">
            <text:p>1.1625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191" calcext:value-type="float">
            <text:p>191</text:p>
          </table:table-cell>
          <table:table-cell table:style-name="Default" table:formula="of:=IF([.$B223]&gt;=[.B$33]; ([.$B223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5" calcext:value-type="float">
            <text:p>835</text:p>
          </table:table-cell>
          <table:table-cell office:value-type="float" office:value="192" calcext:value-type="float">
            <text:p>192</text:p>
          </table:table-cell>
          <table:table-cell table:style-name="Default" table:formula="of:=IF([.$B224]&gt;=[.B$33]; ([.$B224] - [.B$33]) * [.D$9]; NA())" office:value-type="float" office:value="1.16669" calcext:value-type="float">
            <text:p>1.166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5" calcext:value-type="float">
            <text:p>835</text:p>
          </table:table-cell>
          <table:table-cell office:value-type="float" office:value="193" calcext:value-type="float">
            <text:p>193</text:p>
          </table:table-cell>
          <table:table-cell table:style-name="Default" table:formula="of:=IF([.$B225]&gt;=[.B$33]; ([.$B225] - [.B$33]) * [.D$9]; NA())" office:value-type="float" office:value="1.16669" calcext:value-type="float">
            <text:p>1.166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5" calcext:value-type="float">
            <text:p>835</text:p>
          </table:table-cell>
          <table:table-cell office:value-type="float" office:value="194" calcext:value-type="float">
            <text:p>194</text:p>
          </table:table-cell>
          <table:table-cell table:style-name="Default" table:formula="of:=IF([.$B226]&gt;=[.B$33]; ([.$B226] - [.B$33]) * [.D$9]; NA())" office:value-type="float" office:value="1.16669" calcext:value-type="float">
            <text:p>1.166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9" calcext:value-type="float">
            <text:p>839</text:p>
          </table:table-cell>
          <table:table-cell office:value-type="float" office:value="195" calcext:value-type="float">
            <text:p>195</text:p>
          </table:table-cell>
          <table:table-cell table:style-name="Default" table:formula="of:=IF([.$B227]&gt;=[.B$33]; ([.$B227] - [.B$33]) * [.D$9]; NA())" office:value-type="float" office:value="1.17085675" calcext:value-type="float">
            <text:p>1.17085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9" calcext:value-type="float">
            <text:p>839</text:p>
          </table:table-cell>
          <table:table-cell office:value-type="float" office:value="196" calcext:value-type="float">
            <text:p>196</text:p>
          </table:table-cell>
          <table:table-cell table:style-name="Default" table:formula="of:=IF([.$B228]&gt;=[.B$33]; ([.$B228] - [.B$33]) * [.D$9]; NA())" office:value-type="float" office:value="1.17085675" calcext:value-type="float">
            <text:p>1.17085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9" calcext:value-type="float">
            <text:p>839</text:p>
          </table:table-cell>
          <table:table-cell office:value-type="float" office:value="197" calcext:value-type="float">
            <text:p>197</text:p>
          </table:table-cell>
          <table:table-cell table:style-name="Default" table:formula="of:=IF([.$B229]&gt;=[.B$33]; ([.$B229] - [.B$33]) * [.D$9]; NA())" office:value-type="float" office:value="1.17085675" calcext:value-type="float">
            <text:p>1.17085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39" calcext:value-type="float">
            <text:p>839</text:p>
          </table:table-cell>
          <table:table-cell office:value-type="float" office:value="198" calcext:value-type="float">
            <text:p>198</text:p>
          </table:table-cell>
          <table:table-cell table:style-name="Default" table:formula="of:=IF([.$B230]&gt;=[.B$33]; ([.$B230] - [.B$33]) * [.D$9]; NA())" office:value-type="float" office:value="1.17085675" calcext:value-type="float">
            <text:p>1.17085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7" calcext:value-type="float">
            <text:p>847</text:p>
          </table:table-cell>
          <table:table-cell office:value-type="float" office:value="199" calcext:value-type="float">
            <text:p>199</text:p>
          </table:table-cell>
          <table:table-cell table:style-name="Default" table:formula="of:=IF([.$B231]&gt;=[.B$33]; ([.$B231] - [.B$33]) * [.D$9]; NA())" office:value-type="float" office:value="1.17919025" calcext:value-type="float">
            <text:p>1.17919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3" calcext:value-type="float">
            <text:p>843</text:p>
          </table:table-cell>
          <table:table-cell office:value-type="float" office:value="200" calcext:value-type="float">
            <text:p>200</text:p>
          </table:table-cell>
          <table:table-cell table:style-name="Default" table:formula="of:=IF([.$B232]&gt;=[.B$33]; ([.$B232] - [.B$33]) * [.D$9]; NA())" office:value-type="float" office:value="1.1750235" calcext:value-type="float">
            <text:p>1.17502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3" calcext:value-type="float">
            <text:p>843</text:p>
          </table:table-cell>
          <table:table-cell office:value-type="float" office:value="201" calcext:value-type="float">
            <text:p>201</text:p>
          </table:table-cell>
          <table:table-cell table:style-name="Default" table:formula="of:=IF([.$B233]&gt;=[.B$33]; ([.$B233] - [.B$33]) * [.D$9]; NA())" office:value-type="float" office:value="1.1750235" calcext:value-type="float">
            <text:p>1.17502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3" calcext:value-type="float">
            <text:p>843</text:p>
          </table:table-cell>
          <table:table-cell office:value-type="float" office:value="202" calcext:value-type="float">
            <text:p>202</text:p>
          </table:table-cell>
          <table:table-cell table:style-name="Default" table:formula="of:=IF([.$B234]&gt;=[.B$33]; ([.$B234] - [.B$33]) * [.D$9]; NA())" office:value-type="float" office:value="1.1750235" calcext:value-type="float">
            <text:p>1.17502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7" calcext:value-type="float">
            <text:p>847</text:p>
          </table:table-cell>
          <table:table-cell office:value-type="float" office:value="203" calcext:value-type="float">
            <text:p>203</text:p>
          </table:table-cell>
          <table:table-cell table:style-name="Default" table:formula="of:=IF([.$B235]&gt;=[.B$33]; ([.$B235] - [.B$33]) * [.D$9]; NA())" office:value-type="float" office:value="1.17919025" calcext:value-type="float">
            <text:p>1.17919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7" calcext:value-type="float">
            <text:p>847</text:p>
          </table:table-cell>
          <table:table-cell office:value-type="float" office:value="204" calcext:value-type="float">
            <text:p>204</text:p>
          </table:table-cell>
          <table:table-cell table:style-name="Default" table:formula="of:=IF([.$B236]&gt;=[.B$33]; ([.$B236] - [.B$33]) * [.D$9]; NA())" office:value-type="float" office:value="1.17919025" calcext:value-type="float">
            <text:p>1.17919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7" calcext:value-type="float">
            <text:p>847</text:p>
          </table:table-cell>
          <table:table-cell office:value-type="float" office:value="205" calcext:value-type="float">
            <text:p>205</text:p>
          </table:table-cell>
          <table:table-cell table:style-name="Default" table:formula="of:=IF([.$B237]&gt;=[.B$33]; ([.$B237] - [.B$33]) * [.D$9]; NA())" office:value-type="float" office:value="1.17919025" calcext:value-type="float">
            <text:p>1.17919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47" calcext:value-type="float">
            <text:p>847</text:p>
          </table:table-cell>
          <table:table-cell office:value-type="float" office:value="206" calcext:value-type="float">
            <text:p>206</text:p>
          </table:table-cell>
          <table:table-cell table:style-name="Default" table:formula="of:=IF([.$B238]&gt;=[.B$33]; ([.$B238] - [.B$33]) * [.D$9]; NA())" office:value-type="float" office:value="1.17919025" calcext:value-type="float">
            <text:p>1.17919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07" calcext:value-type="float">
            <text:p>207</text:p>
          </table:table-cell>
          <table:table-cell table:style-name="Default" table:formula="of:=IF([.$B239]&gt;=[.B$33]; ([.$B239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1" calcext:value-type="float">
            <text:p>851</text:p>
          </table:table-cell>
          <table:table-cell office:value-type="float" office:value="208" calcext:value-type="float">
            <text:p>208</text:p>
          </table:table-cell>
          <table:table-cell table:style-name="Default" table:formula="of:=IF([.$B240]&gt;=[.B$33]; ([.$B240] - [.B$33]) * [.D$9]; NA())" office:value-type="float" office:value="1.183357" calcext:value-type="float">
            <text:p>1.18335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1" calcext:value-type="float">
            <text:p>851</text:p>
          </table:table-cell>
          <table:table-cell office:value-type="float" office:value="209" calcext:value-type="float">
            <text:p>209</text:p>
          </table:table-cell>
          <table:table-cell table:style-name="Default" table:formula="of:=IF([.$B241]&gt;=[.B$33]; ([.$B241] - [.B$33]) * [.D$9]; NA())" office:value-type="float" office:value="1.183357" calcext:value-type="float">
            <text:p>1.18335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1" calcext:value-type="float">
            <text:p>851</text:p>
          </table:table-cell>
          <table:table-cell office:value-type="float" office:value="210" calcext:value-type="float">
            <text:p>210</text:p>
          </table:table-cell>
          <table:table-cell table:style-name="Default" table:formula="of:=IF([.$B242]&gt;=[.B$33]; ([.$B242] - [.B$33]) * [.D$9]; NA())" office:value-type="float" office:value="1.183357" calcext:value-type="float">
            <text:p>1.18335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5" calcext:value-type="float">
            <text:p>855</text:p>
          </table:table-cell>
          <table:table-cell office:value-type="float" office:value="211" calcext:value-type="float">
            <text:p>211</text:p>
          </table:table-cell>
          <table:table-cell table:style-name="Default" table:formula="of:=IF([.$B243]&gt;=[.B$33]; ([.$B243] - [.B$33]) * [.D$9]; NA())" office:value-type="float" office:value="1.18752375" calcext:value-type="float">
            <text:p>1.1875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5" calcext:value-type="float">
            <text:p>855</text:p>
          </table:table-cell>
          <table:table-cell office:value-type="float" office:value="212" calcext:value-type="float">
            <text:p>212</text:p>
          </table:table-cell>
          <table:table-cell table:style-name="Default" table:formula="of:=IF([.$B244]&gt;=[.B$33]; ([.$B244] - [.B$33]) * [.D$9]; NA())" office:value-type="float" office:value="1.18752375" calcext:value-type="float">
            <text:p>1.1875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5" calcext:value-type="float">
            <text:p>855</text:p>
          </table:table-cell>
          <table:table-cell office:value-type="float" office:value="213" calcext:value-type="float">
            <text:p>213</text:p>
          </table:table-cell>
          <table:table-cell table:style-name="Default" table:formula="of:=IF([.$B245]&gt;=[.B$33]; ([.$B245] - [.B$33]) * [.D$9]; NA())" office:value-type="float" office:value="1.18752375" calcext:value-type="float">
            <text:p>1.1875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5" calcext:value-type="float">
            <text:p>855</text:p>
          </table:table-cell>
          <table:table-cell office:value-type="float" office:value="214" calcext:value-type="float">
            <text:p>214</text:p>
          </table:table-cell>
          <table:table-cell table:style-name="Default" table:formula="of:=IF([.$B246]&gt;=[.B$33]; ([.$B246] - [.B$33]) * [.D$9]; NA())" office:value-type="float" office:value="1.18752375" calcext:value-type="float">
            <text:p>1.1875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15" calcext:value-type="float">
            <text:p>215</text:p>
          </table:table-cell>
          <table:table-cell table:style-name="Default" table:formula="of:=IF([.$B247]&gt;=[.B$33]; ([.$B247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16" calcext:value-type="float">
            <text:p>216</text:p>
          </table:table-cell>
          <table:table-cell table:style-name="Default" table:formula="of:=IF([.$B248]&gt;=[.B$33]; ([.$B248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59" calcext:value-type="float">
            <text:p>859</text:p>
          </table:table-cell>
          <table:table-cell office:value-type="float" office:value="217" calcext:value-type="float">
            <text:p>217</text:p>
          </table:table-cell>
          <table:table-cell table:style-name="Default" table:formula="of:=IF([.$B249]&gt;=[.B$33]; ([.$B249] - [.B$33]) * [.D$9]; NA())" office:value-type="float" office:value="1.1916905" calcext:value-type="float">
            <text:p>1.19169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18" calcext:value-type="float">
            <text:p>218</text:p>
          </table:table-cell>
          <table:table-cell table:style-name="Default" table:formula="of:=IF([.$B250]&gt;=[.B$33]; ([.$B250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19" calcext:value-type="float">
            <text:p>219</text:p>
          </table:table-cell>
          <table:table-cell table:style-name="Default" table:formula="of:=IF([.$B251]&gt;=[.B$33]; ([.$B251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20" calcext:value-type="float">
            <text:p>220</text:p>
          </table:table-cell>
          <table:table-cell table:style-name="Default" table:formula="of:=IF([.$B252]&gt;=[.B$33]; ([.$B252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21" calcext:value-type="float">
            <text:p>221</text:p>
          </table:table-cell>
          <table:table-cell table:style-name="Default" table:formula="of:=IF([.$B253]&gt;=[.B$33]; ([.$B253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3" calcext:value-type="float">
            <text:p>863</text:p>
          </table:table-cell>
          <table:table-cell office:value-type="float" office:value="222" calcext:value-type="float">
            <text:p>222</text:p>
          </table:table-cell>
          <table:table-cell table:style-name="Default" table:formula="of:=IF([.$B254]&gt;=[.B$33]; ([.$B254] - [.B$33]) * [.D$9]; NA())" office:value-type="float" office:value="1.19585725" calcext:value-type="float">
            <text:p>1.1958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23" calcext:value-type="float">
            <text:p>223</text:p>
          </table:table-cell>
          <table:table-cell table:style-name="Default" table:formula="of:=IF([.$B255]&gt;=[.B$33]; ([.$B255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7" calcext:value-type="float">
            <text:p>867</text:p>
          </table:table-cell>
          <table:table-cell office:value-type="float" office:value="224" calcext:value-type="float">
            <text:p>224</text:p>
          </table:table-cell>
          <table:table-cell table:style-name="Default" table:formula="of:=IF([.$B256]&gt;=[.B$33]; ([.$B256] - [.B$33]) * [.D$9]; NA())" office:value-type="float" office:value="1.200024" calcext:value-type="float">
            <text:p>1.20002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7" calcext:value-type="float">
            <text:p>867</text:p>
          </table:table-cell>
          <table:table-cell office:value-type="float" office:value="225" calcext:value-type="float">
            <text:p>225</text:p>
          </table:table-cell>
          <table:table-cell table:style-name="Default" table:formula="of:=IF([.$B257]&gt;=[.B$33]; ([.$B257] - [.B$33]) * [.D$9]; NA())" office:value-type="float" office:value="1.200024" calcext:value-type="float">
            <text:p>1.20002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67" calcext:value-type="float">
            <text:p>867</text:p>
          </table:table-cell>
          <table:table-cell office:value-type="float" office:value="226" calcext:value-type="float">
            <text:p>226</text:p>
          </table:table-cell>
          <table:table-cell table:style-name="Default" table:formula="of:=IF([.$B258]&gt;=[.B$33]; ([.$B258] - [.B$33]) * [.D$9]; NA())" office:value-type="float" office:value="1.200024" calcext:value-type="float">
            <text:p>1.20002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1" calcext:value-type="float">
            <text:p>871</text:p>
          </table:table-cell>
          <table:table-cell office:value-type="float" office:value="227" calcext:value-type="float">
            <text:p>227</text:p>
          </table:table-cell>
          <table:table-cell table:style-name="Default" table:formula="of:=IF([.$B259]&gt;=[.B$33]; ([.$B259] - [.B$33]) * [.D$9]; NA())" office:value-type="float" office:value="1.20419075" calcext:value-type="float">
            <text:p>1.20419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1" calcext:value-type="float">
            <text:p>871</text:p>
          </table:table-cell>
          <table:table-cell office:value-type="float" office:value="228" calcext:value-type="float">
            <text:p>228</text:p>
          </table:table-cell>
          <table:table-cell table:style-name="Default" table:formula="of:=IF([.$B260]&gt;=[.B$33]; ([.$B260] - [.B$33]) * [.D$9]; NA())" office:value-type="float" office:value="1.20419075" calcext:value-type="float">
            <text:p>1.20419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1" calcext:value-type="float">
            <text:p>871</text:p>
          </table:table-cell>
          <table:table-cell office:value-type="float" office:value="229" calcext:value-type="float">
            <text:p>229</text:p>
          </table:table-cell>
          <table:table-cell table:style-name="Default" table:formula="of:=IF([.$B261]&gt;=[.B$33]; ([.$B261] - [.B$33]) * [.D$9]; NA())" office:value-type="float" office:value="1.20419075" calcext:value-type="float">
            <text:p>1.20419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1" calcext:value-type="float">
            <text:p>871</text:p>
          </table:table-cell>
          <table:table-cell office:value-type="float" office:value="230" calcext:value-type="float">
            <text:p>230</text:p>
          </table:table-cell>
          <table:table-cell table:style-name="Default" table:formula="of:=IF([.$B262]&gt;=[.B$33]; ([.$B262] - [.B$33]) * [.D$9]; NA())" office:value-type="float" office:value="1.20419075" calcext:value-type="float">
            <text:p>1.20419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9" calcext:value-type="float">
            <text:p>879</text:p>
          </table:table-cell>
          <table:table-cell office:value-type="float" office:value="231" calcext:value-type="float">
            <text:p>231</text:p>
          </table:table-cell>
          <table:table-cell table:style-name="Default" table:formula="of:=IF([.$B263]&gt;=[.B$33]; ([.$B263] - [.B$33]) * [.D$9]; NA())" office:value-type="float" office:value="1.21252425" calcext:value-type="float">
            <text:p>1.21252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5" calcext:value-type="float">
            <text:p>875</text:p>
          </table:table-cell>
          <table:table-cell office:value-type="float" office:value="232" calcext:value-type="float">
            <text:p>232</text:p>
          </table:table-cell>
          <table:table-cell table:style-name="Default" table:formula="of:=IF([.$B264]&gt;=[.B$33]; ([.$B264] - [.B$33]) * [.D$9]; NA())" office:value-type="float" office:value="1.2083575" calcext:value-type="float">
            <text:p>1.2083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5" calcext:value-type="float">
            <text:p>875</text:p>
          </table:table-cell>
          <table:table-cell office:value-type="float" office:value="233" calcext:value-type="float">
            <text:p>233</text:p>
          </table:table-cell>
          <table:table-cell table:style-name="Default" table:formula="of:=IF([.$B265]&gt;=[.B$33]; ([.$B265] - [.B$33]) * [.D$9]; NA())" office:value-type="float" office:value="1.2083575" calcext:value-type="float">
            <text:p>1.2083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5" calcext:value-type="float">
            <text:p>875</text:p>
          </table:table-cell>
          <table:table-cell office:value-type="float" office:value="234" calcext:value-type="float">
            <text:p>234</text:p>
          </table:table-cell>
          <table:table-cell table:style-name="Default" table:formula="of:=IF([.$B266]&gt;=[.B$33]; ([.$B266] - [.B$33]) * [.D$9]; NA())" office:value-type="float" office:value="1.2083575" calcext:value-type="float">
            <text:p>1.2083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9" calcext:value-type="float">
            <text:p>879</text:p>
          </table:table-cell>
          <table:table-cell office:value-type="float" office:value="235" calcext:value-type="float">
            <text:p>235</text:p>
          </table:table-cell>
          <table:table-cell table:style-name="Default" table:formula="of:=IF([.$B267]&gt;=[.B$33]; ([.$B267] - [.B$33]) * [.D$9]; NA())" office:value-type="float" office:value="1.21252425" calcext:value-type="float">
            <text:p>1.21252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9" calcext:value-type="float">
            <text:p>879</text:p>
          </table:table-cell>
          <table:table-cell office:value-type="float" office:value="236" calcext:value-type="float">
            <text:p>236</text:p>
          </table:table-cell>
          <table:table-cell table:style-name="Default" table:formula="of:=IF([.$B268]&gt;=[.B$33]; ([.$B268] - [.B$33]) * [.D$9]; NA())" office:value-type="float" office:value="1.21252425" calcext:value-type="float">
            <text:p>1.21252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9" calcext:value-type="float">
            <text:p>879</text:p>
          </table:table-cell>
          <table:table-cell office:value-type="float" office:value="237" calcext:value-type="float">
            <text:p>237</text:p>
          </table:table-cell>
          <table:table-cell table:style-name="Default" table:formula="of:=IF([.$B269]&gt;=[.B$33]; ([.$B269] - [.B$33]) * [.D$9]; NA())" office:value-type="float" office:value="1.21252425" calcext:value-type="float">
            <text:p>1.21252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79" calcext:value-type="float">
            <text:p>879</text:p>
          </table:table-cell>
          <table:table-cell office:value-type="float" office:value="238" calcext:value-type="float">
            <text:p>238</text:p>
          </table:table-cell>
          <table:table-cell table:style-name="Default" table:formula="of:=IF([.$B270]&gt;=[.B$33]; ([.$B270] - [.B$33]) * [.D$9]; NA())" office:value-type="float" office:value="1.21252425" calcext:value-type="float">
            <text:p>1.21252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39" calcext:value-type="float">
            <text:p>239</text:p>
          </table:table-cell>
          <table:table-cell table:style-name="Default" table:formula="of:=IF([.$B271]&gt;=[.B$33]; ([.$B271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3" calcext:value-type="float">
            <text:p>883</text:p>
          </table:table-cell>
          <table:table-cell office:value-type="float" office:value="240" calcext:value-type="float">
            <text:p>240</text:p>
          </table:table-cell>
          <table:table-cell table:style-name="Default" table:formula="of:=IF([.$B272]&gt;=[.B$33]; ([.$B272] - [.B$33]) * [.D$9]; NA())" office:value-type="float" office:value="1.216691" calcext:value-type="float">
            <text:p>1.21669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3" calcext:value-type="float">
            <text:p>883</text:p>
          </table:table-cell>
          <table:table-cell office:value-type="float" office:value="241" calcext:value-type="float">
            <text:p>241</text:p>
          </table:table-cell>
          <table:table-cell table:style-name="Default" table:formula="of:=IF([.$B273]&gt;=[.B$33]; ([.$B273] - [.B$33]) * [.D$9]; NA())" office:value-type="float" office:value="1.216691" calcext:value-type="float">
            <text:p>1.21669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3" calcext:value-type="float">
            <text:p>883</text:p>
          </table:table-cell>
          <table:table-cell office:value-type="float" office:value="242" calcext:value-type="float">
            <text:p>242</text:p>
          </table:table-cell>
          <table:table-cell table:style-name="Default" table:formula="of:=IF([.$B274]&gt;=[.B$33]; ([.$B274] - [.B$33]) * [.D$9]; NA())" office:value-type="float" office:value="1.216691" calcext:value-type="float">
            <text:p>1.21669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7" calcext:value-type="float">
            <text:p>887</text:p>
          </table:table-cell>
          <table:table-cell office:value-type="float" office:value="243" calcext:value-type="float">
            <text:p>243</text:p>
          </table:table-cell>
          <table:table-cell table:style-name="Default" table:formula="of:=IF([.$B275]&gt;=[.B$33]; ([.$B275] - [.B$33]) * [.D$9]; NA())" office:value-type="float" office:value="1.22085775" calcext:value-type="float">
            <text:p>1.22085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7" calcext:value-type="float">
            <text:p>887</text:p>
          </table:table-cell>
          <table:table-cell office:value-type="float" office:value="244" calcext:value-type="float">
            <text:p>244</text:p>
          </table:table-cell>
          <table:table-cell table:style-name="Default" table:formula="of:=IF([.$B276]&gt;=[.B$33]; ([.$B276] - [.B$33]) * [.D$9]; NA())" office:value-type="float" office:value="1.22085775" calcext:value-type="float">
            <text:p>1.22085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7" calcext:value-type="float">
            <text:p>887</text:p>
          </table:table-cell>
          <table:table-cell office:value-type="float" office:value="245" calcext:value-type="float">
            <text:p>245</text:p>
          </table:table-cell>
          <table:table-cell table:style-name="Default" table:formula="of:=IF([.$B277]&gt;=[.B$33]; ([.$B277] - [.B$33]) * [.D$9]; NA())" office:value-type="float" office:value="1.22085775" calcext:value-type="float">
            <text:p>1.22085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87" calcext:value-type="float">
            <text:p>887</text:p>
          </table:table-cell>
          <table:table-cell office:value-type="float" office:value="246" calcext:value-type="float">
            <text:p>246</text:p>
          </table:table-cell>
          <table:table-cell table:style-name="Default" table:formula="of:=IF([.$B278]&gt;=[.B$33]; ([.$B278] - [.B$33]) * [.D$9]; NA())" office:value-type="float" office:value="1.22085775" calcext:value-type="float">
            <text:p>1.22085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47" calcext:value-type="float">
            <text:p>247</text:p>
          </table:table-cell>
          <table:table-cell table:style-name="Default" table:formula="of:=IF([.$B279]&gt;=[.B$33]; ([.$B279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1" calcext:value-type="float">
            <text:p>891</text:p>
          </table:table-cell>
          <table:table-cell office:value-type="float" office:value="248" calcext:value-type="float">
            <text:p>248</text:p>
          </table:table-cell>
          <table:table-cell table:style-name="Default" table:formula="of:=IF([.$B280]&gt;=[.B$33]; ([.$B280] - [.B$33]) * [.D$9]; NA())" office:value-type="float" office:value="1.2250245" calcext:value-type="float">
            <text:p>1.22502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1" calcext:value-type="float">
            <text:p>891</text:p>
          </table:table-cell>
          <table:table-cell office:value-type="float" office:value="249" calcext:value-type="float">
            <text:p>249</text:p>
          </table:table-cell>
          <table:table-cell table:style-name="Default" table:formula="of:=IF([.$B281]&gt;=[.B$33]; ([.$B281] - [.B$33]) * [.D$9]; NA())" office:value-type="float" office:value="1.2250245" calcext:value-type="float">
            <text:p>1.22502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1" calcext:value-type="float">
            <text:p>891</text:p>
          </table:table-cell>
          <table:table-cell office:value-type="float" office:value="250" calcext:value-type="float">
            <text:p>250</text:p>
          </table:table-cell>
          <table:table-cell table:style-name="Default" table:formula="of:=IF([.$B282]&gt;=[.B$33]; ([.$B282] - [.B$33]) * [.D$9]; NA())" office:value-type="float" office:value="1.2250245" calcext:value-type="float">
            <text:p>1.22502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51" calcext:value-type="float">
            <text:p>251</text:p>
          </table:table-cell>
          <table:table-cell table:style-name="Default" table:formula="of:=IF([.$B283]&gt;=[.B$33]; ([.$B283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52" calcext:value-type="float">
            <text:p>252</text:p>
          </table:table-cell>
          <table:table-cell table:style-name="Default" table:formula="of:=IF([.$B284]&gt;=[.B$33]; ([.$B284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53" calcext:value-type="float">
            <text:p>253</text:p>
          </table:table-cell>
          <table:table-cell table:style-name="Default" table:formula="of:=IF([.$B285]&gt;=[.B$33]; ([.$B285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5" calcext:value-type="float">
            <text:p>895</text:p>
          </table:table-cell>
          <table:table-cell office:value-type="float" office:value="254" calcext:value-type="float">
            <text:p>254</text:p>
          </table:table-cell>
          <table:table-cell table:style-name="Default" table:formula="of:=IF([.$B286]&gt;=[.B$33]; ([.$B286] - [.B$33]) * [.D$9]; NA())" office:value-type="float" office:value="1.22919125" calcext:value-type="float">
            <text:p>1.2291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255" calcext:value-type="float">
            <text:p>255</text:p>
          </table:table-cell>
          <table:table-cell table:style-name="Default" table:formula="of:=IF([.$B287]&gt;=[.B$33]; ([.$B287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9" calcext:value-type="float">
            <text:p>939</text:p>
          </table:table-cell>
          <table:table-cell office:value-type="float" office:value="256" calcext:value-type="float">
            <text:p>256</text:p>
          </table:table-cell>
          <table:table-cell table:style-name="Default" table:formula="of:=IF([.$B288]&gt;=[.B$33]; ([.$B288] - [.B$33]) * [.D$9]; NA())" office:value-type="float" office:value="1.2750255" calcext:value-type="float">
            <text:p>1.27502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9" calcext:value-type="float">
            <text:p>899</text:p>
          </table:table-cell>
          <table:table-cell office:value-type="float" office:value="257" calcext:value-type="float">
            <text:p>257</text:p>
          </table:table-cell>
          <table:table-cell table:style-name="Default" table:formula="of:=IF([.$B289]&gt;=[.B$33]; ([.$B289] - [.B$33]) * [.D$9]; NA())" office:value-type="float" office:value="1.233358" calcext:value-type="float">
            <text:p>1.23335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899" calcext:value-type="float">
            <text:p>899</text:p>
          </table:table-cell>
          <table:table-cell office:value-type="float" office:value="258" calcext:value-type="float">
            <text:p>258</text:p>
          </table:table-cell>
          <table:table-cell table:style-name="Default" table:formula="of:=IF([.$B290]&gt;=[.B$33]; ([.$B290] - [.B$33]) * [.D$9]; NA())" office:value-type="float" office:value="1.233358" calcext:value-type="float">
            <text:p>1.23335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3" calcext:value-type="float">
            <text:p>903</text:p>
          </table:table-cell>
          <table:table-cell office:value-type="float" office:value="259" calcext:value-type="float">
            <text:p>259</text:p>
          </table:table-cell>
          <table:table-cell table:style-name="Default" table:formula="of:=IF([.$B291]&gt;=[.B$33]; ([.$B291] - [.B$33]) * [.D$9]; NA())" office:value-type="float" office:value="1.23752475" calcext:value-type="float">
            <text:p>1.23752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3" calcext:value-type="float">
            <text:p>903</text:p>
          </table:table-cell>
          <table:table-cell office:value-type="float" office:value="260" calcext:value-type="float">
            <text:p>260</text:p>
          </table:table-cell>
          <table:table-cell table:style-name="Default" table:formula="of:=IF([.$B292]&gt;=[.B$33]; ([.$B292] - [.B$33]) * [.D$9]; NA())" office:value-type="float" office:value="1.23752475" calcext:value-type="float">
            <text:p>1.23752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3" calcext:value-type="float">
            <text:p>903</text:p>
          </table:table-cell>
          <table:table-cell office:value-type="float" office:value="261" calcext:value-type="float">
            <text:p>261</text:p>
          </table:table-cell>
          <table:table-cell table:style-name="Default" table:formula="of:=IF([.$B293]&gt;=[.B$33]; ([.$B293] - [.B$33]) * [.D$9]; NA())" office:value-type="float" office:value="1.23752475" calcext:value-type="float">
            <text:p>1.23752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3" calcext:value-type="float">
            <text:p>903</text:p>
          </table:table-cell>
          <table:table-cell office:value-type="float" office:value="262" calcext:value-type="float">
            <text:p>262</text:p>
          </table:table-cell>
          <table:table-cell table:style-name="Default" table:formula="of:=IF([.$B294]&gt;=[.B$33]; ([.$B294] - [.B$33]) * [.D$9]; NA())" office:value-type="float" office:value="1.23752475" calcext:value-type="float">
            <text:p>1.23752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1" calcext:value-type="float">
            <text:p>911</text:p>
          </table:table-cell>
          <table:table-cell office:value-type="float" office:value="263" calcext:value-type="float">
            <text:p>263</text:p>
          </table:table-cell>
          <table:table-cell table:style-name="Default" table:formula="of:=IF([.$B295]&gt;=[.B$33]; ([.$B295] - [.B$33]) * [.D$9]; NA())" office:value-type="float" office:value="1.24585825" calcext:value-type="float">
            <text:p>1.24585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7" calcext:value-type="float">
            <text:p>907</text:p>
          </table:table-cell>
          <table:table-cell office:value-type="float" office:value="264" calcext:value-type="float">
            <text:p>264</text:p>
          </table:table-cell>
          <table:table-cell table:style-name="Default" table:formula="of:=IF([.$B296]&gt;=[.B$33]; ([.$B296] - [.B$33]) * [.D$9]; NA())" office:value-type="float" office:value="1.2416915" calcext:value-type="float">
            <text:p>1.24169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7" calcext:value-type="float">
            <text:p>907</text:p>
          </table:table-cell>
          <table:table-cell office:value-type="float" office:value="265" calcext:value-type="float">
            <text:p>265</text:p>
          </table:table-cell>
          <table:table-cell table:style-name="Default" table:formula="of:=IF([.$B297]&gt;=[.B$33]; ([.$B297] - [.B$33]) * [.D$9]; NA())" office:value-type="float" office:value="1.2416915" calcext:value-type="float">
            <text:p>1.24169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07" calcext:value-type="float">
            <text:p>907</text:p>
          </table:table-cell>
          <table:table-cell office:value-type="float" office:value="266" calcext:value-type="float">
            <text:p>266</text:p>
          </table:table-cell>
          <table:table-cell table:style-name="Default" table:formula="of:=IF([.$B298]&gt;=[.B$33]; ([.$B298] - [.B$33]) * [.D$9]; NA())" office:value-type="float" office:value="1.2416915" calcext:value-type="float">
            <text:p>1.24169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1" calcext:value-type="float">
            <text:p>911</text:p>
          </table:table-cell>
          <table:table-cell office:value-type="float" office:value="267" calcext:value-type="float">
            <text:p>267</text:p>
          </table:table-cell>
          <table:table-cell table:style-name="Default" table:formula="of:=IF([.$B299]&gt;=[.B$33]; ([.$B299] - [.B$33]) * [.D$9]; NA())" office:value-type="float" office:value="1.24585825" calcext:value-type="float">
            <text:p>1.24585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1" calcext:value-type="float">
            <text:p>911</text:p>
          </table:table-cell>
          <table:table-cell office:value-type="float" office:value="268" calcext:value-type="float">
            <text:p>268</text:p>
          </table:table-cell>
          <table:table-cell table:style-name="Default" table:formula="of:=IF([.$B300]&gt;=[.B$33]; ([.$B300] - [.B$33]) * [.D$9]; NA())" office:value-type="float" office:value="1.24585825" calcext:value-type="float">
            <text:p>1.24585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1" calcext:value-type="float">
            <text:p>911</text:p>
          </table:table-cell>
          <table:table-cell office:value-type="float" office:value="269" calcext:value-type="float">
            <text:p>269</text:p>
          </table:table-cell>
          <table:table-cell table:style-name="Default" table:formula="of:=IF([.$B301]&gt;=[.B$33]; ([.$B301] - [.B$33]) * [.D$9]; NA())" office:value-type="float" office:value="1.24585825" calcext:value-type="float">
            <text:p>1.24585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1" calcext:value-type="float">
            <text:p>911</text:p>
          </table:table-cell>
          <table:table-cell office:value-type="float" office:value="270" calcext:value-type="float">
            <text:p>270</text:p>
          </table:table-cell>
          <table:table-cell table:style-name="Default" table:formula="of:=IF([.$B302]&gt;=[.B$33]; ([.$B302] - [.B$33]) * [.D$9]; NA())" office:value-type="float" office:value="1.24585825" calcext:value-type="float">
            <text:p>1.24585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71" calcext:value-type="float">
            <text:p>271</text:p>
          </table:table-cell>
          <table:table-cell table:style-name="Default" table:formula="of:=IF([.$B303]&gt;=[.B$33]; ([.$B303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5" calcext:value-type="float">
            <text:p>915</text:p>
          </table:table-cell>
          <table:table-cell office:value-type="float" office:value="272" calcext:value-type="float">
            <text:p>272</text:p>
          </table:table-cell>
          <table:table-cell table:style-name="Default" table:formula="of:=IF([.$B304]&gt;=[.B$33]; ([.$B304] - [.B$33]) * [.D$9]; NA())" office:value-type="float" office:value="1.250025" calcext:value-type="float">
            <text:p>1.250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5" calcext:value-type="float">
            <text:p>915</text:p>
          </table:table-cell>
          <table:table-cell office:value-type="float" office:value="273" calcext:value-type="float">
            <text:p>273</text:p>
          </table:table-cell>
          <table:table-cell table:style-name="Default" table:formula="of:=IF([.$B305]&gt;=[.B$33]; ([.$B305] - [.B$33]) * [.D$9]; NA())" office:value-type="float" office:value="1.250025" calcext:value-type="float">
            <text:p>1.250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5" calcext:value-type="float">
            <text:p>915</text:p>
          </table:table-cell>
          <table:table-cell office:value-type="float" office:value="274" calcext:value-type="float">
            <text:p>274</text:p>
          </table:table-cell>
          <table:table-cell table:style-name="Default" table:formula="of:=IF([.$B306]&gt;=[.B$33]; ([.$B306] - [.B$33]) * [.D$9]; NA())" office:value-type="float" office:value="1.250025" calcext:value-type="float">
            <text:p>1.250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9" calcext:value-type="float">
            <text:p>919</text:p>
          </table:table-cell>
          <table:table-cell office:value-type="float" office:value="275" calcext:value-type="float">
            <text:p>275</text:p>
          </table:table-cell>
          <table:table-cell table:style-name="Default" table:formula="of:=IF([.$B307]&gt;=[.B$33]; ([.$B307] - [.B$33]) * [.D$9]; NA())" office:value-type="float" office:value="1.25419175" calcext:value-type="float">
            <text:p>1.25419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9" calcext:value-type="float">
            <text:p>919</text:p>
          </table:table-cell>
          <table:table-cell office:value-type="float" office:value="276" calcext:value-type="float">
            <text:p>276</text:p>
          </table:table-cell>
          <table:table-cell table:style-name="Default" table:formula="of:=IF([.$B308]&gt;=[.B$33]; ([.$B308] - [.B$33]) * [.D$9]; NA())" office:value-type="float" office:value="1.25419175" calcext:value-type="float">
            <text:p>1.25419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9" calcext:value-type="float">
            <text:p>919</text:p>
          </table:table-cell>
          <table:table-cell office:value-type="float" office:value="277" calcext:value-type="float">
            <text:p>277</text:p>
          </table:table-cell>
          <table:table-cell table:style-name="Default" table:formula="of:=IF([.$B309]&gt;=[.B$33]; ([.$B309] - [.B$33]) * [.D$9]; NA())" office:value-type="float" office:value="1.25419175" calcext:value-type="float">
            <text:p>1.25419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19" calcext:value-type="float">
            <text:p>919</text:p>
          </table:table-cell>
          <table:table-cell office:value-type="float" office:value="278" calcext:value-type="float">
            <text:p>278</text:p>
          </table:table-cell>
          <table:table-cell table:style-name="Default" table:formula="of:=IF([.$B310]&gt;=[.B$33]; ([.$B310] - [.B$33]) * [.D$9]; NA())" office:value-type="float" office:value="1.25419175" calcext:value-type="float">
            <text:p>1.25419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79" calcext:value-type="float">
            <text:p>279</text:p>
          </table:table-cell>
          <table:table-cell table:style-name="Default" table:formula="of:=IF([.$B311]&gt;=[.B$33]; ([.$B311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3" calcext:value-type="float">
            <text:p>923</text:p>
          </table:table-cell>
          <table:table-cell office:value-type="float" office:value="280" calcext:value-type="float">
            <text:p>280</text:p>
          </table:table-cell>
          <table:table-cell table:style-name="Default" table:formula="of:=IF([.$B312]&gt;=[.B$33]; ([.$B312] - [.B$33]) * [.D$9]; NA())" office:value-type="float" office:value="1.2583585" calcext:value-type="float">
            <text:p>1.25835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3" calcext:value-type="float">
            <text:p>923</text:p>
          </table:table-cell>
          <table:table-cell office:value-type="float" office:value="281" calcext:value-type="float">
            <text:p>281</text:p>
          </table:table-cell>
          <table:table-cell table:style-name="Default" table:formula="of:=IF([.$B313]&gt;=[.B$33]; ([.$B313] - [.B$33]) * [.D$9]; NA())" office:value-type="float" office:value="1.2583585" calcext:value-type="float">
            <text:p>1.25835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3" calcext:value-type="float">
            <text:p>923</text:p>
          </table:table-cell>
          <table:table-cell office:value-type="float" office:value="282" calcext:value-type="float">
            <text:p>282</text:p>
          </table:table-cell>
          <table:table-cell table:style-name="Default" table:formula="of:=IF([.$B314]&gt;=[.B$33]; ([.$B314] - [.B$33]) * [.D$9]; NA())" office:value-type="float" office:value="1.2583585" calcext:value-type="float">
            <text:p>1.25835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83" calcext:value-type="float">
            <text:p>283</text:p>
          </table:table-cell>
          <table:table-cell table:style-name="Default" table:formula="of:=IF([.$B315]&gt;=[.B$33]; ([.$B315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84" calcext:value-type="float">
            <text:p>284</text:p>
          </table:table-cell>
          <table:table-cell table:style-name="Default" table:formula="of:=IF([.$B316]&gt;=[.B$33]; ([.$B316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85" calcext:value-type="float">
            <text:p>285</text:p>
          </table:table-cell>
          <table:table-cell table:style-name="Default" table:formula="of:=IF([.$B317]&gt;=[.B$33]; ([.$B317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27" calcext:value-type="float">
            <text:p>927</text:p>
          </table:table-cell>
          <table:table-cell office:value-type="float" office:value="286" calcext:value-type="float">
            <text:p>286</text:p>
          </table:table-cell>
          <table:table-cell table:style-name="Default" table:formula="of:=IF([.$B318]&gt;=[.B$33]; ([.$B318] - [.B$33]) * [.D$9]; NA())" office:value-type="float" office:value="1.26252525" calcext:value-type="float">
            <text:p>1.26252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287" calcext:value-type="float">
            <text:p>287</text:p>
          </table:table-cell>
          <table:table-cell table:style-name="Default" table:formula="of:=IF([.$B319]&gt;=[.B$33]; ([.$B319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1" calcext:value-type="float">
            <text:p>931</text:p>
          </table:table-cell>
          <table:table-cell office:value-type="float" office:value="288" calcext:value-type="float">
            <text:p>288</text:p>
          </table:table-cell>
          <table:table-cell table:style-name="Default" table:formula="of:=IF([.$B320]&gt;=[.B$33]; ([.$B320] - [.B$33]) * [.D$9]; NA())" office:value-type="float" office:value="1.266692" calcext:value-type="float">
            <text:p>1.26669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1" calcext:value-type="float">
            <text:p>931</text:p>
          </table:table-cell>
          <table:table-cell office:value-type="float" office:value="289" calcext:value-type="float">
            <text:p>289</text:p>
          </table:table-cell>
          <table:table-cell table:style-name="Default" table:formula="of:=IF([.$B321]&gt;=[.B$33]; ([.$B321] - [.B$33]) * [.D$9]; NA())" office:value-type="float" office:value="1.266692" calcext:value-type="float">
            <text:p>1.26669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1" calcext:value-type="float">
            <text:p>931</text:p>
          </table:table-cell>
          <table:table-cell office:value-type="float" office:value="290" calcext:value-type="float">
            <text:p>290</text:p>
          </table:table-cell>
          <table:table-cell table:style-name="Default" table:formula="of:=IF([.$B322]&gt;=[.B$33]; ([.$B322] - [.B$33]) * [.D$9]; NA())" office:value-type="float" office:value="1.266692" calcext:value-type="float">
            <text:p>1.26669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5" calcext:value-type="float">
            <text:p>935</text:p>
          </table:table-cell>
          <table:table-cell office:value-type="float" office:value="291" calcext:value-type="float">
            <text:p>291</text:p>
          </table:table-cell>
          <table:table-cell table:style-name="Default" table:formula="of:=IF([.$B323]&gt;=[.B$33]; ([.$B323] - [.B$33]) * [.D$9]; NA())" office:value-type="float" office:value="1.27085875" calcext:value-type="float">
            <text:p>1.2708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5" calcext:value-type="float">
            <text:p>935</text:p>
          </table:table-cell>
          <table:table-cell office:value-type="float" office:value="292" calcext:value-type="float">
            <text:p>292</text:p>
          </table:table-cell>
          <table:table-cell table:style-name="Default" table:formula="of:=IF([.$B324]&gt;=[.B$33]; ([.$B324] - [.B$33]) * [.D$9]; NA())" office:value-type="float" office:value="1.27085875" calcext:value-type="float">
            <text:p>1.2708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5" calcext:value-type="float">
            <text:p>935</text:p>
          </table:table-cell>
          <table:table-cell office:value-type="float" office:value="293" calcext:value-type="float">
            <text:p>293</text:p>
          </table:table-cell>
          <table:table-cell table:style-name="Default" table:formula="of:=IF([.$B325]&gt;=[.B$33]; ([.$B325] - [.B$33]) * [.D$9]; NA())" office:value-type="float" office:value="1.27085875" calcext:value-type="float">
            <text:p>1.2708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5" calcext:value-type="float">
            <text:p>935</text:p>
          </table:table-cell>
          <table:table-cell office:value-type="float" office:value="294" calcext:value-type="float">
            <text:p>294</text:p>
          </table:table-cell>
          <table:table-cell table:style-name="Default" table:formula="of:=IF([.$B326]&gt;=[.B$33]; ([.$B326] - [.B$33]) * [.D$9]; NA())" office:value-type="float" office:value="1.27085875" calcext:value-type="float">
            <text:p>1.2708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3" calcext:value-type="float">
            <text:p>943</text:p>
          </table:table-cell>
          <table:table-cell office:value-type="float" office:value="295" calcext:value-type="float">
            <text:p>295</text:p>
          </table:table-cell>
          <table:table-cell table:style-name="Default" table:formula="of:=IF([.$B327]&gt;=[.B$33]; ([.$B327] - [.B$33]) * [.D$9]; NA())" office:value-type="float" office:value="1.27919225" calcext:value-type="float">
            <text:p>1.27919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9" calcext:value-type="float">
            <text:p>939</text:p>
          </table:table-cell>
          <table:table-cell office:value-type="float" office:value="296" calcext:value-type="float">
            <text:p>296</text:p>
          </table:table-cell>
          <table:table-cell table:style-name="Default" table:formula="of:=IF([.$B328]&gt;=[.B$33]; ([.$B328] - [.B$33]) * [.D$9]; NA())" office:value-type="float" office:value="1.2750255" calcext:value-type="float">
            <text:p>1.27502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9" calcext:value-type="float">
            <text:p>939</text:p>
          </table:table-cell>
          <table:table-cell office:value-type="float" office:value="297" calcext:value-type="float">
            <text:p>297</text:p>
          </table:table-cell>
          <table:table-cell table:style-name="Default" table:formula="of:=IF([.$B329]&gt;=[.B$33]; ([.$B329] - [.B$33]) * [.D$9]; NA())" office:value-type="float" office:value="1.2750255" calcext:value-type="float">
            <text:p>1.27502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39" calcext:value-type="float">
            <text:p>939</text:p>
          </table:table-cell>
          <table:table-cell office:value-type="float" office:value="298" calcext:value-type="float">
            <text:p>298</text:p>
          </table:table-cell>
          <table:table-cell table:style-name="Default" table:formula="of:=IF([.$B330]&gt;=[.B$33]; ([.$B330] - [.B$33]) * [.D$9]; NA())" office:value-type="float" office:value="1.2750255" calcext:value-type="float">
            <text:p>1.27502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3" calcext:value-type="float">
            <text:p>943</text:p>
          </table:table-cell>
          <table:table-cell office:value-type="float" office:value="299" calcext:value-type="float">
            <text:p>299</text:p>
          </table:table-cell>
          <table:table-cell table:style-name="Default" table:formula="of:=IF([.$B331]&gt;=[.B$33]; ([.$B331] - [.B$33]) * [.D$9]; NA())" office:value-type="float" office:value="1.27919225" calcext:value-type="float">
            <text:p>1.27919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3" calcext:value-type="float">
            <text:p>943</text:p>
          </table:table-cell>
          <table:table-cell office:value-type="float" office:value="300" calcext:value-type="float">
            <text:p>300</text:p>
          </table:table-cell>
          <table:table-cell table:style-name="Default" table:formula="of:=IF([.$B332]&gt;=[.B$33]; ([.$B332] - [.B$33]) * [.D$9]; NA())" office:value-type="float" office:value="1.27919225" calcext:value-type="float">
            <text:p>1.27919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3" calcext:value-type="float">
            <text:p>943</text:p>
          </table:table-cell>
          <table:table-cell office:value-type="float" office:value="301" calcext:value-type="float">
            <text:p>301</text:p>
          </table:table-cell>
          <table:table-cell table:style-name="Default" table:formula="of:=IF([.$B333]&gt;=[.B$33]; ([.$B333] - [.B$33]) * [.D$9]; NA())" office:value-type="float" office:value="1.27919225" calcext:value-type="float">
            <text:p>1.27919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3" calcext:value-type="float">
            <text:p>943</text:p>
          </table:table-cell>
          <table:table-cell office:value-type="float" office:value="302" calcext:value-type="float">
            <text:p>302</text:p>
          </table:table-cell>
          <table:table-cell table:style-name="Default" table:formula="of:=IF([.$B334]&gt;=[.B$33]; ([.$B334] - [.B$33]) * [.D$9]; NA())" office:value-type="float" office:value="1.27919225" calcext:value-type="float">
            <text:p>1.27919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03" calcext:value-type="float">
            <text:p>303</text:p>
          </table:table-cell>
          <table:table-cell table:style-name="Default" table:formula="of:=IF([.$B335]&gt;=[.B$33]; ([.$B335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7" calcext:value-type="float">
            <text:p>947</text:p>
          </table:table-cell>
          <table:table-cell office:value-type="float" office:value="304" calcext:value-type="float">
            <text:p>304</text:p>
          </table:table-cell>
          <table:table-cell table:style-name="Default" table:formula="of:=IF([.$B336]&gt;=[.B$33]; ([.$B336] - [.B$33]) * [.D$9]; NA())" office:value-type="float" office:value="1.283359" calcext:value-type="float">
            <text:p>1.28335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7" calcext:value-type="float">
            <text:p>947</text:p>
          </table:table-cell>
          <table:table-cell office:value-type="float" office:value="305" calcext:value-type="float">
            <text:p>305</text:p>
          </table:table-cell>
          <table:table-cell table:style-name="Default" table:formula="of:=IF([.$B337]&gt;=[.B$33]; ([.$B337] - [.B$33]) * [.D$9]; NA())" office:value-type="float" office:value="1.283359" calcext:value-type="float">
            <text:p>1.28335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47" calcext:value-type="float">
            <text:p>947</text:p>
          </table:table-cell>
          <table:table-cell office:value-type="float" office:value="306" calcext:value-type="float">
            <text:p>306</text:p>
          </table:table-cell>
          <table:table-cell table:style-name="Default" table:formula="of:=IF([.$B338]&gt;=[.B$33]; ([.$B338] - [.B$33]) * [.D$9]; NA())" office:value-type="float" office:value="1.283359" calcext:value-type="float">
            <text:p>1.28335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1" calcext:value-type="float">
            <text:p>951</text:p>
          </table:table-cell>
          <table:table-cell office:value-type="float" office:value="307" calcext:value-type="float">
            <text:p>307</text:p>
          </table:table-cell>
          <table:table-cell table:style-name="Default" table:formula="of:=IF([.$B339]&gt;=[.B$33]; ([.$B339] - [.B$33]) * [.D$9]; NA())" office:value-type="float" office:value="1.28752575" calcext:value-type="float">
            <text:p>1.28752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1" calcext:value-type="float">
            <text:p>951</text:p>
          </table:table-cell>
          <table:table-cell office:value-type="float" office:value="308" calcext:value-type="float">
            <text:p>308</text:p>
          </table:table-cell>
          <table:table-cell table:style-name="Default" table:formula="of:=IF([.$B340]&gt;=[.B$33]; ([.$B340] - [.B$33]) * [.D$9]; NA())" office:value-type="float" office:value="1.28752575" calcext:value-type="float">
            <text:p>1.28752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1" calcext:value-type="float">
            <text:p>951</text:p>
          </table:table-cell>
          <table:table-cell office:value-type="float" office:value="309" calcext:value-type="float">
            <text:p>309</text:p>
          </table:table-cell>
          <table:table-cell table:style-name="Default" table:formula="of:=IF([.$B341]&gt;=[.B$33]; ([.$B341] - [.B$33]) * [.D$9]; NA())" office:value-type="float" office:value="1.28752575" calcext:value-type="float">
            <text:p>1.28752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1" calcext:value-type="float">
            <text:p>951</text:p>
          </table:table-cell>
          <table:table-cell office:value-type="float" office:value="310" calcext:value-type="float">
            <text:p>310</text:p>
          </table:table-cell>
          <table:table-cell table:style-name="Default" table:formula="of:=IF([.$B342]&gt;=[.B$33]; ([.$B342] - [.B$33]) * [.D$9]; NA())" office:value-type="float" office:value="1.28752575" calcext:value-type="float">
            <text:p>1.28752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11" calcext:value-type="float">
            <text:p>311</text:p>
          </table:table-cell>
          <table:table-cell table:style-name="Default" table:formula="of:=IF([.$B343]&gt;=[.B$33]; ([.$B343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5" calcext:value-type="float">
            <text:p>955</text:p>
          </table:table-cell>
          <table:table-cell office:value-type="float" office:value="312" calcext:value-type="float">
            <text:p>312</text:p>
          </table:table-cell>
          <table:table-cell table:style-name="Default" table:formula="of:=IF([.$B344]&gt;=[.B$33]; ([.$B344] - [.B$33]) * [.D$9]; NA())" office:value-type="float" office:value="1.2916925" calcext:value-type="float">
            <text:p>1.291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5" calcext:value-type="float">
            <text:p>955</text:p>
          </table:table-cell>
          <table:table-cell office:value-type="float" office:value="313" calcext:value-type="float">
            <text:p>313</text:p>
          </table:table-cell>
          <table:table-cell table:style-name="Default" table:formula="of:=IF([.$B345]&gt;=[.B$33]; ([.$B345] - [.B$33]) * [.D$9]; NA())" office:value-type="float" office:value="1.2916925" calcext:value-type="float">
            <text:p>1.291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5" calcext:value-type="float">
            <text:p>955</text:p>
          </table:table-cell>
          <table:table-cell office:value-type="float" office:value="314" calcext:value-type="float">
            <text:p>314</text:p>
          </table:table-cell>
          <table:table-cell table:style-name="Default" table:formula="of:=IF([.$B346]&gt;=[.B$33]; ([.$B346] - [.B$33]) * [.D$9]; NA())" office:value-type="float" office:value="1.2916925" calcext:value-type="float">
            <text:p>1.291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15" calcext:value-type="float">
            <text:p>315</text:p>
          </table:table-cell>
          <table:table-cell table:style-name="Default" table:formula="of:=IF([.$B347]&gt;=[.B$33]; ([.$B347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16" calcext:value-type="float">
            <text:p>316</text:p>
          </table:table-cell>
          <table:table-cell table:style-name="Default" table:formula="of:=IF([.$B348]&gt;=[.B$33]; ([.$B348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17" calcext:value-type="float">
            <text:p>317</text:p>
          </table:table-cell>
          <table:table-cell table:style-name="Default" table:formula="of:=IF([.$B349]&gt;=[.B$33]; ([.$B349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59" calcext:value-type="float">
            <text:p>959</text:p>
          </table:table-cell>
          <table:table-cell office:value-type="float" office:value="318" calcext:value-type="float">
            <text:p>318</text:p>
          </table:table-cell>
          <table:table-cell table:style-name="Default" table:formula="of:=IF([.$B350]&gt;=[.B$33]; ([.$B350] - [.B$33]) * [.D$9]; NA())" office:value-type="float" office:value="1.29585925" calcext:value-type="float">
            <text:p>1.29585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19" calcext:value-type="float">
            <text:p>319</text:p>
          </table:table-cell>
          <table:table-cell table:style-name="Default" table:formula="of:=IF([.$B351]&gt;=[.B$33]; ([.$B351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3" calcext:value-type="float">
            <text:p>963</text:p>
          </table:table-cell>
          <table:table-cell office:value-type="float" office:value="320" calcext:value-type="float">
            <text:p>320</text:p>
          </table:table-cell>
          <table:table-cell table:style-name="Default" table:formula="of:=IF([.$B352]&gt;=[.B$33]; ([.$B352] - [.B$33]) * [.D$9]; NA())" office:value-type="float" office:value="1.300026" calcext:value-type="float">
            <text:p>1.30002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3" calcext:value-type="float">
            <text:p>963</text:p>
          </table:table-cell>
          <table:table-cell office:value-type="float" office:value="321" calcext:value-type="float">
            <text:p>321</text:p>
          </table:table-cell>
          <table:table-cell table:style-name="Default" table:formula="of:=IF([.$B353]&gt;=[.B$33]; ([.$B353] - [.B$33]) * [.D$9]; NA())" office:value-type="float" office:value="1.300026" calcext:value-type="float">
            <text:p>1.30002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3" calcext:value-type="float">
            <text:p>963</text:p>
          </table:table-cell>
          <table:table-cell office:value-type="float" office:value="322" calcext:value-type="float">
            <text:p>322</text:p>
          </table:table-cell>
          <table:table-cell table:style-name="Default" table:formula="of:=IF([.$B354]&gt;=[.B$33]; ([.$B354] - [.B$33]) * [.D$9]; NA())" office:value-type="float" office:value="1.300026" calcext:value-type="float">
            <text:p>1.30002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7" calcext:value-type="float">
            <text:p>967</text:p>
          </table:table-cell>
          <table:table-cell office:value-type="float" office:value="323" calcext:value-type="float">
            <text:p>323</text:p>
          </table:table-cell>
          <table:table-cell table:style-name="Default" table:formula="of:=IF([.$B355]&gt;=[.B$33]; ([.$B355] - [.B$33]) * [.D$9]; NA())" office:value-type="float" office:value="1.30419275" calcext:value-type="float">
            <text:p>1.30419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7" calcext:value-type="float">
            <text:p>967</text:p>
          </table:table-cell>
          <table:table-cell office:value-type="float" office:value="324" calcext:value-type="float">
            <text:p>324</text:p>
          </table:table-cell>
          <table:table-cell table:style-name="Default" table:formula="of:=IF([.$B356]&gt;=[.B$33]; ([.$B356] - [.B$33]) * [.D$9]; NA())" office:value-type="float" office:value="1.30419275" calcext:value-type="float">
            <text:p>1.30419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7" calcext:value-type="float">
            <text:p>967</text:p>
          </table:table-cell>
          <table:table-cell office:value-type="float" office:value="325" calcext:value-type="float">
            <text:p>325</text:p>
          </table:table-cell>
          <table:table-cell table:style-name="Default" table:formula="of:=IF([.$B357]&gt;=[.B$33]; ([.$B357] - [.B$33]) * [.D$9]; NA())" office:value-type="float" office:value="1.30419275" calcext:value-type="float">
            <text:p>1.30419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67" calcext:value-type="float">
            <text:p>967</text:p>
          </table:table-cell>
          <table:table-cell office:value-type="float" office:value="326" calcext:value-type="float">
            <text:p>326</text:p>
          </table:table-cell>
          <table:table-cell table:style-name="Default" table:formula="of:=IF([.$B358]&gt;=[.B$33]; ([.$B358] - [.B$33]) * [.D$9]; NA())" office:value-type="float" office:value="1.30419275" calcext:value-type="float">
            <text:p>1.30419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5" calcext:value-type="float">
            <text:p>975</text:p>
          </table:table-cell>
          <table:table-cell office:value-type="float" office:value="327" calcext:value-type="float">
            <text:p>327</text:p>
          </table:table-cell>
          <table:table-cell table:style-name="Default" table:formula="of:=IF([.$B359]&gt;=[.B$33]; ([.$B359] - [.B$33]) * [.D$9]; NA())" office:value-type="float" office:value="1.31252625" calcext:value-type="float">
            <text:p>1.3125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1" calcext:value-type="float">
            <text:p>971</text:p>
          </table:table-cell>
          <table:table-cell office:value-type="float" office:value="328" calcext:value-type="float">
            <text:p>328</text:p>
          </table:table-cell>
          <table:table-cell table:style-name="Default" table:formula="of:=IF([.$B360]&gt;=[.B$33]; ([.$B360] - [.B$33]) * [.D$9]; NA())" office:value-type="float" office:value="1.3083595" calcext:value-type="float">
            <text:p>1.30835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1" calcext:value-type="float">
            <text:p>971</text:p>
          </table:table-cell>
          <table:table-cell office:value-type="float" office:value="329" calcext:value-type="float">
            <text:p>329</text:p>
          </table:table-cell>
          <table:table-cell table:style-name="Default" table:formula="of:=IF([.$B361]&gt;=[.B$33]; ([.$B361] - [.B$33]) * [.D$9]; NA())" office:value-type="float" office:value="1.3083595" calcext:value-type="float">
            <text:p>1.30835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1" calcext:value-type="float">
            <text:p>971</text:p>
          </table:table-cell>
          <table:table-cell office:value-type="float" office:value="330" calcext:value-type="float">
            <text:p>330</text:p>
          </table:table-cell>
          <table:table-cell table:style-name="Default" table:formula="of:=IF([.$B362]&gt;=[.B$33]; ([.$B362] - [.B$33]) * [.D$9]; NA())" office:value-type="float" office:value="1.3083595" calcext:value-type="float">
            <text:p>1.30835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5" calcext:value-type="float">
            <text:p>975</text:p>
          </table:table-cell>
          <table:table-cell office:value-type="float" office:value="331" calcext:value-type="float">
            <text:p>331</text:p>
          </table:table-cell>
          <table:table-cell table:style-name="Default" table:formula="of:=IF([.$B363]&gt;=[.B$33]; ([.$B363] - [.B$33]) * [.D$9]; NA())" office:value-type="float" office:value="1.31252625" calcext:value-type="float">
            <text:p>1.3125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5" calcext:value-type="float">
            <text:p>975</text:p>
          </table:table-cell>
          <table:table-cell office:value-type="float" office:value="332" calcext:value-type="float">
            <text:p>332</text:p>
          </table:table-cell>
          <table:table-cell table:style-name="Default" table:formula="of:=IF([.$B364]&gt;=[.B$33]; ([.$B364] - [.B$33]) * [.D$9]; NA())" office:value-type="float" office:value="1.31252625" calcext:value-type="float">
            <text:p>1.3125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5" calcext:value-type="float">
            <text:p>975</text:p>
          </table:table-cell>
          <table:table-cell office:value-type="float" office:value="333" calcext:value-type="float">
            <text:p>333</text:p>
          </table:table-cell>
          <table:table-cell table:style-name="Default" table:formula="of:=IF([.$B365]&gt;=[.B$33]; ([.$B365] - [.B$33]) * [.D$9]; NA())" office:value-type="float" office:value="1.31252625" calcext:value-type="float">
            <text:p>1.3125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5" calcext:value-type="float">
            <text:p>975</text:p>
          </table:table-cell>
          <table:table-cell office:value-type="float" office:value="334" calcext:value-type="float">
            <text:p>334</text:p>
          </table:table-cell>
          <table:table-cell table:style-name="Default" table:formula="of:=IF([.$B366]&gt;=[.B$33]; ([.$B366] - [.B$33]) * [.D$9]; NA())" office:value-type="float" office:value="1.31252625" calcext:value-type="float">
            <text:p>1.3125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35" calcext:value-type="float">
            <text:p>335</text:p>
          </table:table-cell>
          <table:table-cell table:style-name="Default" table:formula="of:=IF([.$B367]&gt;=[.B$33]; ([.$B367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36" calcext:value-type="float">
            <text:p>336</text:p>
          </table:table-cell>
          <table:table-cell table:style-name="Default" table:formula="of:=IF([.$B368]&gt;=[.B$33]; ([.$B368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79" calcext:value-type="float">
            <text:p>979</text:p>
          </table:table-cell>
          <table:table-cell office:value-type="float" office:value="337" calcext:value-type="float">
            <text:p>337</text:p>
          </table:table-cell>
          <table:table-cell table:style-name="Default" table:formula="of:=IF([.$B369]&gt;=[.B$33]; ([.$B369] - [.B$33]) * [.D$9]; NA())" office:value-type="float" office:value="1.316693" calcext:value-type="float">
            <text:p>1.31669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38" calcext:value-type="float">
            <text:p>338</text:p>
          </table:table-cell>
          <table:table-cell table:style-name="Default" table:formula="of:=IF([.$B370]&gt;=[.B$33]; ([.$B370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39" calcext:value-type="float">
            <text:p>339</text:p>
          </table:table-cell>
          <table:table-cell table:style-name="Default" table:formula="of:=IF([.$B371]&gt;=[.B$33]; ([.$B371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40" calcext:value-type="float">
            <text:p>340</text:p>
          </table:table-cell>
          <table:table-cell table:style-name="Default" table:formula="of:=IF([.$B372]&gt;=[.B$33]; ([.$B372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41" calcext:value-type="float">
            <text:p>341</text:p>
          </table:table-cell>
          <table:table-cell table:style-name="Default" table:formula="of:=IF([.$B373]&gt;=[.B$33]; ([.$B373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3" calcext:value-type="float">
            <text:p>983</text:p>
          </table:table-cell>
          <table:table-cell office:value-type="float" office:value="342" calcext:value-type="float">
            <text:p>342</text:p>
          </table:table-cell>
          <table:table-cell table:style-name="Default" table:formula="of:=IF([.$B374]&gt;=[.B$33]; ([.$B374] - [.B$33]) * [.D$9]; NA())" office:value-type="float" office:value="1.32085975" calcext:value-type="float">
            <text:p>1.32085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43" calcext:value-type="float">
            <text:p>343</text:p>
          </table:table-cell>
          <table:table-cell table:style-name="Default" table:formula="of:=IF([.$B375]&gt;=[.B$33]; ([.$B375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office:value-type="float" office:value="344" calcext:value-type="float">
            <text:p>344</text:p>
          </table:table-cell>
          <table:table-cell table:style-name="Default" table:formula="of:=IF([.$B376]&gt;=[.B$33]; ([.$B376] - [.B$33]) * [.D$9]; NA())" office:value-type="float" office:value="1.3250265" calcext:value-type="float">
            <text:p>1.32502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office:value-type="float" office:value="345" calcext:value-type="float">
            <text:p>345</text:p>
          </table:table-cell>
          <table:table-cell table:style-name="Default" table:formula="of:=IF([.$B377]&gt;=[.B$33]; ([.$B377] - [.B$33]) * [.D$9]; NA())" office:value-type="float" office:value="1.3250265" calcext:value-type="float">
            <text:p>1.32502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87" calcext:value-type="float">
            <text:p>987</text:p>
          </table:table-cell>
          <table:table-cell office:value-type="float" office:value="346" calcext:value-type="float">
            <text:p>346</text:p>
          </table:table-cell>
          <table:table-cell table:style-name="Default" table:formula="of:=IF([.$B378]&gt;=[.B$33]; ([.$B378] - [.B$33]) * [.D$9]; NA())" office:value-type="float" office:value="1.3250265" calcext:value-type="float">
            <text:p>1.32502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47" calcext:value-type="float">
            <text:p>347</text:p>
          </table:table-cell>
          <table:table-cell table:style-name="Default" table:formula="of:=IF([.$B379]&gt;=[.B$33]; ([.$B379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48" calcext:value-type="float">
            <text:p>348</text:p>
          </table:table-cell>
          <table:table-cell table:style-name="Default" table:formula="of:=IF([.$B380]&gt;=[.B$33]; ([.$B380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49" calcext:value-type="float">
            <text:p>349</text:p>
          </table:table-cell>
          <table:table-cell table:style-name="Default" table:formula="of:=IF([.$B381]&gt;=[.B$33]; ([.$B381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1" calcext:value-type="float">
            <text:p>991</text:p>
          </table:table-cell>
          <table:table-cell office:value-type="float" office:value="350" calcext:value-type="float">
            <text:p>350</text:p>
          </table:table-cell>
          <table:table-cell table:style-name="Default" table:formula="of:=IF([.$B382]&gt;=[.B$33]; ([.$B382] - [.B$33]) * [.D$9]; NA())" office:value-type="float" office:value="1.32919325" calcext:value-type="float">
            <text:p>1.32919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51" calcext:value-type="float">
            <text:p>351</text:p>
          </table:table-cell>
          <table:table-cell table:style-name="Default" table:formula="of:=IF([.$B383]&gt;=[.B$33]; ([.$B383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5" calcext:value-type="float">
            <text:p>995</text:p>
          </table:table-cell>
          <table:table-cell office:value-type="float" office:value="352" calcext:value-type="float">
            <text:p>352</text:p>
          </table:table-cell>
          <table:table-cell table:style-name="Default" table:formula="of:=IF([.$B384]&gt;=[.B$33]; ([.$B384] - [.B$33]) * [.D$9]; NA())" office:value-type="float" office:value="1.33336" calcext:value-type="float">
            <text:p>1.333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5" calcext:value-type="float">
            <text:p>995</text:p>
          </table:table-cell>
          <table:table-cell office:value-type="float" office:value="353" calcext:value-type="float">
            <text:p>353</text:p>
          </table:table-cell>
          <table:table-cell table:style-name="Default" table:formula="of:=IF([.$B385]&gt;=[.B$33]; ([.$B385] - [.B$33]) * [.D$9]; NA())" office:value-type="float" office:value="1.33336" calcext:value-type="float">
            <text:p>1.333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5" calcext:value-type="float">
            <text:p>995</text:p>
          </table:table-cell>
          <table:table-cell office:value-type="float" office:value="354" calcext:value-type="float">
            <text:p>354</text:p>
          </table:table-cell>
          <table:table-cell table:style-name="Default" table:formula="of:=IF([.$B386]&gt;=[.B$33]; ([.$B386] - [.B$33]) * [.D$9]; NA())" office:value-type="float" office:value="1.33336" calcext:value-type="float">
            <text:p>1.333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9" calcext:value-type="float">
            <text:p>999</text:p>
          </table:table-cell>
          <table:table-cell office:value-type="float" office:value="355" calcext:value-type="float">
            <text:p>355</text:p>
          </table:table-cell>
          <table:table-cell table:style-name="Default" table:formula="of:=IF([.$B387]&gt;=[.B$33]; ([.$B387] - [.B$33]) * [.D$9]; NA())" office:value-type="float" office:value="1.33752675" calcext:value-type="float">
            <text:p>1.33752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9" calcext:value-type="float">
            <text:p>999</text:p>
          </table:table-cell>
          <table:table-cell office:value-type="float" office:value="356" calcext:value-type="float">
            <text:p>356</text:p>
          </table:table-cell>
          <table:table-cell table:style-name="Default" table:formula="of:=IF([.$B388]&gt;=[.B$33]; ([.$B388] - [.B$33]) * [.D$9]; NA())" office:value-type="float" office:value="1.33752675" calcext:value-type="float">
            <text:p>1.33752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9" calcext:value-type="float">
            <text:p>999</text:p>
          </table:table-cell>
          <table:table-cell office:value-type="float" office:value="357" calcext:value-type="float">
            <text:p>357</text:p>
          </table:table-cell>
          <table:table-cell table:style-name="Default" table:formula="of:=IF([.$B389]&gt;=[.B$33]; ([.$B389] - [.B$33]) * [.D$9]; NA())" office:value-type="float" office:value="1.33752675" calcext:value-type="float">
            <text:p>1.33752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999" calcext:value-type="float">
            <text:p>999</text:p>
          </table:table-cell>
          <table:table-cell office:value-type="float" office:value="358" calcext:value-type="float">
            <text:p>358</text:p>
          </table:table-cell>
          <table:table-cell table:style-name="Default" table:formula="of:=IF([.$B390]&gt;=[.B$33]; ([.$B390] - [.B$33]) * [.D$9]; NA())" office:value-type="float" office:value="1.33752675" calcext:value-type="float">
            <text:p>1.33752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7" calcext:value-type="float">
            <text:p>1007</text:p>
          </table:table-cell>
          <table:table-cell office:value-type="float" office:value="359" calcext:value-type="float">
            <text:p>359</text:p>
          </table:table-cell>
          <table:table-cell table:style-name="Default" table:formula="of:=IF([.$B391]&gt;=[.B$33]; ([.$B391] - [.B$33]) * [.D$9]; NA())" office:value-type="float" office:value="1.34586025" calcext:value-type="float">
            <text:p>1.34586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3" calcext:value-type="float">
            <text:p>1003</text:p>
          </table:table-cell>
          <table:table-cell office:value-type="float" office:value="360" calcext:value-type="float">
            <text:p>360</text:p>
          </table:table-cell>
          <table:table-cell table:style-name="Default" table:formula="of:=IF([.$B392]&gt;=[.B$33]; ([.$B392] - [.B$33]) * [.D$9]; NA())" office:value-type="float" office:value="1.3416935" calcext:value-type="float">
            <text:p>1.34169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3" calcext:value-type="float">
            <text:p>1003</text:p>
          </table:table-cell>
          <table:table-cell office:value-type="float" office:value="361" calcext:value-type="float">
            <text:p>361</text:p>
          </table:table-cell>
          <table:table-cell table:style-name="Default" table:formula="of:=IF([.$B393]&gt;=[.B$33]; ([.$B393] - [.B$33]) * [.D$9]; NA())" office:value-type="float" office:value="1.3416935" calcext:value-type="float">
            <text:p>1.34169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3" calcext:value-type="float">
            <text:p>1003</text:p>
          </table:table-cell>
          <table:table-cell office:value-type="float" office:value="362" calcext:value-type="float">
            <text:p>362</text:p>
          </table:table-cell>
          <table:table-cell table:style-name="Default" table:formula="of:=IF([.$B394]&gt;=[.B$33]; ([.$B394] - [.B$33]) * [.D$9]; NA())" office:value-type="float" office:value="1.3416935" calcext:value-type="float">
            <text:p>1.34169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7" calcext:value-type="float">
            <text:p>1007</text:p>
          </table:table-cell>
          <table:table-cell office:value-type="float" office:value="363" calcext:value-type="float">
            <text:p>363</text:p>
          </table:table-cell>
          <table:table-cell table:style-name="Default" table:formula="of:=IF([.$B395]&gt;=[.B$33]; ([.$B395] - [.B$33]) * [.D$9]; NA())" office:value-type="float" office:value="1.34586025" calcext:value-type="float">
            <text:p>1.34586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7" calcext:value-type="float">
            <text:p>1007</text:p>
          </table:table-cell>
          <table:table-cell office:value-type="float" office:value="364" calcext:value-type="float">
            <text:p>364</text:p>
          </table:table-cell>
          <table:table-cell table:style-name="Default" table:formula="of:=IF([.$B396]&gt;=[.B$33]; ([.$B396] - [.B$33]) * [.D$9]; NA())" office:value-type="float" office:value="1.34586025" calcext:value-type="float">
            <text:p>1.34586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7" calcext:value-type="float">
            <text:p>1007</text:p>
          </table:table-cell>
          <table:table-cell office:value-type="float" office:value="365" calcext:value-type="float">
            <text:p>365</text:p>
          </table:table-cell>
          <table:table-cell table:style-name="Default" table:formula="of:=IF([.$B397]&gt;=[.B$33]; ([.$B397] - [.B$33]) * [.D$9]; NA())" office:value-type="float" office:value="1.34586025" calcext:value-type="float">
            <text:p>1.34586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07" calcext:value-type="float">
            <text:p>1007</text:p>
          </table:table-cell>
          <table:table-cell office:value-type="float" office:value="366" calcext:value-type="float">
            <text:p>366</text:p>
          </table:table-cell>
          <table:table-cell table:style-name="Default" table:formula="of:=IF([.$B398]&gt;=[.B$33]; ([.$B398] - [.B$33]) * [.D$9]; NA())" office:value-type="float" office:value="1.34586025" calcext:value-type="float">
            <text:p>1.34586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67" calcext:value-type="float">
            <text:p>367</text:p>
          </table:table-cell>
          <table:table-cell table:style-name="Default" table:formula="of:=IF([.$B399]&gt;=[.B$33]; ([.$B399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1" calcext:value-type="float">
            <text:p>1011</text:p>
          </table:table-cell>
          <table:table-cell office:value-type="float" office:value="368" calcext:value-type="float">
            <text:p>368</text:p>
          </table:table-cell>
          <table:table-cell table:style-name="Default" table:formula="of:=IF([.$B400]&gt;=[.B$33]; ([.$B400] - [.B$33]) * [.D$9]; NA())" office:value-type="float" office:value="1.350027" calcext:value-type="float">
            <text:p>1.35002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1" calcext:value-type="float">
            <text:p>1011</text:p>
          </table:table-cell>
          <table:table-cell office:value-type="float" office:value="369" calcext:value-type="float">
            <text:p>369</text:p>
          </table:table-cell>
          <table:table-cell table:style-name="Default" table:formula="of:=IF([.$B401]&gt;=[.B$33]; ([.$B401] - [.B$33]) * [.D$9]; NA())" office:value-type="float" office:value="1.350027" calcext:value-type="float">
            <text:p>1.35002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1" calcext:value-type="float">
            <text:p>1011</text:p>
          </table:table-cell>
          <table:table-cell office:value-type="float" office:value="370" calcext:value-type="float">
            <text:p>370</text:p>
          </table:table-cell>
          <table:table-cell table:style-name="Default" table:formula="of:=IF([.$B402]&gt;=[.B$33]; ([.$B402] - [.B$33]) * [.D$9]; NA())" office:value-type="float" office:value="1.350027" calcext:value-type="float">
            <text:p>1.35002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5" calcext:value-type="float">
            <text:p>1015</text:p>
          </table:table-cell>
          <table:table-cell office:value-type="float" office:value="371" calcext:value-type="float">
            <text:p>371</text:p>
          </table:table-cell>
          <table:table-cell table:style-name="Default" table:formula="of:=IF([.$B403]&gt;=[.B$33]; ([.$B403] - [.B$33]) * [.D$9]; NA())" office:value-type="float" office:value="1.35419375" calcext:value-type="float">
            <text:p>1.3541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5" calcext:value-type="float">
            <text:p>1015</text:p>
          </table:table-cell>
          <table:table-cell office:value-type="float" office:value="372" calcext:value-type="float">
            <text:p>372</text:p>
          </table:table-cell>
          <table:table-cell table:style-name="Default" table:formula="of:=IF([.$B404]&gt;=[.B$33]; ([.$B404] - [.B$33]) * [.D$9]; NA())" office:value-type="float" office:value="1.35419375" calcext:value-type="float">
            <text:p>1.3541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5" calcext:value-type="float">
            <text:p>1015</text:p>
          </table:table-cell>
          <table:table-cell office:value-type="float" office:value="373" calcext:value-type="float">
            <text:p>373</text:p>
          </table:table-cell>
          <table:table-cell table:style-name="Default" table:formula="of:=IF([.$B405]&gt;=[.B$33]; ([.$B405] - [.B$33]) * [.D$9]; NA())" office:value-type="float" office:value="1.35419375" calcext:value-type="float">
            <text:p>1.3541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5" calcext:value-type="float">
            <text:p>1015</text:p>
          </table:table-cell>
          <table:table-cell office:value-type="float" office:value="374" calcext:value-type="float">
            <text:p>374</text:p>
          </table:table-cell>
          <table:table-cell table:style-name="Default" table:formula="of:=IF([.$B406]&gt;=[.B$33]; ([.$B406] - [.B$33]) * [.D$9]; NA())" office:value-type="float" office:value="1.35419375" calcext:value-type="float">
            <text:p>1.3541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75" calcext:value-type="float">
            <text:p>375</text:p>
          </table:table-cell>
          <table:table-cell table:style-name="Default" table:formula="of:=IF([.$B407]&gt;=[.B$33]; ([.$B407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9" calcext:value-type="float">
            <text:p>1019</text:p>
          </table:table-cell>
          <table:table-cell office:value-type="float" office:value="376" calcext:value-type="float">
            <text:p>376</text:p>
          </table:table-cell>
          <table:table-cell table:style-name="Default" table:formula="of:=IF([.$B408]&gt;=[.B$33]; ([.$B408] - [.B$33]) * [.D$9]; NA())" office:value-type="float" office:value="1.3583605" calcext:value-type="float">
            <text:p>1.35836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9" calcext:value-type="float">
            <text:p>1019</text:p>
          </table:table-cell>
          <table:table-cell office:value-type="float" office:value="377" calcext:value-type="float">
            <text:p>377</text:p>
          </table:table-cell>
          <table:table-cell table:style-name="Default" table:formula="of:=IF([.$B409]&gt;=[.B$33]; ([.$B409] - [.B$33]) * [.D$9]; NA())" office:value-type="float" office:value="1.3583605" calcext:value-type="float">
            <text:p>1.35836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19" calcext:value-type="float">
            <text:p>1019</text:p>
          </table:table-cell>
          <table:table-cell office:value-type="float" office:value="378" calcext:value-type="float">
            <text:p>378</text:p>
          </table:table-cell>
          <table:table-cell table:style-name="Default" table:formula="of:=IF([.$B410]&gt;=[.B$33]; ([.$B410] - [.B$33]) * [.D$9]; NA())" office:value-type="float" office:value="1.3583605" calcext:value-type="float">
            <text:p>1.35836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79" calcext:value-type="float">
            <text:p>379</text:p>
          </table:table-cell>
          <table:table-cell table:style-name="Default" table:formula="of:=IF([.$B411]&gt;=[.B$33]; ([.$B411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80" calcext:value-type="float">
            <text:p>380</text:p>
          </table:table-cell>
          <table:table-cell table:style-name="Default" table:formula="of:=IF([.$B412]&gt;=[.B$33]; ([.$B412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81" calcext:value-type="float">
            <text:p>381</text:p>
          </table:table-cell>
          <table:table-cell table:style-name="Default" table:formula="of:=IF([.$B413]&gt;=[.B$33]; ([.$B413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3" calcext:value-type="float">
            <text:p>1023</text:p>
          </table:table-cell>
          <table:table-cell office:value-type="float" office:value="382" calcext:value-type="float">
            <text:p>382</text:p>
          </table:table-cell>
          <table:table-cell table:style-name="Default" table:formula="of:=IF([.$B414]&gt;=[.B$33]; ([.$B414] - [.B$33]) * [.D$9]; NA())" office:value-type="float" office:value="1.36252725" calcext:value-type="float">
            <text:p>1.36252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047" calcext:value-type="float">
            <text:p>2047</text:p>
          </table:table-cell>
          <table:table-cell office:value-type="float" office:value="383" calcext:value-type="float">
            <text:p>383</text:p>
          </table:table-cell>
          <table:table-cell table:style-name="Default" table:formula="of:=IF([.$B415]&gt;=[.B$33]; ([.$B415] - [.B$33]) * [.D$9]; NA())" office:value-type="float" office:value="2.42921525" calcext:value-type="float">
            <text:p>2.42921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3" calcext:value-type="float">
            <text:p>1283</text:p>
          </table:table-cell>
          <table:table-cell office:value-type="float" office:value="384" calcext:value-type="float">
            <text:p>384</text:p>
          </table:table-cell>
          <table:table-cell table:style-name="Default" table:formula="of:=IF([.$B416]&gt;=[.B$33]; ([.$B416] - [.B$33]) * [.D$9]; NA())" office:value-type="float" office:value="1.633366" calcext:value-type="float">
            <text:p>1.63336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7" calcext:value-type="float">
            <text:p>1027</text:p>
          </table:table-cell>
          <table:table-cell office:value-type="float" office:value="385" calcext:value-type="float">
            <text:p>385</text:p>
          </table:table-cell>
          <table:table-cell table:style-name="Default" table:formula="of:=IF([.$B417]&gt;=[.B$33]; ([.$B417] - [.B$33]) * [.D$9]; NA())" office:value-type="float" office:value="1.366694" calcext:value-type="float">
            <text:p>1.36669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27" calcext:value-type="float">
            <text:p>1027</text:p>
          </table:table-cell>
          <table:table-cell office:value-type="float" office:value="386" calcext:value-type="float">
            <text:p>386</text:p>
          </table:table-cell>
          <table:table-cell table:style-name="Default" table:formula="of:=IF([.$B418]&gt;=[.B$33]; ([.$B418] - [.B$33]) * [.D$9]; NA())" office:value-type="float" office:value="1.366694" calcext:value-type="float">
            <text:p>1.36669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1" calcext:value-type="float">
            <text:p>1031</text:p>
          </table:table-cell>
          <table:table-cell office:value-type="float" office:value="387" calcext:value-type="float">
            <text:p>387</text:p>
          </table:table-cell>
          <table:table-cell table:style-name="Default" table:formula="of:=IF([.$B419]&gt;=[.B$33]; ([.$B419] - [.B$33]) * [.D$9]; NA())" office:value-type="float" office:value="1.37086075" calcext:value-type="float">
            <text:p>1.37086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1" calcext:value-type="float">
            <text:p>1031</text:p>
          </table:table-cell>
          <table:table-cell office:value-type="float" office:value="388" calcext:value-type="float">
            <text:p>388</text:p>
          </table:table-cell>
          <table:table-cell table:style-name="Default" table:formula="of:=IF([.$B420]&gt;=[.B$33]; ([.$B420] - [.B$33]) * [.D$9]; NA())" office:value-type="float" office:value="1.37086075" calcext:value-type="float">
            <text:p>1.37086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1" calcext:value-type="float">
            <text:p>1031</text:p>
          </table:table-cell>
          <table:table-cell office:value-type="float" office:value="389" calcext:value-type="float">
            <text:p>389</text:p>
          </table:table-cell>
          <table:table-cell table:style-name="Default" table:formula="of:=IF([.$B421]&gt;=[.B$33]; ([.$B421] - [.B$33]) * [.D$9]; NA())" office:value-type="float" office:value="1.37086075" calcext:value-type="float">
            <text:p>1.37086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1" calcext:value-type="float">
            <text:p>1031</text:p>
          </table:table-cell>
          <table:table-cell office:value-type="float" office:value="390" calcext:value-type="float">
            <text:p>390</text:p>
          </table:table-cell>
          <table:table-cell table:style-name="Default" table:formula="of:=IF([.$B422]&gt;=[.B$33]; ([.$B422] - [.B$33]) * [.D$9]; NA())" office:value-type="float" office:value="1.37086075" calcext:value-type="float">
            <text:p>1.37086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1" calcext:value-type="float">
            <text:p>391</text:p>
          </table:table-cell>
          <table:table-cell table:style-name="Default" table:formula="of:=IF([.$B423]&gt;=[.B$33]; ([.$B423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5" calcext:value-type="float">
            <text:p>1035</text:p>
          </table:table-cell>
          <table:table-cell office:value-type="float" office:value="392" calcext:value-type="float">
            <text:p>392</text:p>
          </table:table-cell>
          <table:table-cell table:style-name="Default" table:formula="of:=IF([.$B424]&gt;=[.B$33]; ([.$B424] - [.B$33]) * [.D$9]; NA())" office:value-type="float" office:value="1.3750275" calcext:value-type="float">
            <text:p>1.3750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5" calcext:value-type="float">
            <text:p>1035</text:p>
          </table:table-cell>
          <table:table-cell office:value-type="float" office:value="393" calcext:value-type="float">
            <text:p>393</text:p>
          </table:table-cell>
          <table:table-cell table:style-name="Default" table:formula="of:=IF([.$B425]&gt;=[.B$33]; ([.$B425] - [.B$33]) * [.D$9]; NA())" office:value-type="float" office:value="1.3750275" calcext:value-type="float">
            <text:p>1.3750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4" calcext:value-type="float">
            <text:p>394</text:p>
          </table:table-cell>
          <table:table-cell table:style-name="Default" table:formula="of:=IF([.$B426]&gt;=[.B$33]; ([.$B426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5" calcext:value-type="float">
            <text:p>395</text:p>
          </table:table-cell>
          <table:table-cell table:style-name="Default" table:formula="of:=IF([.$B427]&gt;=[.B$33]; ([.$B427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6" calcext:value-type="float">
            <text:p>396</text:p>
          </table:table-cell>
          <table:table-cell table:style-name="Default" table:formula="of:=IF([.$B428]&gt;=[.B$33]; ([.$B428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7" calcext:value-type="float">
            <text:p>397</text:p>
          </table:table-cell>
          <table:table-cell table:style-name="Default" table:formula="of:=IF([.$B429]&gt;=[.B$33]; ([.$B429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39" calcext:value-type="float">
            <text:p>1039</text:p>
          </table:table-cell>
          <table:table-cell office:value-type="float" office:value="398" calcext:value-type="float">
            <text:p>398</text:p>
          </table:table-cell>
          <table:table-cell table:style-name="Default" table:formula="of:=IF([.$B430]&gt;=[.B$33]; ([.$B430] - [.B$33]) * [.D$9]; NA())" office:value-type="float" office:value="1.37919425" calcext:value-type="float">
            <text:p>1.37919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399" calcext:value-type="float">
            <text:p>399</text:p>
          </table:table-cell>
          <table:table-cell table:style-name="Default" table:formula="of:=IF([.$B431]&gt;=[.B$33]; ([.$B431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3" calcext:value-type="float">
            <text:p>1043</text:p>
          </table:table-cell>
          <table:table-cell office:value-type="float" office:value="400" calcext:value-type="float">
            <text:p>400</text:p>
          </table:table-cell>
          <table:table-cell table:style-name="Default" table:formula="of:=IF([.$B432]&gt;=[.B$33]; ([.$B432] - [.B$33]) * [.D$9]; NA())" office:value-type="float" office:value="1.383361" calcext:value-type="float">
            <text:p>1.38336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3" calcext:value-type="float">
            <text:p>1043</text:p>
          </table:table-cell>
          <table:table-cell office:value-type="float" office:value="401" calcext:value-type="float">
            <text:p>401</text:p>
          </table:table-cell>
          <table:table-cell table:style-name="Default" table:formula="of:=IF([.$B433]&gt;=[.B$33]; ([.$B433] - [.B$33]) * [.D$9]; NA())" office:value-type="float" office:value="1.383361" calcext:value-type="float">
            <text:p>1.38336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3" calcext:value-type="float">
            <text:p>1043</text:p>
          </table:table-cell>
          <table:table-cell office:value-type="float" office:value="402" calcext:value-type="float">
            <text:p>402</text:p>
          </table:table-cell>
          <table:table-cell table:style-name="Default" table:formula="of:=IF([.$B434]&gt;=[.B$33]; ([.$B434] - [.B$33]) * [.D$9]; NA())" office:value-type="float" office:value="1.383361" calcext:value-type="float">
            <text:p>1.38336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7" calcext:value-type="float">
            <text:p>1047</text:p>
          </table:table-cell>
          <table:table-cell office:value-type="float" office:value="403" calcext:value-type="float">
            <text:p>403</text:p>
          </table:table-cell>
          <table:table-cell table:style-name="Default" table:formula="of:=IF([.$B435]&gt;=[.B$33]; ([.$B435] - [.B$33]) * [.D$9]; NA())" office:value-type="float" office:value="1.38752775" calcext:value-type="float">
            <text:p>1.38752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7" calcext:value-type="float">
            <text:p>1047</text:p>
          </table:table-cell>
          <table:table-cell office:value-type="float" office:value="404" calcext:value-type="float">
            <text:p>404</text:p>
          </table:table-cell>
          <table:table-cell table:style-name="Default" table:formula="of:=IF([.$B436]&gt;=[.B$33]; ([.$B436] - [.B$33]) * [.D$9]; NA())" office:value-type="float" office:value="1.38752775" calcext:value-type="float">
            <text:p>1.38752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7" calcext:value-type="float">
            <text:p>1047</text:p>
          </table:table-cell>
          <table:table-cell office:value-type="float" office:value="405" calcext:value-type="float">
            <text:p>405</text:p>
          </table:table-cell>
          <table:table-cell table:style-name="Default" table:formula="of:=IF([.$B437]&gt;=[.B$33]; ([.$B437] - [.B$33]) * [.D$9]; NA())" office:value-type="float" office:value="1.38752775" calcext:value-type="float">
            <text:p>1.38752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47" calcext:value-type="float">
            <text:p>1047</text:p>
          </table:table-cell>
          <table:table-cell office:value-type="float" office:value="406" calcext:value-type="float">
            <text:p>406</text:p>
          </table:table-cell>
          <table:table-cell table:style-name="Default" table:formula="of:=IF([.$B438]&gt;=[.B$33]; ([.$B438] - [.B$33]) * [.D$9]; NA())" office:value-type="float" office:value="1.38752775" calcext:value-type="float">
            <text:p>1.38752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407" calcext:value-type="float">
            <text:p>407</text:p>
          </table:table-cell>
          <table:table-cell table:style-name="Default" table:formula="of:=IF([.$B439]&gt;=[.B$33]; ([.$B439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1" calcext:value-type="float">
            <text:p>1051</text:p>
          </table:table-cell>
          <table:table-cell office:value-type="float" office:value="408" calcext:value-type="float">
            <text:p>408</text:p>
          </table:table-cell>
          <table:table-cell table:style-name="Default" table:formula="of:=IF([.$B440]&gt;=[.B$33]; ([.$B440] - [.B$33]) * [.D$9]; NA())" office:value-type="float" office:value="1.3916945" calcext:value-type="float">
            <text:p>1.39169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1" calcext:value-type="float">
            <text:p>1051</text:p>
          </table:table-cell>
          <table:table-cell office:value-type="float" office:value="409" calcext:value-type="float">
            <text:p>409</text:p>
          </table:table-cell>
          <table:table-cell table:style-name="Default" table:formula="of:=IF([.$B441]&gt;=[.B$33]; ([.$B441] - [.B$33]) * [.D$9]; NA())" office:value-type="float" office:value="1.3916945" calcext:value-type="float">
            <text:p>1.39169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1" calcext:value-type="float">
            <text:p>1051</text:p>
          </table:table-cell>
          <table:table-cell office:value-type="float" office:value="410" calcext:value-type="float">
            <text:p>410</text:p>
          </table:table-cell>
          <table:table-cell table:style-name="Default" table:formula="of:=IF([.$B442]&gt;=[.B$33]; ([.$B442] - [.B$33]) * [.D$9]; NA())" office:value-type="float" office:value="1.3916945" calcext:value-type="float">
            <text:p>1.39169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411" calcext:value-type="float">
            <text:p>411</text:p>
          </table:table-cell>
          <table:table-cell table:style-name="Default" table:formula="of:=IF([.$B443]&gt;=[.B$33]; ([.$B443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412" calcext:value-type="float">
            <text:p>412</text:p>
          </table:table-cell>
          <table:table-cell table:style-name="Default" table:formula="of:=IF([.$B444]&gt;=[.B$33]; ([.$B444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413" calcext:value-type="float">
            <text:p>413</text:p>
          </table:table-cell>
          <table:table-cell table:style-name="Default" table:formula="of:=IF([.$B445]&gt;=[.B$33]; ([.$B445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5" calcext:value-type="float">
            <text:p>1055</text:p>
          </table:table-cell>
          <table:table-cell office:value-type="float" office:value="414" calcext:value-type="float">
            <text:p>414</text:p>
          </table:table-cell>
          <table:table-cell table:style-name="Default" table:formula="of:=IF([.$B446]&gt;=[.B$33]; ([.$B446] - [.B$33]) * [.D$9]; NA())" office:value-type="float" office:value="1.39586125" calcext:value-type="float">
            <text:p>1.3958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15" calcext:value-type="float">
            <text:p>415</text:p>
          </table:table-cell>
          <table:table-cell table:style-name="Default" table:formula="of:=IF([.$B447]&gt;=[.B$33]; ([.$B447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9" calcext:value-type="float">
            <text:p>1059</text:p>
          </table:table-cell>
          <table:table-cell office:value-type="float" office:value="416" calcext:value-type="float">
            <text:p>416</text:p>
          </table:table-cell>
          <table:table-cell table:style-name="Default" table:formula="of:=IF([.$B448]&gt;=[.B$33]; ([.$B448] - [.B$33]) * [.D$9]; NA())" office:value-type="float" office:value="1.400028" calcext:value-type="float">
            <text:p>1.40002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9" calcext:value-type="float">
            <text:p>1059</text:p>
          </table:table-cell>
          <table:table-cell office:value-type="float" office:value="417" calcext:value-type="float">
            <text:p>417</text:p>
          </table:table-cell>
          <table:table-cell table:style-name="Default" table:formula="of:=IF([.$B449]&gt;=[.B$33]; ([.$B449] - [.B$33]) * [.D$9]; NA())" office:value-type="float" office:value="1.400028" calcext:value-type="float">
            <text:p>1.40002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59" calcext:value-type="float">
            <text:p>1059</text:p>
          </table:table-cell>
          <table:table-cell office:value-type="float" office:value="418" calcext:value-type="float">
            <text:p>418</text:p>
          </table:table-cell>
          <table:table-cell table:style-name="Default" table:formula="of:=IF([.$B450]&gt;=[.B$33]; ([.$B450] - [.B$33]) * [.D$9]; NA())" office:value-type="float" office:value="1.400028" calcext:value-type="float">
            <text:p>1.40002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3" calcext:value-type="float">
            <text:p>1063</text:p>
          </table:table-cell>
          <table:table-cell office:value-type="float" office:value="419" calcext:value-type="float">
            <text:p>419</text:p>
          </table:table-cell>
          <table:table-cell table:style-name="Default" table:formula="of:=IF([.$B451]&gt;=[.B$33]; ([.$B451] - [.B$33]) * [.D$9]; NA())" office:value-type="float" office:value="1.40419475" calcext:value-type="float">
            <text:p>1.40419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3" calcext:value-type="float">
            <text:p>1063</text:p>
          </table:table-cell>
          <table:table-cell office:value-type="float" office:value="420" calcext:value-type="float">
            <text:p>420</text:p>
          </table:table-cell>
          <table:table-cell table:style-name="Default" table:formula="of:=IF([.$B452]&gt;=[.B$33]; ([.$B452] - [.B$33]) * [.D$9]; NA())" office:value-type="float" office:value="1.40419475" calcext:value-type="float">
            <text:p>1.40419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3" calcext:value-type="float">
            <text:p>1063</text:p>
          </table:table-cell>
          <table:table-cell office:value-type="float" office:value="421" calcext:value-type="float">
            <text:p>421</text:p>
          </table:table-cell>
          <table:table-cell table:style-name="Default" table:formula="of:=IF([.$B453]&gt;=[.B$33]; ([.$B453] - [.B$33]) * [.D$9]; NA())" office:value-type="float" office:value="1.40419475" calcext:value-type="float">
            <text:p>1.40419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3" calcext:value-type="float">
            <text:p>1063</text:p>
          </table:table-cell>
          <table:table-cell office:value-type="float" office:value="422" calcext:value-type="float">
            <text:p>422</text:p>
          </table:table-cell>
          <table:table-cell table:style-name="Default" table:formula="of:=IF([.$B454]&gt;=[.B$33]; ([.$B454] - [.B$33]) * [.D$9]; NA())" office:value-type="float" office:value="1.40419475" calcext:value-type="float">
            <text:p>1.40419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1" calcext:value-type="float">
            <text:p>1071</text:p>
          </table:table-cell>
          <table:table-cell office:value-type="float" office:value="423" calcext:value-type="float">
            <text:p>423</text:p>
          </table:table-cell>
          <table:table-cell table:style-name="Default" table:formula="of:=IF([.$B455]&gt;=[.B$33]; ([.$B455] - [.B$33]) * [.D$9]; NA())" office:value-type="float" office:value="1.41252825" calcext:value-type="float">
            <text:p>1.41252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7" calcext:value-type="float">
            <text:p>1067</text:p>
          </table:table-cell>
          <table:table-cell office:value-type="float" office:value="424" calcext:value-type="float">
            <text:p>424</text:p>
          </table:table-cell>
          <table:table-cell table:style-name="Default" table:formula="of:=IF([.$B456]&gt;=[.B$33]; ([.$B456] - [.B$33]) * [.D$9]; NA())" office:value-type="float" office:value="1.4083615" calcext:value-type="float">
            <text:p>1.40836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7" calcext:value-type="float">
            <text:p>1067</text:p>
          </table:table-cell>
          <table:table-cell office:value-type="float" office:value="425" calcext:value-type="float">
            <text:p>425</text:p>
          </table:table-cell>
          <table:table-cell table:style-name="Default" table:formula="of:=IF([.$B457]&gt;=[.B$33]; ([.$B457] - [.B$33]) * [.D$9]; NA())" office:value-type="float" office:value="1.4083615" calcext:value-type="float">
            <text:p>1.40836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67" calcext:value-type="float">
            <text:p>1067</text:p>
          </table:table-cell>
          <table:table-cell office:value-type="float" office:value="426" calcext:value-type="float">
            <text:p>426</text:p>
          </table:table-cell>
          <table:table-cell table:style-name="Default" table:formula="of:=IF([.$B458]&gt;=[.B$33]; ([.$B458] - [.B$33]) * [.D$9]; NA())" office:value-type="float" office:value="1.4083615" calcext:value-type="float">
            <text:p>1.40836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1" calcext:value-type="float">
            <text:p>1071</text:p>
          </table:table-cell>
          <table:table-cell office:value-type="float" office:value="427" calcext:value-type="float">
            <text:p>427</text:p>
          </table:table-cell>
          <table:table-cell table:style-name="Default" table:formula="of:=IF([.$B459]&gt;=[.B$33]; ([.$B459] - [.B$33]) * [.D$9]; NA())" office:value-type="float" office:value="1.41252825" calcext:value-type="float">
            <text:p>1.41252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1" calcext:value-type="float">
            <text:p>1071</text:p>
          </table:table-cell>
          <table:table-cell office:value-type="float" office:value="428" calcext:value-type="float">
            <text:p>428</text:p>
          </table:table-cell>
          <table:table-cell table:style-name="Default" table:formula="of:=IF([.$B460]&gt;=[.B$33]; ([.$B460] - [.B$33]) * [.D$9]; NA())" office:value-type="float" office:value="1.41252825" calcext:value-type="float">
            <text:p>1.41252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1" calcext:value-type="float">
            <text:p>1071</text:p>
          </table:table-cell>
          <table:table-cell office:value-type="float" office:value="429" calcext:value-type="float">
            <text:p>429</text:p>
          </table:table-cell>
          <table:table-cell table:style-name="Default" table:formula="of:=IF([.$B461]&gt;=[.B$33]; ([.$B461] - [.B$33]) * [.D$9]; NA())" office:value-type="float" office:value="1.41252825" calcext:value-type="float">
            <text:p>1.41252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1" calcext:value-type="float">
            <text:p>1071</text:p>
          </table:table-cell>
          <table:table-cell office:value-type="float" office:value="430" calcext:value-type="float">
            <text:p>430</text:p>
          </table:table-cell>
          <table:table-cell table:style-name="Default" table:formula="of:=IF([.$B462]&gt;=[.B$33]; ([.$B462] - [.B$33]) * [.D$9]; NA())" office:value-type="float" office:value="1.41252825" calcext:value-type="float">
            <text:p>1.41252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31" calcext:value-type="float">
            <text:p>431</text:p>
          </table:table-cell>
          <table:table-cell table:style-name="Default" table:formula="of:=IF([.$B463]&gt;=[.B$33]; ([.$B463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5" calcext:value-type="float">
            <text:p>1075</text:p>
          </table:table-cell>
          <table:table-cell office:value-type="float" office:value="432" calcext:value-type="float">
            <text:p>432</text:p>
          </table:table-cell>
          <table:table-cell table:style-name="Default" table:formula="of:=IF([.$B464]&gt;=[.B$33]; ([.$B464] - [.B$33]) * [.D$9]; NA())" office:value-type="float" office:value="1.416695" calcext:value-type="float">
            <text:p>1.416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5" calcext:value-type="float">
            <text:p>1075</text:p>
          </table:table-cell>
          <table:table-cell office:value-type="float" office:value="433" calcext:value-type="float">
            <text:p>433</text:p>
          </table:table-cell>
          <table:table-cell table:style-name="Default" table:formula="of:=IF([.$B465]&gt;=[.B$33]; ([.$B465] - [.B$33]) * [.D$9]; NA())" office:value-type="float" office:value="1.416695" calcext:value-type="float">
            <text:p>1.416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5" calcext:value-type="float">
            <text:p>1075</text:p>
          </table:table-cell>
          <table:table-cell office:value-type="float" office:value="434" calcext:value-type="float">
            <text:p>434</text:p>
          </table:table-cell>
          <table:table-cell table:style-name="Default" table:formula="of:=IF([.$B466]&gt;=[.B$33]; ([.$B466] - [.B$33]) * [.D$9]; NA())" office:value-type="float" office:value="1.416695" calcext:value-type="float">
            <text:p>1.416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9" calcext:value-type="float">
            <text:p>1079</text:p>
          </table:table-cell>
          <table:table-cell office:value-type="float" office:value="435" calcext:value-type="float">
            <text:p>435</text:p>
          </table:table-cell>
          <table:table-cell table:style-name="Default" table:formula="of:=IF([.$B467]&gt;=[.B$33]; ([.$B467] - [.B$33]) * [.D$9]; NA())" office:value-type="float" office:value="1.42086175" calcext:value-type="float">
            <text:p>1.42086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9" calcext:value-type="float">
            <text:p>1079</text:p>
          </table:table-cell>
          <table:table-cell office:value-type="float" office:value="436" calcext:value-type="float">
            <text:p>436</text:p>
          </table:table-cell>
          <table:table-cell table:style-name="Default" table:formula="of:=IF([.$B468]&gt;=[.B$33]; ([.$B468] - [.B$33]) * [.D$9]; NA())" office:value-type="float" office:value="1.42086175" calcext:value-type="float">
            <text:p>1.42086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9" calcext:value-type="float">
            <text:p>1079</text:p>
          </table:table-cell>
          <table:table-cell office:value-type="float" office:value="437" calcext:value-type="float">
            <text:p>437</text:p>
          </table:table-cell>
          <table:table-cell table:style-name="Default" table:formula="of:=IF([.$B469]&gt;=[.B$33]; ([.$B469] - [.B$33]) * [.D$9]; NA())" office:value-type="float" office:value="1.42086175" calcext:value-type="float">
            <text:p>1.42086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79" calcext:value-type="float">
            <text:p>1079</text:p>
          </table:table-cell>
          <table:table-cell office:value-type="float" office:value="438" calcext:value-type="float">
            <text:p>438</text:p>
          </table:table-cell>
          <table:table-cell table:style-name="Default" table:formula="of:=IF([.$B470]&gt;=[.B$33]; ([.$B470] - [.B$33]) * [.D$9]; NA())" office:value-type="float" office:value="1.42086175" calcext:value-type="float">
            <text:p>1.42086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39" calcext:value-type="float">
            <text:p>439</text:p>
          </table:table-cell>
          <table:table-cell table:style-name="Default" table:formula="of:=IF([.$B471]&gt;=[.B$33]; ([.$B471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3" calcext:value-type="float">
            <text:p>1083</text:p>
          </table:table-cell>
          <table:table-cell office:value-type="float" office:value="440" calcext:value-type="float">
            <text:p>440</text:p>
          </table:table-cell>
          <table:table-cell table:style-name="Default" table:formula="of:=IF([.$B472]&gt;=[.B$33]; ([.$B472] - [.B$33]) * [.D$9]; NA())" office:value-type="float" office:value="1.4250285" calcext:value-type="float">
            <text:p>1.42502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3" calcext:value-type="float">
            <text:p>1083</text:p>
          </table:table-cell>
          <table:table-cell office:value-type="float" office:value="441" calcext:value-type="float">
            <text:p>441</text:p>
          </table:table-cell>
          <table:table-cell table:style-name="Default" table:formula="of:=IF([.$B473]&gt;=[.B$33]; ([.$B473] - [.B$33]) * [.D$9]; NA())" office:value-type="float" office:value="1.4250285" calcext:value-type="float">
            <text:p>1.42502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3" calcext:value-type="float">
            <text:p>1083</text:p>
          </table:table-cell>
          <table:table-cell office:value-type="float" office:value="442" calcext:value-type="float">
            <text:p>442</text:p>
          </table:table-cell>
          <table:table-cell table:style-name="Default" table:formula="of:=IF([.$B474]&gt;=[.B$33]; ([.$B474] - [.B$33]) * [.D$9]; NA())" office:value-type="float" office:value="1.4250285" calcext:value-type="float">
            <text:p>1.42502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43" calcext:value-type="float">
            <text:p>443</text:p>
          </table:table-cell>
          <table:table-cell table:style-name="Default" table:formula="of:=IF([.$B475]&gt;=[.B$33]; ([.$B475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44" calcext:value-type="float">
            <text:p>444</text:p>
          </table:table-cell>
          <table:table-cell table:style-name="Default" table:formula="of:=IF([.$B476]&gt;=[.B$33]; ([.$B476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45" calcext:value-type="float">
            <text:p>445</text:p>
          </table:table-cell>
          <table:table-cell table:style-name="Default" table:formula="of:=IF([.$B477]&gt;=[.B$33]; ([.$B477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87" calcext:value-type="float">
            <text:p>1087</text:p>
          </table:table-cell>
          <table:table-cell office:value-type="float" office:value="446" calcext:value-type="float">
            <text:p>446</text:p>
          </table:table-cell>
          <table:table-cell table:style-name="Default" table:formula="of:=IF([.$B478]&gt;=[.B$33]; ([.$B478] - [.B$33]) * [.D$9]; NA())" office:value-type="float" office:value="1.42919525" calcext:value-type="float">
            <text:p>1.42919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447" calcext:value-type="float">
            <text:p>447</text:p>
          </table:table-cell>
          <table:table-cell table:style-name="Default" table:formula="of:=IF([.$B479]&gt;=[.B$33]; ([.$B479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1" calcext:value-type="float">
            <text:p>1091</text:p>
          </table:table-cell>
          <table:table-cell office:value-type="float" office:value="448" calcext:value-type="float">
            <text:p>448</text:p>
          </table:table-cell>
          <table:table-cell table:style-name="Default" table:formula="of:=IF([.$B480]&gt;=[.B$33]; ([.$B480] - [.B$33]) * [.D$9]; NA())" office:value-type="float" office:value="1.433362" calcext:value-type="float">
            <text:p>1.43336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1" calcext:value-type="float">
            <text:p>1091</text:p>
          </table:table-cell>
          <table:table-cell office:value-type="float" office:value="449" calcext:value-type="float">
            <text:p>449</text:p>
          </table:table-cell>
          <table:table-cell table:style-name="Default" table:formula="of:=IF([.$B481]&gt;=[.B$33]; ([.$B481] - [.B$33]) * [.D$9]; NA())" office:value-type="float" office:value="1.433362" calcext:value-type="float">
            <text:p>1.43336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1" calcext:value-type="float">
            <text:p>1091</text:p>
          </table:table-cell>
          <table:table-cell office:value-type="float" office:value="450" calcext:value-type="float">
            <text:p>450</text:p>
          </table:table-cell>
          <table:table-cell table:style-name="Default" table:formula="of:=IF([.$B482]&gt;=[.B$33]; ([.$B482] - [.B$33]) * [.D$9]; NA())" office:value-type="float" office:value="1.433362" calcext:value-type="float">
            <text:p>1.43336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5" calcext:value-type="float">
            <text:p>1095</text:p>
          </table:table-cell>
          <table:table-cell office:value-type="float" office:value="451" calcext:value-type="float">
            <text:p>451</text:p>
          </table:table-cell>
          <table:table-cell table:style-name="Default" table:formula="of:=IF([.$B483]&gt;=[.B$33]; ([.$B483] - [.B$33]) * [.D$9]; NA())" office:value-type="float" office:value="1.43752875" calcext:value-type="float">
            <text:p>1.43752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5" calcext:value-type="float">
            <text:p>1095</text:p>
          </table:table-cell>
          <table:table-cell office:value-type="float" office:value="452" calcext:value-type="float">
            <text:p>452</text:p>
          </table:table-cell>
          <table:table-cell table:style-name="Default" table:formula="of:=IF([.$B484]&gt;=[.B$33]; ([.$B484] - [.B$33]) * [.D$9]; NA())" office:value-type="float" office:value="1.43752875" calcext:value-type="float">
            <text:p>1.43752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5" calcext:value-type="float">
            <text:p>1095</text:p>
          </table:table-cell>
          <table:table-cell office:value-type="float" office:value="453" calcext:value-type="float">
            <text:p>453</text:p>
          </table:table-cell>
          <table:table-cell table:style-name="Default" table:formula="of:=IF([.$B485]&gt;=[.B$33]; ([.$B485] - [.B$33]) * [.D$9]; NA())" office:value-type="float" office:value="1.43752875" calcext:value-type="float">
            <text:p>1.43752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5" calcext:value-type="float">
            <text:p>1095</text:p>
          </table:table-cell>
          <table:table-cell office:value-type="float" office:value="454" calcext:value-type="float">
            <text:p>454</text:p>
          </table:table-cell>
          <table:table-cell table:style-name="Default" table:formula="of:=IF([.$B486]&gt;=[.B$33]; ([.$B486] - [.B$33]) * [.D$9]; NA())" office:value-type="float" office:value="1.43752875" calcext:value-type="float">
            <text:p>1.43752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3" calcext:value-type="float">
            <text:p>1103</text:p>
          </table:table-cell>
          <table:table-cell office:value-type="float" office:value="455" calcext:value-type="float">
            <text:p>455</text:p>
          </table:table-cell>
          <table:table-cell table:style-name="Default" table:formula="of:=IF([.$B487]&gt;=[.B$33]; ([.$B487] - [.B$33]) * [.D$9]; NA())" office:value-type="float" office:value="1.44586225" calcext:value-type="float">
            <text:p>1.44586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9" calcext:value-type="float">
            <text:p>1099</text:p>
          </table:table-cell>
          <table:table-cell office:value-type="float" office:value="456" calcext:value-type="float">
            <text:p>456</text:p>
          </table:table-cell>
          <table:table-cell table:style-name="Default" table:formula="of:=IF([.$B488]&gt;=[.B$33]; ([.$B488] - [.B$33]) * [.D$9]; NA())" office:value-type="float" office:value="1.4416955" calcext:value-type="float">
            <text:p>1.44169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9" calcext:value-type="float">
            <text:p>1099</text:p>
          </table:table-cell>
          <table:table-cell office:value-type="float" office:value="457" calcext:value-type="float">
            <text:p>457</text:p>
          </table:table-cell>
          <table:table-cell table:style-name="Default" table:formula="of:=IF([.$B489]&gt;=[.B$33]; ([.$B489] - [.B$33]) * [.D$9]; NA())" office:value-type="float" office:value="1.4416955" calcext:value-type="float">
            <text:p>1.44169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099" calcext:value-type="float">
            <text:p>1099</text:p>
          </table:table-cell>
          <table:table-cell office:value-type="float" office:value="458" calcext:value-type="float">
            <text:p>458</text:p>
          </table:table-cell>
          <table:table-cell table:style-name="Default" table:formula="of:=IF([.$B490]&gt;=[.B$33]; ([.$B490] - [.B$33]) * [.D$9]; NA())" office:value-type="float" office:value="1.4416955" calcext:value-type="float">
            <text:p>1.44169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3" calcext:value-type="float">
            <text:p>1103</text:p>
          </table:table-cell>
          <table:table-cell office:value-type="float" office:value="459" calcext:value-type="float">
            <text:p>459</text:p>
          </table:table-cell>
          <table:table-cell table:style-name="Default" table:formula="of:=IF([.$B491]&gt;=[.B$33]; ([.$B491] - [.B$33]) * [.D$9]; NA())" office:value-type="float" office:value="1.44586225" calcext:value-type="float">
            <text:p>1.44586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3" calcext:value-type="float">
            <text:p>1103</text:p>
          </table:table-cell>
          <table:table-cell office:value-type="float" office:value="460" calcext:value-type="float">
            <text:p>460</text:p>
          </table:table-cell>
          <table:table-cell table:style-name="Default" table:formula="of:=IF([.$B492]&gt;=[.B$33]; ([.$B492] - [.B$33]) * [.D$9]; NA())" office:value-type="float" office:value="1.44586225" calcext:value-type="float">
            <text:p>1.44586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3" calcext:value-type="float">
            <text:p>1103</text:p>
          </table:table-cell>
          <table:table-cell office:value-type="float" office:value="461" calcext:value-type="float">
            <text:p>461</text:p>
          </table:table-cell>
          <table:table-cell table:style-name="Default" table:formula="of:=IF([.$B493]&gt;=[.B$33]; ([.$B493] - [.B$33]) * [.D$9]; NA())" office:value-type="float" office:value="1.44586225" calcext:value-type="float">
            <text:p>1.44586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3" calcext:value-type="float">
            <text:p>1103</text:p>
          </table:table-cell>
          <table:table-cell office:value-type="float" office:value="462" calcext:value-type="float">
            <text:p>462</text:p>
          </table:table-cell>
          <table:table-cell table:style-name="Default" table:formula="of:=IF([.$B494]&gt;=[.B$33]; ([.$B494] - [.B$33]) * [.D$9]; NA())" office:value-type="float" office:value="1.44586225" calcext:value-type="float">
            <text:p>1.44586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63" calcext:value-type="float">
            <text:p>463</text:p>
          </table:table-cell>
          <table:table-cell table:style-name="Default" table:formula="of:=IF([.$B495]&gt;=[.B$33]; ([.$B495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7" calcext:value-type="float">
            <text:p>1107</text:p>
          </table:table-cell>
          <table:table-cell office:value-type="float" office:value="464" calcext:value-type="float">
            <text:p>464</text:p>
          </table:table-cell>
          <table:table-cell table:style-name="Default" table:formula="of:=IF([.$B496]&gt;=[.B$33]; ([.$B496] - [.B$33]) * [.D$9]; NA())" office:value-type="float" office:value="1.450029" calcext:value-type="float">
            <text:p>1.45002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7" calcext:value-type="float">
            <text:p>1107</text:p>
          </table:table-cell>
          <table:table-cell office:value-type="float" office:value="465" calcext:value-type="float">
            <text:p>465</text:p>
          </table:table-cell>
          <table:table-cell table:style-name="Default" table:formula="of:=IF([.$B497]&gt;=[.B$33]; ([.$B497] - [.B$33]) * [.D$9]; NA())" office:value-type="float" office:value="1.450029" calcext:value-type="float">
            <text:p>1.45002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07" calcext:value-type="float">
            <text:p>1107</text:p>
          </table:table-cell>
          <table:table-cell office:value-type="float" office:value="466" calcext:value-type="float">
            <text:p>466</text:p>
          </table:table-cell>
          <table:table-cell table:style-name="Default" table:formula="of:=IF([.$B498]&gt;=[.B$33]; ([.$B498] - [.B$33]) * [.D$9]; NA())" office:value-type="float" office:value="1.450029" calcext:value-type="float">
            <text:p>1.45002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1" calcext:value-type="float">
            <text:p>1111</text:p>
          </table:table-cell>
          <table:table-cell office:value-type="float" office:value="467" calcext:value-type="float">
            <text:p>467</text:p>
          </table:table-cell>
          <table:table-cell table:style-name="Default" table:formula="of:=IF([.$B499]&gt;=[.B$33]; ([.$B499] - [.B$33]) * [.D$9]; NA())" office:value-type="float" office:value="1.45419575" calcext:value-type="float">
            <text:p>1.45419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1" calcext:value-type="float">
            <text:p>1111</text:p>
          </table:table-cell>
          <table:table-cell office:value-type="float" office:value="468" calcext:value-type="float">
            <text:p>468</text:p>
          </table:table-cell>
          <table:table-cell table:style-name="Default" table:formula="of:=IF([.$B500]&gt;=[.B$33]; ([.$B500] - [.B$33]) * [.D$9]; NA())" office:value-type="float" office:value="1.45419575" calcext:value-type="float">
            <text:p>1.45419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1" calcext:value-type="float">
            <text:p>1111</text:p>
          </table:table-cell>
          <table:table-cell office:value-type="float" office:value="469" calcext:value-type="float">
            <text:p>469</text:p>
          </table:table-cell>
          <table:table-cell table:style-name="Default" table:formula="of:=IF([.$B501]&gt;=[.B$33]; ([.$B501] - [.B$33]) * [.D$9]; NA())" office:value-type="float" office:value="1.45419575" calcext:value-type="float">
            <text:p>1.45419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1" calcext:value-type="float">
            <text:p>1111</text:p>
          </table:table-cell>
          <table:table-cell office:value-type="float" office:value="470" calcext:value-type="float">
            <text:p>470</text:p>
          </table:table-cell>
          <table:table-cell table:style-name="Default" table:formula="of:=IF([.$B502]&gt;=[.B$33]; ([.$B502] - [.B$33]) * [.D$9]; NA())" office:value-type="float" office:value="1.45419575" calcext:value-type="float">
            <text:p>1.45419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71" calcext:value-type="float">
            <text:p>471</text:p>
          </table:table-cell>
          <table:table-cell table:style-name="Default" table:formula="of:=IF([.$B503]&gt;=[.B$33]; ([.$B503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5" calcext:value-type="float">
            <text:p>1115</text:p>
          </table:table-cell>
          <table:table-cell office:value-type="float" office:value="472" calcext:value-type="float">
            <text:p>472</text:p>
          </table:table-cell>
          <table:table-cell table:style-name="Default" table:formula="of:=IF([.$B504]&gt;=[.B$33]; ([.$B504] - [.B$33]) * [.D$9]; NA())" office:value-type="float" office:value="1.4583625" calcext:value-type="float">
            <text:p>1.45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5" calcext:value-type="float">
            <text:p>1115</text:p>
          </table:table-cell>
          <table:table-cell office:value-type="float" office:value="473" calcext:value-type="float">
            <text:p>473</text:p>
          </table:table-cell>
          <table:table-cell table:style-name="Default" table:formula="of:=IF([.$B505]&gt;=[.B$33]; ([.$B505] - [.B$33]) * [.D$9]; NA())" office:value-type="float" office:value="1.4583625" calcext:value-type="float">
            <text:p>1.45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5" calcext:value-type="float">
            <text:p>1115</text:p>
          </table:table-cell>
          <table:table-cell office:value-type="float" office:value="474" calcext:value-type="float">
            <text:p>474</text:p>
          </table:table-cell>
          <table:table-cell table:style-name="Default" table:formula="of:=IF([.$B506]&gt;=[.B$33]; ([.$B506] - [.B$33]) * [.D$9]; NA())" office:value-type="float" office:value="1.4583625" calcext:value-type="float">
            <text:p>1.45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75" calcext:value-type="float">
            <text:p>475</text:p>
          </table:table-cell>
          <table:table-cell table:style-name="Default" table:formula="of:=IF([.$B507]&gt;=[.B$33]; ([.$B507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76" calcext:value-type="float">
            <text:p>476</text:p>
          </table:table-cell>
          <table:table-cell table:style-name="Default" table:formula="of:=IF([.$B508]&gt;=[.B$33]; ([.$B508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77" calcext:value-type="float">
            <text:p>477</text:p>
          </table:table-cell>
          <table:table-cell table:style-name="Default" table:formula="of:=IF([.$B509]&gt;=[.B$33]; ([.$B509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19" calcext:value-type="float">
            <text:p>1119</text:p>
          </table:table-cell>
          <table:table-cell office:value-type="float" office:value="478" calcext:value-type="float">
            <text:p>478</text:p>
          </table:table-cell>
          <table:table-cell table:style-name="Default" table:formula="of:=IF([.$B510]&gt;=[.B$33]; ([.$B510] - [.B$33]) * [.D$9]; NA())" office:value-type="float" office:value="1.46252925" calcext:value-type="float">
            <text:p>1.46252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479" calcext:value-type="float">
            <text:p>479</text:p>
          </table:table-cell>
          <table:table-cell table:style-name="Default" table:formula="of:=IF([.$B511]&gt;=[.B$33]; ([.$B511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3" calcext:value-type="float">
            <text:p>1123</text:p>
          </table:table-cell>
          <table:table-cell office:value-type="float" office:value="480" calcext:value-type="float">
            <text:p>480</text:p>
          </table:table-cell>
          <table:table-cell table:style-name="Default" table:formula="of:=IF([.$B512]&gt;=[.B$33]; ([.$B512] - [.B$33]) * [.D$9]; NA())" office:value-type="float" office:value="1.466696" calcext:value-type="float">
            <text:p>1.46669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3" calcext:value-type="float">
            <text:p>1123</text:p>
          </table:table-cell>
          <table:table-cell office:value-type="float" office:value="481" calcext:value-type="float">
            <text:p>481</text:p>
          </table:table-cell>
          <table:table-cell table:style-name="Default" table:formula="of:=IF([.$B513]&gt;=[.B$33]; ([.$B513] - [.B$33]) * [.D$9]; NA())" office:value-type="float" office:value="1.466696" calcext:value-type="float">
            <text:p>1.46669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3" calcext:value-type="float">
            <text:p>1123</text:p>
          </table:table-cell>
          <table:table-cell office:value-type="float" office:value="482" calcext:value-type="float">
            <text:p>482</text:p>
          </table:table-cell>
          <table:table-cell table:style-name="Default" table:formula="of:=IF([.$B514]&gt;=[.B$33]; ([.$B514] - [.B$33]) * [.D$9]; NA())" office:value-type="float" office:value="1.466696" calcext:value-type="float">
            <text:p>1.46669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7" calcext:value-type="float">
            <text:p>1127</text:p>
          </table:table-cell>
          <table:table-cell office:value-type="float" office:value="483" calcext:value-type="float">
            <text:p>483</text:p>
          </table:table-cell>
          <table:table-cell table:style-name="Default" table:formula="of:=IF([.$B515]&gt;=[.B$33]; ([.$B515] - [.B$33]) * [.D$9]; NA())" office:value-type="float" office:value="1.47086275" calcext:value-type="float">
            <text:p>1.47086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7" calcext:value-type="float">
            <text:p>1127</text:p>
          </table:table-cell>
          <table:table-cell office:value-type="float" office:value="484" calcext:value-type="float">
            <text:p>484</text:p>
          </table:table-cell>
          <table:table-cell table:style-name="Default" table:formula="of:=IF([.$B516]&gt;=[.B$33]; ([.$B516] - [.B$33]) * [.D$9]; NA())" office:value-type="float" office:value="1.47086275" calcext:value-type="float">
            <text:p>1.47086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7" calcext:value-type="float">
            <text:p>1127</text:p>
          </table:table-cell>
          <table:table-cell office:value-type="float" office:value="485" calcext:value-type="float">
            <text:p>485</text:p>
          </table:table-cell>
          <table:table-cell table:style-name="Default" table:formula="of:=IF([.$B517]&gt;=[.B$33]; ([.$B517] - [.B$33]) * [.D$9]; NA())" office:value-type="float" office:value="1.47086275" calcext:value-type="float">
            <text:p>1.47086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27" calcext:value-type="float">
            <text:p>1127</text:p>
          </table:table-cell>
          <table:table-cell office:value-type="float" office:value="486" calcext:value-type="float">
            <text:p>486</text:p>
          </table:table-cell>
          <table:table-cell table:style-name="Default" table:formula="of:=IF([.$B518]&gt;=[.B$33]; ([.$B518] - [.B$33]) * [.D$9]; NA())" office:value-type="float" office:value="1.47086275" calcext:value-type="float">
            <text:p>1.47086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5" calcext:value-type="float">
            <text:p>1135</text:p>
          </table:table-cell>
          <table:table-cell office:value-type="float" office:value="487" calcext:value-type="float">
            <text:p>487</text:p>
          </table:table-cell>
          <table:table-cell table:style-name="Default" table:formula="of:=IF([.$B519]&gt;=[.B$33]; ([.$B519] - [.B$33]) * [.D$9]; NA())" office:value-type="float" office:value="1.47919625" calcext:value-type="float">
            <text:p>1.4791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1" calcext:value-type="float">
            <text:p>1131</text:p>
          </table:table-cell>
          <table:table-cell office:value-type="float" office:value="488" calcext:value-type="float">
            <text:p>488</text:p>
          </table:table-cell>
          <table:table-cell table:style-name="Default" table:formula="of:=IF([.$B520]&gt;=[.B$33]; ([.$B520] - [.B$33]) * [.D$9]; NA())" office:value-type="float" office:value="1.4750295" calcext:value-type="float">
            <text:p>1.47502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1" calcext:value-type="float">
            <text:p>1131</text:p>
          </table:table-cell>
          <table:table-cell office:value-type="float" office:value="489" calcext:value-type="float">
            <text:p>489</text:p>
          </table:table-cell>
          <table:table-cell table:style-name="Default" table:formula="of:=IF([.$B521]&gt;=[.B$33]; ([.$B521] - [.B$33]) * [.D$9]; NA())" office:value-type="float" office:value="1.4750295" calcext:value-type="float">
            <text:p>1.47502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1" calcext:value-type="float">
            <text:p>1131</text:p>
          </table:table-cell>
          <table:table-cell office:value-type="float" office:value="490" calcext:value-type="float">
            <text:p>490</text:p>
          </table:table-cell>
          <table:table-cell table:style-name="Default" table:formula="of:=IF([.$B522]&gt;=[.B$33]; ([.$B522] - [.B$33]) * [.D$9]; NA())" office:value-type="float" office:value="1.4750295" calcext:value-type="float">
            <text:p>1.47502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5" calcext:value-type="float">
            <text:p>1135</text:p>
          </table:table-cell>
          <table:table-cell office:value-type="float" office:value="491" calcext:value-type="float">
            <text:p>491</text:p>
          </table:table-cell>
          <table:table-cell table:style-name="Default" table:formula="of:=IF([.$B523]&gt;=[.B$33]; ([.$B523] - [.B$33]) * [.D$9]; NA())" office:value-type="float" office:value="1.47919625" calcext:value-type="float">
            <text:p>1.4791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5" calcext:value-type="float">
            <text:p>1135</text:p>
          </table:table-cell>
          <table:table-cell office:value-type="float" office:value="492" calcext:value-type="float">
            <text:p>492</text:p>
          </table:table-cell>
          <table:table-cell table:style-name="Default" table:formula="of:=IF([.$B524]&gt;=[.B$33]; ([.$B524] - [.B$33]) * [.D$9]; NA())" office:value-type="float" office:value="1.47919625" calcext:value-type="float">
            <text:p>1.4791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5" calcext:value-type="float">
            <text:p>1135</text:p>
          </table:table-cell>
          <table:table-cell office:value-type="float" office:value="493" calcext:value-type="float">
            <text:p>493</text:p>
          </table:table-cell>
          <table:table-cell table:style-name="Default" table:formula="of:=IF([.$B525]&gt;=[.B$33]; ([.$B525] - [.B$33]) * [.D$9]; NA())" office:value-type="float" office:value="1.47919625" calcext:value-type="float">
            <text:p>1.4791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5" calcext:value-type="float">
            <text:p>1135</text:p>
          </table:table-cell>
          <table:table-cell office:value-type="float" office:value="494" calcext:value-type="float">
            <text:p>494</text:p>
          </table:table-cell>
          <table:table-cell table:style-name="Default" table:formula="of:=IF([.$B526]&gt;=[.B$33]; ([.$B526] - [.B$33]) * [.D$9]; NA())" office:value-type="float" office:value="1.47919625" calcext:value-type="float">
            <text:p>1.4791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495" calcext:value-type="float">
            <text:p>495</text:p>
          </table:table-cell>
          <table:table-cell table:style-name="Default" table:formula="of:=IF([.$B527]&gt;=[.B$33]; ([.$B527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9" calcext:value-type="float">
            <text:p>1139</text:p>
          </table:table-cell>
          <table:table-cell office:value-type="float" office:value="496" calcext:value-type="float">
            <text:p>496</text:p>
          </table:table-cell>
          <table:table-cell table:style-name="Default" table:formula="of:=IF([.$B528]&gt;=[.B$33]; ([.$B528] - [.B$33]) * [.D$9]; NA())" office:value-type="float" office:value="1.483363" calcext:value-type="float">
            <text:p>1.48336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9" calcext:value-type="float">
            <text:p>1139</text:p>
          </table:table-cell>
          <table:table-cell office:value-type="float" office:value="497" calcext:value-type="float">
            <text:p>497</text:p>
          </table:table-cell>
          <table:table-cell table:style-name="Default" table:formula="of:=IF([.$B529]&gt;=[.B$33]; ([.$B529] - [.B$33]) * [.D$9]; NA())" office:value-type="float" office:value="1.483363" calcext:value-type="float">
            <text:p>1.48336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39" calcext:value-type="float">
            <text:p>1139</text:p>
          </table:table-cell>
          <table:table-cell office:value-type="float" office:value="498" calcext:value-type="float">
            <text:p>498</text:p>
          </table:table-cell>
          <table:table-cell table:style-name="Default" table:formula="of:=IF([.$B530]&gt;=[.B$33]; ([.$B530] - [.B$33]) * [.D$9]; NA())" office:value-type="float" office:value="1.483363" calcext:value-type="float">
            <text:p>1.48336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3" calcext:value-type="float">
            <text:p>1143</text:p>
          </table:table-cell>
          <table:table-cell office:value-type="float" office:value="499" calcext:value-type="float">
            <text:p>499</text:p>
          </table:table-cell>
          <table:table-cell table:style-name="Default" table:formula="of:=IF([.$B531]&gt;=[.B$33]; ([.$B531] - [.B$33]) * [.D$9]; NA())" office:value-type="float" office:value="1.48752975" calcext:value-type="float">
            <text:p>1.48752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3" calcext:value-type="float">
            <text:p>1143</text:p>
          </table:table-cell>
          <table:table-cell office:value-type="float" office:value="500" calcext:value-type="float">
            <text:p>500</text:p>
          </table:table-cell>
          <table:table-cell table:style-name="Default" table:formula="of:=IF([.$B532]&gt;=[.B$33]; ([.$B532] - [.B$33]) * [.D$9]; NA())" office:value-type="float" office:value="1.48752975" calcext:value-type="float">
            <text:p>1.48752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3" calcext:value-type="float">
            <text:p>1143</text:p>
          </table:table-cell>
          <table:table-cell office:value-type="float" office:value="501" calcext:value-type="float">
            <text:p>501</text:p>
          </table:table-cell>
          <table:table-cell table:style-name="Default" table:formula="of:=IF([.$B533]&gt;=[.B$33]; ([.$B533] - [.B$33]) * [.D$9]; NA())" office:value-type="float" office:value="1.48752975" calcext:value-type="float">
            <text:p>1.48752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3" calcext:value-type="float">
            <text:p>1143</text:p>
          </table:table-cell>
          <table:table-cell office:value-type="float" office:value="502" calcext:value-type="float">
            <text:p>502</text:p>
          </table:table-cell>
          <table:table-cell table:style-name="Default" table:formula="of:=IF([.$B534]&gt;=[.B$33]; ([.$B534] - [.B$33]) * [.D$9]; NA())" office:value-type="float" office:value="1.48752975" calcext:value-type="float">
            <text:p>1.48752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3" calcext:value-type="float">
            <text:p>1143</text:p>
          </table:table-cell>
          <table:table-cell office:value-type="float" office:value="503" calcext:value-type="float">
            <text:p>503</text:p>
          </table:table-cell>
          <table:table-cell table:style-name="Default" table:formula="of:=IF([.$B535]&gt;=[.B$33]; ([.$B535] - [.B$33]) * [.D$9]; NA())" office:value-type="float" office:value="1.48752975" calcext:value-type="float">
            <text:p>1.48752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7" calcext:value-type="float">
            <text:p>1147</text:p>
          </table:table-cell>
          <table:table-cell office:value-type="float" office:value="504" calcext:value-type="float">
            <text:p>504</text:p>
          </table:table-cell>
          <table:table-cell table:style-name="Default" table:formula="of:=IF([.$B536]&gt;=[.B$33]; ([.$B536] - [.B$33]) * [.D$9]; NA())" office:value-type="float" office:value="1.4916965" calcext:value-type="float">
            <text:p>1.49169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7" calcext:value-type="float">
            <text:p>1147</text:p>
          </table:table-cell>
          <table:table-cell office:value-type="float" office:value="505" calcext:value-type="float">
            <text:p>505</text:p>
          </table:table-cell>
          <table:table-cell table:style-name="Default" table:formula="of:=IF([.$B537]&gt;=[.B$33]; ([.$B537] - [.B$33]) * [.D$9]; NA())" office:value-type="float" office:value="1.4916965" calcext:value-type="float">
            <text:p>1.49169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47" calcext:value-type="float">
            <text:p>1147</text:p>
          </table:table-cell>
          <table:table-cell office:value-type="float" office:value="506" calcext:value-type="float">
            <text:p>506</text:p>
          </table:table-cell>
          <table:table-cell table:style-name="Default" table:formula="of:=IF([.$B538]&gt;=[.B$33]; ([.$B538] - [.B$33]) * [.D$9]; NA())" office:value-type="float" office:value="1.4916965" calcext:value-type="float">
            <text:p>1.49169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507" calcext:value-type="float">
            <text:p>507</text:p>
          </table:table-cell>
          <table:table-cell table:style-name="Default" table:formula="of:=IF([.$B539]&gt;=[.B$33]; ([.$B539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508" calcext:value-type="float">
            <text:p>508</text:p>
          </table:table-cell>
          <table:table-cell table:style-name="Default" table:formula="of:=IF([.$B540]&gt;=[.B$33]; ([.$B540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509" calcext:value-type="float">
            <text:p>509</text:p>
          </table:table-cell>
          <table:table-cell table:style-name="Default" table:formula="of:=IF([.$B541]&gt;=[.B$33]; ([.$B541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510" calcext:value-type="float">
            <text:p>510</text:p>
          </table:table-cell>
          <table:table-cell table:style-name="Default" table:formula="of:=IF([.$B542]&gt;=[.B$33]; ([.$B542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1" calcext:value-type="float">
            <text:p>1151</text:p>
          </table:table-cell>
          <table:table-cell office:value-type="float" office:value="511" calcext:value-type="float">
            <text:p>511</text:p>
          </table:table-cell>
          <table:table-cell table:style-name="Default" table:formula="of:=IF([.$B543]&gt;=[.B$33]; ([.$B543] - [.B$33]) * [.D$9]; NA())" office:value-type="float" office:value="1.49586325" calcext:value-type="float">
            <text:p>1.49586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5" calcext:value-type="float">
            <text:p>1155</text:p>
          </table:table-cell>
          <table:table-cell office:value-type="float" office:value="512" calcext:value-type="float">
            <text:p>512</text:p>
          </table:table-cell>
          <table:table-cell table:style-name="Default" table:formula="of:=IF([.$B544]&gt;=[.B$33]; ([.$B544] - [.B$33]) * [.D$9]; NA())" office:value-type="float" office:value="1.50003" calcext:value-type="float">
            <text:p>1.500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5" calcext:value-type="float">
            <text:p>1155</text:p>
          </table:table-cell>
          <table:table-cell office:value-type="float" office:value="513" calcext:value-type="float">
            <text:p>513</text:p>
          </table:table-cell>
          <table:table-cell table:style-name="Default" table:formula="of:=IF([.$B545]&gt;=[.B$33]; ([.$B545] - [.B$33]) * [.D$9]; NA())" office:value-type="float" office:value="1.50003" calcext:value-type="float">
            <text:p>1.500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5" calcext:value-type="float">
            <text:p>1155</text:p>
          </table:table-cell>
          <table:table-cell office:value-type="float" office:value="514" calcext:value-type="float">
            <text:p>514</text:p>
          </table:table-cell>
          <table:table-cell table:style-name="Default" table:formula="of:=IF([.$B546]&gt;=[.B$33]; ([.$B546] - [.B$33]) * [.D$9]; NA())" office:value-type="float" office:value="1.50003" calcext:value-type="float">
            <text:p>1.500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9" calcext:value-type="float">
            <text:p>1159</text:p>
          </table:table-cell>
          <table:table-cell office:value-type="float" office:value="515" calcext:value-type="float">
            <text:p>515</text:p>
          </table:table-cell>
          <table:table-cell table:style-name="Default" table:formula="of:=IF([.$B547]&gt;=[.B$33]; ([.$B547] - [.B$33]) * [.D$9]; NA())" office:value-type="float" office:value="1.50419675" calcext:value-type="float">
            <text:p>1.50419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9" calcext:value-type="float">
            <text:p>1159</text:p>
          </table:table-cell>
          <table:table-cell office:value-type="float" office:value="516" calcext:value-type="float">
            <text:p>516</text:p>
          </table:table-cell>
          <table:table-cell table:style-name="Default" table:formula="of:=IF([.$B548]&gt;=[.B$33]; ([.$B548] - [.B$33]) * [.D$9]; NA())" office:value-type="float" office:value="1.50419675" calcext:value-type="float">
            <text:p>1.50419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9" calcext:value-type="float">
            <text:p>1159</text:p>
          </table:table-cell>
          <table:table-cell office:value-type="float" office:value="517" calcext:value-type="float">
            <text:p>517</text:p>
          </table:table-cell>
          <table:table-cell table:style-name="Default" table:formula="of:=IF([.$B549]&gt;=[.B$33]; ([.$B549] - [.B$33]) * [.D$9]; NA())" office:value-type="float" office:value="1.50419675" calcext:value-type="float">
            <text:p>1.50419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9" calcext:value-type="float">
            <text:p>1159</text:p>
          </table:table-cell>
          <table:table-cell office:value-type="float" office:value="518" calcext:value-type="float">
            <text:p>518</text:p>
          </table:table-cell>
          <table:table-cell table:style-name="Default" table:formula="of:=IF([.$B550]&gt;=[.B$33]; ([.$B550] - [.B$33]) * [.D$9]; NA())" office:value-type="float" office:value="1.50419675" calcext:value-type="float">
            <text:p>1.50419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59" calcext:value-type="float">
            <text:p>1159</text:p>
          </table:table-cell>
          <table:table-cell office:value-type="float" office:value="519" calcext:value-type="float">
            <text:p>519</text:p>
          </table:table-cell>
          <table:table-cell table:style-name="Default" table:formula="of:=IF([.$B551]&gt;=[.B$33]; ([.$B551] - [.B$33]) * [.D$9]; NA())" office:value-type="float" office:value="1.50419675" calcext:value-type="float">
            <text:p>1.50419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3" calcext:value-type="float">
            <text:p>1163</text:p>
          </table:table-cell>
          <table:table-cell office:value-type="float" office:value="520" calcext:value-type="float">
            <text:p>520</text:p>
          </table:table-cell>
          <table:table-cell table:style-name="Default" table:formula="of:=IF([.$B552]&gt;=[.B$33]; ([.$B552] - [.B$33]) * [.D$9]; NA())" office:value-type="float" office:value="1.5083635" calcext:value-type="float">
            <text:p>1.50836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3" calcext:value-type="float">
            <text:p>1163</text:p>
          </table:table-cell>
          <table:table-cell office:value-type="float" office:value="521" calcext:value-type="float">
            <text:p>521</text:p>
          </table:table-cell>
          <table:table-cell table:style-name="Default" table:formula="of:=IF([.$B553]&gt;=[.B$33]; ([.$B553] - [.B$33]) * [.D$9]; NA())" office:value-type="float" office:value="1.5083635" calcext:value-type="float">
            <text:p>1.50836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3" calcext:value-type="float">
            <text:p>1163</text:p>
          </table:table-cell>
          <table:table-cell office:value-type="float" office:value="522" calcext:value-type="float">
            <text:p>522</text:p>
          </table:table-cell>
          <table:table-cell table:style-name="Default" table:formula="of:=IF([.$B554]&gt;=[.B$33]; ([.$B554] - [.B$33]) * [.D$9]; NA())" office:value-type="float" office:value="1.5083635" calcext:value-type="float">
            <text:p>1.50836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7" calcext:value-type="float">
            <text:p>1167</text:p>
          </table:table-cell>
          <table:table-cell office:value-type="float" office:value="523" calcext:value-type="float">
            <text:p>523</text:p>
          </table:table-cell>
          <table:table-cell table:style-name="Default" table:formula="of:=IF([.$B555]&gt;=[.B$33]; ([.$B555] - [.B$33]) * [.D$9]; NA())" office:value-type="float" office:value="1.51253025" calcext:value-type="float">
            <text:p>1.51253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7" calcext:value-type="float">
            <text:p>1167</text:p>
          </table:table-cell>
          <table:table-cell office:value-type="float" office:value="524" calcext:value-type="float">
            <text:p>524</text:p>
          </table:table-cell>
          <table:table-cell table:style-name="Default" table:formula="of:=IF([.$B556]&gt;=[.B$33]; ([.$B556] - [.B$33]) * [.D$9]; NA())" office:value-type="float" office:value="1.51253025" calcext:value-type="float">
            <text:p>1.51253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7" calcext:value-type="float">
            <text:p>1167</text:p>
          </table:table-cell>
          <table:table-cell office:value-type="float" office:value="525" calcext:value-type="float">
            <text:p>525</text:p>
          </table:table-cell>
          <table:table-cell table:style-name="Default" table:formula="of:=IF([.$B557]&gt;=[.B$33]; ([.$B557] - [.B$33]) * [.D$9]; NA())" office:value-type="float" office:value="1.51253025" calcext:value-type="float">
            <text:p>1.51253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67" calcext:value-type="float">
            <text:p>1167</text:p>
          </table:table-cell>
          <table:table-cell office:value-type="float" office:value="526" calcext:value-type="float">
            <text:p>526</text:p>
          </table:table-cell>
          <table:table-cell table:style-name="Default" table:formula="of:=IF([.$B558]&gt;=[.B$33]; ([.$B558] - [.B$33]) * [.D$9]; NA())" office:value-type="float" office:value="1.51253025" calcext:value-type="float">
            <text:p>1.51253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27" calcext:value-type="float">
            <text:p>527</text:p>
          </table:table-cell>
          <table:table-cell table:style-name="Default" table:formula="of:=IF([.$B559]&gt;=[.B$33]; ([.$B559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1" calcext:value-type="float">
            <text:p>1171</text:p>
          </table:table-cell>
          <table:table-cell office:value-type="float" office:value="528" calcext:value-type="float">
            <text:p>528</text:p>
          </table:table-cell>
          <table:table-cell table:style-name="Default" table:formula="of:=IF([.$B560]&gt;=[.B$33]; ([.$B560] - [.B$33]) * [.D$9]; NA())" office:value-type="float" office:value="1.516697" calcext:value-type="float">
            <text:p>1.51669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1" calcext:value-type="float">
            <text:p>1171</text:p>
          </table:table-cell>
          <table:table-cell office:value-type="float" office:value="529" calcext:value-type="float">
            <text:p>529</text:p>
          </table:table-cell>
          <table:table-cell table:style-name="Default" table:formula="of:=IF([.$B561]&gt;=[.B$33]; ([.$B561] - [.B$33]) * [.D$9]; NA())" office:value-type="float" office:value="1.516697" calcext:value-type="float">
            <text:p>1.51669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1" calcext:value-type="float">
            <text:p>1171</text:p>
          </table:table-cell>
          <table:table-cell office:value-type="float" office:value="530" calcext:value-type="float">
            <text:p>530</text:p>
          </table:table-cell>
          <table:table-cell table:style-name="Default" table:formula="of:=IF([.$B562]&gt;=[.B$33]; ([.$B562] - [.B$33]) * [.D$9]; NA())" office:value-type="float" office:value="1.516697" calcext:value-type="float">
            <text:p>1.51669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5" calcext:value-type="float">
            <text:p>1175</text:p>
          </table:table-cell>
          <table:table-cell office:value-type="float" office:value="531" calcext:value-type="float">
            <text:p>531</text:p>
          </table:table-cell>
          <table:table-cell table:style-name="Default" table:formula="of:=IF([.$B563]&gt;=[.B$33]; ([.$B563] - [.B$33]) * [.D$9]; NA())" office:value-type="float" office:value="1.52086375" calcext:value-type="float">
            <text:p>1.5208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5" calcext:value-type="float">
            <text:p>1175</text:p>
          </table:table-cell>
          <table:table-cell office:value-type="float" office:value="532" calcext:value-type="float">
            <text:p>532</text:p>
          </table:table-cell>
          <table:table-cell table:style-name="Default" table:formula="of:=IF([.$B564]&gt;=[.B$33]; ([.$B564] - [.B$33]) * [.D$9]; NA())" office:value-type="float" office:value="1.52086375" calcext:value-type="float">
            <text:p>1.5208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5" calcext:value-type="float">
            <text:p>1175</text:p>
          </table:table-cell>
          <table:table-cell office:value-type="float" office:value="533" calcext:value-type="float">
            <text:p>533</text:p>
          </table:table-cell>
          <table:table-cell table:style-name="Default" table:formula="of:=IF([.$B565]&gt;=[.B$33]; ([.$B565] - [.B$33]) * [.D$9]; NA())" office:value-type="float" office:value="1.52086375" calcext:value-type="float">
            <text:p>1.5208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5" calcext:value-type="float">
            <text:p>1175</text:p>
          </table:table-cell>
          <table:table-cell office:value-type="float" office:value="534" calcext:value-type="float">
            <text:p>534</text:p>
          </table:table-cell>
          <table:table-cell table:style-name="Default" table:formula="of:=IF([.$B566]&gt;=[.B$33]; ([.$B566] - [.B$33]) * [.D$9]; NA())" office:value-type="float" office:value="1.52086375" calcext:value-type="float">
            <text:p>1.5208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5" calcext:value-type="float">
            <text:p>1175</text:p>
          </table:table-cell>
          <table:table-cell office:value-type="float" office:value="535" calcext:value-type="float">
            <text:p>535</text:p>
          </table:table-cell>
          <table:table-cell table:style-name="Default" table:formula="of:=IF([.$B567]&gt;=[.B$33]; ([.$B567] - [.B$33]) * [.D$9]; NA())" office:value-type="float" office:value="1.52086375" calcext:value-type="float">
            <text:p>1.5208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9" calcext:value-type="float">
            <text:p>1179</text:p>
          </table:table-cell>
          <table:table-cell office:value-type="float" office:value="536" calcext:value-type="float">
            <text:p>536</text:p>
          </table:table-cell>
          <table:table-cell table:style-name="Default" table:formula="of:=IF([.$B568]&gt;=[.B$33]; ([.$B568] - [.B$33]) * [.D$9]; NA())" office:value-type="float" office:value="1.5250305" calcext:value-type="float">
            <text:p>1.52503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9" calcext:value-type="float">
            <text:p>1179</text:p>
          </table:table-cell>
          <table:table-cell office:value-type="float" office:value="537" calcext:value-type="float">
            <text:p>537</text:p>
          </table:table-cell>
          <table:table-cell table:style-name="Default" table:formula="of:=IF([.$B569]&gt;=[.B$33]; ([.$B569] - [.B$33]) * [.D$9]; NA())" office:value-type="float" office:value="1.5250305" calcext:value-type="float">
            <text:p>1.52503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79" calcext:value-type="float">
            <text:p>1179</text:p>
          </table:table-cell>
          <table:table-cell office:value-type="float" office:value="538" calcext:value-type="float">
            <text:p>538</text:p>
          </table:table-cell>
          <table:table-cell table:style-name="Default" table:formula="of:=IF([.$B570]&gt;=[.B$33]; ([.$B570] - [.B$33]) * [.D$9]; NA())" office:value-type="float" office:value="1.5250305" calcext:value-type="float">
            <text:p>1.52503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39" calcext:value-type="float">
            <text:p>539</text:p>
          </table:table-cell>
          <table:table-cell table:style-name="Default" table:formula="of:=IF([.$B571]&gt;=[.B$33]; ([.$B571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40" calcext:value-type="float">
            <text:p>540</text:p>
          </table:table-cell>
          <table:table-cell table:style-name="Default" table:formula="of:=IF([.$B572]&gt;=[.B$33]; ([.$B572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41" calcext:value-type="float">
            <text:p>541</text:p>
          </table:table-cell>
          <table:table-cell table:style-name="Default" table:formula="of:=IF([.$B573]&gt;=[.B$33]; ([.$B573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42" calcext:value-type="float">
            <text:p>542</text:p>
          </table:table-cell>
          <table:table-cell table:style-name="Default" table:formula="of:=IF([.$B574]&gt;=[.B$33]; ([.$B574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3" calcext:value-type="float">
            <text:p>1183</text:p>
          </table:table-cell>
          <table:table-cell office:value-type="float" office:value="543" calcext:value-type="float">
            <text:p>543</text:p>
          </table:table-cell>
          <table:table-cell table:style-name="Default" table:formula="of:=IF([.$B575]&gt;=[.B$33]; ([.$B575] - [.B$33]) * [.D$9]; NA())" office:value-type="float" office:value="1.52919725" calcext:value-type="float">
            <text:p>1.52919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5" calcext:value-type="float">
            <text:p>1195</text:p>
          </table:table-cell>
          <table:table-cell office:value-type="float" office:value="544" calcext:value-type="float">
            <text:p>544</text:p>
          </table:table-cell>
          <table:table-cell table:style-name="Default" table:formula="of:=IF([.$B576]&gt;=[.B$33]; ([.$B576] - [.B$33]) * [.D$9]; NA())" office:value-type="float" office:value="1.5416975" calcext:value-type="float">
            <text:p>1.541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7" calcext:value-type="float">
            <text:p>1187</text:p>
          </table:table-cell>
          <table:table-cell office:value-type="float" office:value="545" calcext:value-type="float">
            <text:p>545</text:p>
          </table:table-cell>
          <table:table-cell table:style-name="Default" table:formula="of:=IF([.$B577]&gt;=[.B$33]; ([.$B577] - [.B$33]) * [.D$9]; NA())" office:value-type="float" office:value="1.533364" calcext:value-type="float">
            <text:p>1.53336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87" calcext:value-type="float">
            <text:p>1187</text:p>
          </table:table-cell>
          <table:table-cell office:value-type="float" office:value="546" calcext:value-type="float">
            <text:p>546</text:p>
          </table:table-cell>
          <table:table-cell table:style-name="Default" table:formula="of:=IF([.$B578]&gt;=[.B$33]; ([.$B578] - [.B$33]) * [.D$9]; NA())" office:value-type="float" office:value="1.533364" calcext:value-type="float">
            <text:p>1.53336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1" calcext:value-type="float">
            <text:p>1191</text:p>
          </table:table-cell>
          <table:table-cell office:value-type="float" office:value="547" calcext:value-type="float">
            <text:p>547</text:p>
          </table:table-cell>
          <table:table-cell table:style-name="Default" table:formula="of:=IF([.$B579]&gt;=[.B$33]; ([.$B579] - [.B$33]) * [.D$9]; NA())" office:value-type="float" office:value="1.53753075" calcext:value-type="float">
            <text:p>1.53753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1" calcext:value-type="float">
            <text:p>1191</text:p>
          </table:table-cell>
          <table:table-cell office:value-type="float" office:value="548" calcext:value-type="float">
            <text:p>548</text:p>
          </table:table-cell>
          <table:table-cell table:style-name="Default" table:formula="of:=IF([.$B580]&gt;=[.B$33]; ([.$B580] - [.B$33]) * [.D$9]; NA())" office:value-type="float" office:value="1.53753075" calcext:value-type="float">
            <text:p>1.53753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1" calcext:value-type="float">
            <text:p>1191</text:p>
          </table:table-cell>
          <table:table-cell office:value-type="float" office:value="549" calcext:value-type="float">
            <text:p>549</text:p>
          </table:table-cell>
          <table:table-cell table:style-name="Default" table:formula="of:=IF([.$B581]&gt;=[.B$33]; ([.$B581] - [.B$33]) * [.D$9]; NA())" office:value-type="float" office:value="1.53753075" calcext:value-type="float">
            <text:p>1.53753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1" calcext:value-type="float">
            <text:p>1191</text:p>
          </table:table-cell>
          <table:table-cell office:value-type="float" office:value="550" calcext:value-type="float">
            <text:p>550</text:p>
          </table:table-cell>
          <table:table-cell table:style-name="Default" table:formula="of:=IF([.$B582]&gt;=[.B$33]; ([.$B582] - [.B$33]) * [.D$9]; NA())" office:value-type="float" office:value="1.53753075" calcext:value-type="float">
            <text:p>1.53753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1" calcext:value-type="float">
            <text:p>1191</text:p>
          </table:table-cell>
          <table:table-cell office:value-type="float" office:value="551" calcext:value-type="float">
            <text:p>551</text:p>
          </table:table-cell>
          <table:table-cell table:style-name="Default" table:formula="of:=IF([.$B583]&gt;=[.B$33]; ([.$B583] - [.B$33]) * [.D$9]; NA())" office:value-type="float" office:value="1.53753075" calcext:value-type="float">
            <text:p>1.53753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9" calcext:value-type="float">
            <text:p>1199</text:p>
          </table:table-cell>
          <table:table-cell office:value-type="float" office:value="552" calcext:value-type="float">
            <text:p>552</text:p>
          </table:table-cell>
          <table:table-cell table:style-name="Default" table:formula="of:=IF([.$B584]&gt;=[.B$33]; ([.$B584] - [.B$33]) * [.D$9]; NA())" office:value-type="float" office:value="1.54586425" calcext:value-type="float">
            <text:p>1.54586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5" calcext:value-type="float">
            <text:p>1195</text:p>
          </table:table-cell>
          <table:table-cell office:value-type="float" office:value="553" calcext:value-type="float">
            <text:p>553</text:p>
          </table:table-cell>
          <table:table-cell table:style-name="Default" table:formula="of:=IF([.$B585]&gt;=[.B$33]; ([.$B585] - [.B$33]) * [.D$9]; NA())" office:value-type="float" office:value="1.5416975" calcext:value-type="float">
            <text:p>1.541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5" calcext:value-type="float">
            <text:p>1195</text:p>
          </table:table-cell>
          <table:table-cell office:value-type="float" office:value="554" calcext:value-type="float">
            <text:p>554</text:p>
          </table:table-cell>
          <table:table-cell table:style-name="Default" table:formula="of:=IF([.$B586]&gt;=[.B$33]; ([.$B586] - [.B$33]) * [.D$9]; NA())" office:value-type="float" office:value="1.5416975" calcext:value-type="float">
            <text:p>1.541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5" calcext:value-type="float">
            <text:p>1195</text:p>
          </table:table-cell>
          <table:table-cell office:value-type="float" office:value="555" calcext:value-type="float">
            <text:p>555</text:p>
          </table:table-cell>
          <table:table-cell table:style-name="Default" table:formula="of:=IF([.$B587]&gt;=[.B$33]; ([.$B587] - [.B$33]) * [.D$9]; NA())" office:value-type="float" office:value="1.5416975" calcext:value-type="float">
            <text:p>1.541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9" calcext:value-type="float">
            <text:p>1199</text:p>
          </table:table-cell>
          <table:table-cell office:value-type="float" office:value="556" calcext:value-type="float">
            <text:p>556</text:p>
          </table:table-cell>
          <table:table-cell table:style-name="Default" table:formula="of:=IF([.$B588]&gt;=[.B$33]; ([.$B588] - [.B$33]) * [.D$9]; NA())" office:value-type="float" office:value="1.54586425" calcext:value-type="float">
            <text:p>1.54586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9" calcext:value-type="float">
            <text:p>1199</text:p>
          </table:table-cell>
          <table:table-cell office:value-type="float" office:value="557" calcext:value-type="float">
            <text:p>557</text:p>
          </table:table-cell>
          <table:table-cell table:style-name="Default" table:formula="of:=IF([.$B589]&gt;=[.B$33]; ([.$B589] - [.B$33]) * [.D$9]; NA())" office:value-type="float" office:value="1.54586425" calcext:value-type="float">
            <text:p>1.54586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9" calcext:value-type="float">
            <text:p>1199</text:p>
          </table:table-cell>
          <table:table-cell office:value-type="float" office:value="558" calcext:value-type="float">
            <text:p>558</text:p>
          </table:table-cell>
          <table:table-cell table:style-name="Default" table:formula="of:=IF([.$B590]&gt;=[.B$33]; ([.$B590] - [.B$33]) * [.D$9]; NA())" office:value-type="float" office:value="1.54586425" calcext:value-type="float">
            <text:p>1.54586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199" calcext:value-type="float">
            <text:p>1199</text:p>
          </table:table-cell>
          <table:table-cell office:value-type="float" office:value="559" calcext:value-type="float">
            <text:p>559</text:p>
          </table:table-cell>
          <table:table-cell table:style-name="Default" table:formula="of:=IF([.$B591]&gt;=[.B$33]; ([.$B591] - [.B$33]) * [.D$9]; NA())" office:value-type="float" office:value="1.54586425" calcext:value-type="float">
            <text:p>1.54586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3" calcext:value-type="float">
            <text:p>1203</text:p>
          </table:table-cell>
          <table:table-cell office:value-type="float" office:value="560" calcext:value-type="float">
            <text:p>560</text:p>
          </table:table-cell>
          <table:table-cell table:style-name="Default" table:formula="of:=IF([.$B592]&gt;=[.B$33]; ([.$B592] - [.B$33]) * [.D$9]; NA())" office:value-type="float" office:value="1.550031" calcext:value-type="float">
            <text:p>1.55003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3" calcext:value-type="float">
            <text:p>1203</text:p>
          </table:table-cell>
          <table:table-cell office:value-type="float" office:value="561" calcext:value-type="float">
            <text:p>561</text:p>
          </table:table-cell>
          <table:table-cell table:style-name="Default" table:formula="of:=IF([.$B593]&gt;=[.B$33]; ([.$B593] - [.B$33]) * [.D$9]; NA())" office:value-type="float" office:value="1.550031" calcext:value-type="float">
            <text:p>1.55003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3" calcext:value-type="float">
            <text:p>1203</text:p>
          </table:table-cell>
          <table:table-cell office:value-type="float" office:value="562" calcext:value-type="float">
            <text:p>562</text:p>
          </table:table-cell>
          <table:table-cell table:style-name="Default" table:formula="of:=IF([.$B594]&gt;=[.B$33]; ([.$B594] - [.B$33]) * [.D$9]; NA())" office:value-type="float" office:value="1.550031" calcext:value-type="float">
            <text:p>1.55003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3" calcext:value-type="float">
            <text:p>1203</text:p>
          </table:table-cell>
          <table:table-cell office:value-type="float" office:value="563" calcext:value-type="float">
            <text:p>563</text:p>
          </table:table-cell>
          <table:table-cell table:style-name="Default" table:formula="of:=IF([.$B595]&gt;=[.B$33]; ([.$B595] - [.B$33]) * [.D$9]; NA())" office:value-type="float" office:value="1.550031" calcext:value-type="float">
            <text:p>1.55003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7" calcext:value-type="float">
            <text:p>1207</text:p>
          </table:table-cell>
          <table:table-cell office:value-type="float" office:value="564" calcext:value-type="float">
            <text:p>564</text:p>
          </table:table-cell>
          <table:table-cell table:style-name="Default" table:formula="of:=IF([.$B596]&gt;=[.B$33]; ([.$B596] - [.B$33]) * [.D$9]; NA())" office:value-type="float" office:value="1.55419775" calcext:value-type="float">
            <text:p>1.55419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7" calcext:value-type="float">
            <text:p>1207</text:p>
          </table:table-cell>
          <table:table-cell office:value-type="float" office:value="565" calcext:value-type="float">
            <text:p>565</text:p>
          </table:table-cell>
          <table:table-cell table:style-name="Default" table:formula="of:=IF([.$B597]&gt;=[.B$33]; ([.$B597] - [.B$33]) * [.D$9]; NA())" office:value-type="float" office:value="1.55419775" calcext:value-type="float">
            <text:p>1.55419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7" calcext:value-type="float">
            <text:p>1207</text:p>
          </table:table-cell>
          <table:table-cell office:value-type="float" office:value="566" calcext:value-type="float">
            <text:p>566</text:p>
          </table:table-cell>
          <table:table-cell table:style-name="Default" table:formula="of:=IF([.$B598]&gt;=[.B$33]; ([.$B598] - [.B$33]) * [.D$9]; NA())" office:value-type="float" office:value="1.55419775" calcext:value-type="float">
            <text:p>1.55419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07" calcext:value-type="float">
            <text:p>1207</text:p>
          </table:table-cell>
          <table:table-cell office:value-type="float" office:value="567" calcext:value-type="float">
            <text:p>567</text:p>
          </table:table-cell>
          <table:table-cell table:style-name="Default" table:formula="of:=IF([.$B599]&gt;=[.B$33]; ([.$B599] - [.B$33]) * [.D$9]; NA())" office:value-type="float" office:value="1.55419775" calcext:value-type="float">
            <text:p>1.55419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1" calcext:value-type="float">
            <text:p>1211</text:p>
          </table:table-cell>
          <table:table-cell office:value-type="float" office:value="568" calcext:value-type="float">
            <text:p>568</text:p>
          </table:table-cell>
          <table:table-cell table:style-name="Default" table:formula="of:=IF([.$B600]&gt;=[.B$33]; ([.$B600] - [.B$33]) * [.D$9]; NA())" office:value-type="float" office:value="1.5583645" calcext:value-type="float">
            <text:p>1.55836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1" calcext:value-type="float">
            <text:p>1211</text:p>
          </table:table-cell>
          <table:table-cell office:value-type="float" office:value="569" calcext:value-type="float">
            <text:p>569</text:p>
          </table:table-cell>
          <table:table-cell table:style-name="Default" table:formula="of:=IF([.$B601]&gt;=[.B$33]; ([.$B601] - [.B$33]) * [.D$9]; NA())" office:value-type="float" office:value="1.5583645" calcext:value-type="float">
            <text:p>1.55836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1" calcext:value-type="float">
            <text:p>1211</text:p>
          </table:table-cell>
          <table:table-cell office:value-type="float" office:value="570" calcext:value-type="float">
            <text:p>570</text:p>
          </table:table-cell>
          <table:table-cell table:style-name="Default" table:formula="of:=IF([.$B602]&gt;=[.B$33]; ([.$B602] - [.B$33]) * [.D$9]; NA())" office:value-type="float" office:value="1.5583645" calcext:value-type="float">
            <text:p>1.55836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1" calcext:value-type="float">
            <text:p>1211</text:p>
          </table:table-cell>
          <table:table-cell office:value-type="float" office:value="571" calcext:value-type="float">
            <text:p>571</text:p>
          </table:table-cell>
          <table:table-cell table:style-name="Default" table:formula="of:=IF([.$B603]&gt;=[.B$33]; ([.$B603] - [.B$33]) * [.D$9]; NA())" office:value-type="float" office:value="1.5583645" calcext:value-type="float">
            <text:p>1.55836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5" calcext:value-type="float">
            <text:p>1215</text:p>
          </table:table-cell>
          <table:table-cell office:value-type="float" office:value="572" calcext:value-type="float">
            <text:p>572</text:p>
          </table:table-cell>
          <table:table-cell table:style-name="Default" table:formula="of:=IF([.$B604]&gt;=[.B$33]; ([.$B604] - [.B$33]) * [.D$9]; NA())" office:value-type="float" office:value="1.56253125" calcext:value-type="float">
            <text:p>1.5625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5" calcext:value-type="float">
            <text:p>1215</text:p>
          </table:table-cell>
          <table:table-cell office:value-type="float" office:value="573" calcext:value-type="float">
            <text:p>573</text:p>
          </table:table-cell>
          <table:table-cell table:style-name="Default" table:formula="of:=IF([.$B605]&gt;=[.B$33]; ([.$B605] - [.B$33]) * [.D$9]; NA())" office:value-type="float" office:value="1.56253125" calcext:value-type="float">
            <text:p>1.5625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5" calcext:value-type="float">
            <text:p>1215</text:p>
          </table:table-cell>
          <table:table-cell office:value-type="float" office:value="574" calcext:value-type="float">
            <text:p>574</text:p>
          </table:table-cell>
          <table:table-cell table:style-name="Default" table:formula="of:=IF([.$B606]&gt;=[.B$33]; ([.$B606] - [.B$33]) * [.D$9]; NA())" office:value-type="float" office:value="1.56253125" calcext:value-type="float">
            <text:p>1.5625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5" calcext:value-type="float">
            <text:p>1215</text:p>
          </table:table-cell>
          <table:table-cell office:value-type="float" office:value="575" calcext:value-type="float">
            <text:p>575</text:p>
          </table:table-cell>
          <table:table-cell table:style-name="Default" table:formula="of:=IF([.$B607]&gt;=[.B$33]; ([.$B607] - [.B$33]) * [.D$9]; NA())" office:value-type="float" office:value="1.56253125" calcext:value-type="float">
            <text:p>1.5625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5" calcext:value-type="float">
            <text:p>1235</text:p>
          </table:table-cell>
          <table:table-cell office:value-type="float" office:value="576" calcext:value-type="float">
            <text:p>576</text:p>
          </table:table-cell>
          <table:table-cell table:style-name="Default" table:formula="of:=IF([.$B608]&gt;=[.B$33]; ([.$B608] - [.B$33]) * [.D$9]; NA())" office:value-type="float" office:value="1.583365" calcext:value-type="float">
            <text:p>1.583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9" calcext:value-type="float">
            <text:p>1219</text:p>
          </table:table-cell>
          <table:table-cell office:value-type="float" office:value="577" calcext:value-type="float">
            <text:p>577</text:p>
          </table:table-cell>
          <table:table-cell table:style-name="Default" table:formula="of:=IF([.$B609]&gt;=[.B$33]; ([.$B609] - [.B$33]) * [.D$9]; NA())" office:value-type="float" office:value="1.566698" calcext:value-type="float">
            <text:p>1.56669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9" calcext:value-type="float">
            <text:p>1219</text:p>
          </table:table-cell>
          <table:table-cell office:value-type="float" office:value="578" calcext:value-type="float">
            <text:p>578</text:p>
          </table:table-cell>
          <table:table-cell table:style-name="Default" table:formula="of:=IF([.$B610]&gt;=[.B$33]; ([.$B610] - [.B$33]) * [.D$9]; NA())" office:value-type="float" office:value="1.566698" calcext:value-type="float">
            <text:p>1.56669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9" calcext:value-type="float">
            <text:p>1219</text:p>
          </table:table-cell>
          <table:table-cell office:value-type="float" office:value="579" calcext:value-type="float">
            <text:p>579</text:p>
          </table:table-cell>
          <table:table-cell table:style-name="Default" table:formula="of:=IF([.$B611]&gt;=[.B$33]; ([.$B611] - [.B$33]) * [.D$9]; NA())" office:value-type="float" office:value="1.566698" calcext:value-type="float">
            <text:p>1.56669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3" calcext:value-type="float">
            <text:p>1223</text:p>
          </table:table-cell>
          <table:table-cell office:value-type="float" office:value="580" calcext:value-type="float">
            <text:p>580</text:p>
          </table:table-cell>
          <table:table-cell table:style-name="Default" table:formula="of:=IF([.$B612]&gt;=[.B$33]; ([.$B612] - [.B$33]) * [.D$9]; NA())" office:value-type="float" office:value="1.57086475" calcext:value-type="float">
            <text:p>1.57086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3" calcext:value-type="float">
            <text:p>1223</text:p>
          </table:table-cell>
          <table:table-cell office:value-type="float" office:value="581" calcext:value-type="float">
            <text:p>581</text:p>
          </table:table-cell>
          <table:table-cell table:style-name="Default" table:formula="of:=IF([.$B613]&gt;=[.B$33]; ([.$B613] - [.B$33]) * [.D$9]; NA())" office:value-type="float" office:value="1.57086475" calcext:value-type="float">
            <text:p>1.57086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3" calcext:value-type="float">
            <text:p>1223</text:p>
          </table:table-cell>
          <table:table-cell office:value-type="float" office:value="582" calcext:value-type="float">
            <text:p>582</text:p>
          </table:table-cell>
          <table:table-cell table:style-name="Default" table:formula="of:=IF([.$B614]&gt;=[.B$33]; ([.$B614] - [.B$33]) * [.D$9]; NA())" office:value-type="float" office:value="1.57086475" calcext:value-type="float">
            <text:p>1.57086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3" calcext:value-type="float">
            <text:p>1223</text:p>
          </table:table-cell>
          <table:table-cell office:value-type="float" office:value="583" calcext:value-type="float">
            <text:p>583</text:p>
          </table:table-cell>
          <table:table-cell table:style-name="Default" table:formula="of:=IF([.$B615]&gt;=[.B$33]; ([.$B615] - [.B$33]) * [.D$9]; NA())" office:value-type="float" office:value="1.57086475" calcext:value-type="float">
            <text:p>1.57086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9" calcext:value-type="float">
            <text:p>1219</text:p>
          </table:table-cell>
          <table:table-cell office:value-type="float" office:value="584" calcext:value-type="float">
            <text:p>584</text:p>
          </table:table-cell>
          <table:table-cell table:style-name="Default" table:formula="of:=IF([.$B616]&gt;=[.B$33]; ([.$B616] - [.B$33]) * [.D$9]; NA())" office:value-type="float" office:value="1.566698" calcext:value-type="float">
            <text:p>1.56669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7" calcext:value-type="float">
            <text:p>1227</text:p>
          </table:table-cell>
          <table:table-cell office:value-type="float" office:value="585" calcext:value-type="float">
            <text:p>585</text:p>
          </table:table-cell>
          <table:table-cell table:style-name="Default" table:formula="of:=IF([.$B617]&gt;=[.B$33]; ([.$B617] - [.B$33]) * [.D$9]; NA())" office:value-type="float" office:value="1.5750315" calcext:value-type="float">
            <text:p>1.57503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7" calcext:value-type="float">
            <text:p>1227</text:p>
          </table:table-cell>
          <table:table-cell office:value-type="float" office:value="586" calcext:value-type="float">
            <text:p>586</text:p>
          </table:table-cell>
          <table:table-cell table:style-name="Default" table:formula="of:=IF([.$B618]&gt;=[.B$33]; ([.$B618] - [.B$33]) * [.D$9]; NA())" office:value-type="float" office:value="1.5750315" calcext:value-type="float">
            <text:p>1.57503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27" calcext:value-type="float">
            <text:p>1227</text:p>
          </table:table-cell>
          <table:table-cell office:value-type="float" office:value="587" calcext:value-type="float">
            <text:p>587</text:p>
          </table:table-cell>
          <table:table-cell table:style-name="Default" table:formula="of:=IF([.$B619]&gt;=[.B$33]; ([.$B619] - [.B$33]) * [.D$9]; NA())" office:value-type="float" office:value="1.5750315" calcext:value-type="float">
            <text:p>1.57503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1" calcext:value-type="float">
            <text:p>1231</text:p>
          </table:table-cell>
          <table:table-cell office:value-type="float" office:value="588" calcext:value-type="float">
            <text:p>588</text:p>
          </table:table-cell>
          <table:table-cell table:style-name="Default" table:formula="of:=IF([.$B620]&gt;=[.B$33]; ([.$B620] - [.B$33]) * [.D$9]; NA())" office:value-type="float" office:value="1.57919825" calcext:value-type="float">
            <text:p>1.57919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1" calcext:value-type="float">
            <text:p>1231</text:p>
          </table:table-cell>
          <table:table-cell office:value-type="float" office:value="589" calcext:value-type="float">
            <text:p>589</text:p>
          </table:table-cell>
          <table:table-cell table:style-name="Default" table:formula="of:=IF([.$B621]&gt;=[.B$33]; ([.$B621] - [.B$33]) * [.D$9]; NA())" office:value-type="float" office:value="1.57919825" calcext:value-type="float">
            <text:p>1.57919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1" calcext:value-type="float">
            <text:p>1231</text:p>
          </table:table-cell>
          <table:table-cell office:value-type="float" office:value="590" calcext:value-type="float">
            <text:p>590</text:p>
          </table:table-cell>
          <table:table-cell table:style-name="Default" table:formula="of:=IF([.$B622]&gt;=[.B$33]; ([.$B622] - [.B$33]) * [.D$9]; NA())" office:value-type="float" office:value="1.57919825" calcext:value-type="float">
            <text:p>1.57919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1" calcext:value-type="float">
            <text:p>1231</text:p>
          </table:table-cell>
          <table:table-cell office:value-type="float" office:value="591" calcext:value-type="float">
            <text:p>591</text:p>
          </table:table-cell>
          <table:table-cell table:style-name="Default" table:formula="of:=IF([.$B623]&gt;=[.B$33]; ([.$B623] - [.B$33]) * [.D$9]; NA())" office:value-type="float" office:value="1.57919825" calcext:value-type="float">
            <text:p>1.57919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19" calcext:value-type="float">
            <text:p>1219</text:p>
          </table:table-cell>
          <table:table-cell office:value-type="float" office:value="592" calcext:value-type="float">
            <text:p>592</text:p>
          </table:table-cell>
          <table:table-cell table:style-name="Default" table:formula="of:=IF([.$B624]&gt;=[.B$33]; ([.$B624] - [.B$33]) * [.D$9]; NA())" office:value-type="float" office:value="1.566698" calcext:value-type="float">
            <text:p>1.56669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5" calcext:value-type="float">
            <text:p>1235</text:p>
          </table:table-cell>
          <table:table-cell office:value-type="float" office:value="593" calcext:value-type="float">
            <text:p>593</text:p>
          </table:table-cell>
          <table:table-cell table:style-name="Default" table:formula="of:=IF([.$B625]&gt;=[.B$33]; ([.$B625] - [.B$33]) * [.D$9]; NA())" office:value-type="float" office:value="1.583365" calcext:value-type="float">
            <text:p>1.583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5" calcext:value-type="float">
            <text:p>1235</text:p>
          </table:table-cell>
          <table:table-cell office:value-type="float" office:value="594" calcext:value-type="float">
            <text:p>594</text:p>
          </table:table-cell>
          <table:table-cell table:style-name="Default" table:formula="of:=IF([.$B626]&gt;=[.B$33]; ([.$B626] - [.B$33]) * [.D$9]; NA())" office:value-type="float" office:value="1.583365" calcext:value-type="float">
            <text:p>1.583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5" calcext:value-type="float">
            <text:p>1235</text:p>
          </table:table-cell>
          <table:table-cell office:value-type="float" office:value="595" calcext:value-type="float">
            <text:p>595</text:p>
          </table:table-cell>
          <table:table-cell table:style-name="Default" table:formula="of:=IF([.$B627]&gt;=[.B$33]; ([.$B627] - [.B$33]) * [.D$9]; NA())" office:value-type="float" office:value="1.583365" calcext:value-type="float">
            <text:p>1.583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9" calcext:value-type="float">
            <text:p>1239</text:p>
          </table:table-cell>
          <table:table-cell office:value-type="float" office:value="596" calcext:value-type="float">
            <text:p>596</text:p>
          </table:table-cell>
          <table:table-cell table:style-name="Default" table:formula="of:=IF([.$B628]&gt;=[.B$33]; ([.$B628] - [.B$33]) * [.D$9]; NA())" office:value-type="float" office:value="1.58753175" calcext:value-type="float">
            <text:p>1.58753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7" calcext:value-type="float">
            <text:p>1237</text:p>
          </table:table-cell>
          <table:table-cell office:value-type="float" office:value="597" calcext:value-type="float">
            <text:p>597</text:p>
          </table:table-cell>
          <table:table-cell table:style-name="Default" table:formula="of:=IF([.$B629]&gt;=[.B$33]; ([.$B629] - [.B$33]) * [.D$9]; NA())" office:value-type="float" office:value="1.585448375" calcext:value-type="float">
            <text:p>1.585448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9" calcext:value-type="float">
            <text:p>1239</text:p>
          </table:table-cell>
          <table:table-cell office:value-type="float" office:value="598" calcext:value-type="float">
            <text:p>598</text:p>
          </table:table-cell>
          <table:table-cell table:style-name="Default" table:formula="of:=IF([.$B630]&gt;=[.B$33]; ([.$B630] - [.B$33]) * [.D$9]; NA())" office:value-type="float" office:value="1.58753175" calcext:value-type="float">
            <text:p>1.58753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9" calcext:value-type="float">
            <text:p>1239</text:p>
          </table:table-cell>
          <table:table-cell office:value-type="float" office:value="599" calcext:value-type="float">
            <text:p>599</text:p>
          </table:table-cell>
          <table:table-cell table:style-name="Default" table:formula="of:=IF([.$B631]&gt;=[.B$33]; ([.$B631] - [.B$33]) * [.D$9]; NA())" office:value-type="float" office:value="1.58753175" calcext:value-type="float">
            <text:p>1.58753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35" calcext:value-type="float">
            <text:p>1235</text:p>
          </table:table-cell>
          <table:table-cell office:value-type="float" office:value="600" calcext:value-type="float">
            <text:p>600</text:p>
          </table:table-cell>
          <table:table-cell table:style-name="Default" table:formula="of:=IF([.$B632]&gt;=[.B$33]; ([.$B632] - [.B$33]) * [.D$9]; NA())" office:value-type="float" office:value="1.583365" calcext:value-type="float">
            <text:p>1.583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3" calcext:value-type="float">
            <text:p>1243</text:p>
          </table:table-cell>
          <table:table-cell office:value-type="float" office:value="601" calcext:value-type="float">
            <text:p>601</text:p>
          </table:table-cell>
          <table:table-cell table:style-name="Default" table:formula="of:=IF([.$B633]&gt;=[.B$33]; ([.$B633] - [.B$33]) * [.D$9]; NA())" office:value-type="float" office:value="1.5916985" calcext:value-type="float">
            <text:p>1.59169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3" calcext:value-type="float">
            <text:p>1243</text:p>
          </table:table-cell>
          <table:table-cell office:value-type="float" office:value="602" calcext:value-type="float">
            <text:p>602</text:p>
          </table:table-cell>
          <table:table-cell table:style-name="Default" table:formula="of:=IF([.$B634]&gt;=[.B$33]; ([.$B634] - [.B$33]) * [.D$9]; NA())" office:value-type="float" office:value="1.5916985" calcext:value-type="float">
            <text:p>1.59169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3" calcext:value-type="float">
            <text:p>1243</text:p>
          </table:table-cell>
          <table:table-cell office:value-type="float" office:value="603" calcext:value-type="float">
            <text:p>603</text:p>
          </table:table-cell>
          <table:table-cell table:style-name="Default" table:formula="of:=IF([.$B635]&gt;=[.B$33]; ([.$B635] - [.B$33]) * [.D$9]; NA())" office:value-type="float" office:value="1.5916985" calcext:value-type="float">
            <text:p>1.59169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7" calcext:value-type="float">
            <text:p>1247</text:p>
          </table:table-cell>
          <table:table-cell office:value-type="float" office:value="604" calcext:value-type="float">
            <text:p>604</text:p>
          </table:table-cell>
          <table:table-cell table:style-name="Default" table:formula="of:=IF([.$B636]&gt;=[.B$33]; ([.$B636] - [.B$33]) * [.D$9]; NA())" office:value-type="float" office:value="1.59586525" calcext:value-type="float">
            <text:p>1.59586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5" calcext:value-type="float">
            <text:p>1245</text:p>
          </table:table-cell>
          <table:table-cell office:value-type="float" office:value="605" calcext:value-type="float">
            <text:p>605</text:p>
          </table:table-cell>
          <table:table-cell table:style-name="Default" table:formula="of:=IF([.$B637]&gt;=[.B$33]; ([.$B637] - [.B$33]) * [.D$9]; NA())" office:value-type="float" office:value="1.593781875" calcext:value-type="float">
            <text:p>1.593781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7" calcext:value-type="float">
            <text:p>1247</text:p>
          </table:table-cell>
          <table:table-cell office:value-type="float" office:value="606" calcext:value-type="float">
            <text:p>606</text:p>
          </table:table-cell>
          <table:table-cell table:style-name="Default" table:formula="of:=IF([.$B638]&gt;=[.B$33]; ([.$B638] - [.B$33]) * [.D$9]; NA())" office:value-type="float" office:value="1.59586525" calcext:value-type="float">
            <text:p>1.59586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7" calcext:value-type="float">
            <text:p>1247</text:p>
          </table:table-cell>
          <table:table-cell office:value-type="float" office:value="607" calcext:value-type="float">
            <text:p>607</text:p>
          </table:table-cell>
          <table:table-cell table:style-name="Default" table:formula="of:=IF([.$B639]&gt;=[.B$33]; ([.$B639] - [.B$33]) * [.D$9]; NA())" office:value-type="float" office:value="1.59586525" calcext:value-type="float">
            <text:p>1.59586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1" calcext:value-type="float">
            <text:p>1251</text:p>
          </table:table-cell>
          <table:table-cell office:value-type="float" office:value="608" calcext:value-type="float">
            <text:p>608</text:p>
          </table:table-cell>
          <table:table-cell table:style-name="Default" table:formula="of:=IF([.$B640]&gt;=[.B$33]; ([.$B640] - [.B$33]) * [.D$9]; NA())" office:value-type="float" office:value="1.600032" calcext:value-type="float">
            <text:p>1.60003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49" calcext:value-type="float">
            <text:p>1249</text:p>
          </table:table-cell>
          <table:table-cell office:value-type="float" office:value="609" calcext:value-type="float">
            <text:p>609</text:p>
          </table:table-cell>
          <table:table-cell table:style-name="Default" table:formula="of:=IF([.$B641]&gt;=[.B$33]; ([.$B641] - [.B$33]) * [.D$9]; NA())" office:value-type="float" office:value="1.597948625" calcext:value-type="float">
            <text:p>1.597948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1" calcext:value-type="float">
            <text:p>1251</text:p>
          </table:table-cell>
          <table:table-cell office:value-type="float" office:value="610" calcext:value-type="float">
            <text:p>610</text:p>
          </table:table-cell>
          <table:table-cell table:style-name="Default" table:formula="of:=IF([.$B642]&gt;=[.B$33]; ([.$B642] - [.B$33]) * [.D$9]; NA())" office:value-type="float" office:value="1.600032" calcext:value-type="float">
            <text:p>1.60003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1" calcext:value-type="float">
            <text:p>1251</text:p>
          </table:table-cell>
          <table:table-cell office:value-type="float" office:value="611" calcext:value-type="float">
            <text:p>611</text:p>
          </table:table-cell>
          <table:table-cell table:style-name="Default" table:formula="of:=IF([.$B643]&gt;=[.B$33]; ([.$B643] - [.B$33]) * [.D$9]; NA())" office:value-type="float" office:value="1.600032" calcext:value-type="float">
            <text:p>1.60003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5" calcext:value-type="float">
            <text:p>1255</text:p>
          </table:table-cell>
          <table:table-cell office:value-type="float" office:value="612" calcext:value-type="float">
            <text:p>612</text:p>
          </table:table-cell>
          <table:table-cell table:style-name="Default" table:formula="of:=IF([.$B644]&gt;=[.B$33]; ([.$B644] - [.B$33]) * [.D$9]; NA())" office:value-type="float" office:value="1.60419875" calcext:value-type="float">
            <text:p>1.60419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3" calcext:value-type="float">
            <text:p>1253</text:p>
          </table:table-cell>
          <table:table-cell office:value-type="float" office:value="613" calcext:value-type="float">
            <text:p>613</text:p>
          </table:table-cell>
          <table:table-cell table:style-name="Default" table:formula="of:=IF([.$B645]&gt;=[.B$33]; ([.$B645] - [.B$33]) * [.D$9]; NA())" office:value-type="float" office:value="1.602115375" calcext:value-type="float">
            <text:p>1.60211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5" calcext:value-type="float">
            <text:p>1255</text:p>
          </table:table-cell>
          <table:table-cell office:value-type="float" office:value="614" calcext:value-type="float">
            <text:p>614</text:p>
          </table:table-cell>
          <table:table-cell table:style-name="Default" table:formula="of:=IF([.$B646]&gt;=[.B$33]; ([.$B646] - [.B$33]) * [.D$9]; NA())" office:value-type="float" office:value="1.60419875" calcext:value-type="float">
            <text:p>1.60419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5" calcext:value-type="float">
            <text:p>1255</text:p>
          </table:table-cell>
          <table:table-cell office:value-type="float" office:value="615" calcext:value-type="float">
            <text:p>615</text:p>
          </table:table-cell>
          <table:table-cell table:style-name="Default" table:formula="of:=IF([.$B647]&gt;=[.B$33]; ([.$B647] - [.B$33]) * [.D$9]; NA())" office:value-type="float" office:value="1.60419875" calcext:value-type="float">
            <text:p>1.60419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1" calcext:value-type="float">
            <text:p>1251</text:p>
          </table:table-cell>
          <table:table-cell office:value-type="float" office:value="616" calcext:value-type="float">
            <text:p>616</text:p>
          </table:table-cell>
          <table:table-cell table:style-name="Default" table:formula="of:=IF([.$B648]&gt;=[.B$33]; ([.$B648] - [.B$33]) * [.D$9]; NA())" office:value-type="float" office:value="1.600032" calcext:value-type="float">
            <text:p>1.60003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7" calcext:value-type="float">
            <text:p>1257</text:p>
          </table:table-cell>
          <table:table-cell office:value-type="float" office:value="617" calcext:value-type="float">
            <text:p>617</text:p>
          </table:table-cell>
          <table:table-cell table:style-name="Default" table:formula="of:=IF([.$B649]&gt;=[.B$33]; ([.$B649] - [.B$33]) * [.D$9]; NA())" office:value-type="float" office:value="1.606282125" calcext:value-type="float">
            <text:p>1.60628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9" calcext:value-type="float">
            <text:p>1259</text:p>
          </table:table-cell>
          <table:table-cell office:value-type="float" office:value="618" calcext:value-type="float">
            <text:p>618</text:p>
          </table:table-cell>
          <table:table-cell table:style-name="Default" table:formula="of:=IF([.$B650]&gt;=[.B$33]; ([.$B650] - [.B$33]) * [.D$9]; NA())" office:value-type="float" office:value="1.6083655" calcext:value-type="float">
            <text:p>1.60836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9" calcext:value-type="float">
            <text:p>1259</text:p>
          </table:table-cell>
          <table:table-cell office:value-type="float" office:value="619" calcext:value-type="float">
            <text:p>619</text:p>
          </table:table-cell>
          <table:table-cell table:style-name="Default" table:formula="of:=IF([.$B651]&gt;=[.B$33]; ([.$B651] - [.B$33]) * [.D$9]; NA())" office:value-type="float" office:value="1.6083655" calcext:value-type="float">
            <text:p>1.60836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3" calcext:value-type="float">
            <text:p>1263</text:p>
          </table:table-cell>
          <table:table-cell office:value-type="float" office:value="620" calcext:value-type="float">
            <text:p>620</text:p>
          </table:table-cell>
          <table:table-cell table:style-name="Default" table:formula="of:=IF([.$B652]&gt;=[.B$33]; ([.$B652] - [.B$33]) * [.D$9]; NA())" office:value-type="float" office:value="1.61253225" calcext:value-type="float">
            <text:p>1.61253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1" calcext:value-type="float">
            <text:p>1261</text:p>
          </table:table-cell>
          <table:table-cell office:value-type="float" office:value="621" calcext:value-type="float">
            <text:p>621</text:p>
          </table:table-cell>
          <table:table-cell table:style-name="Default" table:formula="of:=IF([.$B653]&gt;=[.B$33]; ([.$B653] - [.B$33]) * [.D$9]; NA())" office:value-type="float" office:value="1.610448875" calcext:value-type="float">
            <text:p>1.61044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3" calcext:value-type="float">
            <text:p>1263</text:p>
          </table:table-cell>
          <table:table-cell office:value-type="float" office:value="622" calcext:value-type="float">
            <text:p>622</text:p>
          </table:table-cell>
          <table:table-cell table:style-name="Default" table:formula="of:=IF([.$B654]&gt;=[.B$33]; ([.$B654] - [.B$33]) * [.D$9]; NA())" office:value-type="float" office:value="1.61253225" calcext:value-type="float">
            <text:p>1.61253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3" calcext:value-type="float">
            <text:p>1263</text:p>
          </table:table-cell>
          <table:table-cell office:value-type="float" office:value="623" calcext:value-type="float">
            <text:p>623</text:p>
          </table:table-cell>
          <table:table-cell table:style-name="Default" table:formula="of:=IF([.$B655]&gt;=[.B$33]; ([.$B655] - [.B$33]) * [.D$9]; NA())" office:value-type="float" office:value="1.61253225" calcext:value-type="float">
            <text:p>1.61253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51" calcext:value-type="float">
            <text:p>1251</text:p>
          </table:table-cell>
          <table:table-cell office:value-type="float" office:value="624" calcext:value-type="float">
            <text:p>624</text:p>
          </table:table-cell>
          <table:table-cell table:style-name="Default" table:formula="of:=IF([.$B656]&gt;=[.B$33]; ([.$B656] - [.B$33]) * [.D$9]; NA())" office:value-type="float" office:value="1.600032" calcext:value-type="float">
            <text:p>1.60003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5" calcext:value-type="float">
            <text:p>1265</text:p>
          </table:table-cell>
          <table:table-cell office:value-type="float" office:value="625" calcext:value-type="float">
            <text:p>625</text:p>
          </table:table-cell>
          <table:table-cell table:style-name="Default" table:formula="of:=IF([.$B657]&gt;=[.B$33]; ([.$B657] - [.B$33]) * [.D$9]; NA())" office:value-type="float" office:value="1.614615625" calcext:value-type="float">
            <text:p>1.61461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7" calcext:value-type="float">
            <text:p>1267</text:p>
          </table:table-cell>
          <table:table-cell office:value-type="float" office:value="626" calcext:value-type="float">
            <text:p>626</text:p>
          </table:table-cell>
          <table:table-cell table:style-name="Default" table:formula="of:=IF([.$B658]&gt;=[.B$33]; ([.$B658] - [.B$33]) * [.D$9]; NA())" office:value-type="float" office:value="1.616699" calcext:value-type="float">
            <text:p>1.61669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7" calcext:value-type="float">
            <text:p>1267</text:p>
          </table:table-cell>
          <table:table-cell office:value-type="float" office:value="627" calcext:value-type="float">
            <text:p>627</text:p>
          </table:table-cell>
          <table:table-cell table:style-name="Default" table:formula="of:=IF([.$B659]&gt;=[.B$33]; ([.$B659] - [.B$33]) * [.D$9]; NA())" office:value-type="float" office:value="1.616699" calcext:value-type="float">
            <text:p>1.61669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1" calcext:value-type="float">
            <text:p>1271</text:p>
          </table:table-cell>
          <table:table-cell office:value-type="float" office:value="628" calcext:value-type="float">
            <text:p>628</text:p>
          </table:table-cell>
          <table:table-cell table:style-name="Default" table:formula="of:=IF([.$B660]&gt;=[.B$33]; ([.$B660] - [.B$33]) * [.D$9]; NA())" office:value-type="float" office:value="1.62086575" calcext:value-type="float">
            <text:p>1.62086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9" calcext:value-type="float">
            <text:p>1269</text:p>
          </table:table-cell>
          <table:table-cell office:value-type="float" office:value="629" calcext:value-type="float">
            <text:p>629</text:p>
          </table:table-cell>
          <table:table-cell table:style-name="Default" table:formula="of:=IF([.$B661]&gt;=[.B$33]; ([.$B661] - [.B$33]) * [.D$9]; NA())" office:value-type="float" office:value="1.618782375" calcext:value-type="float">
            <text:p>1.61878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1" calcext:value-type="float">
            <text:p>1271</text:p>
          </table:table-cell>
          <table:table-cell office:value-type="float" office:value="630" calcext:value-type="float">
            <text:p>630</text:p>
          </table:table-cell>
          <table:table-cell table:style-name="Default" table:formula="of:=IF([.$B662]&gt;=[.B$33]; ([.$B662] - [.B$33]) * [.D$9]; NA())" office:value-type="float" office:value="1.62086575" calcext:value-type="float">
            <text:p>1.62086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1" calcext:value-type="float">
            <text:p>1271</text:p>
          </table:table-cell>
          <table:table-cell office:value-type="float" office:value="631" calcext:value-type="float">
            <text:p>631</text:p>
          </table:table-cell>
          <table:table-cell table:style-name="Default" table:formula="of:=IF([.$B663]&gt;=[.B$33]; ([.$B663] - [.B$33]) * [.D$9]; NA())" office:value-type="float" office:value="1.62086575" calcext:value-type="float">
            <text:p>1.62086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67" calcext:value-type="float">
            <text:p>1267</text:p>
          </table:table-cell>
          <table:table-cell office:value-type="float" office:value="632" calcext:value-type="float">
            <text:p>632</text:p>
          </table:table-cell>
          <table:table-cell table:style-name="Default" table:formula="of:=IF([.$B664]&gt;=[.B$33]; ([.$B664] - [.B$33]) * [.D$9]; NA())" office:value-type="float" office:value="1.616699" calcext:value-type="float">
            <text:p>1.61669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3" calcext:value-type="float">
            <text:p>1273</text:p>
          </table:table-cell>
          <table:table-cell office:value-type="float" office:value="633" calcext:value-type="float">
            <text:p>633</text:p>
          </table:table-cell>
          <table:table-cell table:style-name="Default" table:formula="of:=IF([.$B665]&gt;=[.B$33]; ([.$B665] - [.B$33]) * [.D$9]; NA())" office:value-type="float" office:value="1.622949125" calcext:value-type="float">
            <text:p>1.62294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5" calcext:value-type="float">
            <text:p>1275</text:p>
          </table:table-cell>
          <table:table-cell office:value-type="float" office:value="634" calcext:value-type="float">
            <text:p>634</text:p>
          </table:table-cell>
          <table:table-cell table:style-name="Default" table:formula="of:=IF([.$B666]&gt;=[.B$33]; ([.$B666] - [.B$33]) * [.D$9]; NA())" office:value-type="float" office:value="1.6250325" calcext:value-type="float">
            <text:p>1.625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5" calcext:value-type="float">
            <text:p>1275</text:p>
          </table:table-cell>
          <table:table-cell office:value-type="float" office:value="635" calcext:value-type="float">
            <text:p>635</text:p>
          </table:table-cell>
          <table:table-cell table:style-name="Default" table:formula="of:=IF([.$B667]&gt;=[.B$33]; ([.$B667] - [.B$33]) * [.D$9]; NA())" office:value-type="float" office:value="1.6250325" calcext:value-type="float">
            <text:p>1.625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9" calcext:value-type="float">
            <text:p>1279</text:p>
          </table:table-cell>
          <table:table-cell office:value-type="float" office:value="636" calcext:value-type="float">
            <text:p>636</text:p>
          </table:table-cell>
          <table:table-cell table:style-name="Default" table:formula="of:=IF([.$B668]&gt;=[.B$33]; ([.$B668] - [.B$33]) * [.D$9]; NA())" office:value-type="float" office:value="1.62919925" calcext:value-type="float">
            <text:p>1.62919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7" calcext:value-type="float">
            <text:p>1277</text:p>
          </table:table-cell>
          <table:table-cell office:value-type="float" office:value="637" calcext:value-type="float">
            <text:p>637</text:p>
          </table:table-cell>
          <table:table-cell table:style-name="Default" table:formula="of:=IF([.$B669]&gt;=[.B$33]; ([.$B669] - [.B$33]) * [.D$9]; NA())" office:value-type="float" office:value="1.627115875" calcext:value-type="float">
            <text:p>1.62711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9" calcext:value-type="float">
            <text:p>1279</text:p>
          </table:table-cell>
          <table:table-cell office:value-type="float" office:value="638" calcext:value-type="float">
            <text:p>638</text:p>
          </table:table-cell>
          <table:table-cell table:style-name="Default" table:formula="of:=IF([.$B670]&gt;=[.B$33]; ([.$B670] - [.B$33]) * [.D$9]; NA())" office:value-type="float" office:value="1.62919925" calcext:value-type="float">
            <text:p>1.62919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79" calcext:value-type="float">
            <text:p>1279</text:p>
          </table:table-cell>
          <table:table-cell office:value-type="float" office:value="639" calcext:value-type="float">
            <text:p>639</text:p>
          </table:table-cell>
          <table:table-cell table:style-name="Default" table:formula="of:=IF([.$B671]&gt;=[.B$33]; ([.$B671] - [.B$33]) * [.D$9]; NA())" office:value-type="float" office:value="1.62919925" calcext:value-type="float">
            <text:p>1.62919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1" calcext:value-type="float">
            <text:p>1281</text:p>
          </table:table-cell>
          <table:table-cell office:value-type="float" office:value="640" calcext:value-type="float">
            <text:p>640</text:p>
          </table:table-cell>
          <table:table-cell table:style-name="Default" table:formula="of:=IF([.$B672]&gt;=[.B$33]; ([.$B672] - [.B$33]) * [.D$9]; NA())" office:value-type="float" office:value="1.631282625" calcext:value-type="float">
            <text:p>1.63128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1" calcext:value-type="float">
            <text:p>1281</text:p>
          </table:table-cell>
          <table:table-cell office:value-type="float" office:value="641" calcext:value-type="float">
            <text:p>641</text:p>
          </table:table-cell>
          <table:table-cell table:style-name="Default" table:formula="of:=IF([.$B673]&gt;=[.B$33]; ([.$B673] - [.B$33]) * [.D$9]; NA())" office:value-type="float" office:value="1.631282625" calcext:value-type="float">
            <text:p>1.63128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1" calcext:value-type="float">
            <text:p>1281</text:p>
          </table:table-cell>
          <table:table-cell office:value-type="float" office:value="642" calcext:value-type="float">
            <text:p>642</text:p>
          </table:table-cell>
          <table:table-cell table:style-name="Default" table:formula="of:=IF([.$B674]&gt;=[.B$33]; ([.$B674] - [.B$33]) * [.D$9]; NA())" office:value-type="float" office:value="1.631282625" calcext:value-type="float">
            <text:p>1.631282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3" calcext:value-type="float">
            <text:p>1283</text:p>
          </table:table-cell>
          <table:table-cell office:value-type="float" office:value="643" calcext:value-type="float">
            <text:p>643</text:p>
          </table:table-cell>
          <table:table-cell table:style-name="Default" table:formula="of:=IF([.$B675]&gt;=[.B$33]; ([.$B675] - [.B$33]) * [.D$9]; NA())" office:value-type="float" office:value="1.633366" calcext:value-type="float">
            <text:p>1.63336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3" calcext:value-type="float">
            <text:p>1283</text:p>
          </table:table-cell>
          <table:table-cell office:value-type="float" office:value="644" calcext:value-type="float">
            <text:p>644</text:p>
          </table:table-cell>
          <table:table-cell table:style-name="Default" table:formula="of:=IF([.$B676]&gt;=[.B$33]; ([.$B676] - [.B$33]) * [.D$9]; NA())" office:value-type="float" office:value="1.633366" calcext:value-type="float">
            <text:p>1.63336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5" calcext:value-type="float">
            <text:p>1285</text:p>
          </table:table-cell>
          <table:table-cell office:value-type="float" office:value="645" calcext:value-type="float">
            <text:p>645</text:p>
          </table:table-cell>
          <table:table-cell table:style-name="Default" table:formula="of:=IF([.$B677]&gt;=[.B$33]; ([.$B677] - [.B$33]) * [.D$9]; NA())" office:value-type="float" office:value="1.635449375" calcext:value-type="float">
            <text:p>1.63544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5" calcext:value-type="float">
            <text:p>1285</text:p>
          </table:table-cell>
          <table:table-cell office:value-type="float" office:value="646" calcext:value-type="float">
            <text:p>646</text:p>
          </table:table-cell>
          <table:table-cell table:style-name="Default" table:formula="of:=IF([.$B678]&gt;=[.B$33]; ([.$B678] - [.B$33]) * [.D$9]; NA())" office:value-type="float" office:value="1.635449375" calcext:value-type="float">
            <text:p>1.635449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7" calcext:value-type="float">
            <text:p>1287</text:p>
          </table:table-cell>
          <table:table-cell office:value-type="float" office:value="647" calcext:value-type="float">
            <text:p>647</text:p>
          </table:table-cell>
          <table:table-cell table:style-name="Default" table:formula="of:=IF([.$B679]&gt;=[.B$33]; ([.$B679] - [.B$33]) * [.D$9]; NA())" office:value-type="float" office:value="1.63753275" calcext:value-type="float">
            <text:p>1.63753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7" calcext:value-type="float">
            <text:p>1287</text:p>
          </table:table-cell>
          <table:table-cell office:value-type="float" office:value="648" calcext:value-type="float">
            <text:p>648</text:p>
          </table:table-cell>
          <table:table-cell table:style-name="Default" table:formula="of:=IF([.$B680]&gt;=[.B$33]; ([.$B680] - [.B$33]) * [.D$9]; NA())" office:value-type="float" office:value="1.63753275" calcext:value-type="float">
            <text:p>1.63753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9" calcext:value-type="float">
            <text:p>1289</text:p>
          </table:table-cell>
          <table:table-cell office:value-type="float" office:value="649" calcext:value-type="float">
            <text:p>649</text:p>
          </table:table-cell>
          <table:table-cell table:style-name="Default" table:formula="of:=IF([.$B681]&gt;=[.B$33]; ([.$B681] - [.B$33]) * [.D$9]; NA())" office:value-type="float" office:value="1.639616125" calcext:value-type="float">
            <text:p>1.639616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1" calcext:value-type="float">
            <text:p>1291</text:p>
          </table:table-cell>
          <table:table-cell office:value-type="float" office:value="650" calcext:value-type="float">
            <text:p>650</text:p>
          </table:table-cell>
          <table:table-cell table:style-name="Default" table:formula="of:=IF([.$B682]&gt;=[.B$33]; ([.$B682] - [.B$33]) * [.D$9]; NA())" office:value-type="float" office:value="1.6416995" calcext:value-type="float">
            <text:p>1.64169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1" calcext:value-type="float">
            <text:p>1291</text:p>
          </table:table-cell>
          <table:table-cell office:value-type="float" office:value="651" calcext:value-type="float">
            <text:p>651</text:p>
          </table:table-cell>
          <table:table-cell table:style-name="Default" table:formula="of:=IF([.$B683]&gt;=[.B$33]; ([.$B683] - [.B$33]) * [.D$9]; NA())" office:value-type="float" office:value="1.6416995" calcext:value-type="float">
            <text:p>1.64169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5" calcext:value-type="float">
            <text:p>1295</text:p>
          </table:table-cell>
          <table:table-cell office:value-type="float" office:value="652" calcext:value-type="float">
            <text:p>652</text:p>
          </table:table-cell>
          <table:table-cell table:style-name="Default" table:formula="of:=IF([.$B684]&gt;=[.B$33]; ([.$B684] - [.B$33]) * [.D$9]; NA())" office:value-type="float" office:value="1.64586625" calcext:value-type="float">
            <text:p>1.64586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3" calcext:value-type="float">
            <text:p>1293</text:p>
          </table:table-cell>
          <table:table-cell office:value-type="float" office:value="653" calcext:value-type="float">
            <text:p>653</text:p>
          </table:table-cell>
          <table:table-cell table:style-name="Default" table:formula="of:=IF([.$B685]&gt;=[.B$33]; ([.$B685] - [.B$33]) * [.D$9]; NA())" office:value-type="float" office:value="1.643782875" calcext:value-type="float">
            <text:p>1.643782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5" calcext:value-type="float">
            <text:p>1295</text:p>
          </table:table-cell>
          <table:table-cell office:value-type="float" office:value="654" calcext:value-type="float">
            <text:p>654</text:p>
          </table:table-cell>
          <table:table-cell table:style-name="Default" table:formula="of:=IF([.$B686]&gt;=[.B$33]; ([.$B686] - [.B$33]) * [.D$9]; NA())" office:value-type="float" office:value="1.64586625" calcext:value-type="float">
            <text:p>1.64586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5" calcext:value-type="float">
            <text:p>1295</text:p>
          </table:table-cell>
          <table:table-cell office:value-type="float" office:value="655" calcext:value-type="float">
            <text:p>655</text:p>
          </table:table-cell>
          <table:table-cell table:style-name="Default" table:formula="of:=IF([.$B687]&gt;=[.B$33]; ([.$B687] - [.B$33]) * [.D$9]; NA())" office:value-type="float" office:value="1.64586625" calcext:value-type="float">
            <text:p>1.64586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3" calcext:value-type="float">
            <text:p>1283</text:p>
          </table:table-cell>
          <table:table-cell office:value-type="float" office:value="656" calcext:value-type="float">
            <text:p>656</text:p>
          </table:table-cell>
          <table:table-cell table:style-name="Default" table:formula="of:=IF([.$B688]&gt;=[.B$33]; ([.$B688] - [.B$33]) * [.D$9]; NA())" office:value-type="float" office:value="1.633366" calcext:value-type="float">
            <text:p>1.63336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7" calcext:value-type="float">
            <text:p>1297</text:p>
          </table:table-cell>
          <table:table-cell office:value-type="float" office:value="657" calcext:value-type="float">
            <text:p>657</text:p>
          </table:table-cell>
          <table:table-cell table:style-name="Default" table:formula="of:=IF([.$B689]&gt;=[.B$33]; ([.$B689] - [.B$33]) * [.D$9]; NA())" office:value-type="float" office:value="1.647949625" calcext:value-type="float">
            <text:p>1.64794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7" calcext:value-type="float">
            <text:p>1297</text:p>
          </table:table-cell>
          <table:table-cell office:value-type="float" office:value="658" calcext:value-type="float">
            <text:p>658</text:p>
          </table:table-cell>
          <table:table-cell table:style-name="Default" table:formula="of:=IF([.$B690]&gt;=[.B$33]; ([.$B690] - [.B$33]) * [.D$9]; NA())" office:value-type="float" office:value="1.647949625" calcext:value-type="float">
            <text:p>1.64794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9" calcext:value-type="float">
            <text:p>1299</text:p>
          </table:table-cell>
          <table:table-cell office:value-type="float" office:value="659" calcext:value-type="float">
            <text:p>659</text:p>
          </table:table-cell>
          <table:table-cell table:style-name="Default" table:formula="of:=IF([.$B691]&gt;=[.B$33]; ([.$B691] - [.B$33]) * [.D$9]; NA())" office:value-type="float" office:value="1.650033" calcext:value-type="float">
            <text:p>1.65003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7" calcext:value-type="float">
            <text:p>1297</text:p>
          </table:table-cell>
          <table:table-cell office:value-type="float" office:value="660" calcext:value-type="float">
            <text:p>660</text:p>
          </table:table-cell>
          <table:table-cell table:style-name="Default" table:formula="of:=IF([.$B692]&gt;=[.B$33]; ([.$B692] - [.B$33]) * [.D$9]; NA())" office:value-type="float" office:value="1.647949625" calcext:value-type="float">
            <text:p>1.64794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1" calcext:value-type="float">
            <text:p>1301</text:p>
          </table:table-cell>
          <table:table-cell office:value-type="float" office:value="661" calcext:value-type="float">
            <text:p>661</text:p>
          </table:table-cell>
          <table:table-cell table:style-name="Default" table:formula="of:=IF([.$B693]&gt;=[.B$33]; ([.$B693] - [.B$33]) * [.D$9]; NA())" office:value-type="float" office:value="1.652116375" calcext:value-type="float">
            <text:p>1.652116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3" calcext:value-type="float">
            <text:p>1303</text:p>
          </table:table-cell>
          <table:table-cell office:value-type="float" office:value="662" calcext:value-type="float">
            <text:p>662</text:p>
          </table:table-cell>
          <table:table-cell table:style-name="Default" table:formula="of:=IF([.$B694]&gt;=[.B$33]; ([.$B694] - [.B$33]) * [.D$9]; NA())" office:value-type="float" office:value="1.65419975" calcext:value-type="float">
            <text:p>1.65419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3" calcext:value-type="float">
            <text:p>1303</text:p>
          </table:table-cell>
          <table:table-cell office:value-type="float" office:value="663" calcext:value-type="float">
            <text:p>663</text:p>
          </table:table-cell>
          <table:table-cell table:style-name="Default" table:formula="of:=IF([.$B695]&gt;=[.B$33]; ([.$B695] - [.B$33]) * [.D$9]; NA())" office:value-type="float" office:value="1.65419975" calcext:value-type="float">
            <text:p>1.65419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9" calcext:value-type="float">
            <text:p>1299</text:p>
          </table:table-cell>
          <table:table-cell office:value-type="float" office:value="664" calcext:value-type="float">
            <text:p>664</text:p>
          </table:table-cell>
          <table:table-cell table:style-name="Default" table:formula="of:=IF([.$B696]&gt;=[.B$33]; ([.$B696] - [.B$33]) * [.D$9]; NA())" office:value-type="float" office:value="1.650033" calcext:value-type="float">
            <text:p>1.65003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5" calcext:value-type="float">
            <text:p>1305</text:p>
          </table:table-cell>
          <table:table-cell office:value-type="float" office:value="665" calcext:value-type="float">
            <text:p>665</text:p>
          </table:table-cell>
          <table:table-cell table:style-name="Default" table:formula="of:=IF([.$B697]&gt;=[.B$33]; ([.$B697] - [.B$33]) * [.D$9]; NA())" office:value-type="float" office:value="1.656283125" calcext:value-type="float">
            <text:p>1.65628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5" calcext:value-type="float">
            <text:p>1305</text:p>
          </table:table-cell>
          <table:table-cell office:value-type="float" office:value="666" calcext:value-type="float">
            <text:p>666</text:p>
          </table:table-cell>
          <table:table-cell table:style-name="Default" table:formula="of:=IF([.$B698]&gt;=[.B$33]; ([.$B698] - [.B$33]) * [.D$9]; NA())" office:value-type="float" office:value="1.656283125" calcext:value-type="float">
            <text:p>1.65628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7" calcext:value-type="float">
            <text:p>1307</text:p>
          </table:table-cell>
          <table:table-cell office:value-type="float" office:value="667" calcext:value-type="float">
            <text:p>667</text:p>
          </table:table-cell>
          <table:table-cell table:style-name="Default" table:formula="of:=IF([.$B699]&gt;=[.B$33]; ([.$B699] - [.B$33]) * [.D$9]; NA())" office:value-type="float" office:value="1.6583665" calcext:value-type="float">
            <text:p>1.65836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5" calcext:value-type="float">
            <text:p>1305</text:p>
          </table:table-cell>
          <table:table-cell office:value-type="float" office:value="668" calcext:value-type="float">
            <text:p>668</text:p>
          </table:table-cell>
          <table:table-cell table:style-name="Default" table:formula="of:=IF([.$B700]&gt;=[.B$33]; ([.$B700] - [.B$33]) * [.D$9]; NA())" office:value-type="float" office:value="1.656283125" calcext:value-type="float">
            <text:p>1.656283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9" calcext:value-type="float">
            <text:p>1309</text:p>
          </table:table-cell>
          <table:table-cell office:value-type="float" office:value="669" calcext:value-type="float">
            <text:p>669</text:p>
          </table:table-cell>
          <table:table-cell table:style-name="Default" table:formula="of:=IF([.$B701]&gt;=[.B$33]; ([.$B701] - [.B$33]) * [.D$9]; NA())" office:value-type="float" office:value="1.660449875" calcext:value-type="float">
            <text:p>1.660449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09" calcext:value-type="float">
            <text:p>1309</text:p>
          </table:table-cell>
          <table:table-cell office:value-type="float" office:value="670" calcext:value-type="float">
            <text:p>670</text:p>
          </table:table-cell>
          <table:table-cell table:style-name="Default" table:formula="of:=IF([.$B702]&gt;=[.B$33]; ([.$B702] - [.B$33]) * [.D$9]; NA())" office:value-type="float" office:value="1.660449875" calcext:value-type="float">
            <text:p>1.660449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1" calcext:value-type="float">
            <text:p>1311</text:p>
          </table:table-cell>
          <table:table-cell office:value-type="float" office:value="671" calcext:value-type="float">
            <text:p>671</text:p>
          </table:table-cell>
          <table:table-cell table:style-name="Default" table:formula="of:=IF([.$B703]&gt;=[.B$33]; ([.$B703] - [.B$33]) * [.D$9]; NA())" office:value-type="float" office:value="1.66253325" calcext:value-type="float">
            <text:p>1.66253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7" calcext:value-type="float">
            <text:p>1287</text:p>
          </table:table-cell>
          <table:table-cell office:value-type="float" office:value="672" calcext:value-type="float">
            <text:p>672</text:p>
          </table:table-cell>
          <table:table-cell table:style-name="Default" table:formula="of:=IF([.$B704]&gt;=[.B$33]; ([.$B704] - [.B$33]) * [.D$9]; NA())" office:value-type="float" office:value="1.63753275" calcext:value-type="float">
            <text:p>1.63753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3" calcext:value-type="float">
            <text:p>1313</text:p>
          </table:table-cell>
          <table:table-cell office:value-type="float" office:value="673" calcext:value-type="float">
            <text:p>673</text:p>
          </table:table-cell>
          <table:table-cell table:style-name="Default" table:formula="of:=IF([.$B705]&gt;=[.B$33]; ([.$B705] - [.B$33]) * [.D$9]; NA())" office:value-type="float" office:value="1.664616625" calcext:value-type="float">
            <text:p>1.664616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3" calcext:value-type="float">
            <text:p>1313</text:p>
          </table:table-cell>
          <table:table-cell office:value-type="float" office:value="674" calcext:value-type="float">
            <text:p>674</text:p>
          </table:table-cell>
          <table:table-cell table:style-name="Default" table:formula="of:=IF([.$B706]&gt;=[.B$33]; ([.$B706] - [.B$33]) * [.D$9]; NA())" office:value-type="float" office:value="1.664616625" calcext:value-type="float">
            <text:p>1.664616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5" calcext:value-type="float">
            <text:p>1315</text:p>
          </table:table-cell>
          <table:table-cell office:value-type="float" office:value="675" calcext:value-type="float">
            <text:p>675</text:p>
          </table:table-cell>
          <table:table-cell table:style-name="Default" table:formula="of:=IF([.$B707]&gt;=[.B$33]; ([.$B707] - [.B$33]) * [.D$9]; NA())" office:value-type="float" office:value="1.6667" calcext:value-type="float">
            <text:p>1.666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5" calcext:value-type="float">
            <text:p>1315</text:p>
          </table:table-cell>
          <table:table-cell office:value-type="float" office:value="676" calcext:value-type="float">
            <text:p>676</text:p>
          </table:table-cell>
          <table:table-cell table:style-name="Default" table:formula="of:=IF([.$B708]&gt;=[.B$33]; ([.$B708] - [.B$33]) * [.D$9]; NA())" office:value-type="float" office:value="1.6667" calcext:value-type="float">
            <text:p>1.666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7" calcext:value-type="float">
            <text:p>1317</text:p>
          </table:table-cell>
          <table:table-cell office:value-type="float" office:value="677" calcext:value-type="float">
            <text:p>677</text:p>
          </table:table-cell>
          <table:table-cell table:style-name="Default" table:formula="of:=IF([.$B709]&gt;=[.B$33]; ([.$B709] - [.B$33]) * [.D$9]; NA())" office:value-type="float" office:value="1.668783375" calcext:value-type="float">
            <text:p>1.668783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7" calcext:value-type="float">
            <text:p>1317</text:p>
          </table:table-cell>
          <table:table-cell office:value-type="float" office:value="678" calcext:value-type="float">
            <text:p>678</text:p>
          </table:table-cell>
          <table:table-cell table:style-name="Default" table:formula="of:=IF([.$B710]&gt;=[.B$33]; ([.$B710] - [.B$33]) * [.D$9]; NA())" office:value-type="float" office:value="1.668783375" calcext:value-type="float">
            <text:p>1.668783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9" calcext:value-type="float">
            <text:p>1319</text:p>
          </table:table-cell>
          <table:table-cell office:value-type="float" office:value="679" calcext:value-type="float">
            <text:p>679</text:p>
          </table:table-cell>
          <table:table-cell table:style-name="Default" table:formula="of:=IF([.$B711]&gt;=[.B$33]; ([.$B711] - [.B$33]) * [.D$9]; NA())" office:value-type="float" office:value="1.67086675" calcext:value-type="float">
            <text:p>1.67086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9" calcext:value-type="float">
            <text:p>1319</text:p>
          </table:table-cell>
          <table:table-cell office:value-type="float" office:value="680" calcext:value-type="float">
            <text:p>680</text:p>
          </table:table-cell>
          <table:table-cell table:style-name="Default" table:formula="of:=IF([.$B712]&gt;=[.B$33]; ([.$B712] - [.B$33]) * [.D$9]; NA())" office:value-type="float" office:value="1.67086675" calcext:value-type="float">
            <text:p>1.67086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1" calcext:value-type="float">
            <text:p>1321</text:p>
          </table:table-cell>
          <table:table-cell office:value-type="float" office:value="681" calcext:value-type="float">
            <text:p>681</text:p>
          </table:table-cell>
          <table:table-cell table:style-name="Default" table:formula="of:=IF([.$B713]&gt;=[.B$33]; ([.$B713] - [.B$33]) * [.D$9]; NA())" office:value-type="float" office:value="1.672950125" calcext:value-type="float">
            <text:p>1.672950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1" calcext:value-type="float">
            <text:p>1321</text:p>
          </table:table-cell>
          <table:table-cell office:value-type="float" office:value="682" calcext:value-type="float">
            <text:p>682</text:p>
          </table:table-cell>
          <table:table-cell table:style-name="Default" table:formula="of:=IF([.$B714]&gt;=[.B$33]; ([.$B714] - [.B$33]) * [.D$9]; NA())" office:value-type="float" office:value="1.672950125" calcext:value-type="float">
            <text:p>1.672950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3" calcext:value-type="float">
            <text:p>1323</text:p>
          </table:table-cell>
          <table:table-cell office:value-type="float" office:value="683" calcext:value-type="float">
            <text:p>683</text:p>
          </table:table-cell>
          <table:table-cell table:style-name="Default" table:formula="of:=IF([.$B715]&gt;=[.B$33]; ([.$B715] - [.B$33]) * [.D$9]; NA())" office:value-type="float" office:value="1.6750335" calcext:value-type="float">
            <text:p>1.67503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1" calcext:value-type="float">
            <text:p>1321</text:p>
          </table:table-cell>
          <table:table-cell office:value-type="float" office:value="684" calcext:value-type="float">
            <text:p>684</text:p>
          </table:table-cell>
          <table:table-cell table:style-name="Default" table:formula="of:=IF([.$B716]&gt;=[.B$33]; ([.$B716] - [.B$33]) * [.D$9]; NA())" office:value-type="float" office:value="1.672950125" calcext:value-type="float">
            <text:p>1.672950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5" calcext:value-type="float">
            <text:p>1325</text:p>
          </table:table-cell>
          <table:table-cell office:value-type="float" office:value="685" calcext:value-type="float">
            <text:p>685</text:p>
          </table:table-cell>
          <table:table-cell table:style-name="Default" table:formula="of:=IF([.$B717]&gt;=[.B$33]; ([.$B717] - [.B$33]) * [.D$9]; NA())" office:value-type="float" office:value="1.677116875" calcext:value-type="float">
            <text:p>1.67711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5" calcext:value-type="float">
            <text:p>1325</text:p>
          </table:table-cell>
          <table:table-cell office:value-type="float" office:value="686" calcext:value-type="float">
            <text:p>686</text:p>
          </table:table-cell>
          <table:table-cell table:style-name="Default" table:formula="of:=IF([.$B718]&gt;=[.B$33]; ([.$B718] - [.B$33]) * [.D$9]; NA())" office:value-type="float" office:value="1.677116875" calcext:value-type="float">
            <text:p>1.67711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7" calcext:value-type="float">
            <text:p>1327</text:p>
          </table:table-cell>
          <table:table-cell office:value-type="float" office:value="687" calcext:value-type="float">
            <text:p>687</text:p>
          </table:table-cell>
          <table:table-cell table:style-name="Default" table:formula="of:=IF([.$B719]&gt;=[.B$33]; ([.$B719] - [.B$33]) * [.D$9]; NA())" office:value-type="float" office:value="1.67920025" calcext:value-type="float">
            <text:p>1.67920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17" calcext:value-type="float">
            <text:p>1317</text:p>
          </table:table-cell>
          <table:table-cell office:value-type="float" office:value="688" calcext:value-type="float">
            <text:p>688</text:p>
          </table:table-cell>
          <table:table-cell table:style-name="Default" table:formula="of:=IF([.$B720]&gt;=[.B$33]; ([.$B720] - [.B$33]) * [.D$9]; NA())" office:value-type="float" office:value="1.668783375" calcext:value-type="float">
            <text:p>1.668783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9" calcext:value-type="float">
            <text:p>1329</text:p>
          </table:table-cell>
          <table:table-cell office:value-type="float" office:value="689" calcext:value-type="float">
            <text:p>689</text:p>
          </table:table-cell>
          <table:table-cell table:style-name="Default" table:formula="of:=IF([.$B721]&gt;=[.B$33]; ([.$B721] - [.B$33]) * [.D$9]; NA())" office:value-type="float" office:value="1.681283625" calcext:value-type="float">
            <text:p>1.6812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9" calcext:value-type="float">
            <text:p>1329</text:p>
          </table:table-cell>
          <table:table-cell office:value-type="float" office:value="690" calcext:value-type="float">
            <text:p>690</text:p>
          </table:table-cell>
          <table:table-cell table:style-name="Default" table:formula="of:=IF([.$B722]&gt;=[.B$33]; ([.$B722] - [.B$33]) * [.D$9]; NA())" office:value-type="float" office:value="1.681283625" calcext:value-type="float">
            <text:p>1.6812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1" calcext:value-type="float">
            <text:p>1331</text:p>
          </table:table-cell>
          <table:table-cell office:value-type="float" office:value="691" calcext:value-type="float">
            <text:p>691</text:p>
          </table:table-cell>
          <table:table-cell table:style-name="Default" table:formula="of:=IF([.$B723]&gt;=[.B$33]; ([.$B723] - [.B$33]) * [.D$9]; NA())" office:value-type="float" office:value="1.683367" calcext:value-type="float">
            <text:p>1.68336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9" calcext:value-type="float">
            <text:p>1329</text:p>
          </table:table-cell>
          <table:table-cell office:value-type="float" office:value="692" calcext:value-type="float">
            <text:p>692</text:p>
          </table:table-cell>
          <table:table-cell table:style-name="Default" table:formula="of:=IF([.$B724]&gt;=[.B$33]; ([.$B724] - [.B$33]) * [.D$9]; NA())" office:value-type="float" office:value="1.681283625" calcext:value-type="float">
            <text:p>1.6812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3" calcext:value-type="float">
            <text:p>1333</text:p>
          </table:table-cell>
          <table:table-cell office:value-type="float" office:value="693" calcext:value-type="float">
            <text:p>693</text:p>
          </table:table-cell>
          <table:table-cell table:style-name="Default" table:formula="of:=IF([.$B725]&gt;=[.B$33]; ([.$B725] - [.B$33]) * [.D$9]; NA())" office:value-type="float" office:value="1.685450375" calcext:value-type="float">
            <text:p>1.6854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3" calcext:value-type="float">
            <text:p>1333</text:p>
          </table:table-cell>
          <table:table-cell office:value-type="float" office:value="694" calcext:value-type="float">
            <text:p>694</text:p>
          </table:table-cell>
          <table:table-cell table:style-name="Default" table:formula="of:=IF([.$B726]&gt;=[.B$33]; ([.$B726] - [.B$33]) * [.D$9]; NA())" office:value-type="float" office:value="1.685450375" calcext:value-type="float">
            <text:p>1.6854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5" calcext:value-type="float">
            <text:p>1335</text:p>
          </table:table-cell>
          <table:table-cell office:value-type="float" office:value="695" calcext:value-type="float">
            <text:p>695</text:p>
          </table:table-cell>
          <table:table-cell table:style-name="Default" table:formula="of:=IF([.$B727]&gt;=[.B$33]; ([.$B727] - [.B$33]) * [.D$9]; NA())" office:value-type="float" office:value="1.68753375" calcext:value-type="float">
            <text:p>1.68753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29" calcext:value-type="float">
            <text:p>1329</text:p>
          </table:table-cell>
          <table:table-cell office:value-type="float" office:value="696" calcext:value-type="float">
            <text:p>696</text:p>
          </table:table-cell>
          <table:table-cell table:style-name="Default" table:formula="of:=IF([.$B728]&gt;=[.B$33]; ([.$B728] - [.B$33]) * [.D$9]; NA())" office:value-type="float" office:value="1.681283625" calcext:value-type="float">
            <text:p>1.68128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7" calcext:value-type="float">
            <text:p>1337</text:p>
          </table:table-cell>
          <table:table-cell office:value-type="float" office:value="697" calcext:value-type="float">
            <text:p>697</text:p>
          </table:table-cell>
          <table:table-cell table:style-name="Default" table:formula="of:=IF([.$B729]&gt;=[.B$33]; ([.$B729] - [.B$33]) * [.D$9]; NA())" office:value-type="float" office:value="1.689617125" calcext:value-type="float">
            <text:p>1.68961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7" calcext:value-type="float">
            <text:p>1337</text:p>
          </table:table-cell>
          <table:table-cell office:value-type="float" office:value="698" calcext:value-type="float">
            <text:p>698</text:p>
          </table:table-cell>
          <table:table-cell table:style-name="Default" table:formula="of:=IF([.$B730]&gt;=[.B$33]; ([.$B730] - [.B$33]) * [.D$9]; NA())" office:value-type="float" office:value="1.689617125" calcext:value-type="float">
            <text:p>1.68961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9" calcext:value-type="float">
            <text:p>1339</text:p>
          </table:table-cell>
          <table:table-cell office:value-type="float" office:value="699" calcext:value-type="float">
            <text:p>699</text:p>
          </table:table-cell>
          <table:table-cell table:style-name="Default" table:formula="of:=IF([.$B731]&gt;=[.B$33]; ([.$B731] - [.B$33]) * [.D$9]; NA())" office:value-type="float" office:value="1.6917005" calcext:value-type="float">
            <text:p>1.69170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37" calcext:value-type="float">
            <text:p>1337</text:p>
          </table:table-cell>
          <table:table-cell office:value-type="float" office:value="700" calcext:value-type="float">
            <text:p>700</text:p>
          </table:table-cell>
          <table:table-cell table:style-name="Default" table:formula="of:=IF([.$B732]&gt;=[.B$33]; ([.$B732] - [.B$33]) * [.D$9]; NA())" office:value-type="float" office:value="1.689617125" calcext:value-type="float">
            <text:p>1.68961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1" calcext:value-type="float">
            <text:p>1341</text:p>
          </table:table-cell>
          <table:table-cell office:value-type="float" office:value="701" calcext:value-type="float">
            <text:p>701</text:p>
          </table:table-cell>
          <table:table-cell table:style-name="Default" table:formula="of:=IF([.$B733]&gt;=[.B$33]; ([.$B733] - [.B$33]) * [.D$9]; NA())" office:value-type="float" office:value="1.693783875" calcext:value-type="float">
            <text:p>1.69378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1" calcext:value-type="float">
            <text:p>1341</text:p>
          </table:table-cell>
          <table:table-cell office:value-type="float" office:value="702" calcext:value-type="float">
            <text:p>702</text:p>
          </table:table-cell>
          <table:table-cell table:style-name="Default" table:formula="of:=IF([.$B734]&gt;=[.B$33]; ([.$B734] - [.B$33]) * [.D$9]; NA())" office:value-type="float" office:value="1.693783875" calcext:value-type="float">
            <text:p>1.69378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3" calcext:value-type="float">
            <text:p>1343</text:p>
          </table:table-cell>
          <table:table-cell office:value-type="float" office:value="703" calcext:value-type="float">
            <text:p>703</text:p>
          </table:table-cell>
          <table:table-cell table:style-name="Default" table:formula="of:=IF([.$B735]&gt;=[.B$33]; ([.$B735] - [.B$33]) * [.D$9]; NA())" office:value-type="float" office:value="1.69586725" calcext:value-type="float">
            <text:p>1.69586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83" calcext:value-type="float">
            <text:p>1283</text:p>
          </table:table-cell>
          <table:table-cell office:value-type="float" office:value="704" calcext:value-type="float">
            <text:p>704</text:p>
          </table:table-cell>
          <table:table-cell table:style-name="Default" table:formula="of:=IF([.$B736]&gt;=[.B$33]; ([.$B736] - [.B$33]) * [.D$9]; NA())" office:value-type="float" office:value="1.633366" calcext:value-type="float">
            <text:p>1.63336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05" calcext:value-type="float">
            <text:p>705</text:p>
          </table:table-cell>
          <table:table-cell table:style-name="Default" table:formula="of:=IF([.$B737]&gt;=[.B$33]; ([.$B737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06" calcext:value-type="float">
            <text:p>706</text:p>
          </table:table-cell>
          <table:table-cell table:style-name="Default" table:formula="of:=IF([.$B738]&gt;=[.B$33]; ([.$B738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7" calcext:value-type="float">
            <text:p>1347</text:p>
          </table:table-cell>
          <table:table-cell office:value-type="float" office:value="707" calcext:value-type="float">
            <text:p>707</text:p>
          </table:table-cell>
          <table:table-cell table:style-name="Default" table:formula="of:=IF([.$B739]&gt;=[.B$33]; ([.$B739] - [.B$33]) * [.D$9]; NA())" office:value-type="float" office:value="1.700034" calcext:value-type="float">
            <text:p>1.70003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08" calcext:value-type="float">
            <text:p>708</text:p>
          </table:table-cell>
          <table:table-cell table:style-name="Default" table:formula="of:=IF([.$B740]&gt;=[.B$33]; ([.$B740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9" calcext:value-type="float">
            <text:p>1349</text:p>
          </table:table-cell>
          <table:table-cell office:value-type="float" office:value="709" calcext:value-type="float">
            <text:p>709</text:p>
          </table:table-cell>
          <table:table-cell table:style-name="Default" table:formula="of:=IF([.$B741]&gt;=[.B$33]; ([.$B741] - [.B$33]) * [.D$9]; NA())" office:value-type="float" office:value="1.702117375" calcext:value-type="float">
            <text:p>1.702117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9" calcext:value-type="float">
            <text:p>1349</text:p>
          </table:table-cell>
          <table:table-cell office:value-type="float" office:value="710" calcext:value-type="float">
            <text:p>710</text:p>
          </table:table-cell>
          <table:table-cell table:style-name="Default" table:formula="of:=IF([.$B742]&gt;=[.B$33]; ([.$B742] - [.B$33]) * [.D$9]; NA())" office:value-type="float" office:value="1.702117375" calcext:value-type="float">
            <text:p>1.702117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1" calcext:value-type="float">
            <text:p>1351</text:p>
          </table:table-cell>
          <table:table-cell office:value-type="float" office:value="711" calcext:value-type="float">
            <text:p>711</text:p>
          </table:table-cell>
          <table:table-cell table:style-name="Default" table:formula="of:=IF([.$B743]&gt;=[.B$33]; ([.$B743] - [.B$33]) * [.D$9]; NA())" office:value-type="float" office:value="1.70420075" calcext:value-type="float">
            <text:p>1.70420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12" calcext:value-type="float">
            <text:p>712</text:p>
          </table:table-cell>
          <table:table-cell table:style-name="Default" table:formula="of:=IF([.$B744]&gt;=[.B$33]; ([.$B744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3" calcext:value-type="float">
            <text:p>1353</text:p>
          </table:table-cell>
          <table:table-cell office:value-type="float" office:value="713" calcext:value-type="float">
            <text:p>713</text:p>
          </table:table-cell>
          <table:table-cell table:style-name="Default" table:formula="of:=IF([.$B745]&gt;=[.B$33]; ([.$B745] - [.B$33]) * [.D$9]; NA())" office:value-type="float" office:value="1.706284125" calcext:value-type="float">
            <text:p>1.706284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3" calcext:value-type="float">
            <text:p>1353</text:p>
          </table:table-cell>
          <table:table-cell office:value-type="float" office:value="714" calcext:value-type="float">
            <text:p>714</text:p>
          </table:table-cell>
          <table:table-cell table:style-name="Default" table:formula="of:=IF([.$B746]&gt;=[.B$33]; ([.$B746] - [.B$33]) * [.D$9]; NA())" office:value-type="float" office:value="1.706284125" calcext:value-type="float">
            <text:p>1.706284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5" calcext:value-type="float">
            <text:p>1355</text:p>
          </table:table-cell>
          <table:table-cell office:value-type="float" office:value="715" calcext:value-type="float">
            <text:p>715</text:p>
          </table:table-cell>
          <table:table-cell table:style-name="Default" table:formula="of:=IF([.$B747]&gt;=[.B$33]; ([.$B747] - [.B$33]) * [.D$9]; NA())" office:value-type="float" office:value="1.7083675" calcext:value-type="float">
            <text:p>1.7083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7" calcext:value-type="float">
            <text:p>1357</text:p>
          </table:table-cell>
          <table:table-cell office:value-type="float" office:value="716" calcext:value-type="float">
            <text:p>716</text:p>
          </table:table-cell>
          <table:table-cell table:style-name="Default" table:formula="of:=IF([.$B748]&gt;=[.B$33]; ([.$B748] - [.B$33]) * [.D$9]; NA())" office:value-type="float" office:value="1.710450875" calcext:value-type="float">
            <text:p>1.710450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7" calcext:value-type="float">
            <text:p>1357</text:p>
          </table:table-cell>
          <table:table-cell office:value-type="float" office:value="717" calcext:value-type="float">
            <text:p>717</text:p>
          </table:table-cell>
          <table:table-cell table:style-name="Default" table:formula="of:=IF([.$B749]&gt;=[.B$33]; ([.$B749] - [.B$33]) * [.D$9]; NA())" office:value-type="float" office:value="1.710450875" calcext:value-type="float">
            <text:p>1.710450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7" calcext:value-type="float">
            <text:p>1357</text:p>
          </table:table-cell>
          <table:table-cell office:value-type="float" office:value="718" calcext:value-type="float">
            <text:p>718</text:p>
          </table:table-cell>
          <table:table-cell table:style-name="Default" table:formula="of:=IF([.$B750]&gt;=[.B$33]; ([.$B750] - [.B$33]) * [.D$9]; NA())" office:value-type="float" office:value="1.710450875" calcext:value-type="float">
            <text:p>1.710450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59" calcext:value-type="float">
            <text:p>1359</text:p>
          </table:table-cell>
          <table:table-cell office:value-type="float" office:value="719" calcext:value-type="float">
            <text:p>719</text:p>
          </table:table-cell>
          <table:table-cell table:style-name="Default" table:formula="of:=IF([.$B751]&gt;=[.B$33]; ([.$B751] - [.B$33]) * [.D$9]; NA())" office:value-type="float" office:value="1.71253425" calcext:value-type="float">
            <text:p>1.71253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20" calcext:value-type="float">
            <text:p>720</text:p>
          </table:table-cell>
          <table:table-cell table:style-name="Default" table:formula="of:=IF([.$B752]&gt;=[.B$33]; ([.$B752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1" calcext:value-type="float">
            <text:p>1361</text:p>
          </table:table-cell>
          <table:table-cell office:value-type="float" office:value="721" calcext:value-type="float">
            <text:p>721</text:p>
          </table:table-cell>
          <table:table-cell table:style-name="Default" table:formula="of:=IF([.$B753]&gt;=[.B$33]; ([.$B753] - [.B$33]) * [.D$9]; NA())" office:value-type="float" office:value="1.714617625" calcext:value-type="float">
            <text:p>1.714617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1" calcext:value-type="float">
            <text:p>1361</text:p>
          </table:table-cell>
          <table:table-cell office:value-type="float" office:value="722" calcext:value-type="float">
            <text:p>722</text:p>
          </table:table-cell>
          <table:table-cell table:style-name="Default" table:formula="of:=IF([.$B754]&gt;=[.B$33]; ([.$B754] - [.B$33]) * [.D$9]; NA())" office:value-type="float" office:value="1.714617625" calcext:value-type="float">
            <text:p>1.714617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3" calcext:value-type="float">
            <text:p>1363</text:p>
          </table:table-cell>
          <table:table-cell office:value-type="float" office:value="723" calcext:value-type="float">
            <text:p>723</text:p>
          </table:table-cell>
          <table:table-cell table:style-name="Default" table:formula="of:=IF([.$B755]&gt;=[.B$33]; ([.$B755] - [.B$33]) * [.D$9]; NA())" office:value-type="float" office:value="1.716701" calcext:value-type="float">
            <text:p>1.71670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1" calcext:value-type="float">
            <text:p>1361</text:p>
          </table:table-cell>
          <table:table-cell office:value-type="float" office:value="724" calcext:value-type="float">
            <text:p>724</text:p>
          </table:table-cell>
          <table:table-cell table:style-name="Default" table:formula="of:=IF([.$B756]&gt;=[.B$33]; ([.$B756] - [.B$33]) * [.D$9]; NA())" office:value-type="float" office:value="1.714617625" calcext:value-type="float">
            <text:p>1.714617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5" calcext:value-type="float">
            <text:p>1365</text:p>
          </table:table-cell>
          <table:table-cell office:value-type="float" office:value="725" calcext:value-type="float">
            <text:p>725</text:p>
          </table:table-cell>
          <table:table-cell table:style-name="Default" table:formula="of:=IF([.$B757]&gt;=[.B$33]; ([.$B757] - [.B$33]) * [.D$9]; NA())" office:value-type="float" office:value="1.718784375" calcext:value-type="float">
            <text:p>1.718784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5" calcext:value-type="float">
            <text:p>1365</text:p>
          </table:table-cell>
          <table:table-cell office:value-type="float" office:value="726" calcext:value-type="float">
            <text:p>726</text:p>
          </table:table-cell>
          <table:table-cell table:style-name="Default" table:formula="of:=IF([.$B758]&gt;=[.B$33]; ([.$B758] - [.B$33]) * [.D$9]; NA())" office:value-type="float" office:value="1.718784375" calcext:value-type="float">
            <text:p>1.718784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7" calcext:value-type="float">
            <text:p>1367</text:p>
          </table:table-cell>
          <table:table-cell office:value-type="float" office:value="727" calcext:value-type="float">
            <text:p>727</text:p>
          </table:table-cell>
          <table:table-cell table:style-name="Default" table:formula="of:=IF([.$B759]&gt;=[.B$33]; ([.$B759] - [.B$33]) * [.D$9]; NA())" office:value-type="float" office:value="1.72086775" calcext:value-type="float">
            <text:p>1.72086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1" calcext:value-type="float">
            <text:p>1361</text:p>
          </table:table-cell>
          <table:table-cell office:value-type="float" office:value="728" calcext:value-type="float">
            <text:p>728</text:p>
          </table:table-cell>
          <table:table-cell table:style-name="Default" table:formula="of:=IF([.$B760]&gt;=[.B$33]; ([.$B760] - [.B$33]) * [.D$9]; NA())" office:value-type="float" office:value="1.714617625" calcext:value-type="float">
            <text:p>1.714617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9" calcext:value-type="float">
            <text:p>1369</text:p>
          </table:table-cell>
          <table:table-cell office:value-type="float" office:value="729" calcext:value-type="float">
            <text:p>729</text:p>
          </table:table-cell>
          <table:table-cell table:style-name="Default" table:formula="of:=IF([.$B761]&gt;=[.B$33]; ([.$B761] - [.B$33]) * [.D$9]; NA())" office:value-type="float" office:value="1.722951125" calcext:value-type="float">
            <text:p>1.722951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9" calcext:value-type="float">
            <text:p>1369</text:p>
          </table:table-cell>
          <table:table-cell office:value-type="float" office:value="730" calcext:value-type="float">
            <text:p>730</text:p>
          </table:table-cell>
          <table:table-cell table:style-name="Default" table:formula="of:=IF([.$B762]&gt;=[.B$33]; ([.$B762] - [.B$33]) * [.D$9]; NA())" office:value-type="float" office:value="1.722951125" calcext:value-type="float">
            <text:p>1.722951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1" calcext:value-type="float">
            <text:p>1371</text:p>
          </table:table-cell>
          <table:table-cell office:value-type="float" office:value="731" calcext:value-type="float">
            <text:p>731</text:p>
          </table:table-cell>
          <table:table-cell table:style-name="Default" table:formula="of:=IF([.$B763]&gt;=[.B$33]; ([.$B763] - [.B$33]) * [.D$9]; NA())" office:value-type="float" office:value="1.7250345" calcext:value-type="float">
            <text:p>1.72503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69" calcext:value-type="float">
            <text:p>1369</text:p>
          </table:table-cell>
          <table:table-cell office:value-type="float" office:value="732" calcext:value-type="float">
            <text:p>732</text:p>
          </table:table-cell>
          <table:table-cell table:style-name="Default" table:formula="of:=IF([.$B764]&gt;=[.B$33]; ([.$B764] - [.B$33]) * [.D$9]; NA())" office:value-type="float" office:value="1.722951125" calcext:value-type="float">
            <text:p>1.722951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3" calcext:value-type="float">
            <text:p>1373</text:p>
          </table:table-cell>
          <table:table-cell office:value-type="float" office:value="733" calcext:value-type="float">
            <text:p>733</text:p>
          </table:table-cell>
          <table:table-cell table:style-name="Default" table:formula="of:=IF([.$B765]&gt;=[.B$33]; ([.$B765] - [.B$33]) * [.D$9]; NA())" office:value-type="float" office:value="1.727117875" calcext:value-type="float">
            <text:p>1.727117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3" calcext:value-type="float">
            <text:p>1373</text:p>
          </table:table-cell>
          <table:table-cell office:value-type="float" office:value="734" calcext:value-type="float">
            <text:p>734</text:p>
          </table:table-cell>
          <table:table-cell table:style-name="Default" table:formula="of:=IF([.$B766]&gt;=[.B$33]; ([.$B766] - [.B$33]) * [.D$9]; NA())" office:value-type="float" office:value="1.727117875" calcext:value-type="float">
            <text:p>1.727117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5" calcext:value-type="float">
            <text:p>1375</text:p>
          </table:table-cell>
          <table:table-cell office:value-type="float" office:value="735" calcext:value-type="float">
            <text:p>735</text:p>
          </table:table-cell>
          <table:table-cell table:style-name="Default" table:formula="of:=IF([.$B767]&gt;=[.B$33]; ([.$B767] - [.B$33]) * [.D$9]; NA())" office:value-type="float" office:value="1.72920125" calcext:value-type="float">
            <text:p>1.72920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45" calcext:value-type="float">
            <text:p>1345</text:p>
          </table:table-cell>
          <table:table-cell office:value-type="float" office:value="736" calcext:value-type="float">
            <text:p>736</text:p>
          </table:table-cell>
          <table:table-cell table:style-name="Default" table:formula="of:=IF([.$B768]&gt;=[.B$33]; ([.$B768] - [.B$33]) * [.D$9]; NA())" office:value-type="float" office:value="1.697950625" calcext:value-type="float">
            <text:p>1.69795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7" calcext:value-type="float">
            <text:p>1377</text:p>
          </table:table-cell>
          <table:table-cell office:value-type="float" office:value="737" calcext:value-type="float">
            <text:p>737</text:p>
          </table:table-cell>
          <table:table-cell table:style-name="Default" table:formula="of:=IF([.$B769]&gt;=[.B$33]; ([.$B769] - [.B$33]) * [.D$9]; NA())" office:value-type="float" office:value="1.731284625" calcext:value-type="float">
            <text:p>1.731284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7" calcext:value-type="float">
            <text:p>1377</text:p>
          </table:table-cell>
          <table:table-cell office:value-type="float" office:value="738" calcext:value-type="float">
            <text:p>738</text:p>
          </table:table-cell>
          <table:table-cell table:style-name="Default" table:formula="of:=IF([.$B770]&gt;=[.B$33]; ([.$B770] - [.B$33]) * [.D$9]; NA())" office:value-type="float" office:value="1.731284625" calcext:value-type="float">
            <text:p>1.731284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9" calcext:value-type="float">
            <text:p>1379</text:p>
          </table:table-cell>
          <table:table-cell office:value-type="float" office:value="739" calcext:value-type="float">
            <text:p>739</text:p>
          </table:table-cell>
          <table:table-cell table:style-name="Default" table:formula="of:=IF([.$B771]&gt;=[.B$33]; ([.$B771] - [.B$33]) * [.D$9]; NA())" office:value-type="float" office:value="1.733368" calcext:value-type="float">
            <text:p>1.73336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7" calcext:value-type="float">
            <text:p>1377</text:p>
          </table:table-cell>
          <table:table-cell office:value-type="float" office:value="740" calcext:value-type="float">
            <text:p>740</text:p>
          </table:table-cell>
          <table:table-cell table:style-name="Default" table:formula="of:=IF([.$B772]&gt;=[.B$33]; ([.$B772] - [.B$33]) * [.D$9]; NA())" office:value-type="float" office:value="1.731284625" calcext:value-type="float">
            <text:p>1.731284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1" calcext:value-type="float">
            <text:p>1381</text:p>
          </table:table-cell>
          <table:table-cell office:value-type="float" office:value="741" calcext:value-type="float">
            <text:p>741</text:p>
          </table:table-cell>
          <table:table-cell table:style-name="Default" table:formula="of:=IF([.$B773]&gt;=[.B$33]; ([.$B773] - [.B$33]) * [.D$9]; NA())" office:value-type="float" office:value="1.735451375" calcext:value-type="float">
            <text:p>1.735451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1" calcext:value-type="float">
            <text:p>1381</text:p>
          </table:table-cell>
          <table:table-cell office:value-type="float" office:value="742" calcext:value-type="float">
            <text:p>742</text:p>
          </table:table-cell>
          <table:table-cell table:style-name="Default" table:formula="of:=IF([.$B774]&gt;=[.B$33]; ([.$B774] - [.B$33]) * [.D$9]; NA())" office:value-type="float" office:value="1.735451375" calcext:value-type="float">
            <text:p>1.735451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3" calcext:value-type="float">
            <text:p>1383</text:p>
          </table:table-cell>
          <table:table-cell office:value-type="float" office:value="743" calcext:value-type="float">
            <text:p>743</text:p>
          </table:table-cell>
          <table:table-cell table:style-name="Default" table:formula="of:=IF([.$B775]&gt;=[.B$33]; ([.$B775] - [.B$33]) * [.D$9]; NA())" office:value-type="float" office:value="1.73753475" calcext:value-type="float">
            <text:p>1.73753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77" calcext:value-type="float">
            <text:p>1377</text:p>
          </table:table-cell>
          <table:table-cell office:value-type="float" office:value="744" calcext:value-type="float">
            <text:p>744</text:p>
          </table:table-cell>
          <table:table-cell table:style-name="Default" table:formula="of:=IF([.$B776]&gt;=[.B$33]; ([.$B776] - [.B$33]) * [.D$9]; NA())" office:value-type="float" office:value="1.731284625" calcext:value-type="float">
            <text:p>1.731284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5" calcext:value-type="float">
            <text:p>1385</text:p>
          </table:table-cell>
          <table:table-cell office:value-type="float" office:value="745" calcext:value-type="float">
            <text:p>745</text:p>
          </table:table-cell>
          <table:table-cell table:style-name="Default" table:formula="of:=IF([.$B777]&gt;=[.B$33]; ([.$B777] - [.B$33]) * [.D$9]; NA())" office:value-type="float" office:value="1.739618125" calcext:value-type="float">
            <text:p>1.739618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5" calcext:value-type="float">
            <text:p>1385</text:p>
          </table:table-cell>
          <table:table-cell office:value-type="float" office:value="746" calcext:value-type="float">
            <text:p>746</text:p>
          </table:table-cell>
          <table:table-cell table:style-name="Default" table:formula="of:=IF([.$B778]&gt;=[.B$33]; ([.$B778] - [.B$33]) * [.D$9]; NA())" office:value-type="float" office:value="1.739618125" calcext:value-type="float">
            <text:p>1.739618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7" calcext:value-type="float">
            <text:p>1387</text:p>
          </table:table-cell>
          <table:table-cell office:value-type="float" office:value="747" calcext:value-type="float">
            <text:p>747</text:p>
          </table:table-cell>
          <table:table-cell table:style-name="Default" table:formula="of:=IF([.$B779]&gt;=[.B$33]; ([.$B779] - [.B$33]) * [.D$9]; NA())" office:value-type="float" office:value="1.7417015" calcext:value-type="float">
            <text:p>1.74170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7" calcext:value-type="float">
            <text:p>1387</text:p>
          </table:table-cell>
          <table:table-cell office:value-type="float" office:value="748" calcext:value-type="float">
            <text:p>748</text:p>
          </table:table-cell>
          <table:table-cell table:style-name="Default" table:formula="of:=IF([.$B780]&gt;=[.B$33]; ([.$B780] - [.B$33]) * [.D$9]; NA())" office:value-type="float" office:value="1.7417015" calcext:value-type="float">
            <text:p>1.74170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9" calcext:value-type="float">
            <text:p>1389</text:p>
          </table:table-cell>
          <table:table-cell office:value-type="float" office:value="749" calcext:value-type="float">
            <text:p>749</text:p>
          </table:table-cell>
          <table:table-cell table:style-name="Default" table:formula="of:=IF([.$B781]&gt;=[.B$33]; ([.$B781] - [.B$33]) * [.D$9]; NA())" office:value-type="float" office:value="1.743784875" calcext:value-type="float">
            <text:p>1.743784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9" calcext:value-type="float">
            <text:p>1389</text:p>
          </table:table-cell>
          <table:table-cell office:value-type="float" office:value="750" calcext:value-type="float">
            <text:p>750</text:p>
          </table:table-cell>
          <table:table-cell table:style-name="Default" table:formula="of:=IF([.$B782]&gt;=[.B$33]; ([.$B782] - [.B$33]) * [.D$9]; NA())" office:value-type="float" office:value="1.743784875" calcext:value-type="float">
            <text:p>1.743784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1" calcext:value-type="float">
            <text:p>1391</text:p>
          </table:table-cell>
          <table:table-cell office:value-type="float" office:value="751" calcext:value-type="float">
            <text:p>751</text:p>
          </table:table-cell>
          <table:table-cell table:style-name="Default" table:formula="of:=IF([.$B783]&gt;=[.B$33]; ([.$B783] - [.B$33]) * [.D$9]; NA())" office:value-type="float" office:value="1.74586825" calcext:value-type="float">
            <text:p>1.74586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85" calcext:value-type="float">
            <text:p>1385</text:p>
          </table:table-cell>
          <table:table-cell office:value-type="float" office:value="752" calcext:value-type="float">
            <text:p>752</text:p>
          </table:table-cell>
          <table:table-cell table:style-name="Default" table:formula="of:=IF([.$B784]&gt;=[.B$33]; ([.$B784] - [.B$33]) * [.D$9]; NA())" office:value-type="float" office:value="1.739618125" calcext:value-type="float">
            <text:p>1.739618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3" calcext:value-type="float">
            <text:p>1393</text:p>
          </table:table-cell>
          <table:table-cell office:value-type="float" office:value="753" calcext:value-type="float">
            <text:p>753</text:p>
          </table:table-cell>
          <table:table-cell table:style-name="Default" table:formula="of:=IF([.$B785]&gt;=[.B$33]; ([.$B785] - [.B$33]) * [.D$9]; NA())" office:value-type="float" office:value="1.747951625" calcext:value-type="float">
            <text:p>1.747951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3" calcext:value-type="float">
            <text:p>1393</text:p>
          </table:table-cell>
          <table:table-cell office:value-type="float" office:value="754" calcext:value-type="float">
            <text:p>754</text:p>
          </table:table-cell>
          <table:table-cell table:style-name="Default" table:formula="of:=IF([.$B786]&gt;=[.B$33]; ([.$B786] - [.B$33]) * [.D$9]; NA())" office:value-type="float" office:value="1.747951625" calcext:value-type="float">
            <text:p>1.747951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5" calcext:value-type="float">
            <text:p>1395</text:p>
          </table:table-cell>
          <table:table-cell office:value-type="float" office:value="755" calcext:value-type="float">
            <text:p>755</text:p>
          </table:table-cell>
          <table:table-cell table:style-name="Default" table:formula="of:=IF([.$B787]&gt;=[.B$33]; ([.$B787] - [.B$33]) * [.D$9]; NA())" office:value-type="float" office:value="1.750035" calcext:value-type="float">
            <text:p>1.7500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3" calcext:value-type="float">
            <text:p>1393</text:p>
          </table:table-cell>
          <table:table-cell office:value-type="float" office:value="756" calcext:value-type="float">
            <text:p>756</text:p>
          </table:table-cell>
          <table:table-cell table:style-name="Default" table:formula="of:=IF([.$B788]&gt;=[.B$33]; ([.$B788] - [.B$33]) * [.D$9]; NA())" office:value-type="float" office:value="1.747951625" calcext:value-type="float">
            <text:p>1.747951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7" calcext:value-type="float">
            <text:p>1397</text:p>
          </table:table-cell>
          <table:table-cell office:value-type="float" office:value="757" calcext:value-type="float">
            <text:p>757</text:p>
          </table:table-cell>
          <table:table-cell table:style-name="Default" table:formula="of:=IF([.$B789]&gt;=[.B$33]; ([.$B789] - [.B$33]) * [.D$9]; NA())" office:value-type="float" office:value="1.752118375" calcext:value-type="float">
            <text:p>1.752118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7" calcext:value-type="float">
            <text:p>1397</text:p>
          </table:table-cell>
          <table:table-cell office:value-type="float" office:value="758" calcext:value-type="float">
            <text:p>758</text:p>
          </table:table-cell>
          <table:table-cell table:style-name="Default" table:formula="of:=IF([.$B790]&gt;=[.B$33]; ([.$B790] - [.B$33]) * [.D$9]; NA())" office:value-type="float" office:value="1.752118375" calcext:value-type="float">
            <text:p>1.752118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9" calcext:value-type="float">
            <text:p>1399</text:p>
          </table:table-cell>
          <table:table-cell office:value-type="float" office:value="759" calcext:value-type="float">
            <text:p>759</text:p>
          </table:table-cell>
          <table:table-cell table:style-name="Default" table:formula="of:=IF([.$B791]&gt;=[.B$33]; ([.$B791] - [.B$33]) * [.D$9]; NA())" office:value-type="float" office:value="1.75420175" calcext:value-type="float">
            <text:p>1.75420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393" calcext:value-type="float">
            <text:p>1393</text:p>
          </table:table-cell>
          <table:table-cell office:value-type="float" office:value="760" calcext:value-type="float">
            <text:p>760</text:p>
          </table:table-cell>
          <table:table-cell table:style-name="Default" table:formula="of:=IF([.$B792]&gt;=[.B$33]; ([.$B792] - [.B$33]) * [.D$9]; NA())" office:value-type="float" office:value="1.747951625" calcext:value-type="float">
            <text:p>1.747951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1" calcext:value-type="float">
            <text:p>1401</text:p>
          </table:table-cell>
          <table:table-cell office:value-type="float" office:value="761" calcext:value-type="float">
            <text:p>761</text:p>
          </table:table-cell>
          <table:table-cell table:style-name="Default" table:formula="of:=IF([.$B793]&gt;=[.B$33]; ([.$B793] - [.B$33]) * [.D$9]; NA())" office:value-type="float" office:value="1.756285125" calcext:value-type="float">
            <text:p>1.756285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1" calcext:value-type="float">
            <text:p>1401</text:p>
          </table:table-cell>
          <table:table-cell office:value-type="float" office:value="762" calcext:value-type="float">
            <text:p>762</text:p>
          </table:table-cell>
          <table:table-cell table:style-name="Default" table:formula="of:=IF([.$B794]&gt;=[.B$33]; ([.$B794] - [.B$33]) * [.D$9]; NA())" office:value-type="float" office:value="1.756285125" calcext:value-type="float">
            <text:p>1.756285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3" calcext:value-type="float">
            <text:p>1403</text:p>
          </table:table-cell>
          <table:table-cell office:value-type="float" office:value="763" calcext:value-type="float">
            <text:p>763</text:p>
          </table:table-cell>
          <table:table-cell table:style-name="Default" table:formula="of:=IF([.$B795]&gt;=[.B$33]; ([.$B795] - [.B$33]) * [.D$9]; NA())" office:value-type="float" office:value="1.7583685" calcext:value-type="float">
            <text:p>1.75836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3" calcext:value-type="float">
            <text:p>1403</text:p>
          </table:table-cell>
          <table:table-cell office:value-type="float" office:value="764" calcext:value-type="float">
            <text:p>764</text:p>
          </table:table-cell>
          <table:table-cell table:style-name="Default" table:formula="of:=IF([.$B796]&gt;=[.B$33]; ([.$B796] - [.B$33]) * [.D$9]; NA())" office:value-type="float" office:value="1.7583685" calcext:value-type="float">
            <text:p>1.75836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5" calcext:value-type="float">
            <text:p>1405</text:p>
          </table:table-cell>
          <table:table-cell office:value-type="float" office:value="765" calcext:value-type="float">
            <text:p>765</text:p>
          </table:table-cell>
          <table:table-cell table:style-name="Default" table:formula="of:=IF([.$B797]&gt;=[.B$33]; ([.$B797] - [.B$33]) * [.D$9]; NA())" office:value-type="float" office:value="1.760451875" calcext:value-type="float">
            <text:p>1.760451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5" calcext:value-type="float">
            <text:p>1405</text:p>
          </table:table-cell>
          <table:table-cell office:value-type="float" office:value="766" calcext:value-type="float">
            <text:p>766</text:p>
          </table:table-cell>
          <table:table-cell table:style-name="Default" table:formula="of:=IF([.$B798]&gt;=[.B$33]; ([.$B798] - [.B$33]) * [.D$9]; NA())" office:value-type="float" office:value="1.760451875" calcext:value-type="float">
            <text:p>1.760451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7" calcext:value-type="float">
            <text:p>1407</text:p>
          </table:table-cell>
          <table:table-cell office:value-type="float" office:value="767" calcext:value-type="float">
            <text:p>767</text:p>
          </table:table-cell>
          <table:table-cell table:style-name="Default" table:formula="of:=IF([.$B799]&gt;=[.B$33]; ([.$B799] - [.B$33]) * [.D$9]; NA())" office:value-type="float" office:value="1.76253525" calcext:value-type="float">
            <text:p>1.76253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297" calcext:value-type="float">
            <text:p>1297</text:p>
          </table:table-cell>
          <table:table-cell office:value-type="float" office:value="768" calcext:value-type="float">
            <text:p>768</text:p>
          </table:table-cell>
          <table:table-cell table:style-name="Default" table:formula="of:=IF([.$B800]&gt;=[.B$33]; ([.$B800] - [.B$33]) * [.D$9]; NA())" office:value-type="float" office:value="1.647949625" calcext:value-type="float">
            <text:p>1.647949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5" calcext:value-type="float">
            <text:p>1425</text:p>
          </table:table-cell>
          <table:table-cell office:value-type="float" office:value="769" calcext:value-type="float">
            <text:p>769</text:p>
          </table:table-cell>
          <table:table-cell table:style-name="Default" table:formula="of:=IF([.$B801]&gt;=[.B$33]; ([.$B801] - [.B$33]) * [.D$9]; NA())" office:value-type="float" office:value="1.781285625" calcext:value-type="float">
            <text:p>1.781285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9" calcext:value-type="float">
            <text:p>1409</text:p>
          </table:table-cell>
          <table:table-cell office:value-type="float" office:value="770" calcext:value-type="float">
            <text:p>770</text:p>
          </table:table-cell>
          <table:table-cell table:style-name="Default" table:formula="of:=IF([.$B802]&gt;=[.B$33]; ([.$B802] - [.B$33]) * [.D$9]; NA())" office:value-type="float" office:value="1.764618625" calcext:value-type="float">
            <text:p>1.764618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1" calcext:value-type="float">
            <text:p>1411</text:p>
          </table:table-cell>
          <table:table-cell office:value-type="float" office:value="771" calcext:value-type="float">
            <text:p>771</text:p>
          </table:table-cell>
          <table:table-cell table:style-name="Default" table:formula="of:=IF([.$B803]&gt;=[.B$33]; ([.$B803] - [.B$33]) * [.D$9]; NA())" office:value-type="float" office:value="1.766702" calcext:value-type="float">
            <text:p>1.76670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09" calcext:value-type="float">
            <text:p>1409</text:p>
          </table:table-cell>
          <table:table-cell office:value-type="float" office:value="772" calcext:value-type="float">
            <text:p>772</text:p>
          </table:table-cell>
          <table:table-cell table:style-name="Default" table:formula="of:=IF([.$B804]&gt;=[.B$33]; ([.$B804] - [.B$33]) * [.D$9]; NA())" office:value-type="float" office:value="1.764618625" calcext:value-type="float">
            <text:p>1.764618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3" calcext:value-type="float">
            <text:p>1413</text:p>
          </table:table-cell>
          <table:table-cell office:value-type="float" office:value="773" calcext:value-type="float">
            <text:p>773</text:p>
          </table:table-cell>
          <table:table-cell table:style-name="Default" table:formula="of:=IF([.$B805]&gt;=[.B$33]; ([.$B805] - [.B$33]) * [.D$9]; NA())" office:value-type="float" office:value="1.768785375" calcext:value-type="float">
            <text:p>1.7687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3" calcext:value-type="float">
            <text:p>1413</text:p>
          </table:table-cell>
          <table:table-cell office:value-type="float" office:value="774" calcext:value-type="float">
            <text:p>774</text:p>
          </table:table-cell>
          <table:table-cell table:style-name="Default" table:formula="of:=IF([.$B806]&gt;=[.B$33]; ([.$B806] - [.B$33]) * [.D$9]; NA())" office:value-type="float" office:value="1.768785375" calcext:value-type="float">
            <text:p>1.768785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5" calcext:value-type="float">
            <text:p>1415</text:p>
          </table:table-cell>
          <table:table-cell office:value-type="float" office:value="775" calcext:value-type="float">
            <text:p>775</text:p>
          </table:table-cell>
          <table:table-cell table:style-name="Default" table:formula="of:=IF([.$B807]&gt;=[.B$33]; ([.$B807] - [.B$33]) * [.D$9]; NA())" office:value-type="float" office:value="1.77086875" calcext:value-type="float">
            <text:p>1.7708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5" calcext:value-type="float">
            <text:p>1415</text:p>
          </table:table-cell>
          <table:table-cell office:value-type="float" office:value="776" calcext:value-type="float">
            <text:p>776</text:p>
          </table:table-cell>
          <table:table-cell table:style-name="Default" table:formula="of:=IF([.$B808]&gt;=[.B$33]; ([.$B808] - [.B$33]) * [.D$9]; NA())" office:value-type="float" office:value="1.77086875" calcext:value-type="float">
            <text:p>1.77086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7" calcext:value-type="float">
            <text:p>1417</text:p>
          </table:table-cell>
          <table:table-cell office:value-type="float" office:value="777" calcext:value-type="float">
            <text:p>777</text:p>
          </table:table-cell>
          <table:table-cell table:style-name="Default" table:formula="of:=IF([.$B809]&gt;=[.B$33]; ([.$B809] - [.B$33]) * [.D$9]; NA())" office:value-type="float" office:value="1.772952125" calcext:value-type="float">
            <text:p>1.77295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9" calcext:value-type="float">
            <text:p>1419</text:p>
          </table:table-cell>
          <table:table-cell office:value-type="float" office:value="778" calcext:value-type="float">
            <text:p>778</text:p>
          </table:table-cell>
          <table:table-cell table:style-name="Default" table:formula="of:=IF([.$B810]&gt;=[.B$33]; ([.$B810] - [.B$33]) * [.D$9]; NA())" office:value-type="float" office:value="1.7750355" calcext:value-type="float">
            <text:p>1.7750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9" calcext:value-type="float">
            <text:p>1419</text:p>
          </table:table-cell>
          <table:table-cell office:value-type="float" office:value="779" calcext:value-type="float">
            <text:p>779</text:p>
          </table:table-cell>
          <table:table-cell table:style-name="Default" table:formula="of:=IF([.$B811]&gt;=[.B$33]; ([.$B811] - [.B$33]) * [.D$9]; NA())" office:value-type="float" office:value="1.7750355" calcext:value-type="float">
            <text:p>1.7750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19" calcext:value-type="float">
            <text:p>1419</text:p>
          </table:table-cell>
          <table:table-cell office:value-type="float" office:value="780" calcext:value-type="float">
            <text:p>780</text:p>
          </table:table-cell>
          <table:table-cell table:style-name="Default" table:formula="of:=IF([.$B812]&gt;=[.B$33]; ([.$B812] - [.B$33]) * [.D$9]; NA())" office:value-type="float" office:value="1.7750355" calcext:value-type="float">
            <text:p>1.77503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1" calcext:value-type="float">
            <text:p>1421</text:p>
          </table:table-cell>
          <table:table-cell office:value-type="float" office:value="781" calcext:value-type="float">
            <text:p>781</text:p>
          </table:table-cell>
          <table:table-cell table:style-name="Default" table:formula="of:=IF([.$B813]&gt;=[.B$33]; ([.$B813] - [.B$33]) * [.D$9]; NA())" office:value-type="float" office:value="1.777118875" calcext:value-type="float">
            <text:p>1.7771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1" calcext:value-type="float">
            <text:p>1421</text:p>
          </table:table-cell>
          <table:table-cell office:value-type="float" office:value="782" calcext:value-type="float">
            <text:p>782</text:p>
          </table:table-cell>
          <table:table-cell table:style-name="Default" table:formula="of:=IF([.$B814]&gt;=[.B$33]; ([.$B814] - [.B$33]) * [.D$9]; NA())" office:value-type="float" office:value="1.777118875" calcext:value-type="float">
            <text:p>1.777118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3" calcext:value-type="float">
            <text:p>1423</text:p>
          </table:table-cell>
          <table:table-cell office:value-type="float" office:value="783" calcext:value-type="float">
            <text:p>783</text:p>
          </table:table-cell>
          <table:table-cell table:style-name="Default" table:formula="of:=IF([.$B815]&gt;=[.B$33]; ([.$B815] - [.B$33]) * [.D$9]; NA())" office:value-type="float" office:value="1.77920225" calcext:value-type="float">
            <text:p>1.77920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3" calcext:value-type="float">
            <text:p>1423</text:p>
          </table:table-cell>
          <table:table-cell office:value-type="float" office:value="784" calcext:value-type="float">
            <text:p>784</text:p>
          </table:table-cell>
          <table:table-cell table:style-name="Default" table:formula="of:=IF([.$B816]&gt;=[.B$33]; ([.$B816] - [.B$33]) * [.D$9]; NA())" office:value-type="float" office:value="1.77920225" calcext:value-type="float">
            <text:p>1.77920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7" calcext:value-type="float">
            <text:p>1427</text:p>
          </table:table-cell>
          <table:table-cell office:value-type="float" office:value="785" calcext:value-type="float">
            <text:p>785</text:p>
          </table:table-cell>
          <table:table-cell table:style-name="Default" table:formula="of:=IF([.$B817]&gt;=[.B$33]; ([.$B817] - [.B$33]) * [.D$9]; NA())" office:value-type="float" office:value="1.783369" calcext:value-type="float">
            <text:p>1.7833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7" calcext:value-type="float">
            <text:p>1427</text:p>
          </table:table-cell>
          <table:table-cell office:value-type="float" office:value="786" calcext:value-type="float">
            <text:p>786</text:p>
          </table:table-cell>
          <table:table-cell table:style-name="Default" table:formula="of:=IF([.$B818]&gt;=[.B$33]; ([.$B818] - [.B$33]) * [.D$9]; NA())" office:value-type="float" office:value="1.783369" calcext:value-type="float">
            <text:p>1.7833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7" calcext:value-type="float">
            <text:p>1427</text:p>
          </table:table-cell>
          <table:table-cell office:value-type="float" office:value="787" calcext:value-type="float">
            <text:p>787</text:p>
          </table:table-cell>
          <table:table-cell table:style-name="Default" table:formula="of:=IF([.$B819]&gt;=[.B$33]; ([.$B819] - [.B$33]) * [.D$9]; NA())" office:value-type="float" office:value="1.783369" calcext:value-type="float">
            <text:p>1.7833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7" calcext:value-type="float">
            <text:p>1427</text:p>
          </table:table-cell>
          <table:table-cell office:value-type="float" office:value="788" calcext:value-type="float">
            <text:p>788</text:p>
          </table:table-cell>
          <table:table-cell table:style-name="Default" table:formula="of:=IF([.$B820]&gt;=[.B$33]; ([.$B820] - [.B$33]) * [.D$9]; NA())" office:value-type="float" office:value="1.783369" calcext:value-type="float">
            <text:p>1.78336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29" calcext:value-type="float">
            <text:p>1429</text:p>
          </table:table-cell>
          <table:table-cell office:value-type="float" office:value="789" calcext:value-type="float">
            <text:p>789</text:p>
          </table:table-cell>
          <table:table-cell table:style-name="Default" table:formula="of:=IF([.$B821]&gt;=[.B$33]; ([.$B821] - [.B$33]) * [.D$9]; NA())" office:value-type="float" office:value="1.785452375" calcext:value-type="float">
            <text:p>1.785452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1" calcext:value-type="float">
            <text:p>1431</text:p>
          </table:table-cell>
          <table:table-cell office:value-type="float" office:value="790" calcext:value-type="float">
            <text:p>790</text:p>
          </table:table-cell>
          <table:table-cell table:style-name="Default" table:formula="of:=IF([.$B822]&gt;=[.B$33]; ([.$B822] - [.B$33]) * [.D$9]; NA())" office:value-type="float" office:value="1.78753575" calcext:value-type="float">
            <text:p>1.78753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1" calcext:value-type="float">
            <text:p>1431</text:p>
          </table:table-cell>
          <table:table-cell office:value-type="float" office:value="791" calcext:value-type="float">
            <text:p>791</text:p>
          </table:table-cell>
          <table:table-cell table:style-name="Default" table:formula="of:=IF([.$B823]&gt;=[.B$33]; ([.$B823] - [.B$33]) * [.D$9]; NA())" office:value-type="float" office:value="1.78753575" calcext:value-type="float">
            <text:p>1.78753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5" calcext:value-type="float">
            <text:p>1435</text:p>
          </table:table-cell>
          <table:table-cell office:value-type="float" office:value="792" calcext:value-type="float">
            <text:p>792</text:p>
          </table:table-cell>
          <table:table-cell table:style-name="Default" table:formula="of:=IF([.$B824]&gt;=[.B$33]; ([.$B824] - [.B$33]) * [.D$9]; NA())" office:value-type="float" office:value="1.7917025" calcext:value-type="float">
            <text:p>1.791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5" calcext:value-type="float">
            <text:p>1435</text:p>
          </table:table-cell>
          <table:table-cell office:value-type="float" office:value="793" calcext:value-type="float">
            <text:p>793</text:p>
          </table:table-cell>
          <table:table-cell table:style-name="Default" table:formula="of:=IF([.$B825]&gt;=[.B$33]; ([.$B825] - [.B$33]) * [.D$9]; NA())" office:value-type="float" office:value="1.7917025" calcext:value-type="float">
            <text:p>1.791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5" calcext:value-type="float">
            <text:p>1435</text:p>
          </table:table-cell>
          <table:table-cell office:value-type="float" office:value="794" calcext:value-type="float">
            <text:p>794</text:p>
          </table:table-cell>
          <table:table-cell table:style-name="Default" table:formula="of:=IF([.$B826]&gt;=[.B$33]; ([.$B826] - [.B$33]) * [.D$9]; NA())" office:value-type="float" office:value="1.7917025" calcext:value-type="float">
            <text:p>1.791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5" calcext:value-type="float">
            <text:p>1435</text:p>
          </table:table-cell>
          <table:table-cell office:value-type="float" office:value="795" calcext:value-type="float">
            <text:p>795</text:p>
          </table:table-cell>
          <table:table-cell table:style-name="Default" table:formula="of:=IF([.$B827]&gt;=[.B$33]; ([.$B827] - [.B$33]) * [.D$9]; NA())" office:value-type="float" office:value="1.7917025" calcext:value-type="float">
            <text:p>1.791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5" calcext:value-type="float">
            <text:p>1435</text:p>
          </table:table-cell>
          <table:table-cell office:value-type="float" office:value="796" calcext:value-type="float">
            <text:p>796</text:p>
          </table:table-cell>
          <table:table-cell table:style-name="Default" table:formula="of:=IF([.$B828]&gt;=[.B$33]; ([.$B828] - [.B$33]) * [.D$9]; NA())" office:value-type="float" office:value="1.7917025" calcext:value-type="float">
            <text:p>1.791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7" calcext:value-type="float">
            <text:p>1437</text:p>
          </table:table-cell>
          <table:table-cell office:value-type="float" office:value="797" calcext:value-type="float">
            <text:p>797</text:p>
          </table:table-cell>
          <table:table-cell table:style-name="Default" table:formula="of:=IF([.$B829]&gt;=[.B$33]; ([.$B829] - [.B$33]) * [.D$9]; NA())" office:value-type="float" office:value="1.793785875" calcext:value-type="float">
            <text:p>1.793785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9" calcext:value-type="float">
            <text:p>1439</text:p>
          </table:table-cell>
          <table:table-cell office:value-type="float" office:value="798" calcext:value-type="float">
            <text:p>798</text:p>
          </table:table-cell>
          <table:table-cell table:style-name="Default" table:formula="of:=IF([.$B830]&gt;=[.B$33]; ([.$B830] - [.B$33]) * [.D$9]; NA())" office:value-type="float" office:value="1.79586925" calcext:value-type="float">
            <text:p>1.7958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9" calcext:value-type="float">
            <text:p>1439</text:p>
          </table:table-cell>
          <table:table-cell office:value-type="float" office:value="799" calcext:value-type="float">
            <text:p>799</text:p>
          </table:table-cell>
          <table:table-cell table:style-name="Default" table:formula="of:=IF([.$B831]&gt;=[.B$33]; ([.$B831] - [.B$33]) * [.D$9]; NA())" office:value-type="float" office:value="1.79586925" calcext:value-type="float">
            <text:p>1.7958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39" calcext:value-type="float">
            <text:p>1439</text:p>
          </table:table-cell>
          <table:table-cell office:value-type="float" office:value="800" calcext:value-type="float">
            <text:p>800</text:p>
          </table:table-cell>
          <table:table-cell table:style-name="Default" table:formula="of:=IF([.$B832]&gt;=[.B$33]; ([.$B832] - [.B$33]) * [.D$9]; NA())" office:value-type="float" office:value="1.79586925" calcext:value-type="float">
            <text:p>1.79586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3" calcext:value-type="float">
            <text:p>1443</text:p>
          </table:table-cell>
          <table:table-cell office:value-type="float" office:value="801" calcext:value-type="float">
            <text:p>801</text:p>
          </table:table-cell>
          <table:table-cell table:style-name="Default" table:formula="of:=IF([.$B833]&gt;=[.B$33]; ([.$B833] - [.B$33]) * [.D$9]; NA())" office:value-type="float" office:value="1.800036" calcext:value-type="float">
            <text:p>1.8000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3" calcext:value-type="float">
            <text:p>1443</text:p>
          </table:table-cell>
          <table:table-cell office:value-type="float" office:value="802" calcext:value-type="float">
            <text:p>802</text:p>
          </table:table-cell>
          <table:table-cell table:style-name="Default" table:formula="of:=IF([.$B834]&gt;=[.B$33]; ([.$B834] - [.B$33]) * [.D$9]; NA())" office:value-type="float" office:value="1.800036" calcext:value-type="float">
            <text:p>1.8000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3" calcext:value-type="float">
            <text:p>1443</text:p>
          </table:table-cell>
          <table:table-cell office:value-type="float" office:value="803" calcext:value-type="float">
            <text:p>803</text:p>
          </table:table-cell>
          <table:table-cell table:style-name="Default" table:formula="of:=IF([.$B835]&gt;=[.B$33]; ([.$B835] - [.B$33]) * [.D$9]; NA())" office:value-type="float" office:value="1.800036" calcext:value-type="float">
            <text:p>1.8000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3" calcext:value-type="float">
            <text:p>1443</text:p>
          </table:table-cell>
          <table:table-cell office:value-type="float" office:value="804" calcext:value-type="float">
            <text:p>804</text:p>
          </table:table-cell>
          <table:table-cell table:style-name="Default" table:formula="of:=IF([.$B836]&gt;=[.B$33]; ([.$B836] - [.B$33]) * [.D$9]; NA())" office:value-type="float" office:value="1.800036" calcext:value-type="float">
            <text:p>1.8000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7" calcext:value-type="float">
            <text:p>1447</text:p>
          </table:table-cell>
          <table:table-cell office:value-type="float" office:value="805" calcext:value-type="float">
            <text:p>805</text:p>
          </table:table-cell>
          <table:table-cell table:style-name="Default" table:formula="of:=IF([.$B837]&gt;=[.B$33]; ([.$B837] - [.B$33]) * [.D$9]; NA())" office:value-type="float" office:value="1.80420275" calcext:value-type="float">
            <text:p>1.80420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7" calcext:value-type="float">
            <text:p>1447</text:p>
          </table:table-cell>
          <table:table-cell office:value-type="float" office:value="806" calcext:value-type="float">
            <text:p>806</text:p>
          </table:table-cell>
          <table:table-cell table:style-name="Default" table:formula="of:=IF([.$B838]&gt;=[.B$33]; ([.$B838] - [.B$33]) * [.D$9]; NA())" office:value-type="float" office:value="1.80420275" calcext:value-type="float">
            <text:p>1.80420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7" calcext:value-type="float">
            <text:p>1447</text:p>
          </table:table-cell>
          <table:table-cell office:value-type="float" office:value="807" calcext:value-type="float">
            <text:p>807</text:p>
          </table:table-cell>
          <table:table-cell table:style-name="Default" table:formula="of:=IF([.$B839]&gt;=[.B$33]; ([.$B839] - [.B$33]) * [.D$9]; NA())" office:value-type="float" office:value="1.80420275" calcext:value-type="float">
            <text:p>1.80420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43" calcext:value-type="float">
            <text:p>1443</text:p>
          </table:table-cell>
          <table:table-cell office:value-type="float" office:value="808" calcext:value-type="float">
            <text:p>808</text:p>
          </table:table-cell>
          <table:table-cell table:style-name="Default" table:formula="of:=IF([.$B840]&gt;=[.B$33]; ([.$B840] - [.B$33]) * [.D$9]; NA())" office:value-type="float" office:value="1.800036" calcext:value-type="float">
            <text:p>1.80003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1" calcext:value-type="float">
            <text:p>1451</text:p>
          </table:table-cell>
          <table:table-cell office:value-type="float" office:value="809" calcext:value-type="float">
            <text:p>809</text:p>
          </table:table-cell>
          <table:table-cell table:style-name="Default" table:formula="of:=IF([.$B841]&gt;=[.B$33]; ([.$B841] - [.B$33]) * [.D$9]; NA())" office:value-type="float" office:value="1.8083695" calcext:value-type="float">
            <text:p>1.8083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1" calcext:value-type="float">
            <text:p>1451</text:p>
          </table:table-cell>
          <table:table-cell office:value-type="float" office:value="810" calcext:value-type="float">
            <text:p>810</text:p>
          </table:table-cell>
          <table:table-cell table:style-name="Default" table:formula="of:=IF([.$B842]&gt;=[.B$33]; ([.$B842] - [.B$33]) * [.D$9]; NA())" office:value-type="float" office:value="1.8083695" calcext:value-type="float">
            <text:p>1.8083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1" calcext:value-type="float">
            <text:p>1451</text:p>
          </table:table-cell>
          <table:table-cell office:value-type="float" office:value="811" calcext:value-type="float">
            <text:p>811</text:p>
          </table:table-cell>
          <table:table-cell table:style-name="Default" table:formula="of:=IF([.$B843]&gt;=[.B$33]; ([.$B843] - [.B$33]) * [.D$9]; NA())" office:value-type="float" office:value="1.8083695" calcext:value-type="float">
            <text:p>1.8083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1" calcext:value-type="float">
            <text:p>1451</text:p>
          </table:table-cell>
          <table:table-cell office:value-type="float" office:value="812" calcext:value-type="float">
            <text:p>812</text:p>
          </table:table-cell>
          <table:table-cell table:style-name="Default" table:formula="of:=IF([.$B844]&gt;=[.B$33]; ([.$B844] - [.B$33]) * [.D$9]; NA())" office:value-type="float" office:value="1.8083695" calcext:value-type="float">
            <text:p>1.80836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5" calcext:value-type="float">
            <text:p>1455</text:p>
          </table:table-cell>
          <table:table-cell office:value-type="float" office:value="813" calcext:value-type="float">
            <text:p>813</text:p>
          </table:table-cell>
          <table:table-cell table:style-name="Default" table:formula="of:=IF([.$B845]&gt;=[.B$33]; ([.$B845] - [.B$33]) * [.D$9]; NA())" office:value-type="float" office:value="1.81253625" calcext:value-type="float">
            <text:p>1.8125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5" calcext:value-type="float">
            <text:p>1455</text:p>
          </table:table-cell>
          <table:table-cell office:value-type="float" office:value="814" calcext:value-type="float">
            <text:p>814</text:p>
          </table:table-cell>
          <table:table-cell table:style-name="Default" table:formula="of:=IF([.$B846]&gt;=[.B$33]; ([.$B846] - [.B$33]) * [.D$9]; NA())" office:value-type="float" office:value="1.81253625" calcext:value-type="float">
            <text:p>1.8125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5" calcext:value-type="float">
            <text:p>1455</text:p>
          </table:table-cell>
          <table:table-cell office:value-type="float" office:value="815" calcext:value-type="float">
            <text:p>815</text:p>
          </table:table-cell>
          <table:table-cell table:style-name="Default" table:formula="of:=IF([.$B847]&gt;=[.B$33]; ([.$B847] - [.B$33]) * [.D$9]; NA())" office:value-type="float" office:value="1.81253625" calcext:value-type="float">
            <text:p>1.8125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5" calcext:value-type="float">
            <text:p>1455</text:p>
          </table:table-cell>
          <table:table-cell office:value-type="float" office:value="816" calcext:value-type="float">
            <text:p>816</text:p>
          </table:table-cell>
          <table:table-cell table:style-name="Default" table:formula="of:=IF([.$B848]&gt;=[.B$33]; ([.$B848] - [.B$33]) * [.D$9]; NA())" office:value-type="float" office:value="1.81253625" calcext:value-type="float">
            <text:p>1.81253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9" calcext:value-type="float">
            <text:p>1459</text:p>
          </table:table-cell>
          <table:table-cell office:value-type="float" office:value="817" calcext:value-type="float">
            <text:p>817</text:p>
          </table:table-cell>
          <table:table-cell table:style-name="Default" table:formula="of:=IF([.$B849]&gt;=[.B$33]; ([.$B849] - [.B$33]) * [.D$9]; NA())" office:value-type="float" office:value="1.816703" calcext:value-type="float">
            <text:p>1.8167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9" calcext:value-type="float">
            <text:p>1459</text:p>
          </table:table-cell>
          <table:table-cell office:value-type="float" office:value="818" calcext:value-type="float">
            <text:p>818</text:p>
          </table:table-cell>
          <table:table-cell table:style-name="Default" table:formula="of:=IF([.$B850]&gt;=[.B$33]; ([.$B850] - [.B$33]) * [.D$9]; NA())" office:value-type="float" office:value="1.816703" calcext:value-type="float">
            <text:p>1.8167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9" calcext:value-type="float">
            <text:p>1459</text:p>
          </table:table-cell>
          <table:table-cell office:value-type="float" office:value="819" calcext:value-type="float">
            <text:p>819</text:p>
          </table:table-cell>
          <table:table-cell table:style-name="Default" table:formula="of:=IF([.$B851]&gt;=[.B$33]; ([.$B851] - [.B$33]) * [.D$9]; NA())" office:value-type="float" office:value="1.816703" calcext:value-type="float">
            <text:p>1.8167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59" calcext:value-type="float">
            <text:p>1459</text:p>
          </table:table-cell>
          <table:table-cell office:value-type="float" office:value="820" calcext:value-type="float">
            <text:p>820</text:p>
          </table:table-cell>
          <table:table-cell table:style-name="Default" table:formula="of:=IF([.$B852]&gt;=[.B$33]; ([.$B852] - [.B$33]) * [.D$9]; NA())" office:value-type="float" office:value="1.816703" calcext:value-type="float">
            <text:p>1.81670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3" calcext:value-type="float">
            <text:p>1463</text:p>
          </table:table-cell>
          <table:table-cell office:value-type="float" office:value="821" calcext:value-type="float">
            <text:p>821</text:p>
          </table:table-cell>
          <table:table-cell table:style-name="Default" table:formula="of:=IF([.$B853]&gt;=[.B$33]; ([.$B853] - [.B$33]) * [.D$9]; NA())" office:value-type="float" office:value="1.82086975" calcext:value-type="float">
            <text:p>1.8208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3" calcext:value-type="float">
            <text:p>1463</text:p>
          </table:table-cell>
          <table:table-cell office:value-type="float" office:value="822" calcext:value-type="float">
            <text:p>822</text:p>
          </table:table-cell>
          <table:table-cell table:style-name="Default" table:formula="of:=IF([.$B854]&gt;=[.B$33]; ([.$B854] - [.B$33]) * [.D$9]; NA())" office:value-type="float" office:value="1.82086975" calcext:value-type="float">
            <text:p>1.8208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3" calcext:value-type="float">
            <text:p>1463</text:p>
          </table:table-cell>
          <table:table-cell office:value-type="float" office:value="823" calcext:value-type="float">
            <text:p>823</text:p>
          </table:table-cell>
          <table:table-cell table:style-name="Default" table:formula="of:=IF([.$B855]&gt;=[.B$33]; ([.$B855] - [.B$33]) * [.D$9]; NA())" office:value-type="float" office:value="1.82086975" calcext:value-type="float">
            <text:p>1.8208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3" calcext:value-type="float">
            <text:p>1463</text:p>
          </table:table-cell>
          <table:table-cell office:value-type="float" office:value="824" calcext:value-type="float">
            <text:p>824</text:p>
          </table:table-cell>
          <table:table-cell table:style-name="Default" table:formula="of:=IF([.$B856]&gt;=[.B$33]; ([.$B856] - [.B$33]) * [.D$9]; NA())" office:value-type="float" office:value="1.82086975" calcext:value-type="float">
            <text:p>1.82086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7" calcext:value-type="float">
            <text:p>1467</text:p>
          </table:table-cell>
          <table:table-cell office:value-type="float" office:value="825" calcext:value-type="float">
            <text:p>825</text:p>
          </table:table-cell>
          <table:table-cell table:style-name="Default" table:formula="of:=IF([.$B857]&gt;=[.B$33]; ([.$B857] - [.B$33]) * [.D$9]; NA())" office:value-type="float" office:value="1.8250365" calcext:value-type="float">
            <text:p>1.8250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7" calcext:value-type="float">
            <text:p>1467</text:p>
          </table:table-cell>
          <table:table-cell office:value-type="float" office:value="826" calcext:value-type="float">
            <text:p>826</text:p>
          </table:table-cell>
          <table:table-cell table:style-name="Default" table:formula="of:=IF([.$B858]&gt;=[.B$33]; ([.$B858] - [.B$33]) * [.D$9]; NA())" office:value-type="float" office:value="1.8250365" calcext:value-type="float">
            <text:p>1.8250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7" calcext:value-type="float">
            <text:p>1467</text:p>
          </table:table-cell>
          <table:table-cell office:value-type="float" office:value="827" calcext:value-type="float">
            <text:p>827</text:p>
          </table:table-cell>
          <table:table-cell table:style-name="Default" table:formula="of:=IF([.$B859]&gt;=[.B$33]; ([.$B859] - [.B$33]) * [.D$9]; NA())" office:value-type="float" office:value="1.8250365" calcext:value-type="float">
            <text:p>1.8250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67" calcext:value-type="float">
            <text:p>1467</text:p>
          </table:table-cell>
          <table:table-cell office:value-type="float" office:value="828" calcext:value-type="float">
            <text:p>828</text:p>
          </table:table-cell>
          <table:table-cell table:style-name="Default" table:formula="of:=IF([.$B860]&gt;=[.B$33]; ([.$B860] - [.B$33]) * [.D$9]; NA())" office:value-type="float" office:value="1.8250365" calcext:value-type="float">
            <text:p>1.82503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1" calcext:value-type="float">
            <text:p>1471</text:p>
          </table:table-cell>
          <table:table-cell office:value-type="float" office:value="829" calcext:value-type="float">
            <text:p>829</text:p>
          </table:table-cell>
          <table:table-cell table:style-name="Default" table:formula="of:=IF([.$B861]&gt;=[.B$33]; ([.$B861] - [.B$33]) * [.D$9]; NA())" office:value-type="float" office:value="1.82920325" calcext:value-type="float">
            <text:p>1.8292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1" calcext:value-type="float">
            <text:p>1471</text:p>
          </table:table-cell>
          <table:table-cell office:value-type="float" office:value="830" calcext:value-type="float">
            <text:p>830</text:p>
          </table:table-cell>
          <table:table-cell table:style-name="Default" table:formula="of:=IF([.$B862]&gt;=[.B$33]; ([.$B862] - [.B$33]) * [.D$9]; NA())" office:value-type="float" office:value="1.82920325" calcext:value-type="float">
            <text:p>1.8292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1" calcext:value-type="float">
            <text:p>1471</text:p>
          </table:table-cell>
          <table:table-cell office:value-type="float" office:value="831" calcext:value-type="float">
            <text:p>831</text:p>
          </table:table-cell>
          <table:table-cell table:style-name="Default" table:formula="of:=IF([.$B863]&gt;=[.B$33]; ([.$B863] - [.B$33]) * [.D$9]; NA())" office:value-type="float" office:value="1.82920325" calcext:value-type="float">
            <text:p>1.8292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1" calcext:value-type="float">
            <text:p>1471</text:p>
          </table:table-cell>
          <table:table-cell office:value-type="float" office:value="832" calcext:value-type="float">
            <text:p>832</text:p>
          </table:table-cell>
          <table:table-cell table:style-name="Default" table:formula="of:=IF([.$B864]&gt;=[.B$33]; ([.$B864] - [.B$33]) * [.D$9]; NA())" office:value-type="float" office:value="1.82920325" calcext:value-type="float">
            <text:p>1.82920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5" calcext:value-type="float">
            <text:p>1475</text:p>
          </table:table-cell>
          <table:table-cell office:value-type="float" office:value="833" calcext:value-type="float">
            <text:p>833</text:p>
          </table:table-cell>
          <table:table-cell table:style-name="Default" table:formula="of:=IF([.$B865]&gt;=[.B$33]; ([.$B865] - [.B$33]) * [.D$9]; NA())" office:value-type="float" office:value="1.83337" calcext:value-type="float">
            <text:p>1.833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5" calcext:value-type="float">
            <text:p>1475</text:p>
          </table:table-cell>
          <table:table-cell office:value-type="float" office:value="834" calcext:value-type="float">
            <text:p>834</text:p>
          </table:table-cell>
          <table:table-cell table:style-name="Default" table:formula="of:=IF([.$B866]&gt;=[.B$33]; ([.$B866] - [.B$33]) * [.D$9]; NA())" office:value-type="float" office:value="1.83337" calcext:value-type="float">
            <text:p>1.833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5" calcext:value-type="float">
            <text:p>1475</text:p>
          </table:table-cell>
          <table:table-cell office:value-type="float" office:value="835" calcext:value-type="float">
            <text:p>835</text:p>
          </table:table-cell>
          <table:table-cell table:style-name="Default" table:formula="of:=IF([.$B867]&gt;=[.B$33]; ([.$B867] - [.B$33]) * [.D$9]; NA())" office:value-type="float" office:value="1.83337" calcext:value-type="float">
            <text:p>1.833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5" calcext:value-type="float">
            <text:p>1475</text:p>
          </table:table-cell>
          <table:table-cell office:value-type="float" office:value="836" calcext:value-type="float">
            <text:p>836</text:p>
          </table:table-cell>
          <table:table-cell table:style-name="Default" table:formula="of:=IF([.$B868]&gt;=[.B$33]; ([.$B868] - [.B$33]) * [.D$9]; NA())" office:value-type="float" office:value="1.83337" calcext:value-type="float">
            <text:p>1.833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9" calcext:value-type="float">
            <text:p>1479</text:p>
          </table:table-cell>
          <table:table-cell office:value-type="float" office:value="837" calcext:value-type="float">
            <text:p>837</text:p>
          </table:table-cell>
          <table:table-cell table:style-name="Default" table:formula="of:=IF([.$B869]&gt;=[.B$33]; ([.$B869] - [.B$33]) * [.D$9]; NA())" office:value-type="float" office:value="1.83753675" calcext:value-type="float">
            <text:p>1.83753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9" calcext:value-type="float">
            <text:p>1479</text:p>
          </table:table-cell>
          <table:table-cell office:value-type="float" office:value="838" calcext:value-type="float">
            <text:p>838</text:p>
          </table:table-cell>
          <table:table-cell table:style-name="Default" table:formula="of:=IF([.$B870]&gt;=[.B$33]; ([.$B870] - [.B$33]) * [.D$9]; NA())" office:value-type="float" office:value="1.83753675" calcext:value-type="float">
            <text:p>1.83753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9" calcext:value-type="float">
            <text:p>1479</text:p>
          </table:table-cell>
          <table:table-cell office:value-type="float" office:value="839" calcext:value-type="float">
            <text:p>839</text:p>
          </table:table-cell>
          <table:table-cell table:style-name="Default" table:formula="of:=IF([.$B871]&gt;=[.B$33]; ([.$B871] - [.B$33]) * [.D$9]; NA())" office:value-type="float" office:value="1.83753675" calcext:value-type="float">
            <text:p>1.83753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79" calcext:value-type="float">
            <text:p>1479</text:p>
          </table:table-cell>
          <table:table-cell office:value-type="float" office:value="840" calcext:value-type="float">
            <text:p>840</text:p>
          </table:table-cell>
          <table:table-cell table:style-name="Default" table:formula="of:=IF([.$B872]&gt;=[.B$33]; ([.$B872] - [.B$33]) * [.D$9]; NA())" office:value-type="float" office:value="1.83753675" calcext:value-type="float">
            <text:p>1.837536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3" calcext:value-type="float">
            <text:p>1483</text:p>
          </table:table-cell>
          <table:table-cell office:value-type="float" office:value="841" calcext:value-type="float">
            <text:p>841</text:p>
          </table:table-cell>
          <table:table-cell table:style-name="Default" table:formula="of:=IF([.$B873]&gt;=[.B$33]; ([.$B873] - [.B$33]) * [.D$9]; NA())" office:value-type="float" office:value="1.8417035" calcext:value-type="float">
            <text:p>1.84170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3" calcext:value-type="float">
            <text:p>1483</text:p>
          </table:table-cell>
          <table:table-cell office:value-type="float" office:value="842" calcext:value-type="float">
            <text:p>842</text:p>
          </table:table-cell>
          <table:table-cell table:style-name="Default" table:formula="of:=IF([.$B874]&gt;=[.B$33]; ([.$B874] - [.B$33]) * [.D$9]; NA())" office:value-type="float" office:value="1.8417035" calcext:value-type="float">
            <text:p>1.84170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3" calcext:value-type="float">
            <text:p>1483</text:p>
          </table:table-cell>
          <table:table-cell office:value-type="float" office:value="843" calcext:value-type="float">
            <text:p>843</text:p>
          </table:table-cell>
          <table:table-cell table:style-name="Default" table:formula="of:=IF([.$B875]&gt;=[.B$33]; ([.$B875] - [.B$33]) * [.D$9]; NA())" office:value-type="float" office:value="1.8417035" calcext:value-type="float">
            <text:p>1.84170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3" calcext:value-type="float">
            <text:p>1483</text:p>
          </table:table-cell>
          <table:table-cell office:value-type="float" office:value="844" calcext:value-type="float">
            <text:p>844</text:p>
          </table:table-cell>
          <table:table-cell table:style-name="Default" table:formula="of:=IF([.$B876]&gt;=[.B$33]; ([.$B876] - [.B$33]) * [.D$9]; NA())" office:value-type="float" office:value="1.8417035" calcext:value-type="float">
            <text:p>1.841703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7" calcext:value-type="float">
            <text:p>1487</text:p>
          </table:table-cell>
          <table:table-cell office:value-type="float" office:value="845" calcext:value-type="float">
            <text:p>845</text:p>
          </table:table-cell>
          <table:table-cell table:style-name="Default" table:formula="of:=IF([.$B877]&gt;=[.B$33]; ([.$B877] - [.B$33]) * [.D$9]; NA())" office:value-type="float" office:value="1.84587025" calcext:value-type="float">
            <text:p>1.8458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7" calcext:value-type="float">
            <text:p>1487</text:p>
          </table:table-cell>
          <table:table-cell office:value-type="float" office:value="846" calcext:value-type="float">
            <text:p>846</text:p>
          </table:table-cell>
          <table:table-cell table:style-name="Default" table:formula="of:=IF([.$B878]&gt;=[.B$33]; ([.$B878] - [.B$33]) * [.D$9]; NA())" office:value-type="float" office:value="1.84587025" calcext:value-type="float">
            <text:p>1.8458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7" calcext:value-type="float">
            <text:p>1487</text:p>
          </table:table-cell>
          <table:table-cell office:value-type="float" office:value="847" calcext:value-type="float">
            <text:p>847</text:p>
          </table:table-cell>
          <table:table-cell table:style-name="Default" table:formula="of:=IF([.$B879]&gt;=[.B$33]; ([.$B879] - [.B$33]) * [.D$9]; NA())" office:value-type="float" office:value="1.84587025" calcext:value-type="float">
            <text:p>1.8458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87" calcext:value-type="float">
            <text:p>1487</text:p>
          </table:table-cell>
          <table:table-cell office:value-type="float" office:value="848" calcext:value-type="float">
            <text:p>848</text:p>
          </table:table-cell>
          <table:table-cell table:style-name="Default" table:formula="of:=IF([.$B880]&gt;=[.B$33]; ([.$B880] - [.B$33]) * [.D$9]; NA())" office:value-type="float" office:value="1.84587025" calcext:value-type="float">
            <text:p>1.845870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1" calcext:value-type="float">
            <text:p>1491</text:p>
          </table:table-cell>
          <table:table-cell office:value-type="float" office:value="849" calcext:value-type="float">
            <text:p>849</text:p>
          </table:table-cell>
          <table:table-cell table:style-name="Default" table:formula="of:=IF([.$B881]&gt;=[.B$33]; ([.$B881] - [.B$33]) * [.D$9]; NA())" office:value-type="float" office:value="1.850037" calcext:value-type="float">
            <text:p>1.8500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1" calcext:value-type="float">
            <text:p>1491</text:p>
          </table:table-cell>
          <table:table-cell office:value-type="float" office:value="850" calcext:value-type="float">
            <text:p>850</text:p>
          </table:table-cell>
          <table:table-cell table:style-name="Default" table:formula="of:=IF([.$B882]&gt;=[.B$33]; ([.$B882] - [.B$33]) * [.D$9]; NA())" office:value-type="float" office:value="1.850037" calcext:value-type="float">
            <text:p>1.8500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1" calcext:value-type="float">
            <text:p>1491</text:p>
          </table:table-cell>
          <table:table-cell office:value-type="float" office:value="851" calcext:value-type="float">
            <text:p>851</text:p>
          </table:table-cell>
          <table:table-cell table:style-name="Default" table:formula="of:=IF([.$B883]&gt;=[.B$33]; ([.$B883] - [.B$33]) * [.D$9]; NA())" office:value-type="float" office:value="1.850037" calcext:value-type="float">
            <text:p>1.8500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1" calcext:value-type="float">
            <text:p>1491</text:p>
          </table:table-cell>
          <table:table-cell office:value-type="float" office:value="852" calcext:value-type="float">
            <text:p>852</text:p>
          </table:table-cell>
          <table:table-cell table:style-name="Default" table:formula="of:=IF([.$B884]&gt;=[.B$33]; ([.$B884] - [.B$33]) * [.D$9]; NA())" office:value-type="float" office:value="1.850037" calcext:value-type="float">
            <text:p>1.850037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5" calcext:value-type="float">
            <text:p>1495</text:p>
          </table:table-cell>
          <table:table-cell office:value-type="float" office:value="853" calcext:value-type="float">
            <text:p>853</text:p>
          </table:table-cell>
          <table:table-cell table:style-name="Default" table:formula="of:=IF([.$B885]&gt;=[.B$33]; ([.$B885] - [.B$33]) * [.D$9]; NA())" office:value-type="float" office:value="1.85420375" calcext:value-type="float">
            <text:p>1.8542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5" calcext:value-type="float">
            <text:p>1495</text:p>
          </table:table-cell>
          <table:table-cell office:value-type="float" office:value="854" calcext:value-type="float">
            <text:p>854</text:p>
          </table:table-cell>
          <table:table-cell table:style-name="Default" table:formula="of:=IF([.$B886]&gt;=[.B$33]; ([.$B886] - [.B$33]) * [.D$9]; NA())" office:value-type="float" office:value="1.85420375" calcext:value-type="float">
            <text:p>1.8542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5" calcext:value-type="float">
            <text:p>1495</text:p>
          </table:table-cell>
          <table:table-cell office:value-type="float" office:value="855" calcext:value-type="float">
            <text:p>855</text:p>
          </table:table-cell>
          <table:table-cell table:style-name="Default" table:formula="of:=IF([.$B887]&gt;=[.B$33]; ([.$B887] - [.B$33]) * [.D$9]; NA())" office:value-type="float" office:value="1.85420375" calcext:value-type="float">
            <text:p>1.8542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3" calcext:value-type="float">
            <text:p>1503</text:p>
          </table:table-cell>
          <table:table-cell office:value-type="float" office:value="856" calcext:value-type="float">
            <text:p>856</text:p>
          </table:table-cell>
          <table:table-cell table:style-name="Default" table:formula="of:=IF([.$B888]&gt;=[.B$33]; ([.$B888] - [.B$33]) * [.D$9]; NA())" office:value-type="float" office:value="1.86253725" calcext:value-type="float">
            <text:p>1.8625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9" calcext:value-type="float">
            <text:p>1499</text:p>
          </table:table-cell>
          <table:table-cell office:value-type="float" office:value="857" calcext:value-type="float">
            <text:p>857</text:p>
          </table:table-cell>
          <table:table-cell table:style-name="Default" table:formula="of:=IF([.$B889]&gt;=[.B$33]; ([.$B889] - [.B$33]) * [.D$9]; NA())" office:value-type="float" office:value="1.8583705" calcext:value-type="float">
            <text:p>1.85837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9" calcext:value-type="float">
            <text:p>1499</text:p>
          </table:table-cell>
          <table:table-cell office:value-type="float" office:value="858" calcext:value-type="float">
            <text:p>858</text:p>
          </table:table-cell>
          <table:table-cell table:style-name="Default" table:formula="of:=IF([.$B890]&gt;=[.B$33]; ([.$B890] - [.B$33]) * [.D$9]; NA())" office:value-type="float" office:value="1.8583705" calcext:value-type="float">
            <text:p>1.85837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9" calcext:value-type="float">
            <text:p>1499</text:p>
          </table:table-cell>
          <table:table-cell office:value-type="float" office:value="859" calcext:value-type="float">
            <text:p>859</text:p>
          </table:table-cell>
          <table:table-cell table:style-name="Default" table:formula="of:=IF([.$B891]&gt;=[.B$33]; ([.$B891] - [.B$33]) * [.D$9]; NA())" office:value-type="float" office:value="1.8583705" calcext:value-type="float">
            <text:p>1.85837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499" calcext:value-type="float">
            <text:p>1499</text:p>
          </table:table-cell>
          <table:table-cell office:value-type="float" office:value="860" calcext:value-type="float">
            <text:p>860</text:p>
          </table:table-cell>
          <table:table-cell table:style-name="Default" table:formula="of:=IF([.$B892]&gt;=[.B$33]; ([.$B892] - [.B$33]) * [.D$9]; NA())" office:value-type="float" office:value="1.8583705" calcext:value-type="float">
            <text:p>1.85837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3" calcext:value-type="float">
            <text:p>1503</text:p>
          </table:table-cell>
          <table:table-cell office:value-type="float" office:value="861" calcext:value-type="float">
            <text:p>861</text:p>
          </table:table-cell>
          <table:table-cell table:style-name="Default" table:formula="of:=IF([.$B893]&gt;=[.B$33]; ([.$B893] - [.B$33]) * [.D$9]; NA())" office:value-type="float" office:value="1.86253725" calcext:value-type="float">
            <text:p>1.8625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3" calcext:value-type="float">
            <text:p>1503</text:p>
          </table:table-cell>
          <table:table-cell office:value-type="float" office:value="862" calcext:value-type="float">
            <text:p>862</text:p>
          </table:table-cell>
          <table:table-cell table:style-name="Default" table:formula="of:=IF([.$B894]&gt;=[.B$33]; ([.$B894] - [.B$33]) * [.D$9]; NA())" office:value-type="float" office:value="1.86253725" calcext:value-type="float">
            <text:p>1.8625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3" calcext:value-type="float">
            <text:p>1503</text:p>
          </table:table-cell>
          <table:table-cell office:value-type="float" office:value="863" calcext:value-type="float">
            <text:p>863</text:p>
          </table:table-cell>
          <table:table-cell table:style-name="Default" table:formula="of:=IF([.$B895]&gt;=[.B$33]; ([.$B895] - [.B$33]) * [.D$9]; NA())" office:value-type="float" office:value="1.86253725" calcext:value-type="float">
            <text:p>1.8625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3" calcext:value-type="float">
            <text:p>1503</text:p>
          </table:table-cell>
          <table:table-cell office:value-type="float" office:value="864" calcext:value-type="float">
            <text:p>864</text:p>
          </table:table-cell>
          <table:table-cell table:style-name="Default" table:formula="of:=IF([.$B896]&gt;=[.B$33]; ([.$B896] - [.B$33]) * [.D$9]; NA())" office:value-type="float" office:value="1.86253725" calcext:value-type="float">
            <text:p>1.8625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7" calcext:value-type="float">
            <text:p>1507</text:p>
          </table:table-cell>
          <table:table-cell office:value-type="float" office:value="865" calcext:value-type="float">
            <text:p>865</text:p>
          </table:table-cell>
          <table:table-cell table:style-name="Default" table:formula="of:=IF([.$B897]&gt;=[.B$33]; ([.$B897] - [.B$33]) * [.D$9]; NA())" office:value-type="float" office:value="1.866704" calcext:value-type="float">
            <text:p>1.86670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7" calcext:value-type="float">
            <text:p>1507</text:p>
          </table:table-cell>
          <table:table-cell office:value-type="float" office:value="866" calcext:value-type="float">
            <text:p>866</text:p>
          </table:table-cell>
          <table:table-cell table:style-name="Default" table:formula="of:=IF([.$B898]&gt;=[.B$33]; ([.$B898] - [.B$33]) * [.D$9]; NA())" office:value-type="float" office:value="1.866704" calcext:value-type="float">
            <text:p>1.86670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07" calcext:value-type="float">
            <text:p>1507</text:p>
          </table:table-cell>
          <table:table-cell office:value-type="float" office:value="867" calcext:value-type="float">
            <text:p>867</text:p>
          </table:table-cell>
          <table:table-cell table:style-name="Default" table:formula="of:=IF([.$B899]&gt;=[.B$33]; ([.$B899] - [.B$33]) * [.D$9]; NA())" office:value-type="float" office:value="1.866704" calcext:value-type="float">
            <text:p>1.866704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1" calcext:value-type="float">
            <text:p>1511</text:p>
          </table:table-cell>
          <table:table-cell office:value-type="float" office:value="868" calcext:value-type="float">
            <text:p>868</text:p>
          </table:table-cell>
          <table:table-cell table:style-name="Default" table:formula="of:=IF([.$B900]&gt;=[.B$33]; ([.$B900] - [.B$33]) * [.D$9]; NA())" office:value-type="float" office:value="1.87087075" calcext:value-type="float">
            <text:p>1.87087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1" calcext:value-type="float">
            <text:p>1511</text:p>
          </table:table-cell>
          <table:table-cell office:value-type="float" office:value="869" calcext:value-type="float">
            <text:p>869</text:p>
          </table:table-cell>
          <table:table-cell table:style-name="Default" table:formula="of:=IF([.$B901]&gt;=[.B$33]; ([.$B901] - [.B$33]) * [.D$9]; NA())" office:value-type="float" office:value="1.87087075" calcext:value-type="float">
            <text:p>1.87087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1" calcext:value-type="float">
            <text:p>1511</text:p>
          </table:table-cell>
          <table:table-cell office:value-type="float" office:value="870" calcext:value-type="float">
            <text:p>870</text:p>
          </table:table-cell>
          <table:table-cell table:style-name="Default" table:formula="of:=IF([.$B902]&gt;=[.B$33]; ([.$B902] - [.B$33]) * [.D$9]; NA())" office:value-type="float" office:value="1.87087075" calcext:value-type="float">
            <text:p>1.87087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1" calcext:value-type="float">
            <text:p>1511</text:p>
          </table:table-cell>
          <table:table-cell office:value-type="float" office:value="871" calcext:value-type="float">
            <text:p>871</text:p>
          </table:table-cell>
          <table:table-cell table:style-name="Default" table:formula="of:=IF([.$B903]&gt;=[.B$33]; ([.$B903] - [.B$33]) * [.D$9]; NA())" office:value-type="float" office:value="1.87087075" calcext:value-type="float">
            <text:p>1.87087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1" calcext:value-type="float">
            <text:p>1511</text:p>
          </table:table-cell>
          <table:table-cell office:value-type="float" office:value="872" calcext:value-type="float">
            <text:p>872</text:p>
          </table:table-cell>
          <table:table-cell table:style-name="Default" table:formula="of:=IF([.$B904]&gt;=[.B$33]; ([.$B904] - [.B$33]) * [.D$9]; NA())" office:value-type="float" office:value="1.87087075" calcext:value-type="float">
            <text:p>1.870870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5" calcext:value-type="float">
            <text:p>1515</text:p>
          </table:table-cell>
          <table:table-cell office:value-type="float" office:value="873" calcext:value-type="float">
            <text:p>873</text:p>
          </table:table-cell>
          <table:table-cell table:style-name="Default" table:formula="of:=IF([.$B905]&gt;=[.B$33]; ([.$B905] - [.B$33]) * [.D$9]; NA())" office:value-type="float" office:value="1.8750375" calcext:value-type="float">
            <text:p>1.87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5" calcext:value-type="float">
            <text:p>1515</text:p>
          </table:table-cell>
          <table:table-cell office:value-type="float" office:value="874" calcext:value-type="float">
            <text:p>874</text:p>
          </table:table-cell>
          <table:table-cell table:style-name="Default" table:formula="of:=IF([.$B906]&gt;=[.B$33]; ([.$B906] - [.B$33]) * [.D$9]; NA())" office:value-type="float" office:value="1.8750375" calcext:value-type="float">
            <text:p>1.87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5" calcext:value-type="float">
            <text:p>1515</text:p>
          </table:table-cell>
          <table:table-cell office:value-type="float" office:value="875" calcext:value-type="float">
            <text:p>875</text:p>
          </table:table-cell>
          <table:table-cell table:style-name="Default" table:formula="of:=IF([.$B907]&gt;=[.B$33]; ([.$B907] - [.B$33]) * [.D$9]; NA())" office:value-type="float" office:value="1.8750375" calcext:value-type="float">
            <text:p>1.87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5" calcext:value-type="float">
            <text:p>1515</text:p>
          </table:table-cell>
          <table:table-cell office:value-type="float" office:value="876" calcext:value-type="float">
            <text:p>876</text:p>
          </table:table-cell>
          <table:table-cell table:style-name="Default" table:formula="of:=IF([.$B908]&gt;=[.B$33]; ([.$B908] - [.B$33]) * [.D$9]; NA())" office:value-type="float" office:value="1.8750375" calcext:value-type="float">
            <text:p>1.87503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9" calcext:value-type="float">
            <text:p>1519</text:p>
          </table:table-cell>
          <table:table-cell office:value-type="float" office:value="877" calcext:value-type="float">
            <text:p>877</text:p>
          </table:table-cell>
          <table:table-cell table:style-name="Default" table:formula="of:=IF([.$B909]&gt;=[.B$33]; ([.$B909] - [.B$33]) * [.D$9]; NA())" office:value-type="float" office:value="1.87920425" calcext:value-type="float">
            <text:p>1.87920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9" calcext:value-type="float">
            <text:p>1519</text:p>
          </table:table-cell>
          <table:table-cell office:value-type="float" office:value="878" calcext:value-type="float">
            <text:p>878</text:p>
          </table:table-cell>
          <table:table-cell table:style-name="Default" table:formula="of:=IF([.$B910]&gt;=[.B$33]; ([.$B910] - [.B$33]) * [.D$9]; NA())" office:value-type="float" office:value="1.87920425" calcext:value-type="float">
            <text:p>1.87920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9" calcext:value-type="float">
            <text:p>1519</text:p>
          </table:table-cell>
          <table:table-cell office:value-type="float" office:value="879" calcext:value-type="float">
            <text:p>879</text:p>
          </table:table-cell>
          <table:table-cell table:style-name="Default" table:formula="of:=IF([.$B911]&gt;=[.B$33]; ([.$B911] - [.B$33]) * [.D$9]; NA())" office:value-type="float" office:value="1.87920425" calcext:value-type="float">
            <text:p>1.87920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19" calcext:value-type="float">
            <text:p>1519</text:p>
          </table:table-cell>
          <table:table-cell office:value-type="float" office:value="880" calcext:value-type="float">
            <text:p>880</text:p>
          </table:table-cell>
          <table:table-cell table:style-name="Default" table:formula="of:=IF([.$B912]&gt;=[.B$33]; ([.$B912] - [.B$33]) * [.D$9]; NA())" office:value-type="float" office:value="1.87920425" calcext:value-type="float">
            <text:p>1.879204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7" calcext:value-type="float">
            <text:p>1527</text:p>
          </table:table-cell>
          <table:table-cell office:value-type="float" office:value="881" calcext:value-type="float">
            <text:p>881</text:p>
          </table:table-cell>
          <table:table-cell table:style-name="Default" table:formula="of:=IF([.$B913]&gt;=[.B$33]; ([.$B913] - [.B$33]) * [.D$9]; NA())" office:value-type="float" office:value="1.88753775" calcext:value-type="float">
            <text:p>1.88753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3" calcext:value-type="float">
            <text:p>1523</text:p>
          </table:table-cell>
          <table:table-cell office:value-type="float" office:value="882" calcext:value-type="float">
            <text:p>882</text:p>
          </table:table-cell>
          <table:table-cell table:style-name="Default" table:formula="of:=IF([.$B914]&gt;=[.B$33]; ([.$B914] - [.B$33]) * [.D$9]; NA())" office:value-type="float" office:value="1.883371" calcext:value-type="float">
            <text:p>1.88337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3" calcext:value-type="float">
            <text:p>1523</text:p>
          </table:table-cell>
          <table:table-cell office:value-type="float" office:value="883" calcext:value-type="float">
            <text:p>883</text:p>
          </table:table-cell>
          <table:table-cell table:style-name="Default" table:formula="of:=IF([.$B915]&gt;=[.B$33]; ([.$B915] - [.B$33]) * [.D$9]; NA())" office:value-type="float" office:value="1.883371" calcext:value-type="float">
            <text:p>1.88337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3" calcext:value-type="float">
            <text:p>1523</text:p>
          </table:table-cell>
          <table:table-cell office:value-type="float" office:value="884" calcext:value-type="float">
            <text:p>884</text:p>
          </table:table-cell>
          <table:table-cell table:style-name="Default" table:formula="of:=IF([.$B916]&gt;=[.B$33]; ([.$B916] - [.B$33]) * [.D$9]; NA())" office:value-type="float" office:value="1.883371" calcext:value-type="float">
            <text:p>1.883371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7" calcext:value-type="float">
            <text:p>1527</text:p>
          </table:table-cell>
          <table:table-cell office:value-type="float" office:value="885" calcext:value-type="float">
            <text:p>885</text:p>
          </table:table-cell>
          <table:table-cell table:style-name="Default" table:formula="of:=IF([.$B917]&gt;=[.B$33]; ([.$B917] - [.B$33]) * [.D$9]; NA())" office:value-type="float" office:value="1.88753775" calcext:value-type="float">
            <text:p>1.88753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7" calcext:value-type="float">
            <text:p>1527</text:p>
          </table:table-cell>
          <table:table-cell office:value-type="float" office:value="886" calcext:value-type="float">
            <text:p>886</text:p>
          </table:table-cell>
          <table:table-cell table:style-name="Default" table:formula="of:=IF([.$B918]&gt;=[.B$33]; ([.$B918] - [.B$33]) * [.D$9]; NA())" office:value-type="float" office:value="1.88753775" calcext:value-type="float">
            <text:p>1.88753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27" calcext:value-type="float">
            <text:p>1527</text:p>
          </table:table-cell>
          <table:table-cell office:value-type="float" office:value="887" calcext:value-type="float">
            <text:p>887</text:p>
          </table:table-cell>
          <table:table-cell table:style-name="Default" table:formula="of:=IF([.$B919]&gt;=[.B$33]; ([.$B919] - [.B$33]) * [.D$9]; NA())" office:value-type="float" office:value="1.88753775" calcext:value-type="float">
            <text:p>1.887537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5" calcext:value-type="float">
            <text:p>1535</text:p>
          </table:table-cell>
          <table:table-cell office:value-type="float" office:value="888" calcext:value-type="float">
            <text:p>888</text:p>
          </table:table-cell>
          <table:table-cell table:style-name="Default" table:formula="of:=IF([.$B920]&gt;=[.B$33]; ([.$B920] - [.B$33]) * [.D$9]; NA())" office:value-type="float" office:value="1.89587125" calcext:value-type="float">
            <text:p>1.8958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1" calcext:value-type="float">
            <text:p>1531</text:p>
          </table:table-cell>
          <table:table-cell office:value-type="float" office:value="889" calcext:value-type="float">
            <text:p>889</text:p>
          </table:table-cell>
          <table:table-cell table:style-name="Default" table:formula="of:=IF([.$B921]&gt;=[.B$33]; ([.$B921] - [.B$33]) * [.D$9]; NA())" office:value-type="float" office:value="1.8917045" calcext:value-type="float">
            <text:p>1.89170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1" calcext:value-type="float">
            <text:p>1531</text:p>
          </table:table-cell>
          <table:table-cell office:value-type="float" office:value="890" calcext:value-type="float">
            <text:p>890</text:p>
          </table:table-cell>
          <table:table-cell table:style-name="Default" table:formula="of:=IF([.$B922]&gt;=[.B$33]; ([.$B922] - [.B$33]) * [.D$9]; NA())" office:value-type="float" office:value="1.8917045" calcext:value-type="float">
            <text:p>1.89170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1" calcext:value-type="float">
            <text:p>1531</text:p>
          </table:table-cell>
          <table:table-cell office:value-type="float" office:value="891" calcext:value-type="float">
            <text:p>891</text:p>
          </table:table-cell>
          <table:table-cell table:style-name="Default" table:formula="of:=IF([.$B923]&gt;=[.B$33]; ([.$B923] - [.B$33]) * [.D$9]; NA())" office:value-type="float" office:value="1.8917045" calcext:value-type="float">
            <text:p>1.89170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1" calcext:value-type="float">
            <text:p>1531</text:p>
          </table:table-cell>
          <table:table-cell office:value-type="float" office:value="892" calcext:value-type="float">
            <text:p>892</text:p>
          </table:table-cell>
          <table:table-cell table:style-name="Default" table:formula="of:=IF([.$B924]&gt;=[.B$33]; ([.$B924] - [.B$33]) * [.D$9]; NA())" office:value-type="float" office:value="1.8917045" calcext:value-type="float">
            <text:p>1.891704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5" calcext:value-type="float">
            <text:p>1535</text:p>
          </table:table-cell>
          <table:table-cell office:value-type="float" office:value="893" calcext:value-type="float">
            <text:p>893</text:p>
          </table:table-cell>
          <table:table-cell table:style-name="Default" table:formula="of:=IF([.$B925]&gt;=[.B$33]; ([.$B925] - [.B$33]) * [.D$9]; NA())" office:value-type="float" office:value="1.89587125" calcext:value-type="float">
            <text:p>1.8958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5" calcext:value-type="float">
            <text:p>1535</text:p>
          </table:table-cell>
          <table:table-cell office:value-type="float" office:value="894" calcext:value-type="float">
            <text:p>894</text:p>
          </table:table-cell>
          <table:table-cell table:style-name="Default" table:formula="of:=IF([.$B926]&gt;=[.B$33]; ([.$B926] - [.B$33]) * [.D$9]; NA())" office:value-type="float" office:value="1.89587125" calcext:value-type="float">
            <text:p>1.8958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5" calcext:value-type="float">
            <text:p>1535</text:p>
          </table:table-cell>
          <table:table-cell office:value-type="float" office:value="895" calcext:value-type="float">
            <text:p>895</text:p>
          </table:table-cell>
          <table:table-cell table:style-name="Default" table:formula="of:=IF([.$B927]&gt;=[.B$33]; ([.$B927] - [.B$33]) * [.D$9]; NA())" office:value-type="float" office:value="1.89587125" calcext:value-type="float">
            <text:p>1.8958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5" calcext:value-type="float">
            <text:p>1535</text:p>
          </table:table-cell>
          <table:table-cell office:value-type="float" office:value="896" calcext:value-type="float">
            <text:p>896</text:p>
          </table:table-cell>
          <table:table-cell table:style-name="Default" table:formula="of:=IF([.$B928]&gt;=[.B$33]; ([.$B928] - [.B$33]) * [.D$9]; NA())" office:value-type="float" office:value="1.89587125" calcext:value-type="float">
            <text:p>1.89587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919" calcext:value-type="float">
            <text:p>1919</text:p>
          </table:table-cell>
          <table:table-cell office:value-type="float" office:value="897" calcext:value-type="float">
            <text:p>897</text:p>
          </table:table-cell>
          <table:table-cell table:style-name="Default" table:formula="of:=IF([.$B929]&gt;=[.B$33]; ([.$B929] - [.B$33]) * [.D$9]; NA())" office:value-type="float" office:value="2.29587925" calcext:value-type="float">
            <text:p>2.29587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7" calcext:value-type="float">
            <text:p>1607</text:p>
          </table:table-cell>
          <table:table-cell office:value-type="float" office:value="898" calcext:value-type="float">
            <text:p>898</text:p>
          </table:table-cell>
          <table:table-cell table:style-name="Default" table:formula="of:=IF([.$B930]&gt;=[.B$33]; ([.$B930] - [.B$33]) * [.D$9]; NA())" office:value-type="float" office:value="1.97087275" calcext:value-type="float">
            <text:p>1.97087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9" calcext:value-type="float">
            <text:p>1539</text:p>
          </table:table-cell>
          <table:table-cell office:value-type="float" office:value="899" calcext:value-type="float">
            <text:p>899</text:p>
          </table:table-cell>
          <table:table-cell table:style-name="Default" table:formula="of:=IF([.$B931]&gt;=[.B$33]; ([.$B931] - [.B$33]) * [.D$9]; NA())" office:value-type="float" office:value="1.900038" calcext:value-type="float">
            <text:p>1.90003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39" calcext:value-type="float">
            <text:p>1539</text:p>
          </table:table-cell>
          <table:table-cell office:value-type="float" office:value="900" calcext:value-type="float">
            <text:p>900</text:p>
          </table:table-cell>
          <table:table-cell table:style-name="Default" table:formula="of:=IF([.$B932]&gt;=[.B$33]; ([.$B932] - [.B$33]) * [.D$9]; NA())" office:value-type="float" office:value="1.900038" calcext:value-type="float">
            <text:p>1.900038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43" calcext:value-type="float">
            <text:p>1543</text:p>
          </table:table-cell>
          <table:table-cell office:value-type="float" office:value="901" calcext:value-type="float">
            <text:p>901</text:p>
          </table:table-cell>
          <table:table-cell table:style-name="Default" table:formula="of:=IF([.$B933]&gt;=[.B$33]; ([.$B933] - [.B$33]) * [.D$9]; NA())" office:value-type="float" office:value="1.90420475" calcext:value-type="float">
            <text:p>1.90420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43" calcext:value-type="float">
            <text:p>1543</text:p>
          </table:table-cell>
          <table:table-cell office:value-type="float" office:value="902" calcext:value-type="float">
            <text:p>902</text:p>
          </table:table-cell>
          <table:table-cell table:style-name="Default" table:formula="of:=IF([.$B934]&gt;=[.B$33]; ([.$B934] - [.B$33]) * [.D$9]; NA())" office:value-type="float" office:value="1.90420475" calcext:value-type="float">
            <text:p>1.90420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43" calcext:value-type="float">
            <text:p>1543</text:p>
          </table:table-cell>
          <table:table-cell office:value-type="float" office:value="903" calcext:value-type="float">
            <text:p>903</text:p>
          </table:table-cell>
          <table:table-cell table:style-name="Default" table:formula="of:=IF([.$B935]&gt;=[.B$33]; ([.$B935] - [.B$33]) * [.D$9]; NA())" office:value-type="float" office:value="1.90420475" calcext:value-type="float">
            <text:p>1.90420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43" calcext:value-type="float">
            <text:p>1543</text:p>
          </table:table-cell>
          <table:table-cell office:value-type="float" office:value="904" calcext:value-type="float">
            <text:p>904</text:p>
          </table:table-cell>
          <table:table-cell table:style-name="Default" table:formula="of:=IF([.$B936]&gt;=[.B$33]; ([.$B936] - [.B$33]) * [.D$9]; NA())" office:value-type="float" office:value="1.90420475" calcext:value-type="float">
            <text:p>1.904204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05" calcext:value-type="float">
            <text:p>905</text:p>
          </table:table-cell>
          <table:table-cell table:style-name="Default" table:formula="of:=IF([.$B937]&gt;=[.B$33]; ([.$B937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06" calcext:value-type="float">
            <text:p>906</text:p>
          </table:table-cell>
          <table:table-cell table:style-name="Default" table:formula="of:=IF([.$B938]&gt;=[.B$33]; ([.$B938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47" calcext:value-type="float">
            <text:p>1547</text:p>
          </table:table-cell>
          <table:table-cell office:value-type="float" office:value="907" calcext:value-type="float">
            <text:p>907</text:p>
          </table:table-cell>
          <table:table-cell table:style-name="Default" table:formula="of:=IF([.$B939]&gt;=[.B$33]; ([.$B939] - [.B$33]) * [.D$9]; NA())" office:value-type="float" office:value="1.9083715" calcext:value-type="float">
            <text:p>1.908371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08" calcext:value-type="float">
            <text:p>908</text:p>
          </table:table-cell>
          <table:table-cell table:style-name="Default" table:formula="of:=IF([.$B940]&gt;=[.B$33]; ([.$B940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09" calcext:value-type="float">
            <text:p>909</text:p>
          </table:table-cell>
          <table:table-cell table:style-name="Default" table:formula="of:=IF([.$B941]&gt;=[.B$33]; ([.$B941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10" calcext:value-type="float">
            <text:p>910</text:p>
          </table:table-cell>
          <table:table-cell table:style-name="Default" table:formula="of:=IF([.$B942]&gt;=[.B$33]; ([.$B942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11" calcext:value-type="float">
            <text:p>911</text:p>
          </table:table-cell>
          <table:table-cell table:style-name="Default" table:formula="of:=IF([.$B943]&gt;=[.B$33]; ([.$B943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1" calcext:value-type="float">
            <text:p>1551</text:p>
          </table:table-cell>
          <table:table-cell office:value-type="float" office:value="912" calcext:value-type="float">
            <text:p>912</text:p>
          </table:table-cell>
          <table:table-cell table:style-name="Default" table:formula="of:=IF([.$B944]&gt;=[.B$33]; ([.$B944] - [.B$33]) * [.D$9]; NA())" office:value-type="float" office:value="1.91253825" calcext:value-type="float">
            <text:p>1.912538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13" calcext:value-type="float">
            <text:p>913</text:p>
          </table:table-cell>
          <table:table-cell table:style-name="Default" table:formula="of:=IF([.$B945]&gt;=[.B$33]; ([.$B945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14" calcext:value-type="float">
            <text:p>914</text:p>
          </table:table-cell>
          <table:table-cell table:style-name="Default" table:formula="of:=IF([.$B946]&gt;=[.B$33]; ([.$B946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5" calcext:value-type="float">
            <text:p>1555</text:p>
          </table:table-cell>
          <table:table-cell office:value-type="float" office:value="915" calcext:value-type="float">
            <text:p>915</text:p>
          </table:table-cell>
          <table:table-cell table:style-name="Default" table:formula="of:=IF([.$B947]&gt;=[.B$33]; ([.$B947] - [.B$33]) * [.D$9]; NA())" office:value-type="float" office:value="1.916705" calcext:value-type="float">
            <text:p>1.91670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9" calcext:value-type="float">
            <text:p>1559</text:p>
          </table:table-cell>
          <table:table-cell office:value-type="float" office:value="916" calcext:value-type="float">
            <text:p>916</text:p>
          </table:table-cell>
          <table:table-cell table:style-name="Default" table:formula="of:=IF([.$B948]&gt;=[.B$33]; ([.$B948] - [.B$33]) * [.D$9]; NA())" office:value-type="float" office:value="1.92087175" calcext:value-type="float">
            <text:p>1.92087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9" calcext:value-type="float">
            <text:p>1559</text:p>
          </table:table-cell>
          <table:table-cell office:value-type="float" office:value="917" calcext:value-type="float">
            <text:p>917</text:p>
          </table:table-cell>
          <table:table-cell table:style-name="Default" table:formula="of:=IF([.$B949]&gt;=[.B$33]; ([.$B949] - [.B$33]) * [.D$9]; NA())" office:value-type="float" office:value="1.92087175" calcext:value-type="float">
            <text:p>1.92087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9" calcext:value-type="float">
            <text:p>1559</text:p>
          </table:table-cell>
          <table:table-cell office:value-type="float" office:value="918" calcext:value-type="float">
            <text:p>918</text:p>
          </table:table-cell>
          <table:table-cell table:style-name="Default" table:formula="of:=IF([.$B950]&gt;=[.B$33]; ([.$B950] - [.B$33]) * [.D$9]; NA())" office:value-type="float" office:value="1.92087175" calcext:value-type="float">
            <text:p>1.92087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9" calcext:value-type="float">
            <text:p>1559</text:p>
          </table:table-cell>
          <table:table-cell office:value-type="float" office:value="919" calcext:value-type="float">
            <text:p>919</text:p>
          </table:table-cell>
          <table:table-cell table:style-name="Default" table:formula="of:=IF([.$B951]&gt;=[.B$33]; ([.$B951] - [.B$33]) * [.D$9]; NA())" office:value-type="float" office:value="1.92087175" calcext:value-type="float">
            <text:p>1.92087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59" calcext:value-type="float">
            <text:p>1559</text:p>
          </table:table-cell>
          <table:table-cell office:value-type="float" office:value="920" calcext:value-type="float">
            <text:p>920</text:p>
          </table:table-cell>
          <table:table-cell table:style-name="Default" table:formula="of:=IF([.$B952]&gt;=[.B$33]; ([.$B952] - [.B$33]) * [.D$9]; NA())" office:value-type="float" office:value="1.92087175" calcext:value-type="float">
            <text:p>1.920871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1" calcext:value-type="float">
            <text:p>921</text:p>
          </table:table-cell>
          <table:table-cell table:style-name="Default" table:formula="of:=IF([.$B953]&gt;=[.B$33]; ([.$B953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2" calcext:value-type="float">
            <text:p>922</text:p>
          </table:table-cell>
          <table:table-cell table:style-name="Default" table:formula="of:=IF([.$B954]&gt;=[.B$33]; ([.$B954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3" calcext:value-type="float">
            <text:p>1563</text:p>
          </table:table-cell>
          <table:table-cell office:value-type="float" office:value="923" calcext:value-type="float">
            <text:p>923</text:p>
          </table:table-cell>
          <table:table-cell table:style-name="Default" table:formula="of:=IF([.$B955]&gt;=[.B$33]; ([.$B955] - [.B$33]) * [.D$9]; NA())" office:value-type="float" office:value="1.9250385" calcext:value-type="float">
            <text:p>1.92503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3" calcext:value-type="float">
            <text:p>1563</text:p>
          </table:table-cell>
          <table:table-cell office:value-type="float" office:value="924" calcext:value-type="float">
            <text:p>924</text:p>
          </table:table-cell>
          <table:table-cell table:style-name="Default" table:formula="of:=IF([.$B956]&gt;=[.B$33]; ([.$B956] - [.B$33]) * [.D$9]; NA())" office:value-type="float" office:value="1.9250385" calcext:value-type="float">
            <text:p>1.925038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5" calcext:value-type="float">
            <text:p>925</text:p>
          </table:table-cell>
          <table:table-cell table:style-name="Default" table:formula="of:=IF([.$B957]&gt;=[.B$33]; ([.$B957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6" calcext:value-type="float">
            <text:p>926</text:p>
          </table:table-cell>
          <table:table-cell table:style-name="Default" table:formula="of:=IF([.$B958]&gt;=[.B$33]; ([.$B958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7" calcext:value-type="float">
            <text:p>927</text:p>
          </table:table-cell>
          <table:table-cell table:style-name="Default" table:formula="of:=IF([.$B959]&gt;=[.B$33]; ([.$B959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67" calcext:value-type="float">
            <text:p>1567</text:p>
          </table:table-cell>
          <table:table-cell office:value-type="float" office:value="928" calcext:value-type="float">
            <text:p>928</text:p>
          </table:table-cell>
          <table:table-cell table:style-name="Default" table:formula="of:=IF([.$B960]&gt;=[.B$33]; ([.$B960] - [.B$33]) * [.D$9]; NA())" office:value-type="float" office:value="1.92920525" calcext:value-type="float">
            <text:p>1.92920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29" calcext:value-type="float">
            <text:p>929</text:p>
          </table:table-cell>
          <table:table-cell table:style-name="Default" table:formula="of:=IF([.$B961]&gt;=[.B$33]; ([.$B961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7" calcext:value-type="float">
            <text:p>1587</text:p>
          </table:table-cell>
          <table:table-cell office:value-type="float" office:value="930" calcext:value-type="float">
            <text:p>930</text:p>
          </table:table-cell>
          <table:table-cell table:style-name="Default" table:formula="of:=IF([.$B962]&gt;=[.B$33]; ([.$B962] - [.B$33]) * [.D$9]; NA())" office:value-type="float" office:value="1.950039" calcext:value-type="float">
            <text:p>1.95003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1" calcext:value-type="float">
            <text:p>1571</text:p>
          </table:table-cell>
          <table:table-cell office:value-type="float" office:value="931" calcext:value-type="float">
            <text:p>931</text:p>
          </table:table-cell>
          <table:table-cell table:style-name="Default" table:formula="of:=IF([.$B963]&gt;=[.B$33]; ([.$B963] - [.B$33]) * [.D$9]; NA())" office:value-type="float" office:value="1.933372" calcext:value-type="float">
            <text:p>1.93337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1" calcext:value-type="float">
            <text:p>1571</text:p>
          </table:table-cell>
          <table:table-cell office:value-type="float" office:value="932" calcext:value-type="float">
            <text:p>932</text:p>
          </table:table-cell>
          <table:table-cell table:style-name="Default" table:formula="of:=IF([.$B964]&gt;=[.B$33]; ([.$B964] - [.B$33]) * [.D$9]; NA())" office:value-type="float" office:value="1.933372" calcext:value-type="float">
            <text:p>1.933372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5" calcext:value-type="float">
            <text:p>1575</text:p>
          </table:table-cell>
          <table:table-cell office:value-type="float" office:value="933" calcext:value-type="float">
            <text:p>933</text:p>
          </table:table-cell>
          <table:table-cell table:style-name="Default" table:formula="of:=IF([.$B965]&gt;=[.B$33]; ([.$B965] - [.B$33]) * [.D$9]; NA())" office:value-type="float" office:value="1.93753875" calcext:value-type="float">
            <text:p>1.9375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5" calcext:value-type="float">
            <text:p>1575</text:p>
          </table:table-cell>
          <table:table-cell office:value-type="float" office:value="934" calcext:value-type="float">
            <text:p>934</text:p>
          </table:table-cell>
          <table:table-cell table:style-name="Default" table:formula="of:=IF([.$B966]&gt;=[.B$33]; ([.$B966] - [.B$33]) * [.D$9]; NA())" office:value-type="float" office:value="1.93753875" calcext:value-type="float">
            <text:p>1.9375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5" calcext:value-type="float">
            <text:p>1575</text:p>
          </table:table-cell>
          <table:table-cell office:value-type="float" office:value="935" calcext:value-type="float">
            <text:p>935</text:p>
          </table:table-cell>
          <table:table-cell table:style-name="Default" table:formula="of:=IF([.$B967]&gt;=[.B$33]; ([.$B967] - [.B$33]) * [.D$9]; NA())" office:value-type="float" office:value="1.93753875" calcext:value-type="float">
            <text:p>1.9375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5" calcext:value-type="float">
            <text:p>1575</text:p>
          </table:table-cell>
          <table:table-cell office:value-type="float" office:value="936" calcext:value-type="float">
            <text:p>936</text:p>
          </table:table-cell>
          <table:table-cell table:style-name="Default" table:formula="of:=IF([.$B968]&gt;=[.B$33]; ([.$B968] - [.B$33]) * [.D$9]; NA())" office:value-type="float" office:value="1.93753875" calcext:value-type="float">
            <text:p>1.937538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37" calcext:value-type="float">
            <text:p>937</text:p>
          </table:table-cell>
          <table:table-cell table:style-name="Default" table:formula="of:=IF([.$B969]&gt;=[.B$33]; ([.$B969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38" calcext:value-type="float">
            <text:p>938</text:p>
          </table:table-cell>
          <table:table-cell table:style-name="Default" table:formula="of:=IF([.$B970]&gt;=[.B$33]; ([.$B970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79" calcext:value-type="float">
            <text:p>1579</text:p>
          </table:table-cell>
          <table:table-cell office:value-type="float" office:value="939" calcext:value-type="float">
            <text:p>939</text:p>
          </table:table-cell>
          <table:table-cell table:style-name="Default" table:formula="of:=IF([.$B971]&gt;=[.B$33]; ([.$B971] - [.B$33]) * [.D$9]; NA())" office:value-type="float" office:value="1.9417055" calcext:value-type="float">
            <text:p>1.941705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40" calcext:value-type="float">
            <text:p>940</text:p>
          </table:table-cell>
          <table:table-cell table:style-name="Default" table:formula="of:=IF([.$B972]&gt;=[.B$33]; ([.$B972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41" calcext:value-type="float">
            <text:p>941</text:p>
          </table:table-cell>
          <table:table-cell table:style-name="Default" table:formula="of:=IF([.$B973]&gt;=[.B$33]; ([.$B973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42" calcext:value-type="float">
            <text:p>942</text:p>
          </table:table-cell>
          <table:table-cell table:style-name="Default" table:formula="of:=IF([.$B974]&gt;=[.B$33]; ([.$B974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43" calcext:value-type="float">
            <text:p>943</text:p>
          </table:table-cell>
          <table:table-cell table:style-name="Default" table:formula="of:=IF([.$B975]&gt;=[.B$33]; ([.$B975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3" calcext:value-type="float">
            <text:p>1583</text:p>
          </table:table-cell>
          <table:table-cell office:value-type="float" office:value="944" calcext:value-type="float">
            <text:p>944</text:p>
          </table:table-cell>
          <table:table-cell table:style-name="Default" table:formula="of:=IF([.$B976]&gt;=[.B$33]; ([.$B976] - [.B$33]) * [.D$9]; NA())" office:value-type="float" office:value="1.94587225" calcext:value-type="float">
            <text:p>1.945872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45" calcext:value-type="float">
            <text:p>945</text:p>
          </table:table-cell>
          <table:table-cell table:style-name="Default" table:formula="of:=IF([.$B977]&gt;=[.B$33]; ([.$B977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1" calcext:value-type="float">
            <text:p>1591</text:p>
          </table:table-cell>
          <table:table-cell office:value-type="float" office:value="946" calcext:value-type="float">
            <text:p>946</text:p>
          </table:table-cell>
          <table:table-cell table:style-name="Default" table:formula="of:=IF([.$B978]&gt;=[.B$33]; ([.$B978] - [.B$33]) * [.D$9]; NA())" office:value-type="float" office:value="1.95420575" calcext:value-type="float">
            <text:p>1.95420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7" calcext:value-type="float">
            <text:p>1587</text:p>
          </table:table-cell>
          <table:table-cell office:value-type="float" office:value="947" calcext:value-type="float">
            <text:p>947</text:p>
          </table:table-cell>
          <table:table-cell table:style-name="Default" table:formula="of:=IF([.$B979]&gt;=[.B$33]; ([.$B979] - [.B$33]) * [.D$9]; NA())" office:value-type="float" office:value="1.950039" calcext:value-type="float">
            <text:p>1.95003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87" calcext:value-type="float">
            <text:p>1587</text:p>
          </table:table-cell>
          <table:table-cell office:value-type="float" office:value="948" calcext:value-type="float">
            <text:p>948</text:p>
          </table:table-cell>
          <table:table-cell table:style-name="Default" table:formula="of:=IF([.$B980]&gt;=[.B$33]; ([.$B980] - [.B$33]) * [.D$9]; NA())" office:value-type="float" office:value="1.950039" calcext:value-type="float">
            <text:p>1.950039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1" calcext:value-type="float">
            <text:p>1591</text:p>
          </table:table-cell>
          <table:table-cell office:value-type="float" office:value="949" calcext:value-type="float">
            <text:p>949</text:p>
          </table:table-cell>
          <table:table-cell table:style-name="Default" table:formula="of:=IF([.$B981]&gt;=[.B$33]; ([.$B981] - [.B$33]) * [.D$9]; NA())" office:value-type="float" office:value="1.95420575" calcext:value-type="float">
            <text:p>1.95420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1" calcext:value-type="float">
            <text:p>1591</text:p>
          </table:table-cell>
          <table:table-cell office:value-type="float" office:value="950" calcext:value-type="float">
            <text:p>950</text:p>
          </table:table-cell>
          <table:table-cell table:style-name="Default" table:formula="of:=IF([.$B982]&gt;=[.B$33]; ([.$B982] - [.B$33]) * [.D$9]; NA())" office:value-type="float" office:value="1.95420575" calcext:value-type="float">
            <text:p>1.95420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1" calcext:value-type="float">
            <text:p>1591</text:p>
          </table:table-cell>
          <table:table-cell office:value-type="float" office:value="951" calcext:value-type="float">
            <text:p>951</text:p>
          </table:table-cell>
          <table:table-cell table:style-name="Default" table:formula="of:=IF([.$B983]&gt;=[.B$33]; ([.$B983] - [.B$33]) * [.D$9]; NA())" office:value-type="float" office:value="1.95420575" calcext:value-type="float">
            <text:p>1.95420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1" calcext:value-type="float">
            <text:p>1591</text:p>
          </table:table-cell>
          <table:table-cell office:value-type="float" office:value="952" calcext:value-type="float">
            <text:p>952</text:p>
          </table:table-cell>
          <table:table-cell table:style-name="Default" table:formula="of:=IF([.$B984]&gt;=[.B$33]; ([.$B984] - [.B$33]) * [.D$9]; NA())" office:value-type="float" office:value="1.95420575" calcext:value-type="float">
            <text:p>1.954205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53" calcext:value-type="float">
            <text:p>953</text:p>
          </table:table-cell>
          <table:table-cell table:style-name="Default" table:formula="of:=IF([.$B985]&gt;=[.B$33]; ([.$B985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5" calcext:value-type="float">
            <text:p>1595</text:p>
          </table:table-cell>
          <table:table-cell office:value-type="float" office:value="954" calcext:value-type="float">
            <text:p>954</text:p>
          </table:table-cell>
          <table:table-cell table:style-name="Default" table:formula="of:=IF([.$B986]&gt;=[.B$33]; ([.$B986] - [.B$33]) * [.D$9]; NA())" office:value-type="float" office:value="1.9583725" calcext:value-type="float">
            <text:p>1.958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5" calcext:value-type="float">
            <text:p>1595</text:p>
          </table:table-cell>
          <table:table-cell office:value-type="float" office:value="955" calcext:value-type="float">
            <text:p>955</text:p>
          </table:table-cell>
          <table:table-cell table:style-name="Default" table:formula="of:=IF([.$B987]&gt;=[.B$33]; ([.$B987] - [.B$33]) * [.D$9]; NA())" office:value-type="float" office:value="1.9583725" calcext:value-type="float">
            <text:p>1.958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5" calcext:value-type="float">
            <text:p>1595</text:p>
          </table:table-cell>
          <table:table-cell office:value-type="float" office:value="956" calcext:value-type="float">
            <text:p>956</text:p>
          </table:table-cell>
          <table:table-cell table:style-name="Default" table:formula="of:=IF([.$B988]&gt;=[.B$33]; ([.$B988] - [.B$33]) * [.D$9]; NA())" office:value-type="float" office:value="1.9583725" calcext:value-type="float">
            <text:p>1.9583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57" calcext:value-type="float">
            <text:p>957</text:p>
          </table:table-cell>
          <table:table-cell table:style-name="Default" table:formula="of:=IF([.$B989]&gt;=[.B$33]; ([.$B989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58" calcext:value-type="float">
            <text:p>958</text:p>
          </table:table-cell>
          <table:table-cell table:style-name="Default" table:formula="of:=IF([.$B990]&gt;=[.B$33]; ([.$B990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59" calcext:value-type="float">
            <text:p>959</text:p>
          </table:table-cell>
          <table:table-cell table:style-name="Default" table:formula="of:=IF([.$B991]&gt;=[.B$33]; ([.$B991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599" calcext:value-type="float">
            <text:p>1599</text:p>
          </table:table-cell>
          <table:table-cell office:value-type="float" office:value="960" calcext:value-type="float">
            <text:p>960</text:p>
          </table:table-cell>
          <table:table-cell table:style-name="Default" table:formula="of:=IF([.$B992]&gt;=[.B$33]; ([.$B992] - [.B$33]) * [.D$9]; NA())" office:value-type="float" office:value="1.96253925" calcext:value-type="float">
            <text:p>1.96253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63" calcext:value-type="float">
            <text:p>1663</text:p>
          </table:table-cell>
          <table:table-cell office:value-type="float" office:value="961" calcext:value-type="float">
            <text:p>961</text:p>
          </table:table-cell>
          <table:table-cell table:style-name="Default" table:formula="of:=IF([.$B993]&gt;=[.B$33]; ([.$B993] - [.B$33]) * [.D$9]; NA())" office:value-type="float" office:value="2.02920725" calcext:value-type="float">
            <text:p>2.02920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31" calcext:value-type="float">
            <text:p>1631</text:p>
          </table:table-cell>
          <table:table-cell office:value-type="float" office:value="962" calcext:value-type="float">
            <text:p>962</text:p>
          </table:table-cell>
          <table:table-cell table:style-name="Default" table:formula="of:=IF([.$B994]&gt;=[.B$33]; ([.$B994] - [.B$33]) * [.D$9]; NA())" office:value-type="float" office:value="1.99587325" calcext:value-type="float">
            <text:p>1.99587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3" calcext:value-type="float">
            <text:p>1603</text:p>
          </table:table-cell>
          <table:table-cell office:value-type="float" office:value="963" calcext:value-type="float">
            <text:p>963</text:p>
          </table:table-cell>
          <table:table-cell table:style-name="Default" table:formula="of:=IF([.$B995]&gt;=[.B$33]; ([.$B995] - [.B$33]) * [.D$9]; NA())" office:value-type="float" office:value="1.966706" calcext:value-type="float">
            <text:p>1.96670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3" calcext:value-type="float">
            <text:p>1603</text:p>
          </table:table-cell>
          <table:table-cell office:value-type="float" office:value="964" calcext:value-type="float">
            <text:p>964</text:p>
          </table:table-cell>
          <table:table-cell table:style-name="Default" table:formula="of:=IF([.$B996]&gt;=[.B$33]; ([.$B996] - [.B$33]) * [.D$9]; NA())" office:value-type="float" office:value="1.966706" calcext:value-type="float">
            <text:p>1.966706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7" calcext:value-type="float">
            <text:p>1607</text:p>
          </table:table-cell>
          <table:table-cell office:value-type="float" office:value="965" calcext:value-type="float">
            <text:p>965</text:p>
          </table:table-cell>
          <table:table-cell table:style-name="Default" table:formula="of:=IF([.$B997]&gt;=[.B$33]; ([.$B997] - [.B$33]) * [.D$9]; NA())" office:value-type="float" office:value="1.97087275" calcext:value-type="float">
            <text:p>1.97087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7" calcext:value-type="float">
            <text:p>1607</text:p>
          </table:table-cell>
          <table:table-cell office:value-type="float" office:value="966" calcext:value-type="float">
            <text:p>966</text:p>
          </table:table-cell>
          <table:table-cell table:style-name="Default" table:formula="of:=IF([.$B998]&gt;=[.B$33]; ([.$B998] - [.B$33]) * [.D$9]; NA())" office:value-type="float" office:value="1.97087275" calcext:value-type="float">
            <text:p>1.97087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7" calcext:value-type="float">
            <text:p>1607</text:p>
          </table:table-cell>
          <table:table-cell office:value-type="float" office:value="967" calcext:value-type="float">
            <text:p>967</text:p>
          </table:table-cell>
          <table:table-cell table:style-name="Default" table:formula="of:=IF([.$B999]&gt;=[.B$33]; ([.$B999] - [.B$33]) * [.D$9]; NA())" office:value-type="float" office:value="1.97087275" calcext:value-type="float">
            <text:p>1.97087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07" calcext:value-type="float">
            <text:p>1607</text:p>
          </table:table-cell>
          <table:table-cell office:value-type="float" office:value="968" calcext:value-type="float">
            <text:p>968</text:p>
          </table:table-cell>
          <table:table-cell table:style-name="Default" table:formula="of:=IF([.$B1000]&gt;=[.B$33]; ([.$B1000] - [.B$33]) * [.D$9]; NA())" office:value-type="float" office:value="1.97087275" calcext:value-type="float">
            <text:p>1.970872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5" calcext:value-type="float">
            <text:p>1615</text:p>
          </table:table-cell>
          <table:table-cell office:value-type="float" office:value="969" calcext:value-type="float">
            <text:p>969</text:p>
          </table:table-cell>
          <table:table-cell table:style-name="Default" table:formula="of:=IF([.$B1001]&gt;=[.B$33]; ([.$B1001] - [.B$33]) * [.D$9]; NA())" office:value-type="float" office:value="1.97920625" calcext:value-type="float">
            <text:p>1.9792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1" calcext:value-type="float">
            <text:p>1611</text:p>
          </table:table-cell>
          <table:table-cell office:value-type="float" office:value="970" calcext:value-type="float">
            <text:p>970</text:p>
          </table:table-cell>
          <table:table-cell table:style-name="Default" table:formula="of:=IF([.$B1002]&gt;=[.B$33]; ([.$B1002] - [.B$33]) * [.D$9]; NA())" office:value-type="float" office:value="1.9750395" calcext:value-type="float">
            <text:p>1.97503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1" calcext:value-type="float">
            <text:p>1611</text:p>
          </table:table-cell>
          <table:table-cell office:value-type="float" office:value="971" calcext:value-type="float">
            <text:p>971</text:p>
          </table:table-cell>
          <table:table-cell table:style-name="Default" table:formula="of:=IF([.$B1003]&gt;=[.B$33]; ([.$B1003] - [.B$33]) * [.D$9]; NA())" office:value-type="float" office:value="1.9750395" calcext:value-type="float">
            <text:p>1.97503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1" calcext:value-type="float">
            <text:p>1611</text:p>
          </table:table-cell>
          <table:table-cell office:value-type="float" office:value="972" calcext:value-type="float">
            <text:p>972</text:p>
          </table:table-cell>
          <table:table-cell table:style-name="Default" table:formula="of:=IF([.$B1004]&gt;=[.B$33]; ([.$B1004] - [.B$33]) * [.D$9]; NA())" office:value-type="float" office:value="1.9750395" calcext:value-type="float">
            <text:p>1.975039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5" calcext:value-type="float">
            <text:p>1615</text:p>
          </table:table-cell>
          <table:table-cell office:value-type="float" office:value="973" calcext:value-type="float">
            <text:p>973</text:p>
          </table:table-cell>
          <table:table-cell table:style-name="Default" table:formula="of:=IF([.$B1005]&gt;=[.B$33]; ([.$B1005] - [.B$33]) * [.D$9]; NA())" office:value-type="float" office:value="1.97920625" calcext:value-type="float">
            <text:p>1.9792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5" calcext:value-type="float">
            <text:p>1615</text:p>
          </table:table-cell>
          <table:table-cell office:value-type="float" office:value="974" calcext:value-type="float">
            <text:p>974</text:p>
          </table:table-cell>
          <table:table-cell table:style-name="Default" table:formula="of:=IF([.$B1006]&gt;=[.B$33]; ([.$B1006] - [.B$33]) * [.D$9]; NA())" office:value-type="float" office:value="1.97920625" calcext:value-type="float">
            <text:p>1.9792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5" calcext:value-type="float">
            <text:p>1615</text:p>
          </table:table-cell>
          <table:table-cell office:value-type="float" office:value="975" calcext:value-type="float">
            <text:p>975</text:p>
          </table:table-cell>
          <table:table-cell table:style-name="Default" table:formula="of:=IF([.$B1007]&gt;=[.B$33]; ([.$B1007] - [.B$33]) * [.D$9]; NA())" office:value-type="float" office:value="1.97920625" calcext:value-type="float">
            <text:p>1.9792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5" calcext:value-type="float">
            <text:p>1615</text:p>
          </table:table-cell>
          <table:table-cell office:value-type="float" office:value="976" calcext:value-type="float">
            <text:p>976</text:p>
          </table:table-cell>
          <table:table-cell table:style-name="Default" table:formula="of:=IF([.$B1008]&gt;=[.B$33]; ([.$B1008] - [.B$33]) * [.D$9]; NA())" office:value-type="float" office:value="1.97920625" calcext:value-type="float">
            <text:p>1.979206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31" calcext:value-type="float">
            <text:p>1631</text:p>
          </table:table-cell>
          <table:table-cell office:value-type="float" office:value="977" calcext:value-type="float">
            <text:p>977</text:p>
          </table:table-cell>
          <table:table-cell table:style-name="Default" table:formula="of:=IF([.$B1009]&gt;=[.B$33]; ([.$B1009] - [.B$33]) * [.D$9]; NA())" office:value-type="float" office:value="1.99587325" calcext:value-type="float">
            <text:p>1.99587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78" calcext:value-type="float">
            <text:p>978</text:p>
          </table:table-cell>
          <table:table-cell table:style-name="Default" table:formula="of:=IF([.$B1010]&gt;=[.B$33]; ([.$B1010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19" calcext:value-type="float">
            <text:p>1619</text:p>
          </table:table-cell>
          <table:table-cell office:value-type="float" office:value="979" calcext:value-type="float">
            <text:p>979</text:p>
          </table:table-cell>
          <table:table-cell table:style-name="Default" table:formula="of:=IF([.$B1011]&gt;=[.B$33]; ([.$B1011] - [.B$33]) * [.D$9]; NA())" office:value-type="float" office:value="1.983373" calcext:value-type="float">
            <text:p>1.983373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80" calcext:value-type="float">
            <text:p>980</text:p>
          </table:table-cell>
          <table:table-cell table:style-name="Default" table:formula="of:=IF([.$B1012]&gt;=[.B$33]; ([.$B1012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81" calcext:value-type="float">
            <text:p>981</text:p>
          </table:table-cell>
          <table:table-cell table:style-name="Default" table:formula="of:=IF([.$B1013]&gt;=[.B$33]; ([.$B1013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82" calcext:value-type="float">
            <text:p>982</text:p>
          </table:table-cell>
          <table:table-cell table:style-name="Default" table:formula="of:=IF([.$B1014]&gt;=[.B$33]; ([.$B1014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83" calcext:value-type="float">
            <text:p>983</text:p>
          </table:table-cell>
          <table:table-cell table:style-name="Default" table:formula="of:=IF([.$B1015]&gt;=[.B$33]; ([.$B1015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3" calcext:value-type="float">
            <text:p>1623</text:p>
          </table:table-cell>
          <table:table-cell office:value-type="float" office:value="984" calcext:value-type="float">
            <text:p>984</text:p>
          </table:table-cell>
          <table:table-cell table:style-name="Default" table:formula="of:=IF([.$B1016]&gt;=[.B$33]; ([.$B1016] - [.B$33]) * [.D$9]; NA())" office:value-type="float" office:value="1.98753975" calcext:value-type="float">
            <text:p>1.9875397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31" calcext:value-type="float">
            <text:p>1631</text:p>
          </table:table-cell>
          <table:table-cell office:value-type="float" office:value="985" calcext:value-type="float">
            <text:p>985</text:p>
          </table:table-cell>
          <table:table-cell table:style-name="Default" table:formula="of:=IF([.$B1017]&gt;=[.B$33]; ([.$B1017] - [.B$33]) * [.D$9]; NA())" office:value-type="float" office:value="1.99587325" calcext:value-type="float">
            <text:p>1.99587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7" calcext:value-type="float">
            <text:p>1627</text:p>
          </table:table-cell>
          <table:table-cell office:value-type="float" office:value="986" calcext:value-type="float">
            <text:p>986</text:p>
          </table:table-cell>
          <table:table-cell table:style-name="Default" table:formula="of:=IF([.$B1018]&gt;=[.B$33]; ([.$B1018] - [.B$33]) * [.D$9]; NA())" office:value-type="float" office:value="1.9917065" calcext:value-type="float">
            <text:p>1.99170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7" calcext:value-type="float">
            <text:p>1627</text:p>
          </table:table-cell>
          <table:table-cell office:value-type="float" office:value="987" calcext:value-type="float">
            <text:p>987</text:p>
          </table:table-cell>
          <table:table-cell table:style-name="Default" table:formula="of:=IF([.$B1019]&gt;=[.B$33]; ([.$B1019] - [.B$33]) * [.D$9]; NA())" office:value-type="float" office:value="1.9917065" calcext:value-type="float">
            <text:p>1.99170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27" calcext:value-type="float">
            <text:p>1627</text:p>
          </table:table-cell>
          <table:table-cell office:value-type="float" office:value="988" calcext:value-type="float">
            <text:p>988</text:p>
          </table:table-cell>
          <table:table-cell table:style-name="Default" table:formula="of:=IF([.$B1020]&gt;=[.B$33]; ([.$B1020] - [.B$33]) * [.D$9]; NA())" office:value-type="float" office:value="1.9917065" calcext:value-type="float">
            <text:p>1.991706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31" calcext:value-type="float">
            <text:p>1631</text:p>
          </table:table-cell>
          <table:table-cell office:value-type="float" office:value="989" calcext:value-type="float">
            <text:p>989</text:p>
          </table:table-cell>
          <table:table-cell table:style-name="Default" table:formula="of:=IF([.$B1021]&gt;=[.B$33]; ([.$B1021] - [.B$33]) * [.D$9]; NA())" office:value-type="float" office:value="1.99587325" calcext:value-type="float">
            <text:p>1.99587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31" calcext:value-type="float">
            <text:p>1631</text:p>
          </table:table-cell>
          <table:table-cell office:value-type="float" office:value="990" calcext:value-type="float">
            <text:p>990</text:p>
          </table:table-cell>
          <table:table-cell table:style-name="Default" table:formula="of:=IF([.$B1022]&gt;=[.B$33]; ([.$B1022] - [.B$33]) * [.D$9]; NA())" office:value-type="float" office:value="1.99587325" calcext:value-type="float">
            <text:p>1.99587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63" calcext:value-type="float">
            <text:p>1663</text:p>
          </table:table-cell>
          <table:table-cell office:value-type="float" office:value="991" calcext:value-type="float">
            <text:p>991</text:p>
          </table:table-cell>
          <table:table-cell table:style-name="Default" table:formula="of:=IF([.$B1023]&gt;=[.B$33]; ([.$B1023] - [.B$33]) * [.D$9]; NA())" office:value-type="float" office:value="2.02920725" calcext:value-type="float">
            <text:p>2.02920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695" calcext:value-type="float">
            <text:p>1695</text:p>
          </table:table-cell>
          <table:table-cell office:value-type="float" office:value="992" calcext:value-type="float">
            <text:p>992</text:p>
          </table:table-cell>
          <table:table-cell table:style-name="Default" table:formula="of:=IF([.$B1024]&gt;=[.B$33]; ([.$B1024] - [.B$33]) * [.D$9]; NA())" office:value-type="float" office:value="2.06254125" calcext:value-type="float">
            <text:p>2.06254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727" calcext:value-type="float">
            <text:p>1727</text:p>
          </table:table-cell>
          <table:table-cell office:value-type="float" office:value="993" calcext:value-type="float">
            <text:p>993</text:p>
          </table:table-cell>
          <table:table-cell table:style-name="Default" table:formula="of:=IF([.$B1025]&gt;=[.B$33]; ([.$B1025] - [.B$33]) * [.D$9]; NA())" office:value-type="float" office:value="2.09587525" calcext:value-type="float">
            <text:p>2.09587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759" calcext:value-type="float">
            <text:p>1759</text:p>
          </table:table-cell>
          <table:table-cell office:value-type="float" office:value="994" calcext:value-type="float">
            <text:p>994</text:p>
          </table:table-cell>
          <table:table-cell table:style-name="Default" table:formula="of:=IF([.$B1026]&gt;=[.B$33]; ([.$B1026] - [.B$33]) * [.D$9]; NA())" office:value-type="float" office:value="2.12920925" calcext:value-type="float">
            <text:p>2.12920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791" calcext:value-type="float">
            <text:p>1791</text:p>
          </table:table-cell>
          <table:table-cell office:value-type="float" office:value="995" calcext:value-type="float">
            <text:p>995</text:p>
          </table:table-cell>
          <table:table-cell table:style-name="Default" table:formula="of:=IF([.$B1027]&gt;=[.B$33]; ([.$B1027] - [.B$33]) * [.D$9]; NA())" office:value-type="float" office:value="2.16254325" calcext:value-type="float">
            <text:p>2.16254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823" calcext:value-type="float">
            <text:p>1823</text:p>
          </table:table-cell>
          <table:table-cell office:value-type="float" office:value="996" calcext:value-type="float">
            <text:p>996</text:p>
          </table:table-cell>
          <table:table-cell table:style-name="Default" table:formula="of:=IF([.$B1028]&gt;=[.B$33]; ([.$B1028] - [.B$33]) * [.D$9]; NA())" office:value-type="float" office:value="2.19587725" calcext:value-type="float">
            <text:p>2.19587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855" calcext:value-type="float">
            <text:p>1855</text:p>
          </table:table-cell>
          <table:table-cell office:value-type="float" office:value="997" calcext:value-type="float">
            <text:p>997</text:p>
          </table:table-cell>
          <table:table-cell table:style-name="Default" table:formula="of:=IF([.$B1029]&gt;=[.B$33]; ([.$B1029] - [.B$33]) * [.D$9]; NA())" office:value-type="float" office:value="2.22921125" calcext:value-type="float">
            <text:p>2.22921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887" calcext:value-type="float">
            <text:p>1887</text:p>
          </table:table-cell>
          <table:table-cell office:value-type="float" office:value="998" calcext:value-type="float">
            <text:p>998</text:p>
          </table:table-cell>
          <table:table-cell table:style-name="Default" table:formula="of:=IF([.$B1030]&gt;=[.B$33]; ([.$B1030] - [.B$33]) * [.D$9]; NA())" office:value-type="float" office:value="2.26254525" calcext:value-type="float">
            <text:p>2.26254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919" calcext:value-type="float">
            <text:p>1919</text:p>
          </table:table-cell>
          <table:table-cell office:value-type="float" office:value="999" calcext:value-type="float">
            <text:p>999</text:p>
          </table:table-cell>
          <table:table-cell table:style-name="Default" table:formula="of:=IF([.$B1031]&gt;=[.B$33]; ([.$B1031] - [.B$33]) * [.D$9]; NA())" office:value-type="float" office:value="2.29587925" calcext:value-type="float">
            <text:p>2.29587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951" calcext:value-type="float">
            <text:p>1951</text:p>
          </table:table-cell>
          <table:table-cell office:value-type="float" office:value="1000" calcext:value-type="float">
            <text:p>1000</text:p>
          </table:table-cell>
          <table:table-cell table:style-name="Default" table:formula="of:=IF([.$B1032]&gt;=[.B$33]; ([.$B1032] - [.B$33]) * [.D$9]; NA())" office:value-type="float" office:value="2.32921325" calcext:value-type="float">
            <text:p>2.32921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1983" calcext:value-type="float">
            <text:p>1983</text:p>
          </table:table-cell>
          <table:table-cell office:value-type="float" office:value="1001" calcext:value-type="float">
            <text:p>1001</text:p>
          </table:table-cell>
          <table:table-cell table:style-name="Default" table:formula="of:=IF([.$B1033]&gt;=[.B$33]; ([.$B1033] - [.B$33]) * [.D$9]; NA())" office:value-type="float" office:value="2.36254725" calcext:value-type="float">
            <text:p>2.36254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015" calcext:value-type="float">
            <text:p>2015</text:p>
          </table:table-cell>
          <table:table-cell office:value-type="float" office:value="1002" calcext:value-type="float">
            <text:p>1002</text:p>
          </table:table-cell>
          <table:table-cell table:style-name="Default" table:formula="of:=IF([.$B1034]&gt;=[.B$33]; ([.$B1034] - [.B$33]) * [.D$9]; NA())" office:value-type="float" office:value="2.39588125" calcext:value-type="float">
            <text:p>2.39588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047" calcext:value-type="float">
            <text:p>2047</text:p>
          </table:table-cell>
          <table:table-cell office:value-type="float" office:value="1003" calcext:value-type="float">
            <text:p>1003</text:p>
          </table:table-cell>
          <table:table-cell table:style-name="Default" table:formula="of:=IF([.$B1035]&gt;=[.B$33]; ([.$B1035] - [.B$33]) * [.D$9]; NA())" office:value-type="float" office:value="2.42921525" calcext:value-type="float">
            <text:p>2.42921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079" calcext:value-type="float">
            <text:p>2079</text:p>
          </table:table-cell>
          <table:table-cell office:value-type="float" office:value="1004" calcext:value-type="float">
            <text:p>1004</text:p>
          </table:table-cell>
          <table:table-cell table:style-name="Default" table:formula="of:=IF([.$B1036]&gt;=[.B$33]; ([.$B1036] - [.B$33]) * [.D$9]; NA())" office:value-type="float" office:value="2.46254925" calcext:value-type="float">
            <text:p>2.46254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111" calcext:value-type="float">
            <text:p>2111</text:p>
          </table:table-cell>
          <table:table-cell office:value-type="float" office:value="1005" calcext:value-type="float">
            <text:p>1005</text:p>
          </table:table-cell>
          <table:table-cell table:style-name="Default" table:formula="of:=IF([.$B1037]&gt;=[.B$33]; ([.$B1037] - [.B$33]) * [.D$9]; NA())" office:value-type="float" office:value="2.49588325" calcext:value-type="float">
            <text:p>2.49588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143" calcext:value-type="float">
            <text:p>2143</text:p>
          </table:table-cell>
          <table:table-cell office:value-type="float" office:value="1006" calcext:value-type="float">
            <text:p>1006</text:p>
          </table:table-cell>
          <table:table-cell table:style-name="Default" table:formula="of:=IF([.$B1038]&gt;=[.B$33]; ([.$B1038] - [.B$33]) * [.D$9]; NA())" office:value-type="float" office:value="2.52921725" calcext:value-type="float">
            <text:p>2.52921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175" calcext:value-type="float">
            <text:p>2175</text:p>
          </table:table-cell>
          <table:table-cell office:value-type="float" office:value="1007" calcext:value-type="float">
            <text:p>1007</text:p>
          </table:table-cell>
          <table:table-cell table:style-name="Default" table:formula="of:=IF([.$B1039]&gt;=[.B$33]; ([.$B1039] - [.B$33]) * [.D$9]; NA())" office:value-type="float" office:value="2.56255125" calcext:value-type="float">
            <text:p>2.56255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207" calcext:value-type="float">
            <text:p>2207</text:p>
          </table:table-cell>
          <table:table-cell office:value-type="float" office:value="1008" calcext:value-type="float">
            <text:p>1008</text:p>
          </table:table-cell>
          <table:table-cell table:style-name="Default" table:formula="of:=IF([.$B1040]&gt;=[.B$33]; ([.$B1040] - [.B$33]) * [.D$9]; NA())" office:value-type="float" office:value="2.59588525" calcext:value-type="float">
            <text:p>2.59588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239" calcext:value-type="float">
            <text:p>2239</text:p>
          </table:table-cell>
          <table:table-cell office:value-type="float" office:value="1009" calcext:value-type="float">
            <text:p>1009</text:p>
          </table:table-cell>
          <table:table-cell table:style-name="Default" table:formula="of:=IF([.$B1041]&gt;=[.B$33]; ([.$B1041] - [.B$33]) * [.D$9]; NA())" office:value-type="float" office:value="2.62921925" calcext:value-type="float">
            <text:p>2.62921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271" calcext:value-type="float">
            <text:p>2271</text:p>
          </table:table-cell>
          <table:table-cell office:value-type="float" office:value="1010" calcext:value-type="float">
            <text:p>1010</text:p>
          </table:table-cell>
          <table:table-cell table:style-name="Default" table:formula="of:=IF([.$B1042]&gt;=[.B$33]; ([.$B1042] - [.B$33]) * [.D$9]; NA())" office:value-type="float" office:value="2.66255325" calcext:value-type="float">
            <text:p>2.66255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303" calcext:value-type="float">
            <text:p>2303</text:p>
          </table:table-cell>
          <table:table-cell office:value-type="float" office:value="1011" calcext:value-type="float">
            <text:p>1011</text:p>
          </table:table-cell>
          <table:table-cell table:style-name="Default" table:formula="of:=IF([.$B1043]&gt;=[.B$33]; ([.$B1043] - [.B$33]) * [.D$9]; NA())" office:value-type="float" office:value="2.69588725" calcext:value-type="float">
            <text:p>2.69588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335" calcext:value-type="float">
            <text:p>2335</text:p>
          </table:table-cell>
          <table:table-cell office:value-type="float" office:value="1012" calcext:value-type="float">
            <text:p>1012</text:p>
          </table:table-cell>
          <table:table-cell table:style-name="Default" table:formula="of:=IF([.$B1044]&gt;=[.B$33]; ([.$B1044] - [.B$33]) * [.D$9]; NA())" office:value-type="float" office:value="2.72922125" calcext:value-type="float">
            <text:p>2.72922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367" calcext:value-type="float">
            <text:p>2367</text:p>
          </table:table-cell>
          <table:table-cell office:value-type="float" office:value="1013" calcext:value-type="float">
            <text:p>1013</text:p>
          </table:table-cell>
          <table:table-cell table:style-name="Default" table:formula="of:=IF([.$B1045]&gt;=[.B$33]; ([.$B1045] - [.B$33]) * [.D$9]; NA())" office:value-type="float" office:value="2.76255525" calcext:value-type="float">
            <text:p>2.762555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399" calcext:value-type="float">
            <text:p>2399</text:p>
          </table:table-cell>
          <table:table-cell office:value-type="float" office:value="1014" calcext:value-type="float">
            <text:p>1014</text:p>
          </table:table-cell>
          <table:table-cell table:style-name="Default" table:formula="of:=IF([.$B1046]&gt;=[.B$33]; ([.$B1046] - [.B$33]) * [.D$9]; NA())" office:value-type="float" office:value="2.79588925" calcext:value-type="float">
            <text:p>2.795889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431" calcext:value-type="float">
            <text:p>2431</text:p>
          </table:table-cell>
          <table:table-cell office:value-type="float" office:value="1015" calcext:value-type="float">
            <text:p>1015</text:p>
          </table:table-cell>
          <table:table-cell table:style-name="Default" table:formula="of:=IF([.$B1047]&gt;=[.B$33]; ([.$B1047] - [.B$33]) * [.D$9]; NA())" office:value-type="float" office:value="2.82922325" calcext:value-type="float">
            <text:p>2.829223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463" calcext:value-type="float">
            <text:p>2463</text:p>
          </table:table-cell>
          <table:table-cell office:value-type="float" office:value="1016" calcext:value-type="float">
            <text:p>1016</text:p>
          </table:table-cell>
          <table:table-cell table:style-name="Default" table:formula="of:=IF([.$B1048]&gt;=[.B$33]; ([.$B1048] - [.B$33]) * [.D$9]; NA())" office:value-type="float" office:value="2.86255725" calcext:value-type="float">
            <text:p>2.862557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495" calcext:value-type="float">
            <text:p>2495</text:p>
          </table:table-cell>
          <table:table-cell office:value-type="float" office:value="1017" calcext:value-type="float">
            <text:p>1017</text:p>
          </table:table-cell>
          <table:table-cell table:style-name="Default" table:formula="of:=IF([.$B1049]&gt;=[.B$33]; ([.$B1049] - [.B$33]) * [.D$9]; NA())" office:value-type="float" office:value="2.89589125" calcext:value-type="float">
            <text:p>2.89589125</text:p>
          </table:table-cell>
          <table:table-cell table:style-name="ce29"/>
          <table:table-cell table:number-columns-repeated="2"/>
        </table:table-row>
        <table:table-row table:style-name="ro2">
          <table:table-cell table:number-columns-repeated="2" office:value-type="float" office:value="2527" calcext:value-type="float">
            <text:p>2527</text:p>
          </table:table-cell>
          <table:table-cell office:value-type="float" office:value="1018" calcext:value-type="float">
            <text:p>1018</text:p>
          </table:table-cell>
          <table:table-cell table:style-name="Default" table:formula="of:=IF([.$B1050]&gt;=[.B$33]; ([.$B1050] - [.B$33]) * [.D$9]; NA())" office:value-type="float" office:value="2.92922525" calcext:value-type="float">
            <text:p>2.92922525</text:p>
          </table:table-cell>
          <table:table-cell table:style-name="ce29"/>
          <table:table-cell table:number-columns-repeated="2"/>
        </table:table-row>
        <table:table-row table:style-name="ro2" table:number-rows-repeated="104752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IMER" table:style-name="ta2">
        <table:table-column table:style-name="co9" table:number-columns-repeated="4" table:default-cell-style-name="Default"/>
        <table:table-column table:style-name="co10" table:default-cell-style-name="Default"/>
        <table:table-column table:style-name="co9" table:number-columns-repeated="1015" table:default-cell-style-name="Default"/>
        <table:table-column table:style-name="co11" table:default-cell-style-name="Default"/>
        <table:table-row table:style-name="ro3">
          <table:table-cell table:style-name="ce4" office:value-type="string" calcext:value-type="string">
            <text:p><text:span text:style-name="T1">TIMER CONFIGURATION</text:span></text:p>
          </table:table-cell>
          <table:table-cell table:number-columns-repeated="1020"/>
        </table:table-row>
        <table:table-row table:style-name="ro3">
          <table:table-cell table:number-columns-repeated="1021"/>
        </table:table-row>
        <table:table-row table:style-name="ro3">
          <table:table-cell table:style-name="ce5" office:value-type="string" calcext:value-type="string">
            <text:p><text:span text:style-name="T2">MICROCONTROLER</text:span></text:p>
          </table:table-cell>
          <table:table-cell table:style-name="ce5"/>
          <table:table-cell table:style-name="ce6" office:value-type="string" calcext:value-type="string">
            <text:p><text:span text:style-name="T2">ATmega328P</text:span>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<text:span text:style-name="T2">DATASHEET</text:span></text:p>
          </table:table-cell>
          <table:table-cell table:style-name="ce5"/>
          <table:table-cell table:style-name="ce7" office:value-type="string" calcext:value-type="string">
            <text:p><text:span text:style-name="T3">ATmega328P_Datasheet</text:span>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<text:span text:style-name="T2">CLOCK FREQUENCY (Hz)</text:span></text:p>
          </table:table-cell>
          <table:table-cell table:style-name="ce5"/>
          <table:table-cell table:style-name="ce33" office:value-type="float" office:value="16000000" calcext:value-type="float">
            <text:p>16.00E+06</text:p>
          </table:table-cell>
          <table:table-cell table:number-columns-repeated="2"/>
          <table:table-cell table:style-name="ce5"/>
          <table:table-cell table:number-columns-repeated="1015"/>
        </table:table-row>
        <table:table-row table:style-name="ro3">
          <table:table-cell table:style-name="ce5" office:value-type="string" calcext:value-type="string">
            <text:p><text:span text:style-name="T2">CLOCK PERIOD (s)</text:span></text:p>
          </table:table-cell>
          <table:table-cell table:style-name="ce5"/>
          <table:table-cell table:style-name="ce33" table:formula="of:=1/[.C5]" office:value-type="float" office:value="0.0000000625" calcext:value-type="float">
            <text:p>62.50E-09</text:p>
          </table:table-cell>
          <table:table-cell table:style-name="ce5"/>
          <table:table-cell table:style-name="ce10" table:number-columns-repeated="2"/>
          <table:table-cell table:style-name="ce5" table:number-columns-repeated="2"/>
          <table:table-cell table:number-columns-repeated="1013"/>
        </table:table-row>
        <table:table-row table:style-name="ro3">
          <table:table-cell table:style-name="ce5" office:value-type="string" calcext:value-type="string">
            <text:p><text:span text:style-name="T2">TIMER BIT COUNT</text:span></text:p>
          </table:table-cell>
          <table:table-cell table:style-name="ce5"/>
          <table:table-cell table:style-name="ce6" office:value-type="float" office:value="16" calcext:value-type="float">
            <text:p>16</text:p>
          </table:table-cell>
          <table:table-cell table:number-columns-repeated="4"/>
          <table:table-cell table:style-name="ce11"/>
          <table:table-cell table:number-columns-repeated="1013"/>
        </table:table-row>
        <table:table-row table:style-name="ro3">
          <table:table-cell table:style-name="ce5" office:value-type="string" calcext:value-type="string">
            <text:p><text:span text:style-name="T2">POSSIBLE VALUES OF N</text:span></text:p>
          </table:table-cell>
          <table:table-cell table:style-name="ce5"/>
          <table:table-cell table:style-name="ce6" office:value-type="string" calcext:value-type="string">
            <text:p><text:span text:style-name="T2">1, 8, 64, 256, 1024</text:span>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6"/>
          <table:table-cell table:number-columns-repeated="2"/>
          <table:table-cell table:style-name="ce12" office:value-type="string" calcext:value-type="string">
            <text:p><text:span text:style-name="T2">INDEX OF ROW WITH SMALLEST ERROR</text:span></text:p>
          </table:table-cell>
          <table:table-cell table:style-name="ce5" table:formula="of:=MATCH(SMALL([.H12:.H16];1); [.H12:.H16]; 0) - 1" office:value-type="float" office:value="0" calcext:value-type="float">
            <text:p>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ce13" office:value-type="string" calcext:value-type="string" table:number-columns-spanned="2" table:number-rows-spanned="1">
            <text:p><text:span text:style-name="T4">RESULTS</text:span></text:p>
          </table:table-cell>
          <table:covered-table-cell table:style-name="ce47"/>
          <table:table-cell/>
          <table:table-cell table:style-name="ce16" office:value-type="string" calcext:value-type="string">
            <text:p>NOTE</text:p>
          </table:table-cell>
          <table:table-cell table:number-columns-repeated="1009"/>
        </table:table-row>
        <table:table-row table:style-name="ro4">
          <table:table-cell table:style-name="ce15" office:value-type="string" calcext:value-type="string">
            <text:p><text:span text:style-name="T1">TIMER FREQUENCY (Hz)</text:span></text:p>
          </table:table-cell>
          <table:table-cell table:style-name="ce16" office:value-type="string" calcext:value-type="string">
            <text:p><text:span text:style-name="T1">TIMER PERIOD (s)</text:span></text:p>
          </table:table-cell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<text:span text:style-name="T1">OCR1A CALC</text:span></text:p>
          </table:table-cell>
          <table:table-cell table:style-name="ce16" office:value-type="string" calcext:value-type="string">
            <text:p><text:span text:style-name="T1">WARNING</text:span></text:p>
          </table:table-cell>
          <table:table-cell table:style-name="ce16" office:value-type="string" calcext:value-type="string">
            <text:p><text:span text:style-name="T1">TIMER PERIOD CALC (s)</text:span></text:p>
          </table:table-cell>
          <table:table-cell table:style-name="ce16" office:value-type="string" calcext:value-type="string">
            <text:p><text:span text:style-name="T1">TIME ELAPSED AFTER FPS × PERIOD (s)</text:span></text:p>
          </table:table-cell>
          <table:table-cell table:style-name="ce16" office:value-type="string" calcext:value-type="string">
            <text:p><text:span text:style-name="T1">ABS ERROR (s)</text:span></text:p>
          </table:table-cell>
          <table:table-cell table:style-name="ce47" office:value-type="string" calcext:value-type="string">
            <text:p><text:span text:style-name="T4">N</text:span></text:p>
          </table:table-cell>
          <table:table-cell table:style-name="ce47" office:value-type="string" calcext:value-type="string">
            <text:p><text:span text:style-name="T4">OCR1A</text:span></text:p>
          </table:table-cell>
          <table:table-cell table:style-name="ce16"/>
          <table:table-cell table:style-name="ce16" office:value-type="string" calcext:value-type="string">
            <text:p><text:span text:style-name="T1">N</text:span></text:p>
          </table:table-cell>
          <table:table-cell table:style-name="ce16" office:value-type="string" calcext:value-type="string">
            <text:p>TOP (s)</text:p>
          </table:table-cell>
          <table:table-cell table:style-name="ce16" table:number-columns-repeated="993"/>
          <table:table-cell table:number-columns-repeated="15"/>
        </table:table-row>
        <table:table-row table:style-name="ro3">
          <table:table-cell table:style-name="ce17" office:value-type="float" office:value="960" calcext:value-type="float">
            <text:p>960</text:p>
          </table:table-cell>
          <table:table-cell table:style-name="ce18" table:formula="of:=1 / [.A12]" office:value-type="float" office:value="0.00104166666666667" calcext:value-type="float">
            <text:p>0.00104</text:p>
          </table:table-cell>
          <table:table-cell table:style-name="ce5" office:value-type="float" office:value="1" calcext:value-type="float">
            <text:p>1</text:p>
          </table:table-cell>
          <table:table-cell table:style-name="ce11" table:formula="of:=ROUND([.B12] / [.C12] * [.C$5] - 1)" office:value-type="float" office:value="16666" calcext:value-type="float">
            <text:p>16666</text:p>
          </table:table-cell>
          <table:table-cell table:style-name="ce11" table:formula="of:=IF([.D12] &gt; 2^[.$C$7]; &quot;PERIOD IS TO BIG / PERIODmax = &quot; &amp; ROUNDDOWN( [.$C12] / [.$C$5] * (1 + 2^[.$C$7]); 4 ) &amp; &quot; s&quot;;               IF([.D12]&lt;0;   &quot;PERIOD IS TOO SMALL&quot;     ;  &quot;&quot;  )    )">
            <text:p/>
          </table:table-cell>
          <table:table-cell table:style-name="ce18" table:formula="of:=IF(LEN([.$E12]) = 0; [.$C12] / [.$C$5] * (1 + [.D12]); &quot;&quot;)" office:value-type="float" office:value="0.0010416875" calcext:value-type="float">
            <text:p>0.00104</text:p>
          </table:table-cell>
          <table:table-cell table:style-name="ce19" table:formula="of:=IF(LEN([.$E12]) = 0; [.F12] * [.A12]; &quot;&quot;)" office:value-type="float" office:value="1.00002" calcext:value-type="float">
            <text:p>1.000020</text:p>
          </table:table-cell>
          <table:table-cell table:style-name="ce10" table:formula="of:=IF(LEN([.$E12])=0;ABS([.G12]-1);&quot;&quot;)" office:value-type="float" office:value="0.000019999999999909" calcext:value-type="float">
            <text:p>2.0000E-5</text:p>
          </table:table-cell>
          <table:table-cell table:style-name="ce20" table:formula="of:=IF( ROW([.C12]) - ROW([.C$12]) = [.H$9]; [.C12]; &quot;&quot;)" office:value-type="float" office:value="1" calcext:value-type="float">
            <text:p>1</text:p>
          </table:table-cell>
          <table:table-cell table:style-name="ce21" table:formula="of:=IF( ROW([.C12]) - ROW([.C$12]) = [.H$9]; [.D12]; &quot;&quot;)" office:value-type="float" office:value="16666" calcext:value-type="float">
            <text:p>166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10" table:formula="of:=2^16 / [.C$5] * [.L12]" office:value-type="float" office:value="0.004096" calcext:value-type="float">
            <text:p>4.0960E-3</text:p>
          </table:table-cell>
          <table:table-cell table:number-columns-repeated="1008"/>
        </table:table-row>
        <table:table-row table:style-name="ro3">
          <table:table-cell table:style-name="ce17" table:formula="of:=[.A12]" office:value-type="float" office:value="960" calcext:value-type="float">
            <text:p>960</text:p>
          </table:table-cell>
          <table:table-cell table:style-name="ce18" table:formula="of:=1 / [.A13]" office:value-type="float" office:value="0.00104166666666667" calcext:value-type="float">
            <text:p>0.00104</text:p>
          </table:table-cell>
          <table:table-cell table:style-name="ce5" office:value-type="float" office:value="8" calcext:value-type="float">
            <text:p>8</text:p>
          </table:table-cell>
          <table:table-cell table:style-name="ce11" table:formula="of:=ROUND([.B13] / [.C13] * [.C$5] - 1)" office:value-type="float" office:value="2082" calcext:value-type="float">
            <text:p>2082</text:p>
          </table:table-cell>
          <table:table-cell table:style-name="ce11" table:formula="of:=IF([.D13] &gt; 2^[.$C$7]; &quot;PERIOD IS TO BIG / PERIODmax = &quot; &amp; ROUNDDOWN( [.$C13] / [.$C$5] * (1 + 2^[.$C$7]); 4 ) &amp; &quot; s&quot;;               IF([.D13]&lt;0;   &quot;PERIOD IS TOO SMALL&quot;     ;  &quot;&quot;  )    )">
            <text:p/>
          </table:table-cell>
          <table:table-cell table:style-name="ce18" table:formula="of:=IF(LEN([.$E13]) = 0; [.$C13] / [.$C$5] * (1 + [.D13]); &quot;&quot;)" office:value-type="float" office:value="0.0010415" calcext:value-type="float">
            <text:p>0.00104</text:p>
          </table:table-cell>
          <table:table-cell table:style-name="ce19" table:formula="of:=IF(LEN([.$E13]) = 0; [.F13] * [.A13]; &quot;&quot;)" office:value-type="float" office:value="0.99984" calcext:value-type="float">
            <text:p>0.999840</text:p>
          </table:table-cell>
          <table:table-cell table:style-name="ce10" table:formula="of:=IF(LEN([.$E13])=0;ABS([.G13]-1);&quot;&quot;)" office:value-type="float" office:value="0.00016000000000016" calcext:value-type="float">
            <text:p>1.6000E-4</text:p>
          </table:table-cell>
          <table:table-cell table:style-name="ce20" table:formula="of:=IF( ROW([.C13]) - ROW([.C$12]) = [.H$9]; [.C13]; &quot;&quot;)">
            <text:p/>
          </table:table-cell>
          <table:table-cell table:style-name="ce21" table:formula="of:=IF( ROW([.C13]) - ROW([.C$12]) = [.H$9]; [.D13]; &quot;&quot;)">
            <text:p/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0" table:formula="of:=2^16 / [.C$5] * [.L13]" office:value-type="float" office:value="0.032768" calcext:value-type="float">
            <text:p>3.2768E-2</text:p>
          </table:table-cell>
          <table:table-cell table:number-columns-repeated="1008"/>
        </table:table-row>
        <table:table-row table:style-name="ro3">
          <table:table-cell table:style-name="ce17" table:formula="of:=[.A13]" office:value-type="float" office:value="960" calcext:value-type="float">
            <text:p>960</text:p>
          </table:table-cell>
          <table:table-cell table:style-name="ce18" table:formula="of:=1 / [.A14]" office:value-type="float" office:value="0.00104166666666667" calcext:value-type="float">
            <text:p>0.00104</text:p>
          </table:table-cell>
          <table:table-cell table:style-name="ce5" office:value-type="float" office:value="64" calcext:value-type="float">
            <text:p>64</text:p>
          </table:table-cell>
          <table:table-cell table:style-name="ce11" table:formula="of:=ROUND([.B14] / [.C14] * [.C$5] - 1)" office:value-type="float" office:value="259" calcext:value-type="float">
            <text:p>259</text:p>
          </table:table-cell>
          <table:table-cell table:style-name="ce11" table:formula="of:=IF([.D14] &gt; 2^[.$C$7]; &quot;PERIOD IS TO BIG / PERIODmax = &quot; &amp; ROUNDDOWN( [.$C14] / [.$C$5] * (1 + 2^[.$C$7]); 4 ) &amp; &quot; s&quot;;               IF([.D14]&lt;0;   &quot;PERIOD IS TOO SMALL&quot;     ;  &quot;&quot;  )    )">
            <text:p/>
          </table:table-cell>
          <table:table-cell table:style-name="ce18" table:formula="of:=IF(LEN([.$E14]) = 0; [.$C14] / [.$C$5] * (1 + [.D14]); &quot;&quot;)" office:value-type="float" office:value="0.00104" calcext:value-type="float">
            <text:p>0.00104</text:p>
          </table:table-cell>
          <table:table-cell table:style-name="ce19" table:formula="of:=IF(LEN([.$E14]) = 0; [.F14] * [.A14]; &quot;&quot;)" office:value-type="float" office:value="0.9984" calcext:value-type="float">
            <text:p>0.998400</text:p>
          </table:table-cell>
          <table:table-cell table:style-name="ce10" table:formula="of:=IF(LEN([.$E14])=0;ABS([.G14]-1);&quot;&quot;)" office:value-type="float" office:value="0.00160000000000005" calcext:value-type="float">
            <text:p>1.6000E-3</text:p>
          </table:table-cell>
          <table:table-cell table:style-name="ce20" table:formula="of:=IF( ROW([.C14]) - ROW([.C$12]) = [.H$9]; [.C14]; &quot;&quot;)">
            <text:p/>
          </table:table-cell>
          <table:table-cell table:style-name="ce21" table:formula="of:=IF( ROW([.C14]) - ROW([.C$12]) = [.H$9]; [.D14]; &quot;&quot;)">
            <text:p/>
          </table:table-cell>
          <table:table-cell table:style-name="ce5"/>
          <table:table-cell table:style-name="ce5" office:value-type="float" office:value="64" calcext:value-type="float">
            <text:p>64</text:p>
          </table:table-cell>
          <table:table-cell table:style-name="ce10" table:formula="of:=2^16 / [.C$5] * [.L14]" office:value-type="float" office:value="0.262144" calcext:value-type="float">
            <text:p>2.6214E-1</text:p>
          </table:table-cell>
          <table:table-cell table:number-columns-repeated="1008"/>
        </table:table-row>
        <table:table-row table:style-name="ro3">
          <table:table-cell table:style-name="ce17" table:formula="of:=[.A14]" office:value-type="float" office:value="960" calcext:value-type="float">
            <text:p>960</text:p>
          </table:table-cell>
          <table:table-cell table:style-name="ce18" table:formula="of:=1 / [.A15]" office:value-type="float" office:value="0.00104166666666667" calcext:value-type="float">
            <text:p>0.00104</text:p>
          </table:table-cell>
          <table:table-cell table:style-name="ce5" office:value-type="float" office:value="256" calcext:value-type="float">
            <text:p>256</text:p>
          </table:table-cell>
          <table:table-cell table:style-name="ce11" table:formula="of:=ROUND([.B15] / [.C15] * [.C$5] - 1)" office:value-type="float" office:value="64" calcext:value-type="float">
            <text:p>64</text:p>
          </table:table-cell>
          <table:table-cell table:style-name="ce11" table:formula="of:=IF([.D15] &gt; 2^[.$C$7]; &quot;PERIOD IS TO BIG / PERIODmax = &quot; &amp; ROUNDDOWN( [.$C15] / [.$C$5] * (1 + 2^[.$C$7]); 4 ) &amp; &quot; s&quot;;               IF([.D15]&lt;0;   &quot;PERIOD IS TOO SMALL&quot;     ;  &quot;&quot;  )    )">
            <text:p/>
          </table:table-cell>
          <table:table-cell table:style-name="ce18" table:formula="of:=IF(LEN([.$E15]) = 0; [.$C15] / [.$C$5] * (1 + [.D15]); &quot;&quot;)" office:value-type="float" office:value="0.00104" calcext:value-type="float">
            <text:p>0.00104</text:p>
          </table:table-cell>
          <table:table-cell table:style-name="ce19" table:formula="of:=IF(LEN([.$E15]) = 0; [.F15] * [.A15]; &quot;&quot;)" office:value-type="float" office:value="0.9984" calcext:value-type="float">
            <text:p>0.998400</text:p>
          </table:table-cell>
          <table:table-cell table:style-name="ce10" table:formula="of:=IF(LEN([.$E15])=0;ABS([.G15]-1);&quot;&quot;)" office:value-type="float" office:value="0.00160000000000005" calcext:value-type="float">
            <text:p>1.6000E-3</text:p>
          </table:table-cell>
          <table:table-cell table:style-name="ce20" table:formula="of:=IF( ROW([.C15]) - ROW([.C$12]) = [.H$9]; [.C15]; &quot;&quot;)">
            <text:p/>
          </table:table-cell>
          <table:table-cell table:style-name="ce21" table:formula="of:=IF( ROW([.C15]) - ROW([.C$12]) = [.H$9]; [.D15]; &quot;&quot;)">
            <text:p/>
          </table:table-cell>
          <table:table-cell table:style-name="ce5"/>
          <table:table-cell table:style-name="ce5" office:value-type="float" office:value="256" calcext:value-type="float">
            <text:p>256</text:p>
          </table:table-cell>
          <table:table-cell table:style-name="ce10" table:formula="of:=2^16 / [.C$5] * [.L15]" office:value-type="float" office:value="1.048576" calcext:value-type="float">
            <text:p>1.0486E+0</text:p>
          </table:table-cell>
          <table:table-cell table:number-columns-repeated="1008"/>
        </table:table-row>
        <table:table-row table:style-name="ro3">
          <table:table-cell table:style-name="ce17" table:formula="of:=[.A15]" office:value-type="float" office:value="960" calcext:value-type="float">
            <text:p>960</text:p>
          </table:table-cell>
          <table:table-cell table:style-name="ce18" table:formula="of:=1 / [.A16]" office:value-type="float" office:value="0.00104166666666667" calcext:value-type="float">
            <text:p>0.00104</text:p>
          </table:table-cell>
          <table:table-cell table:style-name="ce5" office:value-type="float" office:value="1024" calcext:value-type="float">
            <text:p>1024</text:p>
          </table:table-cell>
          <table:table-cell table:style-name="ce11" table:formula="of:=ROUND([.B16] / [.C16] * [.C$5] - 1)" office:value-type="float" office:value="15" calcext:value-type="float">
            <text:p>15</text:p>
          </table:table-cell>
          <table:table-cell table:style-name="ce11" table:formula="of:=IF([.D16] &gt; 2^[.$C$7]; &quot;PERIOD IS TO BIG / PERIODmax = &quot; &amp; ROUNDDOWN( [.$C16] / [.$C$5] * (1 + 2^[.$C$7]); 4 ) &amp; &quot; s&quot;;               IF([.D16]&lt;0;   &quot;PERIOD IS TOO SMALL&quot;     ;  &quot;&quot;  )    )">
            <text:p/>
          </table:table-cell>
          <table:table-cell table:style-name="ce18" table:formula="of:=IF(LEN([.$E16]) = 0; [.$C16] / [.$C$5] * (1 + [.D16]); &quot;&quot;)" office:value-type="float" office:value="0.001024" calcext:value-type="float">
            <text:p>0.00102</text:p>
          </table:table-cell>
          <table:table-cell table:style-name="ce19" table:formula="of:=IF(LEN([.$E16]) = 0; [.F16] * [.A16]; &quot;&quot;)" office:value-type="float" office:value="0.98304" calcext:value-type="float">
            <text:p>0.983040</text:p>
          </table:table-cell>
          <table:table-cell table:style-name="ce10" table:formula="of:=IF(LEN([.$E16])=0;ABS([.G16]-1);&quot;&quot;)" office:value-type="float" office:value="0.0169600000000001" calcext:value-type="float">
            <text:p>1.6960E-2</text:p>
          </table:table-cell>
          <table:table-cell table:style-name="ce20" table:formula="of:=IF( ROW([.C16]) - ROW([.C$12]) = [.H$9]; [.C16]; &quot;&quot;)">
            <text:p/>
          </table:table-cell>
          <table:table-cell table:style-name="ce21" table:formula="of:=IF( ROW([.C16]) - ROW([.C$12]) = [.H$9]; [.D16]; &quot;&quot;)">
            <text:p/>
          </table:table-cell>
          <table:table-cell table:style-name="ce5"/>
          <table:table-cell table:style-name="ce5" office:value-type="float" office:value="1024" calcext:value-type="float">
            <text:p>1024</text:p>
          </table:table-cell>
          <table:table-cell table:style-name="ce10" table:formula="of:=2^16 / [.C$5] * [.L16]" office:value-type="float" office:value="4.194304" calcext:value-type="float">
            <text:p>4.1943E+0</text:p>
          </table:table-cell>
          <table:table-cell table:number-columns-repeated="1008"/>
        </table:table-row>
        <table:table-row table:style-name="ro5" table:number-rows-repeated="5">
          <table:table-cell table:number-columns-repeated="1021"/>
        </table:table-row>
        <table:table-row table:style-name="ro2">
          <table:table-cell table:number-columns-repeated="1021"/>
        </table:table-row>
        <table:table-row table:style-name="ro5" table:number-rows-repeated="42">
          <table:table-cell table:number-columns-repeated="1021"/>
        </table:table-row>
        <table:table-row table:style-name="ro2" table:number-rows-repeated="1048511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BINARY | DECIMAL CONVERTERS" table:style-name="ta3">
        <table:table-column table:style-name="co12" table:default-cell-style-name="Default"/>
        <table:table-column table:style-name="co13" table:number-columns-repeated="11" table:default-cell-style-name="ce50"/>
        <table:table-column table:style-name="co13" table:number-columns-repeated="18" table:default-cell-style-name="Default"/>
        <table:table-column table:style-name="co14" table:default-cell-style-name="Default"/>
        <table:table-column table:style-name="co13" table:number-columns-repeated="992" table:default-cell-style-name="Default"/>
        <table:table-column table:style-name="co11" table:default-cell-style-name="Default"/>
        <table:table-row table:style-name="ro3">
          <table:table-cell table:style-name="ce24" office:value-type="string" calcext:value-type="string" table:number-columns-spanned="15" table:number-rows-spanned="1">
            <text:p><text:span text:style-name="T5">DECIMAL TO BINARY</text:span></text:p>
          </table:table-cell>
          <table:covered-table-cell table:number-columns-repeated="14" table:style-name="ce25"/>
          <table:table-cell table:style-name="ce26"/>
          <table:table-cell table:style-name="ce24" office:value-type="string" calcext:value-type="string" table:number-columns-spanned="15" table:number-rows-spanned="1">
            <text:p><text:span text:style-name="T5">BINARY TO DECIMAL</text:span></text:p>
          </table:table-cell>
          <table:covered-table-cell table:number-columns-repeated="13" table:style-name="ce25"/>
          <table:covered-table-cell table:style-name="ce63"/>
          <table:table-cell table:style-name="ce49"/>
          <table:table-cell table:style-name="ce26" table:number-columns-repeated="980"/>
          <table:table-cell table:number-columns-repeated="12"/>
        </table:table-row>
        <table:table-row table:style-name="ro3">
          <table:table-cell table:style-name="ce63" office:value-type="string" calcext:value-type="string">
            <text:p><text:span text:style-name="T5">#</text:span>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3" office:value-type="string" calcext:value-type="string">
            <text:p><text:span text:style-name="T5">#</text:span></text:p>
          </table:table-cell>
          <table:table-cell table:style-name="ce49"/>
          <table:table-cell table:style-name="ce26" table:number-columns-repeated="980"/>
          <table:table-cell table:number-columns-repeated="12"/>
        </table:table-row>
        <table:table-row table:style-name="ro3">
          <table:table-cell table:style-name="ce28" office:value-type="float" office:value="1023" calcext:value-type="float">
            <text:p>1023</text:p>
          </table:table-cell>
          <table:table-cell table:style-name="ce53" table:formula="of:=MOD(QUOTIENT([.$A3];2^[.B$2]); 2)" office:value-type="float" office:value="0" calcext:value-type="float">
            <text:p>0</text:p>
          </table:table-cell>
          <table:table-cell table:style-name="ce53" table:formula="of:=MOD(QUOTIENT([.$A3];2^[.C$2]); 2)" office:value-type="float" office:value="0" calcext:value-type="float">
            <text:p>0</text:p>
          </table:table-cell>
          <table:table-cell table:style-name="ce53" table:formula="of:=MOD(QUOTIENT([.$A3];2^[.D$2]); 2)" office:value-type="float" office:value="0" calcext:value-type="float">
            <text:p>0</text:p>
          </table:table-cell>
          <table:table-cell table:style-name="ce53" table:formula="of:=MOD(QUOTIENT([.$A3];2^[.E$2]); 2)" office:value-type="float" office:value="0" calcext:value-type="float">
            <text:p>0</text:p>
          </table:table-cell>
          <table:table-cell table:style-name="ce53" table:formula="of:=MOD(QUOTIENT([.$A3];2^[.F$2]); 2)" office:value-type="float" office:value="1" calcext:value-type="float">
            <text:p>1</text:p>
          </table:table-cell>
          <table:table-cell table:style-name="ce53" table:formula="of:=MOD(QUOTIENT([.$A3];2^[.G$2]); 2)" office:value-type="float" office:value="1" calcext:value-type="float">
            <text:p>1</text:p>
          </table:table-cell>
          <table:table-cell table:style-name="ce53" table:formula="of:=MOD(QUOTIENT([.$A3];2^[.H$2]); 2)" office:value-type="float" office:value="1" calcext:value-type="float">
            <text:p>1</text:p>
          </table:table-cell>
          <table:table-cell table:style-name="ce53" table:formula="of:=MOD(QUOTIENT([.$A3];2^[.I$2]); 2)" office:value-type="float" office:value="1" calcext:value-type="float">
            <text:p>1</text:p>
          </table:table-cell>
          <table:table-cell table:style-name="ce53" table:formula="of:=MOD(QUOTIENT([.$A3];2^[.J$2]); 2)" office:value-type="float" office:value="1" calcext:value-type="float">
            <text:p>1</text:p>
          </table:table-cell>
          <table:table-cell table:style-name="ce53" table:formula="of:=MOD(QUOTIENT([.$A3];2^[.K$2]); 2)" office:value-type="float" office:value="1" calcext:value-type="float">
            <text:p>1</text:p>
          </table:table-cell>
          <table:table-cell table:style-name="ce53" table:formula="of:=MOD(QUOTIENT([.$A3];2^[.L$2]); 2)" office:value-type="float" office:value="1" calcext:value-type="float">
            <text:p>1</text:p>
          </table:table-cell>
          <table:table-cell table:style-name="ce51" table:formula="of:=MOD(QUOTIENT([.$A3];2^[.M$2]); 2)" office:value-type="float" office:value="1" calcext:value-type="float">
            <text:p>1</text:p>
          </table:table-cell>
          <table:table-cell table:style-name="ce53" table:formula="of:=MOD(QUOTIENT([.$A3];2^[.N$2]); 2)" office:value-type="float" office:value="1" calcext:value-type="float">
            <text:p>1</text:p>
          </table:table-cell>
          <table:table-cell table:style-name="ce53" table:formula="of:=MOD(QUOTIENT([.$A3];2^[.O$2]); 2)" office:value-type="float" office:value="1" calcext:value-type="float">
            <text:p>1</text:p>
          </table:table-cell>
          <table:table-cell table:style-name="ce53"/>
          <table:table-cell table:style-name="ce53" office:value-type="float" office:value="0" calcext:value-type="float">
            <text:p>0</text:p>
          </table:table-cell>
          <table:table-cell table:number-columns-repeated="10" table:style-name="ce53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28" table:formula="of:=[.AD3]*2^[.AD2] + [.AC3]*2^[.AC2] + [.AB3]*2^[.AB2] + [.AA3]*2^[.AA2] + [.Z3]*2^[.Z2] + [.Y3]*2^[.Y2] + [.X3]*2^[.X2] + [.W3]*2^[.W2] + [.V3]*2^[.V2] + [.U3]*2^[.U2] + [.T3]*2^[.T2] + [.S3]*2^[.S2] + [.R3]*2^[.R2] + [.Q3]*2^[.Q2]" office:value-type="float" office:value="8191" calcext:value-type="float">
            <text:p>8191</text:p>
          </table:table-cell>
          <table:table-cell table:style-name="ce49" table:number-columns-repeated="981"/>
          <table:table-cell table:number-columns-repeated="12"/>
        </table:table-row>
        <table:table-row table:style-name="ro3" table:number-rows-repeated="23">
          <table:table-cell table:style-name="ce28"/>
          <table:table-cell table:style-name="ce53" table:number-columns-repeated="11"/>
          <table:table-cell table:style-name="ce51" table:number-columns-repeated="3"/>
          <table:table-cell table:style-name="ce49" table:number-columns-repeated="15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3" table:number-rows-repeated="3">
          <table:table-cell table:style-name="ce30"/>
          <table:table-cell table:style-name="ce49" table:number-columns-repeated="29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6" table:number-rows-repeated="35">
          <table:table-cell table:style-name="ce22"/>
          <table:table-cell table:style-name="ce48" table:number-columns-repeated="11"/>
          <table:table-cell table:style-name="ce49" table:number-columns-repeated="18"/>
          <table:table-cell table:style-name="ce22"/>
          <table:table-cell table:style-name="ce49" table:number-columns-repeated="981"/>
          <table:table-cell table:number-columns-repeated="12"/>
        </table:table-row>
        <table:table-row table:style-name="ro2" table:number-rows-repeated="1632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IMER.B30:TIMER.L16386 TIMER.B3:TIMER.L26 TIMER.N3:TIMER.AA3">
            <calcext:condition calcext:apply-style-name="dx_ce31" calcext:value="=0" calcext:base-cell-address="TIMER.B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CH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H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scientific-number number:decimal-places="4" number:min-decimal-places="4" number:min-integer-digits="1" number:min-exponent-digits="1" number:exponent-interval="1" number:forced-exponent-sign="true"/>
    </number:number-style>
    <number:number-style style:name="N124">
      <number:number number:decimal-places="0" number:min-decimal-places="0" number:min-integer-digits="3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3" number:min-decimal-places="3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5" number:min-decimal-places="15" number:min-integer-digits="1"/>
    </number:number-style>
    <number:number-style style:name="N130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4" number:min-decimal-places="4"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Liberation Sans1" fo:font-family="'Liberation Sans'" fo:font-size="11pt" fo:font-style="normal" fo:font-weight="normal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x_5f_ce31" style:display-name="dx_ce31" style:family="table-cell" style:parent-style-name="Default">
      <style:text-properties fo:color="#d0d0d0" fo:font-style="normal" fo:font-weight="normal"/>
    </style:style>
    <style:style style:name="Untitled1" style:family="table-cell" style:parent-style-name="Default">
      <style:text-properties fo:color="#cccccc"/>
    </style:style>
    <style:style style:name="Untitled2" style:family="table-cell" style:parent-style-name="Default">
      <style:text-properties fo:color="#b2b2b2"/>
    </style:style>
    <draw:marker draw:name="Arrowheads_20_1" draw:display-name="Arrowheads 1" svg:viewBox="-100 -100 200 200" svg:d="M100 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landscape" fo:margin-top="1.0252in" fo:margin-bottom="1.0252in" fo:margin-left="0.1965in" fo:margin-right="0.1965in" style:scale-to="100%"/>
      <style:header-style>
        <style:header-footer-properties fo:min-height="0.2953in"/>
      </style:header-style>
      <style:footer-style>
        <style:header-footer-properties fo:min-height="0.295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19:23:21.842706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 style:display="false"/>
      <style:footer/>
      <style:footer-left style:display="false"/>
    </style:master-page>
    <style:master-page style:name="MasterPage2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  <meta:initial-creator/>
    <meta:creation-date/>
    <meta:editing-cycles>35</meta:editing-cycles>
    <meta:editing-duration>PT3H10M2S</meta:editing-duration>
    <dc:date>2021-09-20T20:37:57.082145104</dc:date>
    <meta:document-statistic meta:table-count="3" meta:cell-count="429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circle" chart:symbol-width="0.01cm" chart:symbol-height="0.01cm" chart:link-data-style-to-source="true"/>
      <style:graphic-properties svg:stroke-width="0.08cm" svg:stroke-color="#004586" svg:stroke-opacity="50%" draw:fill-color="#004586" draw:opacity="50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0.527cm" svg:height="17.171cm" xlink:href=".." xlink:type="simple" chart:class="chart:scatter" chart:style-name="ch1">
        <chart:title svg:x="11.451cm" svg:y="0.479cm" chart:style-name="ch2">
          <text:p>SLOWMO CAMERA CALIBRATION</text:p>
        </chart:title>
        <chart:subtitle svg:x="12.513cm" svg:y="1.612cm" chart:style-name="ch3">
          <text:p>Samsung Galaxy S21 Ultra 5G</text:p>
        </chart:subtitle>
        <chart:plot-area chart:style-name="ch4" table:cell-range-address="'S21 ULTRA 5G'.C33:'S21 ULTRA 5G'.D1050 'S21 ULTRA 5G'.D32:'S21 ULTRA 5G'.D32 'S21 ULTRA 5G'.D18:'S21 ULTRA 5G'.D22" chart:data-source-has-labels="row" svg:x="1.624cm" svg:y="2.63cm" svg:width="28.293cm" svg:height="13.214cm">
          <chart:coordinate-region svg:x="2.458cm" svg:y="2.829cm" svg:width="27.084cm" svg:height="12.817cm"/>
          <chart:axis chart:dimension="x" chart:name="primary-x" chart:style-name="ch5">
            <chart:title svg:x="14.769cm" svg:y="16.188cm" chart:style-name="ch6">
              <text:p>Frame count</text:p>
            </chart:title>
            <chart:grid chart:style-name="ch7" chart:class="major"/>
          </chart:axis>
          <chart:axis chart:dimension="y" chart:name="primary-y" chart:style-name="ch8">
            <chart:title svg:x="0.451cm" svg:y="9.912cm" chart:style-name="ch9">
              <text:p>Time (s)</text:p>
            </chart:title>
            <chart:grid chart:style-name="ch7" chart:class="major"/>
          </chart:axis>
          <chart:series chart:style-name="ch10" chart:values-cell-range-address="'S21 ULTRA 5G'.D33:'S21 ULTRA 5G'.D1050" chart:label-cell-address="'S21 ULTRA 5G'.D32:'S21 ULTRA 5G'.D32" chart:class="chart:scatter">
            <chart:domain table:cell-range-address="'S21 ULTRA 5G'.C33:'S21 ULTRA 5G'.C1050"/>
            <chart:data-point chart:repeated="1018"/>
          </chart:series>
          <chart:series chart:style-name="ch11" chart:values-cell-range-address="'S21 ULTRA 5G'.D19:'S21 ULTRA 5G'.D22" chart:label-cell-address="'S21 ULTRA 5G'.D18:'S21 ULTRA 5G'.D18" chart:class="chart:scatter">
            <chart:domain table:cell-range-address="'S21 ULTRA 5G'.C19:'S21 ULTRA 5G'.C2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32:'S21 ULTRA 5G'.D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TIME (s)</text:p>
                <draw:g>
                  <svg:desc>'S21 ULTRA 5G'.D18:'S21 ULTRA 5G'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21 ULTRA 5G'.C33:'S21 ULTRA 5G'.C1050</svg:desc>
                </draw:g>
              </table:table-cell>
              <table:table-cell office:value-type="float" office:value="0">
                <text:p>0</text:p>
                <draw:g>
                  <svg:desc>'S21 ULTRA 5G'.D33:'S21 ULTRA 5G'.D1050</svg:desc>
                </draw:g>
              </table:table-cell>
              <table:table-cell office:value-type="float" office:value="0">
                <text:p>0</text:p>
                <draw:g>
                  <svg:desc>'S21 ULTRA 5G'.C19:'S21 ULTRA 5G'.C22</svg:desc>
                </draw:g>
              </table:table-cell>
              <table:table-cell office:value-type="float" office:value="-0.0692308819444445">
                <text:p>-0.0692308819444445</text:p>
                <draw:g>
                  <svg:desc>'S21 ULTRA 5G'.D19:'S21 ULTRA 5G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3334">
                <text:p>0.033334</text:p>
              </table:table-cell>
              <table:table-cell office:value-type="float" office:value="27">
                <text:p>27</text:p>
              </table:table-cell>
              <table:table-cell office:value-type="float" office:value="0.996415430555556">
                <text:p>0.996415430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4584625">
                <text:p>0.064584625</text:p>
              </table:table-cell>
              <table:table-cell office:value-type="float" office:value="990">
                <text:p>990</text:p>
              </table:table-cell>
              <table:table-cell office:value-type="float" office:value="1.99571448996014">
                <text:p>1.995714489960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97918625">
                <text:p>0.097918625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131252625">
                <text:p>0.1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64586625">
                <text:p>0.1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7920625">
                <text:p>0.1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31254625">
                <text:p>0.23125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64588625">
                <text:p>0.26458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00006">
                <text:p>0.3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3334">
                <text:p>0.33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66674">
                <text:p>0.366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2917525">
                <text:p>0.4291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2917725">
                <text:p>0.5291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584325">
                <text:p>0.4958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6251125">
                <text:p>0.562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917925">
                <text:p>0.6291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9584725">
                <text:p>0.6958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6251525">
                <text:p>0.7625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82918325">
                <text:p>0.8291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89585125">
                <text:p>0.895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6251925">
                <text:p>0.9625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00002">
                <text:p>1.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00418675">
                <text:p>1.00418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0083535">
                <text:p>1.0083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01252025">
                <text:p>1.0125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016687">
                <text:p>1.016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02085375">
                <text:p>1.020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0250205">
                <text:p>1.0250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02918725">
                <text:p>1.0291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033354">
                <text:p>1.03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03752075">
                <text:p>1.03752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0416875">
                <text:p>1.04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04585425">
                <text:p>1.04585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050021">
                <text:p>1.050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05418775">
                <text:p>1.05418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0583545">
                <text:p>1.0583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06252125">
                <text:p>1.062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066688">
                <text:p>1.066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07085475">
                <text:p>1.07085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0750215">
                <text:p>1.0750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07918825">
                <text:p>1.07918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083355">
                <text:p>1.083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08752175">
                <text:p>1.08752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0916885">
                <text:p>1.0916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09585525">
                <text:p>1.0958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100022">
                <text:p>1.100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10418875">
                <text:p>1.104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1083555">
                <text:p>1.1083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11252225">
                <text:p>1.1125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116689">
                <text:p>1.116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12085575">
                <text:p>1.12085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1250225">
                <text:p>1.125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12918925">
                <text:p>1.1291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133356">
                <text:p>1.133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13752275">
                <text:p>1.13752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1416895">
                <text:p>1.1416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14585625">
                <text:p>1.145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150023">
                <text:p>1.15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15418975">
                <text:p>1.1541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1583565">
                <text:p>1.1583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16252325">
                <text:p>1.1625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16669">
                <text:p>1.16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17085675">
                <text:p>1.17085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1750235">
                <text:p>1.1750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17919025">
                <text:p>1.17919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183357">
                <text:p>1.183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18752375">
                <text:p>1.187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1916905">
                <text:p>1.1916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19585725">
                <text:p>1.1958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200024">
                <text:p>1.2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20419075">
                <text:p>1.2041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2083575">
                <text:p>1.208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21252425">
                <text:p>1.21252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216691">
                <text:p>1.216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22085775">
                <text:p>1.2208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2250245">
                <text:p>1.2250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22919125">
                <text:p>1.2291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.233358">
                <text:p>1.233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.23752475">
                <text:p>1.23752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.2416915">
                <text:p>1.2416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.24585825">
                <text:p>1.24585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.250025">
                <text:p>1.25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.25419175">
                <text:p>1.25419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.2583585">
                <text:p>1.2583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.26252525">
                <text:p>1.2625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.266692">
                <text:p>1.266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.27085875">
                <text:p>1.270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.2750255">
                <text:p>1.275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.27919225">
                <text:p>1.2791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.283359">
                <text:p>1.283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.28752575">
                <text:p>1.28752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.2916925">
                <text:p>1.291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.29585925">
                <text:p>1.2958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.300026">
                <text:p>1.3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.30419275">
                <text:p>1.30419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.3083595">
                <text:p>1.3083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.31252625">
                <text:p>1.3125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.316693">
                <text:p>1.31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.32085975">
                <text:p>1.32085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.3250265">
                <text:p>1.3250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.32919325">
                <text:p>1.32919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33336">
                <text:p>1.33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.33752675">
                <text:p>1.33752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.3416935">
                <text:p>1.3416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.34586025">
                <text:p>1.34586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.350027">
                <text:p>1.350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.35419375">
                <text:p>1.3541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.3583605">
                <text:p>1.358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.36252725">
                <text:p>1.36252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.366694">
                <text:p>1.366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.37086075">
                <text:p>1.37086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.3750275">
                <text:p>1.375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.37919425">
                <text:p>1.3791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.383361">
                <text:p>1.383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.38752775">
                <text:p>1.38752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.3916945">
                <text:p>1.3916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.39586125">
                <text:p>1.3958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.400028">
                <text:p>1.400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.40419475">
                <text:p>1.40419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.4083615">
                <text:p>1.4083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.41252825">
                <text:p>1.41252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.416695">
                <text:p>1.416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.42086175">
                <text:p>1.42086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.4250285">
                <text:p>1.4250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.42919525">
                <text:p>1.42919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.433362">
                <text:p>1.433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.43752875">
                <text:p>1.4375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.4416955">
                <text:p>1.4416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.44586225">
                <text:p>1.44586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.450029">
                <text:p>1.450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.45419575">
                <text:p>1.45419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.4583625">
                <text:p>1.45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.46252925">
                <text:p>1.46252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.466696">
                <text:p>1.466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.47086275">
                <text:p>1.4708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.4750295">
                <text:p>1.4750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.47919625">
                <text:p>1.4791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.483363">
                <text:p>1.4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.48752975">
                <text:p>1.48752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.4916965">
                <text:p>1.4916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.49586325">
                <text:p>1.49586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.50003">
                <text:p>1.5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.50419675">
                <text:p>1.50419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.5083635">
                <text:p>1.5083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.51253025">
                <text:p>1.51253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.516697">
                <text:p>1.516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.52086375">
                <text:p>1.5208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.5250305">
                <text:p>1.5250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.52919725">
                <text:p>1.52919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.533364">
                <text:p>1.533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.53753075">
                <text:p>1.53753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.5416975">
                <text:p>1.541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.54586425">
                <text:p>1.54586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.550031">
                <text:p>1.550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.55419775">
                <text:p>1.55419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.5583645">
                <text:p>1.5583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.56253125">
                <text:p>1.5625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.57086475">
                <text:p>1.57086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.5750315">
                <text:p>1.5750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.57919825">
                <text:p>1.57919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.566698">
                <text:p>1.566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.585448375">
                <text:p>1.58544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.58753175">
                <text:p>1.5875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.583365">
                <text:p>1.583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.5916985">
                <text:p>1.5916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.593781875">
                <text:p>1.59378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1.59586525">
                <text:p>1.59586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.597948625">
                <text:p>1.59794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1.602115375">
                <text:p>1.60211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1.60419875">
                <text:p>1.6041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1.606282125">
                <text:p>1.60628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1.6083655">
                <text:p>1.6083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1.610448875">
                <text:p>1.61044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1.61253225">
                <text:p>1.61253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1.600032">
                <text:p>1.60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1.614615625">
                <text:p>1.61461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1.618782375">
                <text:p>1.61878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1.62086575">
                <text:p>1.62086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1.616699">
                <text:p>1.616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1.622949125">
                <text:p>1.62294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1.6250325">
                <text:p>1.625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1.627115875">
                <text:p>1.62711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1.62919925">
                <text:p>1.62919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1.631282625">
                <text:p>1.6312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1.635449375">
                <text:p>1.63544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1.639616125">
                <text:p>1.63961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1.6416995">
                <text:p>1.6416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1.643782875">
                <text:p>1.64378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1.64586625">
                <text:p>1.6458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1.652116375">
                <text:p>1.652116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1.65419975">
                <text:p>1.65419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1.650033">
                <text:p>1.650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1.6583665">
                <text:p>1.6583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1.656283125">
                <text:p>1.656283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1.660449875">
                <text:p>1.660449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1.66253325">
                <text:p>1.6625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1.63753275">
                <text:p>1.63753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1.664616625">
                <text:p>1.664616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1.6667">
                <text:p>1.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1.67086675">
                <text:p>1.6708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1.6750335">
                <text:p>1.6750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1.672950125">
                <text:p>1.67295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1.677116875">
                <text:p>1.67711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1.67920025">
                <text:p>1.6792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1.668783375">
                <text:p>1.66878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1.683367">
                <text:p>1.683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1.685450375">
                <text:p>1.6854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1.68753375">
                <text:p>1.68753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1.681283625">
                <text:p>1.68128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1.6917005">
                <text:p>1.6917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1.689617125">
                <text:p>1.68961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1.693783875">
                <text:p>1.69378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1.69586725">
                <text:p>1.69586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1.633366">
                <text:p>1.633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1.700034">
                <text:p>1.700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1.702117375">
                <text:p>1.70211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1.70420075">
                <text:p>1.7042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1.706284125">
                <text:p>1.70628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1.7083675">
                <text:p>1.708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1.710450875">
                <text:p>1.71045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1.71253425">
                <text:p>1.71253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1.716701">
                <text:p>1.716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1.718784375">
                <text:p>1.71878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1.72086775">
                <text:p>1.72086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1.714617625">
                <text:p>1.714617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1.7250345">
                <text:p>1.7250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1.722951125">
                <text:p>1.72295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1.727117875">
                <text:p>1.727117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1.72920125">
                <text:p>1.72920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1.697950625">
                <text:p>1.69795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1.733368">
                <text:p>1.73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1.735451375">
                <text:p>1.735451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1.73753475">
                <text:p>1.73753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1.731284625">
                <text:p>1.731284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1.7417015">
                <text:p>1.7417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1.743784875">
                <text:p>1.74378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1.74586825">
                <text:p>1.74586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1.739618125">
                <text:p>1.73961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1.750035">
                <text:p>1.750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1.752118375">
                <text:p>1.752118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1.75420175">
                <text:p>1.7542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1.747951625">
                <text:p>1.747951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1.756285125">
                <text:p>1.75628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1.7583685">
                <text:p>1.7583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1.760451875">
                <text:p>1.76045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1.76253525">
                <text:p>1.7625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1.647949625">
                <text:p>1.647949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1.781285625">
                <text:p>1.781285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1.766702">
                <text:p>1.766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1.764618625">
                <text:p>1.764618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1.768785375">
                <text:p>1.76878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1.77086875">
                <text:p>1.7708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1.772952125">
                <text:p>1.77295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1.7750355">
                <text:p>1.7750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1.777118875">
                <text:p>1.777118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1.77920225">
                <text:p>1.7792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1.783369">
                <text:p>1.783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1.785452375">
                <text:p>1.785452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1.78753575">
                <text:p>1.78753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1.7917025">
                <text:p>1.791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1.793785875">
                <text:p>1.793785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1.79586925">
                <text:p>1.79586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1.80420275">
                <text:p>1.80420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1.800036">
                <text:p>1.80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1.8083695">
                <text:p>1.8083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1.81253625">
                <text:p>1.81253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816703">
                <text:p>1.816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1.82086975">
                <text:p>1.8208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1.8250365">
                <text:p>1.8250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1.82920325">
                <text:p>1.8292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1.83337">
                <text:p>1.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1.83753675">
                <text:p>1.83753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1.8417035">
                <text:p>1.8417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1.84587025">
                <text:p>1.84587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1.850037">
                <text:p>1.85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1.85420375">
                <text:p>1.8542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1.8583705">
                <text:p>1.8583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1.86253725">
                <text:p>1.8625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1.866704">
                <text:p>1.866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1.87087075">
                <text:p>1.8708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1.8750375">
                <text:p>1.8750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1.87920425">
                <text:p>1.87920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1.883371">
                <text:p>1.883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1.88753775">
                <text:p>1.88753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1.8917045">
                <text:p>1.8917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1.89587125">
                <text:p>1.89587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1.900038">
                <text:p>1.90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1.90420475">
                <text:p>1.90420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1.9083715">
                <text:p>1.9083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1.91253825">
                <text:p>1.91253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1.916705">
                <text:p>1.916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1.92087175">
                <text:p>1.9208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1.9250385">
                <text:p>1.9250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1.92920525">
                <text:p>1.92920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1.933372">
                <text:p>1.933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1.93753875">
                <text:p>1.93753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1.9417055">
                <text:p>1.941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1.94587225">
                <text:p>1.94587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1.950039">
                <text:p>1.950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1.95420575">
                <text:p>1.95420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1.9583725">
                <text:p>1.9583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1.96253925">
                <text:p>1.96253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1.966706">
                <text:p>1.966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1.97087275">
                <text:p>1.9708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1.9750395">
                <text:p>1.9750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1.97920625">
                <text:p>1.97920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1.983373">
                <text:p>1.983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1.98753975">
                <text:p>1.98753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1.9917065">
                <text:p>1.9917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1.99587325">
                <text:p>1.99587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02920725">
                <text:p>2.0292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06254125">
                <text:p>2.0625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09587525">
                <text:p>2.09587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12920925">
                <text:p>2.12920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16254325">
                <text:p>2.16254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19587725">
                <text:p>2.19587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22921125">
                <text:p>2.22921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26254525">
                <text:p>2.26254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29587925">
                <text:p>2.2958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2921325">
                <text:p>2.32921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01">
                <text:p>1001</text:p>
              </table:table-cell>
              <table:table-cell office:value-type="float" office:value="2.36254725">
                <text:p>2.36254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02">
                <text:p>1002</text:p>
              </table:table-cell>
              <table:table-cell office:value-type="float" office:value="2.39588125">
                <text:p>2.39588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03">
                <text:p>1003</text:p>
              </table:table-cell>
              <table:table-cell office:value-type="float" office:value="2.42921525">
                <text:p>2.42921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04">
                <text:p>1004</text:p>
              </table:table-cell>
              <table:table-cell office:value-type="float" office:value="2.46254925">
                <text:p>2.46254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05">
                <text:p>1005</text:p>
              </table:table-cell>
              <table:table-cell office:value-type="float" office:value="2.49588325">
                <text:p>2.49588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06">
                <text:p>1006</text:p>
              </table:table-cell>
              <table:table-cell office:value-type="float" office:value="2.52921725">
                <text:p>2.52921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07">
                <text:p>1007</text:p>
              </table:table-cell>
              <table:table-cell office:value-type="float" office:value="2.56255125">
                <text:p>2.56255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08">
                <text:p>1008</text:p>
              </table:table-cell>
              <table:table-cell office:value-type="float" office:value="2.59588525">
                <text:p>2.59588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09">
                <text:p>1009</text:p>
              </table:table-cell>
              <table:table-cell office:value-type="float" office:value="2.62921925">
                <text:p>2.62921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10">
                <text:p>1010</text:p>
              </table:table-cell>
              <table:table-cell office:value-type="float" office:value="2.66255325">
                <text:p>2.6625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11">
                <text:p>1011</text:p>
              </table:table-cell>
              <table:table-cell office:value-type="float" office:value="2.69588725">
                <text:p>2.69588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12">
                <text:p>1012</text:p>
              </table:table-cell>
              <table:table-cell office:value-type="float" office:value="2.72922125">
                <text:p>2.72922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13">
                <text:p>1013</text:p>
              </table:table-cell>
              <table:table-cell office:value-type="float" office:value="2.76255525">
                <text:p>2.762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14">
                <text:p>1014</text:p>
              </table:table-cell>
              <table:table-cell office:value-type="float" office:value="2.79588925">
                <text:p>2.7958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15">
                <text:p>1015</text:p>
              </table:table-cell>
              <table:table-cell office:value-type="float" office:value="2.82922325">
                <text:p>2.82922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16">
                <text:p>1016</text:p>
              </table:table-cell>
              <table:table-cell office:value-type="float" office:value="2.86255725">
                <text:p>2.86255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17">
                <text:p>1017</text:p>
              </table:table-cell>
              <table:table-cell office:value-type="float" office:value="2.89589125">
                <text:p>2.89589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18">
                <text:p>1018</text:p>
              </table:table-cell>
              <table:table-cell office:value-type="float" office:value="2.92922525">
                <text:p>2.9292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6.2$MacOSX_X86_64 LibreOffice_project/144abb84a525d8e30c9dbbefa69cbbf2d8d4ae3b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